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formula="of:=(RAND()*2-1)" office:value-type="float" office:value="-0.909937784878446" calcext:value-type="float">
            <text:p>-0.909937784878446</text:p>
          </table:table-cell>
          <table:table-cell table:formula="of:=(RAND()*2-1)" office:value-type="float" office:value="0.858933093703035" calcext:value-type="float">
            <text:p>0.85893309370303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952647050460619" calcext:value-type="float">
            <text:p>0.952647050460619</text:p>
          </table:table-cell>
          <table:table-cell table:formula="of:=(RAND()*2-1)" office:value-type="float" office:value="0.796696896590166" calcext:value-type="float">
            <text:p>0.796696896590166</text:p>
          </table:table-cell>
          <table:table-cell table:formula="of:=IF([.C1]=16;1;[.C1]+1)" office:value-type="float" office:value="2" calcext:value-type="float">
            <text:p>2</text:p>
          </table:table-cell>
          <table:table-cell table:formula="of:=IF([.C2]=1;IF([.D1]=6;1;[.D1]+1);[.D1])" office:value-type="float" office:value="1" calcext:value-type="float">
            <text:p>1</text:p>
          </table:table-cell>
          <table:table-cell table:formula="of:=IF(AND([.C2]=1;[.D2]=1);[.E1]+1;[.E1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831599477419323" calcext:value-type="float">
            <text:p>-0.831599477419323</text:p>
          </table:table-cell>
          <table:table-cell table:formula="of:=(RAND()*2-1)" office:value-type="float" office:value="0.941344418660718" calcext:value-type="float">
            <text:p>0.941344418660718</text:p>
          </table:table-cell>
          <table:table-cell table:formula="of:=IF([.C2]=16;1;[.C2]+1)" office:value-type="float" office:value="3" calcext:value-type="float">
            <text:p>3</text:p>
          </table:table-cell>
          <table:table-cell table:formula="of:=IF([.C3]=1;IF([.D2]=6;1;[.D2]+1);[.D2])" office:value-type="float" office:value="1" calcext:value-type="float">
            <text:p>1</text:p>
          </table:table-cell>
          <table:table-cell table:formula="of:=IF(AND([.C3]=1;[.D3]=1);[.E2]+1;[.E2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927331470689586" calcext:value-type="float">
            <text:p>0.927331470689586</text:p>
          </table:table-cell>
          <table:table-cell table:formula="of:=(RAND()*2-1)" office:value-type="float" office:value="0.384604342341705" calcext:value-type="float">
            <text:p>0.384604342341705</text:p>
          </table:table-cell>
          <table:table-cell table:formula="of:=IF([.C3]=16;1;[.C3]+1)" office:value-type="float" office:value="4" calcext:value-type="float">
            <text:p>4</text:p>
          </table:table-cell>
          <table:table-cell table:formula="of:=IF([.C4]=1;IF([.D3]=6;1;[.D3]+1);[.D3])" office:value-type="float" office:value="1" calcext:value-type="float">
            <text:p>1</text:p>
          </table:table-cell>
          <table:table-cell table:formula="of:=IF(AND([.C4]=1;[.D4]=1);[.E3]+1;[.E3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476434727696649" calcext:value-type="float">
            <text:p>0.476434727696649</text:p>
          </table:table-cell>
          <table:table-cell table:formula="of:=(RAND()*2-1)" office:value-type="float" office:value="-0.308352915809525" calcext:value-type="float">
            <text:p>-0.308352915809525</text:p>
          </table:table-cell>
          <table:table-cell table:formula="of:=IF([.C4]=16;1;[.C4]+1)" office:value-type="float" office:value="5" calcext:value-type="float">
            <text:p>5</text:p>
          </table:table-cell>
          <table:table-cell table:formula="of:=IF([.C5]=1;IF([.D4]=6;1;[.D4]+1);[.D4])" office:value-type="float" office:value="1" calcext:value-type="float">
            <text:p>1</text:p>
          </table:table-cell>
          <table:table-cell table:formula="of:=IF(AND([.C5]=1;[.D5]=1);[.E4]+1;[.E4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602810157257288" calcext:value-type="float">
            <text:p>0.602810157257288</text:p>
          </table:table-cell>
          <table:table-cell table:formula="of:=(RAND()*2-1)" office:value-type="float" office:value="-0.429250964876253" calcext:value-type="float">
            <text:p>-0.429250964876253</text:p>
          </table:table-cell>
          <table:table-cell table:formula="of:=IF([.C5]=16;1;[.C5]+1)" office:value-type="float" office:value="6" calcext:value-type="float">
            <text:p>6</text:p>
          </table:table-cell>
          <table:table-cell table:formula="of:=IF([.C6]=1;IF([.D5]=6;1;[.D5]+1);[.D5])" office:value-type="float" office:value="1" calcext:value-type="float">
            <text:p>1</text:p>
          </table:table-cell>
          <table:table-cell table:formula="of:=IF(AND([.C6]=1;[.D6]=1);[.E5]+1;[.E5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893091165800606" calcext:value-type="float">
            <text:p>-0.893091165800606</text:p>
          </table:table-cell>
          <table:table-cell table:formula="of:=(RAND()*2-1)" office:value-type="float" office:value="0.458241560146843" calcext:value-type="float">
            <text:p>0.458241560146843</text:p>
          </table:table-cell>
          <table:table-cell table:formula="of:=IF([.C6]=16;1;[.C6]+1)" office:value-type="float" office:value="7" calcext:value-type="float">
            <text:p>7</text:p>
          </table:table-cell>
          <table:table-cell table:formula="of:=IF([.C7]=1;IF([.D6]=6;1;[.D6]+1);[.D6])" office:value-type="float" office:value="1" calcext:value-type="float">
            <text:p>1</text:p>
          </table:table-cell>
          <table:table-cell table:formula="of:=IF(AND([.C7]=1;[.D7]=1);[.E6]+1;[.E6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427487404011494" calcext:value-type="float">
            <text:p>0.427487404011494</text:p>
          </table:table-cell>
          <table:table-cell table:formula="of:=(RAND()*2-1)" office:value-type="float" office:value="-0.784390948821476" calcext:value-type="float">
            <text:p>-0.784390948821476</text:p>
          </table:table-cell>
          <table:table-cell table:formula="of:=IF([.C7]=16;1;[.C7]+1)" office:value-type="float" office:value="8" calcext:value-type="float">
            <text:p>8</text:p>
          </table:table-cell>
          <table:table-cell table:formula="of:=IF([.C8]=1;IF([.D7]=6;1;[.D7]+1);[.D7])" office:value-type="float" office:value="1" calcext:value-type="float">
            <text:p>1</text:p>
          </table:table-cell>
          <table:table-cell table:formula="of:=IF(AND([.C8]=1;[.D8]=1);[.E7]+1;[.E7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706602379034186" calcext:value-type="float">
            <text:p>0.706602379034186</text:p>
          </table:table-cell>
          <table:table-cell table:formula="of:=(RAND()*2-1)" office:value-type="float" office:value="0.567970928155529" calcext:value-type="float">
            <text:p>0.567970928155529</text:p>
          </table:table-cell>
          <table:table-cell table:formula="of:=IF([.C8]=16;1;[.C8]+1)" office:value-type="float" office:value="9" calcext:value-type="float">
            <text:p>9</text:p>
          </table:table-cell>
          <table:table-cell table:formula="of:=IF([.C9]=1;IF([.D8]=6;1;[.D8]+1);[.D8])" office:value-type="float" office:value="1" calcext:value-type="float">
            <text:p>1</text:p>
          </table:table-cell>
          <table:table-cell table:formula="of:=IF(AND([.C9]=1;[.D9]=1);[.E8]+1;[.E8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73505669311336" calcext:value-type="float">
            <text:p>0.73505669311336</text:p>
          </table:table-cell>
          <table:table-cell table:formula="of:=(RAND()*2-1)" office:value-type="float" office:value="-0.0591340048922028" calcext:value-type="float">
            <text:p>-0.059134004892203</text:p>
          </table:table-cell>
          <table:table-cell table:formula="of:=IF([.C9]=16;1;[.C9]+1)" office:value-type="float" office:value="10" calcext:value-type="float">
            <text:p>10</text:p>
          </table:table-cell>
          <table:table-cell table:formula="of:=IF([.C10]=1;IF([.D9]=6;1;[.D9]+1);[.D9])" office:value-type="float" office:value="1" calcext:value-type="float">
            <text:p>1</text:p>
          </table:table-cell>
          <table:table-cell table:formula="of:=IF(AND([.C10]=1;[.D10]=1);[.E9]+1;[.E9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316508447084658" calcext:value-type="float">
            <text:p>-0.316508447084658</text:p>
          </table:table-cell>
          <table:table-cell table:formula="of:=(RAND()*2-1)" office:value-type="float" office:value="0.432828219383111" calcext:value-type="float">
            <text:p>0.432828219383111</text:p>
          </table:table-cell>
          <table:table-cell table:formula="of:=IF([.C10]=16;1;[.C10]+1)" office:value-type="float" office:value="11" calcext:value-type="float">
            <text:p>11</text:p>
          </table:table-cell>
          <table:table-cell table:formula="of:=IF([.C11]=1;IF([.D10]=6;1;[.D10]+1);[.D10])" office:value-type="float" office:value="1" calcext:value-type="float">
            <text:p>1</text:p>
          </table:table-cell>
          <table:table-cell table:formula="of:=IF(AND([.C11]=1;[.D11]=1);[.E10]+1;[.E10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342041263147354" calcext:value-type="float">
            <text:p>-0.342041263147354</text:p>
          </table:table-cell>
          <table:table-cell table:formula="of:=(RAND()*2-1)" office:value-type="float" office:value="0.587574779660788" calcext:value-type="float">
            <text:p>0.587574779660788</text:p>
          </table:table-cell>
          <table:table-cell table:formula="of:=IF([.C11]=16;1;[.C11]+1)" office:value-type="float" office:value="12" calcext:value-type="float">
            <text:p>12</text:p>
          </table:table-cell>
          <table:table-cell table:formula="of:=IF([.C12]=1;IF([.D11]=6;1;[.D11]+1);[.D11])" office:value-type="float" office:value="1" calcext:value-type="float">
            <text:p>1</text:p>
          </table:table-cell>
          <table:table-cell table:formula="of:=IF(AND([.C12]=1;[.D12]=1);[.E11]+1;[.E11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869170412195141" calcext:value-type="float">
            <text:p>-0.869170412195141</text:p>
          </table:table-cell>
          <table:table-cell table:formula="of:=(RAND()*2-1)" office:value-type="float" office:value="-0.236470868416101" calcext:value-type="float">
            <text:p>-0.236470868416101</text:p>
          </table:table-cell>
          <table:table-cell table:formula="of:=IF([.C12]=16;1;[.C12]+1)" office:value-type="float" office:value="13" calcext:value-type="float">
            <text:p>13</text:p>
          </table:table-cell>
          <table:table-cell table:formula="of:=IF([.C13]=1;IF([.D12]=6;1;[.D12]+1);[.D12])" office:value-type="float" office:value="1" calcext:value-type="float">
            <text:p>1</text:p>
          </table:table-cell>
          <table:table-cell table:formula="of:=IF(AND([.C13]=1;[.D13]=1);[.E12]+1;[.E12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513018129419488" calcext:value-type="float">
            <text:p>0.513018129419488</text:p>
          </table:table-cell>
          <table:table-cell table:formula="of:=(RAND()*2-1)" office:value-type="float" office:value="0.832522187539659" calcext:value-type="float">
            <text:p>0.832522187539659</text:p>
          </table:table-cell>
          <table:table-cell table:formula="of:=IF([.C13]=16;1;[.C13]+1)" office:value-type="float" office:value="14" calcext:value-type="float">
            <text:p>14</text:p>
          </table:table-cell>
          <table:table-cell table:formula="of:=IF([.C14]=1;IF([.D13]=6;1;[.D13]+1);[.D13])" office:value-type="float" office:value="1" calcext:value-type="float">
            <text:p>1</text:p>
          </table:table-cell>
          <table:table-cell table:formula="of:=IF(AND([.C14]=1;[.D14]=1);[.E13]+1;[.E13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140004386633738" calcext:value-type="float">
            <text:p>0.140004386633738</text:p>
          </table:table-cell>
          <table:table-cell table:formula="of:=(RAND()*2-1)" office:value-type="float" office:value="0.879889975231163" calcext:value-type="float">
            <text:p>0.879889975231163</text:p>
          </table:table-cell>
          <table:table-cell table:formula="of:=IF([.C14]=16;1;[.C14]+1)" office:value-type="float" office:value="15" calcext:value-type="float">
            <text:p>15</text:p>
          </table:table-cell>
          <table:table-cell table:formula="of:=IF([.C15]=1;IF([.D14]=6;1;[.D14]+1);[.D14])" office:value-type="float" office:value="1" calcext:value-type="float">
            <text:p>1</text:p>
          </table:table-cell>
          <table:table-cell table:formula="of:=IF(AND([.C15]=1;[.D15]=1);[.E14]+1;[.E14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496907615186623" calcext:value-type="float">
            <text:p>-0.496907615186623</text:p>
          </table:table-cell>
          <table:table-cell table:formula="of:=(RAND()*2-1)" office:value-type="float" office:value="-0.785665922332982" calcext:value-type="float">
            <text:p>-0.785665922332982</text:p>
          </table:table-cell>
          <table:table-cell table:formula="of:=IF([.C15]=16;1;[.C15]+1)" office:value-type="float" office:value="16" calcext:value-type="float">
            <text:p>16</text:p>
          </table:table-cell>
          <table:table-cell table:formula="of:=IF([.C16]=1;IF([.D15]=6;1;[.D15]+1);[.D15])" office:value-type="float" office:value="1" calcext:value-type="float">
            <text:p>1</text:p>
          </table:table-cell>
          <table:table-cell table:formula="of:=IF(AND([.C16]=1;[.D16]=1);[.E15]+1;[.E15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32185549056701" calcext:value-type="float">
            <text:p>0.32185549056701</text:p>
          </table:table-cell>
          <table:table-cell table:formula="of:=(RAND()*2-1)" office:value-type="float" office:value="-0.014213024287541" calcext:value-type="float">
            <text:p>-0.014213024287541</text:p>
          </table:table-cell>
          <table:table-cell table:formula="of:=IF([.C16]=16;1;[.C16]+1)" office:value-type="float" office:value="1" calcext:value-type="float">
            <text:p>1</text:p>
          </table:table-cell>
          <table:table-cell table:formula="of:=IF([.C17]=1;IF([.D16]=6;1;[.D16]+1);[.D16])" office:value-type="float" office:value="2" calcext:value-type="float">
            <text:p>2</text:p>
          </table:table-cell>
          <table:table-cell table:formula="of:=IF(AND([.C17]=1;[.D17]=1);[.E16]+1;[.E16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835750839823072" calcext:value-type="float">
            <text:p>0.835750839823072</text:p>
          </table:table-cell>
          <table:table-cell table:formula="of:=(RAND()*2-1)" office:value-type="float" office:value="-0.0948966670080577" calcext:value-type="float">
            <text:p>-0.094896667008058</text:p>
          </table:table-cell>
          <table:table-cell table:formula="of:=IF([.C17]=16;1;[.C17]+1)" office:value-type="float" office:value="2" calcext:value-type="float">
            <text:p>2</text:p>
          </table:table-cell>
          <table:table-cell table:formula="of:=IF([.C18]=1;IF([.D17]=6;1;[.D17]+1);[.D17])" office:value-type="float" office:value="2" calcext:value-type="float">
            <text:p>2</text:p>
          </table:table-cell>
          <table:table-cell table:formula="of:=IF(AND([.C18]=1;[.D18]=1);[.E17]+1;[.E17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0436708693602946" calcext:value-type="float">
            <text:p>-0.043670869360295</text:p>
          </table:table-cell>
          <table:table-cell table:formula="of:=(RAND()*2-1)" office:value-type="float" office:value="0.209823099451136" calcext:value-type="float">
            <text:p>0.209823099451136</text:p>
          </table:table-cell>
          <table:table-cell table:formula="of:=IF([.C18]=16;1;[.C18]+1)" office:value-type="float" office:value="3" calcext:value-type="float">
            <text:p>3</text:p>
          </table:table-cell>
          <table:table-cell table:formula="of:=IF([.C19]=1;IF([.D18]=6;1;[.D18]+1);[.D18])" office:value-type="float" office:value="2" calcext:value-type="float">
            <text:p>2</text:p>
          </table:table-cell>
          <table:table-cell table:formula="of:=IF(AND([.C19]=1;[.D19]=1);[.E18]+1;[.E18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153783195233944" calcext:value-type="float">
            <text:p>0.153783195233944</text:p>
          </table:table-cell>
          <table:table-cell table:formula="of:=(RAND()*2-1)" office:value-type="float" office:value="-0.35472077363398" calcext:value-type="float">
            <text:p>-0.35472077363398</text:p>
          </table:table-cell>
          <table:table-cell table:formula="of:=IF([.C19]=16;1;[.C19]+1)" office:value-type="float" office:value="4" calcext:value-type="float">
            <text:p>4</text:p>
          </table:table-cell>
          <table:table-cell table:formula="of:=IF([.C20]=1;IF([.D19]=6;1;[.D19]+1);[.D19])" office:value-type="float" office:value="2" calcext:value-type="float">
            <text:p>2</text:p>
          </table:table-cell>
          <table:table-cell table:formula="of:=IF(AND([.C20]=1;[.D20]=1);[.E19]+1;[.E19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270459141595958" calcext:value-type="float">
            <text:p>0.270459141595958</text:p>
          </table:table-cell>
          <table:table-cell table:formula="of:=(RAND()*2-1)" office:value-type="float" office:value="-0.377876646251484" calcext:value-type="float">
            <text:p>-0.377876646251484</text:p>
          </table:table-cell>
          <table:table-cell table:formula="of:=IF([.C20]=16;1;[.C20]+1)" office:value-type="float" office:value="5" calcext:value-type="float">
            <text:p>5</text:p>
          </table:table-cell>
          <table:table-cell table:formula="of:=IF([.C21]=1;IF([.D20]=6;1;[.D20]+1);[.D20])" office:value-type="float" office:value="2" calcext:value-type="float">
            <text:p>2</text:p>
          </table:table-cell>
          <table:table-cell table:formula="of:=IF(AND([.C21]=1;[.D21]=1);[.E20]+1;[.E20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519847192419565" calcext:value-type="float">
            <text:p>-0.519847192419565</text:p>
          </table:table-cell>
          <table:table-cell table:formula="of:=(RAND()*2-1)" office:value-type="float" office:value="0.575766493896543" calcext:value-type="float">
            <text:p>0.575766493896543</text:p>
          </table:table-cell>
          <table:table-cell table:formula="of:=IF([.C21]=16;1;[.C21]+1)" office:value-type="float" office:value="6" calcext:value-type="float">
            <text:p>6</text:p>
          </table:table-cell>
          <table:table-cell table:formula="of:=IF([.C22]=1;IF([.D21]=6;1;[.D21]+1);[.D21])" office:value-type="float" office:value="2" calcext:value-type="float">
            <text:p>2</text:p>
          </table:table-cell>
          <table:table-cell table:formula="of:=IF(AND([.C22]=1;[.D22]=1);[.E21]+1;[.E21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284633556937562" calcext:value-type="float">
            <text:p>0.284633556937562</text:p>
          </table:table-cell>
          <table:table-cell table:formula="of:=(RAND()*2-1)" office:value-type="float" office:value="-0.0284073293750305" calcext:value-type="float">
            <text:p>-0.028407329375031</text:p>
          </table:table-cell>
          <table:table-cell table:formula="of:=IF([.C22]=16;1;[.C22]+1)" office:value-type="float" office:value="7" calcext:value-type="float">
            <text:p>7</text:p>
          </table:table-cell>
          <table:table-cell table:formula="of:=IF([.C23]=1;IF([.D22]=6;1;[.D22]+1);[.D22])" office:value-type="float" office:value="2" calcext:value-type="float">
            <text:p>2</text:p>
          </table:table-cell>
          <table:table-cell table:formula="of:=IF(AND([.C23]=1;[.D23]=1);[.E22]+1;[.E22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542100312466696" calcext:value-type="float">
            <text:p>-0.542100312466696</text:p>
          </table:table-cell>
          <table:table-cell table:formula="of:=(RAND()*2-1)" office:value-type="float" office:value="-0.928120271765449" calcext:value-type="float">
            <text:p>-0.928120271765449</text:p>
          </table:table-cell>
          <table:table-cell table:formula="of:=IF([.C23]=16;1;[.C23]+1)" office:value-type="float" office:value="8" calcext:value-type="float">
            <text:p>8</text:p>
          </table:table-cell>
          <table:table-cell table:formula="of:=IF([.C24]=1;IF([.D23]=6;1;[.D23]+1);[.D23])" office:value-type="float" office:value="2" calcext:value-type="float">
            <text:p>2</text:p>
          </table:table-cell>
          <table:table-cell table:formula="of:=IF(AND([.C24]=1;[.D24]=1);[.E23]+1;[.E23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992071055056878" calcext:value-type="float">
            <text:p>0.992071055056878</text:p>
          </table:table-cell>
          <table:table-cell table:formula="of:=(RAND()*2-1)" office:value-type="float" office:value="0.627702887350295" calcext:value-type="float">
            <text:p>0.627702887350295</text:p>
          </table:table-cell>
          <table:table-cell table:formula="of:=IF([.C24]=16;1;[.C24]+1)" office:value-type="float" office:value="9" calcext:value-type="float">
            <text:p>9</text:p>
          </table:table-cell>
          <table:table-cell table:formula="of:=IF([.C25]=1;IF([.D24]=6;1;[.D24]+1);[.D24])" office:value-type="float" office:value="2" calcext:value-type="float">
            <text:p>2</text:p>
          </table:table-cell>
          <table:table-cell table:formula="of:=IF(AND([.C25]=1;[.D25]=1);[.E24]+1;[.E24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524239054098338" calcext:value-type="float">
            <text:p>-0.524239054098338</text:p>
          </table:table-cell>
          <table:table-cell table:formula="of:=(RAND()*2-1)" office:value-type="float" office:value="-0.309668091586241" calcext:value-type="float">
            <text:p>-0.309668091586241</text:p>
          </table:table-cell>
          <table:table-cell table:formula="of:=IF([.C25]=16;1;[.C25]+1)" office:value-type="float" office:value="10" calcext:value-type="float">
            <text:p>10</text:p>
          </table:table-cell>
          <table:table-cell table:formula="of:=IF([.C26]=1;IF([.D25]=6;1;[.D25]+1);[.D25])" office:value-type="float" office:value="2" calcext:value-type="float">
            <text:p>2</text:p>
          </table:table-cell>
          <table:table-cell table:formula="of:=IF(AND([.C26]=1;[.D26]=1);[.E25]+1;[.E25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0704342947092234" calcext:value-type="float">
            <text:p>-0.070434294709223</text:p>
          </table:table-cell>
          <table:table-cell table:formula="of:=(RAND()*2-1)" office:value-type="float" office:value="0.869883249714917" calcext:value-type="float">
            <text:p>0.869883249714917</text:p>
          </table:table-cell>
          <table:table-cell table:formula="of:=IF([.C26]=16;1;[.C26]+1)" office:value-type="float" office:value="11" calcext:value-type="float">
            <text:p>11</text:p>
          </table:table-cell>
          <table:table-cell table:formula="of:=IF([.C27]=1;IF([.D26]=6;1;[.D26]+1);[.D26])" office:value-type="float" office:value="2" calcext:value-type="float">
            <text:p>2</text:p>
          </table:table-cell>
          <table:table-cell table:formula="of:=IF(AND([.C27]=1;[.D27]=1);[.E26]+1;[.E26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299725465657298" calcext:value-type="float">
            <text:p>-0.299725465657298</text:p>
          </table:table-cell>
          <table:table-cell table:formula="of:=(RAND()*2-1)" office:value-type="float" office:value="0.42038887546934" calcext:value-type="float">
            <text:p>0.42038887546934</text:p>
          </table:table-cell>
          <table:table-cell table:formula="of:=IF([.C27]=16;1;[.C27]+1)" office:value-type="float" office:value="12" calcext:value-type="float">
            <text:p>12</text:p>
          </table:table-cell>
          <table:table-cell table:formula="of:=IF([.C28]=1;IF([.D27]=6;1;[.D27]+1);[.D27])" office:value-type="float" office:value="2" calcext:value-type="float">
            <text:p>2</text:p>
          </table:table-cell>
          <table:table-cell table:formula="of:=IF(AND([.C28]=1;[.D28]=1);[.E27]+1;[.E27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795017056576052" calcext:value-type="float">
            <text:p>-0.795017056576052</text:p>
          </table:table-cell>
          <table:table-cell table:formula="of:=(RAND()*2-1)" office:value-type="float" office:value="-0.164579340117816" calcext:value-type="float">
            <text:p>-0.164579340117816</text:p>
          </table:table-cell>
          <table:table-cell table:formula="of:=IF([.C28]=16;1;[.C28]+1)" office:value-type="float" office:value="13" calcext:value-type="float">
            <text:p>13</text:p>
          </table:table-cell>
          <table:table-cell table:formula="of:=IF([.C29]=1;IF([.D28]=6;1;[.D28]+1);[.D28])" office:value-type="float" office:value="2" calcext:value-type="float">
            <text:p>2</text:p>
          </table:table-cell>
          <table:table-cell table:formula="of:=IF(AND([.C29]=1;[.D29]=1);[.E28]+1;[.E28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593056389483657" calcext:value-type="float">
            <text:p>0.593056389483657</text:p>
          </table:table-cell>
          <table:table-cell table:formula="of:=(RAND()*2-1)" office:value-type="float" office:value="0.752761729723417" calcext:value-type="float">
            <text:p>0.752761729723417</text:p>
          </table:table-cell>
          <table:table-cell table:formula="of:=IF([.C29]=16;1;[.C29]+1)" office:value-type="float" office:value="14" calcext:value-type="float">
            <text:p>14</text:p>
          </table:table-cell>
          <table:table-cell table:formula="of:=IF([.C30]=1;IF([.D29]=6;1;[.D29]+1);[.D29])" office:value-type="float" office:value="2" calcext:value-type="float">
            <text:p>2</text:p>
          </table:table-cell>
          <table:table-cell table:formula="of:=IF(AND([.C30]=1;[.D30]=1);[.E29]+1;[.E29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352201199150917" calcext:value-type="float">
            <text:p>-0.352201199150917</text:p>
          </table:table-cell>
          <table:table-cell table:formula="of:=(RAND()*2-1)" office:value-type="float" office:value="0.620049452291512" calcext:value-type="float">
            <text:p>0.620049452291512</text:p>
          </table:table-cell>
          <table:table-cell table:formula="of:=IF([.C30]=16;1;[.C30]+1)" office:value-type="float" office:value="15" calcext:value-type="float">
            <text:p>15</text:p>
          </table:table-cell>
          <table:table-cell table:formula="of:=IF([.C31]=1;IF([.D30]=6;1;[.D30]+1);[.D30])" office:value-type="float" office:value="2" calcext:value-type="float">
            <text:p>2</text:p>
          </table:table-cell>
          <table:table-cell table:formula="of:=IF(AND([.C31]=1;[.D31]=1);[.E30]+1;[.E30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201936633100907" calcext:value-type="float">
            <text:p>0.201936633100907</text:p>
          </table:table-cell>
          <table:table-cell table:formula="of:=(RAND()*2-1)" office:value-type="float" office:value="-0.97076509890426" calcext:value-type="float">
            <text:p>-0.97076509890426</text:p>
          </table:table-cell>
          <table:table-cell table:formula="of:=IF([.C31]=16;1;[.C31]+1)" office:value-type="float" office:value="16" calcext:value-type="float">
            <text:p>16</text:p>
          </table:table-cell>
          <table:table-cell table:formula="of:=IF([.C32]=1;IF([.D31]=6;1;[.D31]+1);[.D31])" office:value-type="float" office:value="2" calcext:value-type="float">
            <text:p>2</text:p>
          </table:table-cell>
          <table:table-cell table:formula="of:=IF(AND([.C32]=1;[.D32]=1);[.E31]+1;[.E31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192945300829702" calcext:value-type="float">
            <text:p>0.192945300829702</text:p>
          </table:table-cell>
          <table:table-cell table:formula="of:=(RAND()*2-1)" office:value-type="float" office:value="-0.931347433936141" calcext:value-type="float">
            <text:p>-0.931347433936141</text:p>
          </table:table-cell>
          <table:table-cell table:formula="of:=IF([.C32]=16;1;[.C32]+1)" office:value-type="float" office:value="1" calcext:value-type="float">
            <text:p>1</text:p>
          </table:table-cell>
          <table:table-cell table:formula="of:=IF([.C33]=1;IF([.D32]=6;1;[.D32]+1);[.D32])" office:value-type="float" office:value="3" calcext:value-type="float">
            <text:p>3</text:p>
          </table:table-cell>
          <table:table-cell table:formula="of:=IF(AND([.C33]=1;[.D33]=1);[.E32]+1;[.E32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473569994407462" calcext:value-type="float">
            <text:p>-0.473569994407462</text:p>
          </table:table-cell>
          <table:table-cell table:formula="of:=(RAND()*2-1)" office:value-type="float" office:value="-0.699250668050079" calcext:value-type="float">
            <text:p>-0.699250668050079</text:p>
          </table:table-cell>
          <table:table-cell table:formula="of:=IF([.C33]=16;1;[.C33]+1)" office:value-type="float" office:value="2" calcext:value-type="float">
            <text:p>2</text:p>
          </table:table-cell>
          <table:table-cell table:formula="of:=IF([.C34]=1;IF([.D33]=6;1;[.D33]+1);[.D33])" office:value-type="float" office:value="3" calcext:value-type="float">
            <text:p>3</text:p>
          </table:table-cell>
          <table:table-cell table:formula="of:=IF(AND([.C34]=1;[.D34]=1);[.E33]+1;[.E33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417067065247493" calcext:value-type="float">
            <text:p>-0.417067065247493</text:p>
          </table:table-cell>
          <table:table-cell table:formula="of:=(RAND()*2-1)" office:value-type="float" office:value="-0.360487323706012" calcext:value-type="float">
            <text:p>-0.360487323706012</text:p>
          </table:table-cell>
          <table:table-cell table:formula="of:=IF([.C34]=16;1;[.C34]+1)" office:value-type="float" office:value="3" calcext:value-type="float">
            <text:p>3</text:p>
          </table:table-cell>
          <table:table-cell table:formula="of:=IF([.C35]=1;IF([.D34]=6;1;[.D34]+1);[.D34])" office:value-type="float" office:value="3" calcext:value-type="float">
            <text:p>3</text:p>
          </table:table-cell>
          <table:table-cell table:formula="of:=IF(AND([.C35]=1;[.D35]=1);[.E34]+1;[.E34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929335953425338" calcext:value-type="float">
            <text:p>0.929335953425338</text:p>
          </table:table-cell>
          <table:table-cell table:formula="of:=(RAND()*2-1)" office:value-type="float" office:value="-0.278632574809628" calcext:value-type="float">
            <text:p>-0.278632574809628</text:p>
          </table:table-cell>
          <table:table-cell table:formula="of:=IF([.C35]=16;1;[.C35]+1)" office:value-type="float" office:value="4" calcext:value-type="float">
            <text:p>4</text:p>
          </table:table-cell>
          <table:table-cell table:formula="of:=IF([.C36]=1;IF([.D35]=6;1;[.D35]+1);[.D35])" office:value-type="float" office:value="3" calcext:value-type="float">
            <text:p>3</text:p>
          </table:table-cell>
          <table:table-cell table:formula="of:=IF(AND([.C36]=1;[.D36]=1);[.E35]+1;[.E35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440425000562991" calcext:value-type="float">
            <text:p>0.440425000562991</text:p>
          </table:table-cell>
          <table:table-cell table:formula="of:=(RAND()*2-1)" office:value-type="float" office:value="0.21902514891824" calcext:value-type="float">
            <text:p>0.21902514891824</text:p>
          </table:table-cell>
          <table:table-cell table:formula="of:=IF([.C36]=16;1;[.C36]+1)" office:value-type="float" office:value="5" calcext:value-type="float">
            <text:p>5</text:p>
          </table:table-cell>
          <table:table-cell table:formula="of:=IF([.C37]=1;IF([.D36]=6;1;[.D36]+1);[.D36])" office:value-type="float" office:value="3" calcext:value-type="float">
            <text:p>3</text:p>
          </table:table-cell>
          <table:table-cell table:formula="of:=IF(AND([.C37]=1;[.D37]=1);[.E36]+1;[.E36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313479776135068" calcext:value-type="float">
            <text:p>-0.313479776135068</text:p>
          </table:table-cell>
          <table:table-cell table:formula="of:=(RAND()*2-1)" office:value-type="float" office:value="-0.214297143380714" calcext:value-type="float">
            <text:p>-0.214297143380714</text:p>
          </table:table-cell>
          <table:table-cell table:formula="of:=IF([.C37]=16;1;[.C37]+1)" office:value-type="float" office:value="6" calcext:value-type="float">
            <text:p>6</text:p>
          </table:table-cell>
          <table:table-cell table:formula="of:=IF([.C38]=1;IF([.D37]=6;1;[.D37]+1);[.D37])" office:value-type="float" office:value="3" calcext:value-type="float">
            <text:p>3</text:p>
          </table:table-cell>
          <table:table-cell table:formula="of:=IF(AND([.C38]=1;[.D38]=1);[.E37]+1;[.E37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19004063552636" calcext:value-type="float">
            <text:p>0.19004063552636</text:p>
          </table:table-cell>
          <table:table-cell table:formula="of:=(RAND()*2-1)" office:value-type="float" office:value="0.18477113066721" calcext:value-type="float">
            <text:p>0.18477113066721</text:p>
          </table:table-cell>
          <table:table-cell table:formula="of:=IF([.C38]=16;1;[.C38]+1)" office:value-type="float" office:value="7" calcext:value-type="float">
            <text:p>7</text:p>
          </table:table-cell>
          <table:table-cell table:formula="of:=IF([.C39]=1;IF([.D38]=6;1;[.D38]+1);[.D38])" office:value-type="float" office:value="3" calcext:value-type="float">
            <text:p>3</text:p>
          </table:table-cell>
          <table:table-cell table:formula="of:=IF(AND([.C39]=1;[.D39]=1);[.E38]+1;[.E38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24719649872282" calcext:value-type="float">
            <text:p>-0.24719649872282</text:p>
          </table:table-cell>
          <table:table-cell table:formula="of:=(RAND()*2-1)" office:value-type="float" office:value="-0.523608713929267" calcext:value-type="float">
            <text:p>-0.523608713929267</text:p>
          </table:table-cell>
          <table:table-cell table:formula="of:=IF([.C39]=16;1;[.C39]+1)" office:value-type="float" office:value="8" calcext:value-type="float">
            <text:p>8</text:p>
          </table:table-cell>
          <table:table-cell table:formula="of:=IF([.C40]=1;IF([.D39]=6;1;[.D39]+1);[.D39])" office:value-type="float" office:value="3" calcext:value-type="float">
            <text:p>3</text:p>
          </table:table-cell>
          <table:table-cell table:formula="of:=IF(AND([.C40]=1;[.D40]=1);[.E39]+1;[.E39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172170618006898" calcext:value-type="float">
            <text:p>0.172170618006898</text:p>
          </table:table-cell>
          <table:table-cell table:formula="of:=(RAND()*2-1)" office:value-type="float" office:value="0.192540272890881" calcext:value-type="float">
            <text:p>0.192540272890881</text:p>
          </table:table-cell>
          <table:table-cell table:formula="of:=IF([.C40]=16;1;[.C40]+1)" office:value-type="float" office:value="9" calcext:value-type="float">
            <text:p>9</text:p>
          </table:table-cell>
          <table:table-cell table:formula="of:=IF([.C41]=1;IF([.D40]=6;1;[.D40]+1);[.D40])" office:value-type="float" office:value="3" calcext:value-type="float">
            <text:p>3</text:p>
          </table:table-cell>
          <table:table-cell table:formula="of:=IF(AND([.C41]=1;[.D41]=1);[.E40]+1;[.E40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666710995234146" calcext:value-type="float">
            <text:p>0.666710995234146</text:p>
          </table:table-cell>
          <table:table-cell table:formula="of:=(RAND()*2-1)" office:value-type="float" office:value="0.0426707250780092" calcext:value-type="float">
            <text:p>0.042670725078009</text:p>
          </table:table-cell>
          <table:table-cell table:formula="of:=IF([.C41]=16;1;[.C41]+1)" office:value-type="float" office:value="10" calcext:value-type="float">
            <text:p>10</text:p>
          </table:table-cell>
          <table:table-cell table:formula="of:=IF([.C42]=1;IF([.D41]=6;1;[.D41]+1);[.D41])" office:value-type="float" office:value="3" calcext:value-type="float">
            <text:p>3</text:p>
          </table:table-cell>
          <table:table-cell table:formula="of:=IF(AND([.C42]=1;[.D42]=1);[.E41]+1;[.E41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421743887603832" calcext:value-type="float">
            <text:p>0.421743887603832</text:p>
          </table:table-cell>
          <table:table-cell table:formula="of:=(RAND()*2-1)" office:value-type="float" office:value="-0.38424371525138" calcext:value-type="float">
            <text:p>-0.38424371525138</text:p>
          </table:table-cell>
          <table:table-cell table:formula="of:=IF([.C42]=16;1;[.C42]+1)" office:value-type="float" office:value="11" calcext:value-type="float">
            <text:p>11</text:p>
          </table:table-cell>
          <table:table-cell table:formula="of:=IF([.C43]=1;IF([.D42]=6;1;[.D42]+1);[.D42])" office:value-type="float" office:value="3" calcext:value-type="float">
            <text:p>3</text:p>
          </table:table-cell>
          <table:table-cell table:formula="of:=IF(AND([.C43]=1;[.D43]=1);[.E42]+1;[.E42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6987700862993" calcext:value-type="float">
            <text:p>0.6987700862993</text:p>
          </table:table-cell>
          <table:table-cell table:formula="of:=(RAND()*2-1)" office:value-type="float" office:value="0.136053427618177" calcext:value-type="float">
            <text:p>0.136053427618177</text:p>
          </table:table-cell>
          <table:table-cell table:formula="of:=IF([.C43]=16;1;[.C43]+1)" office:value-type="float" office:value="12" calcext:value-type="float">
            <text:p>12</text:p>
          </table:table-cell>
          <table:table-cell table:formula="of:=IF([.C44]=1;IF([.D43]=6;1;[.D43]+1);[.D43])" office:value-type="float" office:value="3" calcext:value-type="float">
            <text:p>3</text:p>
          </table:table-cell>
          <table:table-cell table:formula="of:=IF(AND([.C44]=1;[.D44]=1);[.E43]+1;[.E43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331732935211269" calcext:value-type="float">
            <text:p>-0.331732935211269</text:p>
          </table:table-cell>
          <table:table-cell table:formula="of:=(RAND()*2-1)" office:value-type="float" office:value="0.204297040604119" calcext:value-type="float">
            <text:p>0.204297040604119</text:p>
          </table:table-cell>
          <table:table-cell table:formula="of:=IF([.C44]=16;1;[.C44]+1)" office:value-type="float" office:value="13" calcext:value-type="float">
            <text:p>13</text:p>
          </table:table-cell>
          <table:table-cell table:formula="of:=IF([.C45]=1;IF([.D44]=6;1;[.D44]+1);[.D44])" office:value-type="float" office:value="3" calcext:value-type="float">
            <text:p>3</text:p>
          </table:table-cell>
          <table:table-cell table:formula="of:=IF(AND([.C45]=1;[.D45]=1);[.E44]+1;[.E44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0471062556802948" calcext:value-type="float">
            <text:p>0.047106255680295</text:p>
          </table:table-cell>
          <table:table-cell table:formula="of:=(RAND()*2-1)" office:value-type="float" office:value="-0.824824694237578" calcext:value-type="float">
            <text:p>-0.824824694237578</text:p>
          </table:table-cell>
          <table:table-cell table:formula="of:=IF([.C45]=16;1;[.C45]+1)" office:value-type="float" office:value="14" calcext:value-type="float">
            <text:p>14</text:p>
          </table:table-cell>
          <table:table-cell table:formula="of:=IF([.C46]=1;IF([.D45]=6;1;[.D45]+1);[.D45])" office:value-type="float" office:value="3" calcext:value-type="float">
            <text:p>3</text:p>
          </table:table-cell>
          <table:table-cell table:formula="of:=IF(AND([.C46]=1;[.D46]=1);[.E45]+1;[.E45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255411463922775" calcext:value-type="float">
            <text:p>0.255411463922775</text:p>
          </table:table-cell>
          <table:table-cell table:formula="of:=(RAND()*2-1)" office:value-type="float" office:value="0.737093088210006" calcext:value-type="float">
            <text:p>0.737093088210006</text:p>
          </table:table-cell>
          <table:table-cell table:formula="of:=IF([.C46]=16;1;[.C46]+1)" office:value-type="float" office:value="15" calcext:value-type="float">
            <text:p>15</text:p>
          </table:table-cell>
          <table:table-cell table:formula="of:=IF([.C47]=1;IF([.D46]=6;1;[.D46]+1);[.D46])" office:value-type="float" office:value="3" calcext:value-type="float">
            <text:p>3</text:p>
          </table:table-cell>
          <table:table-cell table:formula="of:=IF(AND([.C47]=1;[.D47]=1);[.E46]+1;[.E46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546534438073753" calcext:value-type="float">
            <text:p>-0.546534438073753</text:p>
          </table:table-cell>
          <table:table-cell table:formula="of:=(RAND()*2-1)" office:value-type="float" office:value="0.354174225547243" calcext:value-type="float">
            <text:p>0.354174225547243</text:p>
          </table:table-cell>
          <table:table-cell table:formula="of:=IF([.C47]=16;1;[.C47]+1)" office:value-type="float" office:value="16" calcext:value-type="float">
            <text:p>16</text:p>
          </table:table-cell>
          <table:table-cell table:formula="of:=IF([.C48]=1;IF([.D47]=6;1;[.D47]+1);[.D47])" office:value-type="float" office:value="3" calcext:value-type="float">
            <text:p>3</text:p>
          </table:table-cell>
          <table:table-cell table:formula="of:=IF(AND([.C48]=1;[.D48]=1);[.E47]+1;[.E47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934152846708175" calcext:value-type="float">
            <text:p>0.934152846708175</text:p>
          </table:table-cell>
          <table:table-cell table:formula="of:=(RAND()*2-1)" office:value-type="float" office:value="0.302388092346771" calcext:value-type="float">
            <text:p>0.302388092346771</text:p>
          </table:table-cell>
          <table:table-cell table:formula="of:=IF([.C48]=16;1;[.C48]+1)" office:value-type="float" office:value="1" calcext:value-type="float">
            <text:p>1</text:p>
          </table:table-cell>
          <table:table-cell table:formula="of:=IF([.C49]=1;IF([.D48]=6;1;[.D48]+1);[.D48])" office:value-type="float" office:value="4" calcext:value-type="float">
            <text:p>4</text:p>
          </table:table-cell>
          <table:table-cell table:formula="of:=IF(AND([.C49]=1;[.D49]=1);[.E48]+1;[.E48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561198055637668" calcext:value-type="float">
            <text:p>0.561198055637668</text:p>
          </table:table-cell>
          <table:table-cell table:formula="of:=(RAND()*2-1)" office:value-type="float" office:value="-0.444859211359314" calcext:value-type="float">
            <text:p>-0.444859211359314</text:p>
          </table:table-cell>
          <table:table-cell table:formula="of:=IF([.C49]=16;1;[.C49]+1)" office:value-type="float" office:value="2" calcext:value-type="float">
            <text:p>2</text:p>
          </table:table-cell>
          <table:table-cell table:formula="of:=IF([.C50]=1;IF([.D49]=6;1;[.D49]+1);[.D49])" office:value-type="float" office:value="4" calcext:value-type="float">
            <text:p>4</text:p>
          </table:table-cell>
          <table:table-cell table:formula="of:=IF(AND([.C50]=1;[.D50]=1);[.E49]+1;[.E49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357344635582518" calcext:value-type="float">
            <text:p>0.357344635582518</text:p>
          </table:table-cell>
          <table:table-cell table:formula="of:=(RAND()*2-1)" office:value-type="float" office:value="-0.446467557821696" calcext:value-type="float">
            <text:p>-0.446467557821696</text:p>
          </table:table-cell>
          <table:table-cell table:formula="of:=IF([.C50]=16;1;[.C50]+1)" office:value-type="float" office:value="3" calcext:value-type="float">
            <text:p>3</text:p>
          </table:table-cell>
          <table:table-cell table:formula="of:=IF([.C51]=1;IF([.D50]=6;1;[.D50]+1);[.D50])" office:value-type="float" office:value="4" calcext:value-type="float">
            <text:p>4</text:p>
          </table:table-cell>
          <table:table-cell table:formula="of:=IF(AND([.C51]=1;[.D51]=1);[.E50]+1;[.E50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360075974704346" calcext:value-type="float">
            <text:p>-0.360075974704346</text:p>
          </table:table-cell>
          <table:table-cell table:formula="of:=(RAND()*2-1)" office:value-type="float" office:value="-0.327207982556129" calcext:value-type="float">
            <text:p>-0.327207982556129</text:p>
          </table:table-cell>
          <table:table-cell table:formula="of:=IF([.C51]=16;1;[.C51]+1)" office:value-type="float" office:value="4" calcext:value-type="float">
            <text:p>4</text:p>
          </table:table-cell>
          <table:table-cell table:formula="of:=IF([.C52]=1;IF([.D51]=6;1;[.D51]+1);[.D51])" office:value-type="float" office:value="4" calcext:value-type="float">
            <text:p>4</text:p>
          </table:table-cell>
          <table:table-cell table:formula="of:=IF(AND([.C52]=1;[.D52]=1);[.E51]+1;[.E51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259360496427596" calcext:value-type="float">
            <text:p>0.259360496427596</text:p>
          </table:table-cell>
          <table:table-cell table:formula="of:=(RAND()*2-1)" office:value-type="float" office:value="-0.0237858278440027" calcext:value-type="float">
            <text:p>-0.023785827844003</text:p>
          </table:table-cell>
          <table:table-cell table:formula="of:=IF([.C52]=16;1;[.C52]+1)" office:value-type="float" office:value="5" calcext:value-type="float">
            <text:p>5</text:p>
          </table:table-cell>
          <table:table-cell table:formula="of:=IF([.C53]=1;IF([.D52]=6;1;[.D52]+1);[.D52])" office:value-type="float" office:value="4" calcext:value-type="float">
            <text:p>4</text:p>
          </table:table-cell>
          <table:table-cell table:formula="of:=IF(AND([.C53]=1;[.D53]=1);[.E52]+1;[.E52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894886182056099" calcext:value-type="float">
            <text:p>-0.894886182056099</text:p>
          </table:table-cell>
          <table:table-cell table:formula="of:=(RAND()*2-1)" office:value-type="float" office:value="-0.239806982535986" calcext:value-type="float">
            <text:p>-0.239806982535986</text:p>
          </table:table-cell>
          <table:table-cell table:formula="of:=IF([.C53]=16;1;[.C53]+1)" office:value-type="float" office:value="6" calcext:value-type="float">
            <text:p>6</text:p>
          </table:table-cell>
          <table:table-cell table:formula="of:=IF([.C54]=1;IF([.D53]=6;1;[.D53]+1);[.D53])" office:value-type="float" office:value="4" calcext:value-type="float">
            <text:p>4</text:p>
          </table:table-cell>
          <table:table-cell table:formula="of:=IF(AND([.C54]=1;[.D54]=1);[.E53]+1;[.E53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481213279063295" calcext:value-type="float">
            <text:p>0.481213279063295</text:p>
          </table:table-cell>
          <table:table-cell table:formula="of:=(RAND()*2-1)" office:value-type="float" office:value="-0.46537888767062" calcext:value-type="float">
            <text:p>-0.46537888767062</text:p>
          </table:table-cell>
          <table:table-cell table:formula="of:=IF([.C54]=16;1;[.C54]+1)" office:value-type="float" office:value="7" calcext:value-type="float">
            <text:p>7</text:p>
          </table:table-cell>
          <table:table-cell table:formula="of:=IF([.C55]=1;IF([.D54]=6;1;[.D54]+1);[.D54])" office:value-type="float" office:value="4" calcext:value-type="float">
            <text:p>4</text:p>
          </table:table-cell>
          <table:table-cell table:formula="of:=IF(AND([.C55]=1;[.D55]=1);[.E54]+1;[.E54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458414194217112" calcext:value-type="float">
            <text:p>0.458414194217112</text:p>
          </table:table-cell>
          <table:table-cell table:formula="of:=(RAND()*2-1)" office:value-type="float" office:value="0.0403561951263693" calcext:value-type="float">
            <text:p>0.040356195126369</text:p>
          </table:table-cell>
          <table:table-cell table:formula="of:=IF([.C55]=16;1;[.C55]+1)" office:value-type="float" office:value="8" calcext:value-type="float">
            <text:p>8</text:p>
          </table:table-cell>
          <table:table-cell table:formula="of:=IF([.C56]=1;IF([.D55]=6;1;[.D55]+1);[.D55])" office:value-type="float" office:value="4" calcext:value-type="float">
            <text:p>4</text:p>
          </table:table-cell>
          <table:table-cell table:formula="of:=IF(AND([.C56]=1;[.D56]=1);[.E55]+1;[.E55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154150434738805" calcext:value-type="float">
            <text:p>0.154150434738805</text:p>
          </table:table-cell>
          <table:table-cell table:formula="of:=(RAND()*2-1)" office:value-type="float" office:value="0.740707483281733" calcext:value-type="float">
            <text:p>0.740707483281733</text:p>
          </table:table-cell>
          <table:table-cell table:formula="of:=IF([.C56]=16;1;[.C56]+1)" office:value-type="float" office:value="9" calcext:value-type="float">
            <text:p>9</text:p>
          </table:table-cell>
          <table:table-cell table:formula="of:=IF([.C57]=1;IF([.D56]=6;1;[.D56]+1);[.D56])" office:value-type="float" office:value="4" calcext:value-type="float">
            <text:p>4</text:p>
          </table:table-cell>
          <table:table-cell table:formula="of:=IF(AND([.C57]=1;[.D57]=1);[.E56]+1;[.E56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301918856283573" calcext:value-type="float">
            <text:p>0.301918856283573</text:p>
          </table:table-cell>
          <table:table-cell table:formula="of:=(RAND()*2-1)" office:value-type="float" office:value="-0.952647148869977" calcext:value-type="float">
            <text:p>-0.952647148869977</text:p>
          </table:table-cell>
          <table:table-cell table:formula="of:=IF([.C57]=16;1;[.C57]+1)" office:value-type="float" office:value="10" calcext:value-type="float">
            <text:p>10</text:p>
          </table:table-cell>
          <table:table-cell table:formula="of:=IF([.C58]=1;IF([.D57]=6;1;[.D57]+1);[.D57])" office:value-type="float" office:value="4" calcext:value-type="float">
            <text:p>4</text:p>
          </table:table-cell>
          <table:table-cell table:formula="of:=IF(AND([.C58]=1;[.D58]=1);[.E57]+1;[.E57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90977894447186" calcext:value-type="float">
            <text:p>-0.90977894447186</text:p>
          </table:table-cell>
          <table:table-cell table:formula="of:=(RAND()*2-1)" office:value-type="float" office:value="0.315675608157921" calcext:value-type="float">
            <text:p>0.315675608157921</text:p>
          </table:table-cell>
          <table:table-cell table:formula="of:=IF([.C58]=16;1;[.C58]+1)" office:value-type="float" office:value="11" calcext:value-type="float">
            <text:p>11</text:p>
          </table:table-cell>
          <table:table-cell table:formula="of:=IF([.C59]=1;IF([.D58]=6;1;[.D58]+1);[.D58])" office:value-type="float" office:value="4" calcext:value-type="float">
            <text:p>4</text:p>
          </table:table-cell>
          <table:table-cell table:formula="of:=IF(AND([.C59]=1;[.D59]=1);[.E58]+1;[.E58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00347995562060199" calcext:value-type="float">
            <text:p>0.003479955620602</text:p>
          </table:table-cell>
          <table:table-cell table:formula="of:=(RAND()*2-1)" office:value-type="float" office:value="-0.0404242201411832" calcext:value-type="float">
            <text:p>-0.040424220141183</text:p>
          </table:table-cell>
          <table:table-cell table:formula="of:=IF([.C59]=16;1;[.C59]+1)" office:value-type="float" office:value="12" calcext:value-type="float">
            <text:p>12</text:p>
          </table:table-cell>
          <table:table-cell table:formula="of:=IF([.C60]=1;IF([.D59]=6;1;[.D59]+1);[.D59])" office:value-type="float" office:value="4" calcext:value-type="float">
            <text:p>4</text:p>
          </table:table-cell>
          <table:table-cell table:formula="of:=IF(AND([.C60]=1;[.D60]=1);[.E59]+1;[.E59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598924236112012" calcext:value-type="float">
            <text:p>0.598924236112012</text:p>
          </table:table-cell>
          <table:table-cell table:formula="of:=(RAND()*2-1)" office:value-type="float" office:value="0.400916651670772" calcext:value-type="float">
            <text:p>0.400916651670772</text:p>
          </table:table-cell>
          <table:table-cell table:formula="of:=IF([.C60]=16;1;[.C60]+1)" office:value-type="float" office:value="13" calcext:value-type="float">
            <text:p>13</text:p>
          </table:table-cell>
          <table:table-cell table:formula="of:=IF([.C61]=1;IF([.D60]=6;1;[.D60]+1);[.D60])" office:value-type="float" office:value="4" calcext:value-type="float">
            <text:p>4</text:p>
          </table:table-cell>
          <table:table-cell table:formula="of:=IF(AND([.C61]=1;[.D61]=1);[.E60]+1;[.E60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216487278833085" calcext:value-type="float">
            <text:p>-0.216487278833085</text:p>
          </table:table-cell>
          <table:table-cell table:formula="of:=(RAND()*2-1)" office:value-type="float" office:value="0.279161177806362" calcext:value-type="float">
            <text:p>0.279161177806362</text:p>
          </table:table-cell>
          <table:table-cell table:formula="of:=IF([.C61]=16;1;[.C61]+1)" office:value-type="float" office:value="14" calcext:value-type="float">
            <text:p>14</text:p>
          </table:table-cell>
          <table:table-cell table:formula="of:=IF([.C62]=1;IF([.D61]=6;1;[.D61]+1);[.D61])" office:value-type="float" office:value="4" calcext:value-type="float">
            <text:p>4</text:p>
          </table:table-cell>
          <table:table-cell table:formula="of:=IF(AND([.C62]=1;[.D62]=1);[.E61]+1;[.E61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968082154821584" calcext:value-type="float">
            <text:p>-0.968082154821584</text:p>
          </table:table-cell>
          <table:table-cell table:formula="of:=(RAND()*2-1)" office:value-type="float" office:value="0.300164350077492" calcext:value-type="float">
            <text:p>0.300164350077492</text:p>
          </table:table-cell>
          <table:table-cell table:formula="of:=IF([.C62]=16;1;[.C62]+1)" office:value-type="float" office:value="15" calcext:value-type="float">
            <text:p>15</text:p>
          </table:table-cell>
          <table:table-cell table:formula="of:=IF([.C63]=1;IF([.D62]=6;1;[.D62]+1);[.D62])" office:value-type="float" office:value="4" calcext:value-type="float">
            <text:p>4</text:p>
          </table:table-cell>
          <table:table-cell table:formula="of:=IF(AND([.C63]=1;[.D63]=1);[.E62]+1;[.E62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462902398874393" calcext:value-type="float">
            <text:p>0.462902398874393</text:p>
          </table:table-cell>
          <table:table-cell table:formula="of:=(RAND()*2-1)" office:value-type="float" office:value="0.893253536180507" calcext:value-type="float">
            <text:p>0.893253536180507</text:p>
          </table:table-cell>
          <table:table-cell table:formula="of:=IF([.C63]=16;1;[.C63]+1)" office:value-type="float" office:value="16" calcext:value-type="float">
            <text:p>16</text:p>
          </table:table-cell>
          <table:table-cell table:formula="of:=IF([.C64]=1;IF([.D63]=6;1;[.D63]+1);[.D63])" office:value-type="float" office:value="4" calcext:value-type="float">
            <text:p>4</text:p>
          </table:table-cell>
          <table:table-cell table:formula="of:=IF(AND([.C64]=1;[.D64]=1);[.E63]+1;[.E63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0300190252097152" calcext:value-type="float">
            <text:p>-0.030019025209715</text:p>
          </table:table-cell>
          <table:table-cell table:formula="of:=(RAND()*2-1)" office:value-type="float" office:value="-0.694903222258408" calcext:value-type="float">
            <text:p>-0.694903222258408</text:p>
          </table:table-cell>
          <table:table-cell table:formula="of:=IF([.C64]=16;1;[.C64]+1)" office:value-type="float" office:value="1" calcext:value-type="float">
            <text:p>1</text:p>
          </table:table-cell>
          <table:table-cell table:formula="of:=IF([.C65]=1;IF([.D64]=6;1;[.D64]+1);[.D64])" office:value-type="float" office:value="5" calcext:value-type="float">
            <text:p>5</text:p>
          </table:table-cell>
          <table:table-cell table:formula="of:=IF(AND([.C65]=1;[.D65]=1);[.E64]+1;[.E64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824885642999335" calcext:value-type="float">
            <text:p>-0.824885642999335</text:p>
          </table:table-cell>
          <table:table-cell table:formula="of:=(RAND()*2-1)" office:value-type="float" office:value="0.775934488977027" calcext:value-type="float">
            <text:p>0.775934488977027</text:p>
          </table:table-cell>
          <table:table-cell table:formula="of:=IF([.C65]=16;1;[.C65]+1)" office:value-type="float" office:value="2" calcext:value-type="float">
            <text:p>2</text:p>
          </table:table-cell>
          <table:table-cell table:formula="of:=IF([.C66]=1;IF([.D65]=6;1;[.D65]+1);[.D65])" office:value-type="float" office:value="5" calcext:value-type="float">
            <text:p>5</text:p>
          </table:table-cell>
          <table:table-cell table:formula="of:=IF(AND([.C66]=1;[.D66]=1);[.E65]+1;[.E65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682552296442923" calcext:value-type="float">
            <text:p>0.682552296442923</text:p>
          </table:table-cell>
          <table:table-cell table:formula="of:=(RAND()*2-1)" office:value-type="float" office:value="0.906848089880245" calcext:value-type="float">
            <text:p>0.906848089880245</text:p>
          </table:table-cell>
          <table:table-cell table:formula="of:=IF([.C66]=16;1;[.C66]+1)" office:value-type="float" office:value="3" calcext:value-type="float">
            <text:p>3</text:p>
          </table:table-cell>
          <table:table-cell table:formula="of:=IF([.C67]=1;IF([.D66]=6;1;[.D66]+1);[.D66])" office:value-type="float" office:value="5" calcext:value-type="float">
            <text:p>5</text:p>
          </table:table-cell>
          <table:table-cell table:formula="of:=IF(AND([.C67]=1;[.D67]=1);[.E66]+1;[.E66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469450150512656" calcext:value-type="float">
            <text:p>0.469450150512656</text:p>
          </table:table-cell>
          <table:table-cell table:formula="of:=(RAND()*2-1)" office:value-type="float" office:value="0.636596101602177" calcext:value-type="float">
            <text:p>0.636596101602177</text:p>
          </table:table-cell>
          <table:table-cell table:formula="of:=IF([.C67]=16;1;[.C67]+1)" office:value-type="float" office:value="4" calcext:value-type="float">
            <text:p>4</text:p>
          </table:table-cell>
          <table:table-cell table:formula="of:=IF([.C68]=1;IF([.D67]=6;1;[.D67]+1);[.D67])" office:value-type="float" office:value="5" calcext:value-type="float">
            <text:p>5</text:p>
          </table:table-cell>
          <table:table-cell table:formula="of:=IF(AND([.C68]=1;[.D68]=1);[.E67]+1;[.E67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0888972307682252" calcext:value-type="float">
            <text:p>-0.088897230768225</text:p>
          </table:table-cell>
          <table:table-cell table:formula="of:=(RAND()*2-1)" office:value-type="float" office:value="0.864449800723603" calcext:value-type="float">
            <text:p>0.864449800723603</text:p>
          </table:table-cell>
          <table:table-cell table:formula="of:=IF([.C68]=16;1;[.C68]+1)" office:value-type="float" office:value="5" calcext:value-type="float">
            <text:p>5</text:p>
          </table:table-cell>
          <table:table-cell table:formula="of:=IF([.C69]=1;IF([.D68]=6;1;[.D68]+1);[.D68])" office:value-type="float" office:value="5" calcext:value-type="float">
            <text:p>5</text:p>
          </table:table-cell>
          <table:table-cell table:formula="of:=IF(AND([.C69]=1;[.D69]=1);[.E68]+1;[.E68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740708134685464" calcext:value-type="float">
            <text:p>-0.740708134685464</text:p>
          </table:table-cell>
          <table:table-cell table:formula="of:=(RAND()*2-1)" office:value-type="float" office:value="-0.389996826759325" calcext:value-type="float">
            <text:p>-0.389996826759325</text:p>
          </table:table-cell>
          <table:table-cell table:formula="of:=IF([.C69]=16;1;[.C69]+1)" office:value-type="float" office:value="6" calcext:value-type="float">
            <text:p>6</text:p>
          </table:table-cell>
          <table:table-cell table:formula="of:=IF([.C70]=1;IF([.D69]=6;1;[.D69]+1);[.D69])" office:value-type="float" office:value="5" calcext:value-type="float">
            <text:p>5</text:p>
          </table:table-cell>
          <table:table-cell table:formula="of:=IF(AND([.C70]=1;[.D70]=1);[.E69]+1;[.E69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953738338150588" calcext:value-type="float">
            <text:p>-0.953738338150588</text:p>
          </table:table-cell>
          <table:table-cell table:formula="of:=(RAND()*2-1)" office:value-type="float" office:value="0.839387461038038" calcext:value-type="float">
            <text:p>0.839387461038038</text:p>
          </table:table-cell>
          <table:table-cell table:formula="of:=IF([.C70]=16;1;[.C70]+1)" office:value-type="float" office:value="7" calcext:value-type="float">
            <text:p>7</text:p>
          </table:table-cell>
          <table:table-cell table:formula="of:=IF([.C71]=1;IF([.D70]=6;1;[.D70]+1);[.D70])" office:value-type="float" office:value="5" calcext:value-type="float">
            <text:p>5</text:p>
          </table:table-cell>
          <table:table-cell table:formula="of:=IF(AND([.C71]=1;[.D71]=1);[.E70]+1;[.E70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863091495159275" calcext:value-type="float">
            <text:p>-0.863091495159275</text:p>
          </table:table-cell>
          <table:table-cell table:formula="of:=(RAND()*2-1)" office:value-type="float" office:value="0.850771079833464" calcext:value-type="float">
            <text:p>0.850771079833464</text:p>
          </table:table-cell>
          <table:table-cell table:formula="of:=IF([.C71]=16;1;[.C71]+1)" office:value-type="float" office:value="8" calcext:value-type="float">
            <text:p>8</text:p>
          </table:table-cell>
          <table:table-cell table:formula="of:=IF([.C72]=1;IF([.D71]=6;1;[.D71]+1);[.D71])" office:value-type="float" office:value="5" calcext:value-type="float">
            <text:p>5</text:p>
          </table:table-cell>
          <table:table-cell table:formula="of:=IF(AND([.C72]=1;[.D72]=1);[.E71]+1;[.E71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100911289300506" calcext:value-type="float">
            <text:p>-0.100911289300506</text:p>
          </table:table-cell>
          <table:table-cell table:formula="of:=(RAND()*2-1)" office:value-type="float" office:value="0.209961608283066" calcext:value-type="float">
            <text:p>0.209961608283066</text:p>
          </table:table-cell>
          <table:table-cell table:formula="of:=IF([.C72]=16;1;[.C72]+1)" office:value-type="float" office:value="9" calcext:value-type="float">
            <text:p>9</text:p>
          </table:table-cell>
          <table:table-cell table:formula="of:=IF([.C73]=1;IF([.D72]=6;1;[.D72]+1);[.D72])" office:value-type="float" office:value="5" calcext:value-type="float">
            <text:p>5</text:p>
          </table:table-cell>
          <table:table-cell table:formula="of:=IF(AND([.C73]=1;[.D73]=1);[.E72]+1;[.E72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992739995444385" calcext:value-type="float">
            <text:p>-0.992739995444385</text:p>
          </table:table-cell>
          <table:table-cell table:formula="of:=(RAND()*2-1)" office:value-type="float" office:value="-0.590995167878755" calcext:value-type="float">
            <text:p>-0.590995167878755</text:p>
          </table:table-cell>
          <table:table-cell table:formula="of:=IF([.C73]=16;1;[.C73]+1)" office:value-type="float" office:value="10" calcext:value-type="float">
            <text:p>10</text:p>
          </table:table-cell>
          <table:table-cell table:formula="of:=IF([.C74]=1;IF([.D73]=6;1;[.D73]+1);[.D73])" office:value-type="float" office:value="5" calcext:value-type="float">
            <text:p>5</text:p>
          </table:table-cell>
          <table:table-cell table:formula="of:=IF(AND([.C74]=1;[.D74]=1);[.E73]+1;[.E73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921663578638499" calcext:value-type="float">
            <text:p>-0.921663578638499</text:p>
          </table:table-cell>
          <table:table-cell table:formula="of:=(RAND()*2-1)" office:value-type="float" office:value="0.222158961957418" calcext:value-type="float">
            <text:p>0.222158961957418</text:p>
          </table:table-cell>
          <table:table-cell table:formula="of:=IF([.C74]=16;1;[.C74]+1)" office:value-type="float" office:value="11" calcext:value-type="float">
            <text:p>11</text:p>
          </table:table-cell>
          <table:table-cell table:formula="of:=IF([.C75]=1;IF([.D74]=6;1;[.D74]+1);[.D74])" office:value-type="float" office:value="5" calcext:value-type="float">
            <text:p>5</text:p>
          </table:table-cell>
          <table:table-cell table:formula="of:=IF(AND([.C75]=1;[.D75]=1);[.E74]+1;[.E74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943135135113618" calcext:value-type="float">
            <text:p>0.943135135113618</text:p>
          </table:table-cell>
          <table:table-cell table:formula="of:=(RAND()*2-1)" office:value-type="float" office:value="-0.292765605236862" calcext:value-type="float">
            <text:p>-0.292765605236862</text:p>
          </table:table-cell>
          <table:table-cell table:formula="of:=IF([.C75]=16;1;[.C75]+1)" office:value-type="float" office:value="12" calcext:value-type="float">
            <text:p>12</text:p>
          </table:table-cell>
          <table:table-cell table:formula="of:=IF([.C76]=1;IF([.D75]=6;1;[.D75]+1);[.D75])" office:value-type="float" office:value="5" calcext:value-type="float">
            <text:p>5</text:p>
          </table:table-cell>
          <table:table-cell table:formula="of:=IF(AND([.C76]=1;[.D76]=1);[.E75]+1;[.E75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000954321962574278" calcext:value-type="float">
            <text:p>0.000954321962574</text:p>
          </table:table-cell>
          <table:table-cell table:formula="of:=(RAND()*2-1)" office:value-type="float" office:value="0.2448430538707" calcext:value-type="float">
            <text:p>0.2448430538707</text:p>
          </table:table-cell>
          <table:table-cell table:formula="of:=IF([.C76]=16;1;[.C76]+1)" office:value-type="float" office:value="13" calcext:value-type="float">
            <text:p>13</text:p>
          </table:table-cell>
          <table:table-cell table:formula="of:=IF([.C77]=1;IF([.D76]=6;1;[.D76]+1);[.D76])" office:value-type="float" office:value="5" calcext:value-type="float">
            <text:p>5</text:p>
          </table:table-cell>
          <table:table-cell table:formula="of:=IF(AND([.C77]=1;[.D77]=1);[.E76]+1;[.E76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354327972123838" calcext:value-type="float">
            <text:p>0.354327972123838</text:p>
          </table:table-cell>
          <table:table-cell table:formula="of:=(RAND()*2-1)" office:value-type="float" office:value="-0.740331241386295" calcext:value-type="float">
            <text:p>-0.740331241386295</text:p>
          </table:table-cell>
          <table:table-cell table:formula="of:=IF([.C77]=16;1;[.C77]+1)" office:value-type="float" office:value="14" calcext:value-type="float">
            <text:p>14</text:p>
          </table:table-cell>
          <table:table-cell table:formula="of:=IF([.C78]=1;IF([.D77]=6;1;[.D77]+1);[.D77])" office:value-type="float" office:value="5" calcext:value-type="float">
            <text:p>5</text:p>
          </table:table-cell>
          <table:table-cell table:formula="of:=IF(AND([.C78]=1;[.D78]=1);[.E77]+1;[.E77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518370205924843" calcext:value-type="float">
            <text:p>-0.518370205924843</text:p>
          </table:table-cell>
          <table:table-cell table:formula="of:=(RAND()*2-1)" office:value-type="float" office:value="-0.382668584195302" calcext:value-type="float">
            <text:p>-0.382668584195302</text:p>
          </table:table-cell>
          <table:table-cell table:formula="of:=IF([.C78]=16;1;[.C78]+1)" office:value-type="float" office:value="15" calcext:value-type="float">
            <text:p>15</text:p>
          </table:table-cell>
          <table:table-cell table:formula="of:=IF([.C79]=1;IF([.D78]=6;1;[.D78]+1);[.D78])" office:value-type="float" office:value="5" calcext:value-type="float">
            <text:p>5</text:p>
          </table:table-cell>
          <table:table-cell table:formula="of:=IF(AND([.C79]=1;[.D79]=1);[.E78]+1;[.E78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653104654295189" calcext:value-type="float">
            <text:p>0.653104654295189</text:p>
          </table:table-cell>
          <table:table-cell table:formula="of:=(RAND()*2-1)" office:value-type="float" office:value="-0.605305030426429" calcext:value-type="float">
            <text:p>-0.605305030426429</text:p>
          </table:table-cell>
          <table:table-cell table:formula="of:=IF([.C79]=16;1;[.C79]+1)" office:value-type="float" office:value="16" calcext:value-type="float">
            <text:p>16</text:p>
          </table:table-cell>
          <table:table-cell table:formula="of:=IF([.C80]=1;IF([.D79]=6;1;[.D79]+1);[.D79])" office:value-type="float" office:value="5" calcext:value-type="float">
            <text:p>5</text:p>
          </table:table-cell>
          <table:table-cell table:formula="of:=IF(AND([.C80]=1;[.D80]=1);[.E79]+1;[.E79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230468789857381" calcext:value-type="float">
            <text:p>-0.230468789857381</text:p>
          </table:table-cell>
          <table:table-cell table:formula="of:=(RAND()*2-1)" office:value-type="float" office:value="-0.781101773668007" calcext:value-type="float">
            <text:p>-0.781101773668007</text:p>
          </table:table-cell>
          <table:table-cell table:formula="of:=IF([.C80]=16;1;[.C80]+1)" office:value-type="float" office:value="1" calcext:value-type="float">
            <text:p>1</text:p>
          </table:table-cell>
          <table:table-cell table:formula="of:=IF([.C81]=1;IF([.D80]=6;1;[.D80]+1);[.D80])" office:value-type="float" office:value="6" calcext:value-type="float">
            <text:p>6</text:p>
          </table:table-cell>
          <table:table-cell table:formula="of:=IF(AND([.C81]=1;[.D81]=1);[.E80]+1;[.E80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42865621101605" calcext:value-type="float">
            <text:p>-0.42865621101605</text:p>
          </table:table-cell>
          <table:table-cell table:formula="of:=(RAND()*2-1)" office:value-type="float" office:value="0.547101012002686" calcext:value-type="float">
            <text:p>0.547101012002686</text:p>
          </table:table-cell>
          <table:table-cell table:formula="of:=IF([.C81]=16;1;[.C81]+1)" office:value-type="float" office:value="2" calcext:value-type="float">
            <text:p>2</text:p>
          </table:table-cell>
          <table:table-cell table:formula="of:=IF([.C82]=1;IF([.D81]=6;1;[.D81]+1);[.D81])" office:value-type="float" office:value="6" calcext:value-type="float">
            <text:p>6</text:p>
          </table:table-cell>
          <table:table-cell table:formula="of:=IF(AND([.C82]=1;[.D82]=1);[.E81]+1;[.E81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142698916603928" calcext:value-type="float">
            <text:p>0.142698916603928</text:p>
          </table:table-cell>
          <table:table-cell table:formula="of:=(RAND()*2-1)" office:value-type="float" office:value="0.907901636645233" calcext:value-type="float">
            <text:p>0.907901636645233</text:p>
          </table:table-cell>
          <table:table-cell table:formula="of:=IF([.C82]=16;1;[.C82]+1)" office:value-type="float" office:value="3" calcext:value-type="float">
            <text:p>3</text:p>
          </table:table-cell>
          <table:table-cell table:formula="of:=IF([.C83]=1;IF([.D82]=6;1;[.D82]+1);[.D82])" office:value-type="float" office:value="6" calcext:value-type="float">
            <text:p>6</text:p>
          </table:table-cell>
          <table:table-cell table:formula="of:=IF(AND([.C83]=1;[.D83]=1);[.E82]+1;[.E82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616736441186316" calcext:value-type="float">
            <text:p>0.616736441186316</text:p>
          </table:table-cell>
          <table:table-cell table:formula="of:=(RAND()*2-1)" office:value-type="float" office:value="-0.662186709331841" calcext:value-type="float">
            <text:p>-0.662186709331841</text:p>
          </table:table-cell>
          <table:table-cell table:formula="of:=IF([.C83]=16;1;[.C83]+1)" office:value-type="float" office:value="4" calcext:value-type="float">
            <text:p>4</text:p>
          </table:table-cell>
          <table:table-cell table:formula="of:=IF([.C84]=1;IF([.D83]=6;1;[.D83]+1);[.D83])" office:value-type="float" office:value="6" calcext:value-type="float">
            <text:p>6</text:p>
          </table:table-cell>
          <table:table-cell table:formula="of:=IF(AND([.C84]=1;[.D84]=1);[.E83]+1;[.E83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447315628616967" calcext:value-type="float">
            <text:p>-0.447315628616967</text:p>
          </table:table-cell>
          <table:table-cell table:formula="of:=(RAND()*2-1)" office:value-type="float" office:value="-0.960193378545108" calcext:value-type="float">
            <text:p>-0.960193378545108</text:p>
          </table:table-cell>
          <table:table-cell table:formula="of:=IF([.C84]=16;1;[.C84]+1)" office:value-type="float" office:value="5" calcext:value-type="float">
            <text:p>5</text:p>
          </table:table-cell>
          <table:table-cell table:formula="of:=IF([.C85]=1;IF([.D84]=6;1;[.D84]+1);[.D84])" office:value-type="float" office:value="6" calcext:value-type="float">
            <text:p>6</text:p>
          </table:table-cell>
          <table:table-cell table:formula="of:=IF(AND([.C85]=1;[.D85]=1);[.E84]+1;[.E84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0243799469805976" calcext:value-type="float">
            <text:p>-0.024379946980598</text:p>
          </table:table-cell>
          <table:table-cell table:formula="of:=(RAND()*2-1)" office:value-type="float" office:value="0.0585002933009846" calcext:value-type="float">
            <text:p>0.058500293300985</text:p>
          </table:table-cell>
          <table:table-cell table:formula="of:=IF([.C85]=16;1;[.C85]+1)" office:value-type="float" office:value="6" calcext:value-type="float">
            <text:p>6</text:p>
          </table:table-cell>
          <table:table-cell table:formula="of:=IF([.C86]=1;IF([.D85]=6;1;[.D85]+1);[.D85])" office:value-type="float" office:value="6" calcext:value-type="float">
            <text:p>6</text:p>
          </table:table-cell>
          <table:table-cell table:formula="of:=IF(AND([.C86]=1;[.D86]=1);[.E85]+1;[.E85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810007072770899" calcext:value-type="float">
            <text:p>0.810007072770899</text:p>
          </table:table-cell>
          <table:table-cell table:formula="of:=(RAND()*2-1)" office:value-type="float" office:value="0.78692490077346" calcext:value-type="float">
            <text:p>0.78692490077346</text:p>
          </table:table-cell>
          <table:table-cell table:formula="of:=IF([.C86]=16;1;[.C86]+1)" office:value-type="float" office:value="7" calcext:value-type="float">
            <text:p>7</text:p>
          </table:table-cell>
          <table:table-cell table:formula="of:=IF([.C87]=1;IF([.D86]=6;1;[.D86]+1);[.D86])" office:value-type="float" office:value="6" calcext:value-type="float">
            <text:p>6</text:p>
          </table:table-cell>
          <table:table-cell table:formula="of:=IF(AND([.C87]=1;[.D87]=1);[.E86]+1;[.E86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641107867114702" calcext:value-type="float">
            <text:p>0.641107867114702</text:p>
          </table:table-cell>
          <table:table-cell table:formula="of:=(RAND()*2-1)" office:value-type="float" office:value="-0.383844119512339" calcext:value-type="float">
            <text:p>-0.383844119512339</text:p>
          </table:table-cell>
          <table:table-cell table:formula="of:=IF([.C87]=16;1;[.C87]+1)" office:value-type="float" office:value="8" calcext:value-type="float">
            <text:p>8</text:p>
          </table:table-cell>
          <table:table-cell table:formula="of:=IF([.C88]=1;IF([.D87]=6;1;[.D87]+1);[.D87])" office:value-type="float" office:value="6" calcext:value-type="float">
            <text:p>6</text:p>
          </table:table-cell>
          <table:table-cell table:formula="of:=IF(AND([.C88]=1;[.D88]=1);[.E87]+1;[.E87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136503635183001" calcext:value-type="float">
            <text:p>0.136503635183001</text:p>
          </table:table-cell>
          <table:table-cell table:formula="of:=(RAND()*2-1)" office:value-type="float" office:value="-0.374297555795012" calcext:value-type="float">
            <text:p>-0.374297555795012</text:p>
          </table:table-cell>
          <table:table-cell table:formula="of:=IF([.C88]=16;1;[.C88]+1)" office:value-type="float" office:value="9" calcext:value-type="float">
            <text:p>9</text:p>
          </table:table-cell>
          <table:table-cell table:formula="of:=IF([.C89]=1;IF([.D88]=6;1;[.D88]+1);[.D88])" office:value-type="float" office:value="6" calcext:value-type="float">
            <text:p>6</text:p>
          </table:table-cell>
          <table:table-cell table:formula="of:=IF(AND([.C89]=1;[.D89]=1);[.E88]+1;[.E88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716014323229909" calcext:value-type="float">
            <text:p>0.716014323229909</text:p>
          </table:table-cell>
          <table:table-cell table:formula="of:=(RAND()*2-1)" office:value-type="float" office:value="-0.317522981709893" calcext:value-type="float">
            <text:p>-0.317522981709893</text:p>
          </table:table-cell>
          <table:table-cell table:formula="of:=IF([.C89]=16;1;[.C89]+1)" office:value-type="float" office:value="10" calcext:value-type="float">
            <text:p>10</text:p>
          </table:table-cell>
          <table:table-cell table:formula="of:=IF([.C90]=1;IF([.D89]=6;1;[.D89]+1);[.D89])" office:value-type="float" office:value="6" calcext:value-type="float">
            <text:p>6</text:p>
          </table:table-cell>
          <table:table-cell table:formula="of:=IF(AND([.C90]=1;[.D90]=1);[.E89]+1;[.E89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279846422914397" calcext:value-type="float">
            <text:p>0.279846422914397</text:p>
          </table:table-cell>
          <table:table-cell table:formula="of:=(RAND()*2-1)" office:value-type="float" office:value="-0.902947287235837" calcext:value-type="float">
            <text:p>-0.902947287235837</text:p>
          </table:table-cell>
          <table:table-cell table:formula="of:=IF([.C90]=16;1;[.C90]+1)" office:value-type="float" office:value="11" calcext:value-type="float">
            <text:p>11</text:p>
          </table:table-cell>
          <table:table-cell table:formula="of:=IF([.C91]=1;IF([.D90]=6;1;[.D90]+1);[.D90])" office:value-type="float" office:value="6" calcext:value-type="float">
            <text:p>6</text:p>
          </table:table-cell>
          <table:table-cell table:formula="of:=IF(AND([.C91]=1;[.D91]=1);[.E90]+1;[.E90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0915141022150585" calcext:value-type="float">
            <text:p>0.091514102215059</text:p>
          </table:table-cell>
          <table:table-cell table:formula="of:=(RAND()*2-1)" office:value-type="float" office:value="0.951122564308514" calcext:value-type="float">
            <text:p>0.951122564308514</text:p>
          </table:table-cell>
          <table:table-cell table:formula="of:=IF([.C91]=16;1;[.C91]+1)" office:value-type="float" office:value="12" calcext:value-type="float">
            <text:p>12</text:p>
          </table:table-cell>
          <table:table-cell table:formula="of:=IF([.C92]=1;IF([.D91]=6;1;[.D91]+1);[.D91])" office:value-type="float" office:value="6" calcext:value-type="float">
            <text:p>6</text:p>
          </table:table-cell>
          <table:table-cell table:formula="of:=IF(AND([.C92]=1;[.D92]=1);[.E91]+1;[.E91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684321124478293" calcext:value-type="float">
            <text:p>0.684321124478293</text:p>
          </table:table-cell>
          <table:table-cell table:formula="of:=(RAND()*2-1)" office:value-type="float" office:value="-0.357620526452879" calcext:value-type="float">
            <text:p>-0.357620526452879</text:p>
          </table:table-cell>
          <table:table-cell table:formula="of:=IF([.C92]=16;1;[.C92]+1)" office:value-type="float" office:value="13" calcext:value-type="float">
            <text:p>13</text:p>
          </table:table-cell>
          <table:table-cell table:formula="of:=IF([.C93]=1;IF([.D92]=6;1;[.D92]+1);[.D92])" office:value-type="float" office:value="6" calcext:value-type="float">
            <text:p>6</text:p>
          </table:table-cell>
          <table:table-cell table:formula="of:=IF(AND([.C93]=1;[.D93]=1);[.E92]+1;[.E92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52758293242583" calcext:value-type="float">
            <text:p>0.52758293242583</text:p>
          </table:table-cell>
          <table:table-cell table:formula="of:=(RAND()*2-1)" office:value-type="float" office:value="-0.718744210360128" calcext:value-type="float">
            <text:p>-0.718744210360128</text:p>
          </table:table-cell>
          <table:table-cell table:formula="of:=IF([.C93]=16;1;[.C93]+1)" office:value-type="float" office:value="14" calcext:value-type="float">
            <text:p>14</text:p>
          </table:table-cell>
          <table:table-cell table:formula="of:=IF([.C94]=1;IF([.D93]=6;1;[.D93]+1);[.D93])" office:value-type="float" office:value="6" calcext:value-type="float">
            <text:p>6</text:p>
          </table:table-cell>
          <table:table-cell table:formula="of:=IF(AND([.C94]=1;[.D94]=1);[.E93]+1;[.E93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0387462656216696" calcext:value-type="float">
            <text:p>-0.03874626562167</text:p>
          </table:table-cell>
          <table:table-cell table:formula="of:=(RAND()*2-1)" office:value-type="float" office:value="0.446513874738387" calcext:value-type="float">
            <text:p>0.446513874738387</text:p>
          </table:table-cell>
          <table:table-cell table:formula="of:=IF([.C94]=16;1;[.C94]+1)" office:value-type="float" office:value="15" calcext:value-type="float">
            <text:p>15</text:p>
          </table:table-cell>
          <table:table-cell table:formula="of:=IF([.C95]=1;IF([.D94]=6;1;[.D94]+1);[.D94])" office:value-type="float" office:value="6" calcext:value-type="float">
            <text:p>6</text:p>
          </table:table-cell>
          <table:table-cell table:formula="of:=IF(AND([.C95]=1;[.D95]=1);[.E94]+1;[.E94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210384889754737" calcext:value-type="float">
            <text:p>-0.210384889754737</text:p>
          </table:table-cell>
          <table:table-cell table:formula="of:=(RAND()*2-1)" office:value-type="float" office:value="-0.988549461173244" calcext:value-type="float">
            <text:p>-0.988549461173244</text:p>
          </table:table-cell>
          <table:table-cell table:formula="of:=IF([.C95]=16;1;[.C95]+1)" office:value-type="float" office:value="16" calcext:value-type="float">
            <text:p>16</text:p>
          </table:table-cell>
          <table:table-cell table:formula="of:=IF([.C96]=1;IF([.D95]=6;1;[.D95]+1);[.D95])" office:value-type="float" office:value="6" calcext:value-type="float">
            <text:p>6</text:p>
          </table:table-cell>
          <table:table-cell table:formula="of:=IF(AND([.C96]=1;[.D96]=1);[.E95]+1;[.E95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251042838739036" calcext:value-type="float">
            <text:p>-0.251042838739036</text:p>
          </table:table-cell>
          <table:table-cell table:formula="of:=(RAND()*2-1)" office:value-type="float" office:value="-0.526114846562896" calcext:value-type="float">
            <text:p>-0.526114846562896</text:p>
          </table:table-cell>
          <table:table-cell table:formula="of:=IF([.C96]=16;1;[.C96]+1)" office:value-type="float" office:value="1" calcext:value-type="float">
            <text:p>1</text:p>
          </table:table-cell>
          <table:table-cell table:formula="of:=IF([.C97]=1;IF([.D96]=6;1;[.D96]+1);[.D96])" office:value-type="float" office:value="1" calcext:value-type="float">
            <text:p>1</text:p>
          </table:table-cell>
          <table:table-cell table:formula="of:=IF(AND([.C97]=1;[.D97]=1);[.E96]+1;[.E96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0326410478542334" calcext:value-type="float">
            <text:p>0.032641047854233</text:p>
          </table:table-cell>
          <table:table-cell table:formula="of:=(RAND()*2-1)" office:value-type="float" office:value="0.179433351054743" calcext:value-type="float">
            <text:p>0.179433351054743</text:p>
          </table:table-cell>
          <table:table-cell table:formula="of:=IF([.C97]=16;1;[.C97]+1)" office:value-type="float" office:value="2" calcext:value-type="float">
            <text:p>2</text:p>
          </table:table-cell>
          <table:table-cell table:formula="of:=IF([.C98]=1;IF([.D97]=6;1;[.D97]+1);[.D97])" office:value-type="float" office:value="1" calcext:value-type="float">
            <text:p>1</text:p>
          </table:table-cell>
          <table:table-cell table:formula="of:=IF(AND([.C98]=1;[.D98]=1);[.E97]+1;[.E97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94543707884385" calcext:value-type="float">
            <text:p>-0.94543707884385</text:p>
          </table:table-cell>
          <table:table-cell table:formula="of:=(RAND()*2-1)" office:value-type="float" office:value="-0.362519946056237" calcext:value-type="float">
            <text:p>-0.362519946056237</text:p>
          </table:table-cell>
          <table:table-cell table:formula="of:=IF([.C98]=16;1;[.C98]+1)" office:value-type="float" office:value="3" calcext:value-type="float">
            <text:p>3</text:p>
          </table:table-cell>
          <table:table-cell table:formula="of:=IF([.C99]=1;IF([.D98]=6;1;[.D98]+1);[.D98])" office:value-type="float" office:value="1" calcext:value-type="float">
            <text:p>1</text:p>
          </table:table-cell>
          <table:table-cell table:formula="of:=IF(AND([.C99]=1;[.D99]=1);[.E98]+1;[.E98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11570609604948" calcext:value-type="float">
            <text:p>-0.11570609604948</text:p>
          </table:table-cell>
          <table:table-cell table:formula="of:=(RAND()*2-1)" office:value-type="float" office:value="-0.987928138895958" calcext:value-type="float">
            <text:p>-0.987928138895958</text:p>
          </table:table-cell>
          <table:table-cell table:formula="of:=IF([.C99]=16;1;[.C99]+1)" office:value-type="float" office:value="4" calcext:value-type="float">
            <text:p>4</text:p>
          </table:table-cell>
          <table:table-cell table:formula="of:=IF([.C100]=1;IF([.D99]=6;1;[.D99]+1);[.D99])" office:value-type="float" office:value="1" calcext:value-type="float">
            <text:p>1</text:p>
          </table:table-cell>
          <table:table-cell table:formula="of:=IF(AND([.C100]=1;[.D100]=1);[.E99]+1;[.E99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9080719320262" calcext:value-type="float">
            <text:p>-0.9080719320262</text:p>
          </table:table-cell>
          <table:table-cell table:formula="of:=(RAND()*2-1)" office:value-type="float" office:value="-0.285122007224046" calcext:value-type="float">
            <text:p>-0.285122007224046</text:p>
          </table:table-cell>
          <table:table-cell table:formula="of:=IF([.C100]=16;1;[.C100]+1)" office:value-type="float" office:value="5" calcext:value-type="float">
            <text:p>5</text:p>
          </table:table-cell>
          <table:table-cell table:formula="of:=IF([.C101]=1;IF([.D100]=6;1;[.D100]+1);[.D100])" office:value-type="float" office:value="1" calcext:value-type="float">
            <text:p>1</text:p>
          </table:table-cell>
          <table:table-cell table:formula="of:=IF(AND([.C101]=1;[.D101]=1);[.E100]+1;[.E100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258630973036109" calcext:value-type="float">
            <text:p>-0.258630973036109</text:p>
          </table:table-cell>
          <table:table-cell table:formula="of:=(RAND()*2-1)" office:value-type="float" office:value="0.516017316173811" calcext:value-type="float">
            <text:p>0.516017316173811</text:p>
          </table:table-cell>
          <table:table-cell table:formula="of:=IF([.C101]=16;1;[.C101]+1)" office:value-type="float" office:value="6" calcext:value-type="float">
            <text:p>6</text:p>
          </table:table-cell>
          <table:table-cell table:formula="of:=IF([.C102]=1;IF([.D101]=6;1;[.D101]+1);[.D101])" office:value-type="float" office:value="1" calcext:value-type="float">
            <text:p>1</text:p>
          </table:table-cell>
          <table:table-cell table:formula="of:=IF(AND([.C102]=1;[.D102]=1);[.E101]+1;[.E101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523373816186175" calcext:value-type="float">
            <text:p>0.523373816186175</text:p>
          </table:table-cell>
          <table:table-cell table:formula="of:=(RAND()*2-1)" office:value-type="float" office:value="0.479048661355308" calcext:value-type="float">
            <text:p>0.479048661355308</text:p>
          </table:table-cell>
          <table:table-cell table:formula="of:=IF([.C102]=16;1;[.C102]+1)" office:value-type="float" office:value="7" calcext:value-type="float">
            <text:p>7</text:p>
          </table:table-cell>
          <table:table-cell table:formula="of:=IF([.C103]=1;IF([.D102]=6;1;[.D102]+1);[.D102])" office:value-type="float" office:value="1" calcext:value-type="float">
            <text:p>1</text:p>
          </table:table-cell>
          <table:table-cell table:formula="of:=IF(AND([.C103]=1;[.D103]=1);[.E102]+1;[.E102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85221881641696" calcext:value-type="float">
            <text:p>0.85221881641696</text:p>
          </table:table-cell>
          <table:table-cell table:formula="of:=(RAND()*2-1)" office:value-type="float" office:value="0.0801054149277356" calcext:value-type="float">
            <text:p>0.080105414927736</text:p>
          </table:table-cell>
          <table:table-cell table:formula="of:=IF([.C103]=16;1;[.C103]+1)" office:value-type="float" office:value="8" calcext:value-type="float">
            <text:p>8</text:p>
          </table:table-cell>
          <table:table-cell table:formula="of:=IF([.C104]=1;IF([.D103]=6;1;[.D103]+1);[.D103])" office:value-type="float" office:value="1" calcext:value-type="float">
            <text:p>1</text:p>
          </table:table-cell>
          <table:table-cell table:formula="of:=IF(AND([.C104]=1;[.D104]=1);[.E103]+1;[.E103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514008893279814" calcext:value-type="float">
            <text:p>0.514008893279814</text:p>
          </table:table-cell>
          <table:table-cell table:formula="of:=(RAND()*2-1)" office:value-type="float" office:value="0.147454609033663" calcext:value-type="float">
            <text:p>0.147454609033663</text:p>
          </table:table-cell>
          <table:table-cell table:formula="of:=IF([.C104]=16;1;[.C104]+1)" office:value-type="float" office:value="9" calcext:value-type="float">
            <text:p>9</text:p>
          </table:table-cell>
          <table:table-cell table:formula="of:=IF([.C105]=1;IF([.D104]=6;1;[.D104]+1);[.D104])" office:value-type="float" office:value="1" calcext:value-type="float">
            <text:p>1</text:p>
          </table:table-cell>
          <table:table-cell table:formula="of:=IF(AND([.C105]=1;[.D105]=1);[.E104]+1;[.E104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199078990971863" calcext:value-type="float">
            <text:p>0.199078990971863</text:p>
          </table:table-cell>
          <table:table-cell table:formula="of:=(RAND()*2-1)" office:value-type="float" office:value="-0.913192255395056" calcext:value-type="float">
            <text:p>-0.913192255395056</text:p>
          </table:table-cell>
          <table:table-cell table:formula="of:=IF([.C105]=16;1;[.C105]+1)" office:value-type="float" office:value="10" calcext:value-type="float">
            <text:p>10</text:p>
          </table:table-cell>
          <table:table-cell table:formula="of:=IF([.C106]=1;IF([.D105]=6;1;[.D105]+1);[.D105])" office:value-type="float" office:value="1" calcext:value-type="float">
            <text:p>1</text:p>
          </table:table-cell>
          <table:table-cell table:formula="of:=IF(AND([.C106]=1;[.D106]=1);[.E105]+1;[.E105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61284364593426" calcext:value-type="float">
            <text:p>-0.61284364593426</text:p>
          </table:table-cell>
          <table:table-cell table:formula="of:=(RAND()*2-1)" office:value-type="float" office:value="0.504915474431173" calcext:value-type="float">
            <text:p>0.504915474431173</text:p>
          </table:table-cell>
          <table:table-cell table:formula="of:=IF([.C106]=16;1;[.C106]+1)" office:value-type="float" office:value="11" calcext:value-type="float">
            <text:p>11</text:p>
          </table:table-cell>
          <table:table-cell table:formula="of:=IF([.C107]=1;IF([.D106]=6;1;[.D106]+1);[.D106])" office:value-type="float" office:value="1" calcext:value-type="float">
            <text:p>1</text:p>
          </table:table-cell>
          <table:table-cell table:formula="of:=IF(AND([.C107]=1;[.D107]=1);[.E106]+1;[.E106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607360642445835" calcext:value-type="float">
            <text:p>-0.607360642445835</text:p>
          </table:table-cell>
          <table:table-cell table:formula="of:=(RAND()*2-1)" office:value-type="float" office:value="0.0576448997096124" calcext:value-type="float">
            <text:p>0.057644899709612</text:p>
          </table:table-cell>
          <table:table-cell table:formula="of:=IF([.C107]=16;1;[.C107]+1)" office:value-type="float" office:value="12" calcext:value-type="float">
            <text:p>12</text:p>
          </table:table-cell>
          <table:table-cell table:formula="of:=IF([.C108]=1;IF([.D107]=6;1;[.D107]+1);[.D107])" office:value-type="float" office:value="1" calcext:value-type="float">
            <text:p>1</text:p>
          </table:table-cell>
          <table:table-cell table:formula="of:=IF(AND([.C108]=1;[.D108]=1);[.E107]+1;[.E107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308825625757632" calcext:value-type="float">
            <text:p>-0.308825625757632</text:p>
          </table:table-cell>
          <table:table-cell table:formula="of:=(RAND()*2-1)" office:value-type="float" office:value="-0.973776005440983" calcext:value-type="float">
            <text:p>-0.973776005440983</text:p>
          </table:table-cell>
          <table:table-cell table:formula="of:=IF([.C108]=16;1;[.C108]+1)" office:value-type="float" office:value="13" calcext:value-type="float">
            <text:p>13</text:p>
          </table:table-cell>
          <table:table-cell table:formula="of:=IF([.C109]=1;IF([.D108]=6;1;[.D108]+1);[.D108])" office:value-type="float" office:value="1" calcext:value-type="float">
            <text:p>1</text:p>
          </table:table-cell>
          <table:table-cell table:formula="of:=IF(AND([.C109]=1;[.D109]=1);[.E108]+1;[.E108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182025599592353" calcext:value-type="float">
            <text:p>-0.182025599592353</text:p>
          </table:table-cell>
          <table:table-cell table:formula="of:=(RAND()*2-1)" office:value-type="float" office:value="-0.665530113467556" calcext:value-type="float">
            <text:p>-0.665530113467556</text:p>
          </table:table-cell>
          <table:table-cell table:formula="of:=IF([.C109]=16;1;[.C109]+1)" office:value-type="float" office:value="14" calcext:value-type="float">
            <text:p>14</text:p>
          </table:table-cell>
          <table:table-cell table:formula="of:=IF([.C110]=1;IF([.D109]=6;1;[.D109]+1);[.D109])" office:value-type="float" office:value="1" calcext:value-type="float">
            <text:p>1</text:p>
          </table:table-cell>
          <table:table-cell table:formula="of:=IF(AND([.C110]=1;[.D110]=1);[.E109]+1;[.E109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0210958089139579" calcext:value-type="float">
            <text:p>0.021095808913958</text:p>
          </table:table-cell>
          <table:table-cell table:formula="of:=(RAND()*2-1)" office:value-type="float" office:value="0.145016150136329" calcext:value-type="float">
            <text:p>0.145016150136329</text:p>
          </table:table-cell>
          <table:table-cell table:formula="of:=IF([.C110]=16;1;[.C110]+1)" office:value-type="float" office:value="15" calcext:value-type="float">
            <text:p>15</text:p>
          </table:table-cell>
          <table:table-cell table:formula="of:=IF([.C111]=1;IF([.D110]=6;1;[.D110]+1);[.D110])" office:value-type="float" office:value="1" calcext:value-type="float">
            <text:p>1</text:p>
          </table:table-cell>
          <table:table-cell table:formula="of:=IF(AND([.C111]=1;[.D111]=1);[.E110]+1;[.E110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435577399256011" calcext:value-type="float">
            <text:p>-0.435577399256011</text:p>
          </table:table-cell>
          <table:table-cell table:formula="of:=(RAND()*2-1)" office:value-type="float" office:value="-0.34267920478241" calcext:value-type="float">
            <text:p>-0.34267920478241</text:p>
          </table:table-cell>
          <table:table-cell table:formula="of:=IF([.C111]=16;1;[.C111]+1)" office:value-type="float" office:value="16" calcext:value-type="float">
            <text:p>16</text:p>
          </table:table-cell>
          <table:table-cell table:formula="of:=IF([.C112]=1;IF([.D111]=6;1;[.D111]+1);[.D111])" office:value-type="float" office:value="1" calcext:value-type="float">
            <text:p>1</text:p>
          </table:table-cell>
          <table:table-cell table:formula="of:=IF(AND([.C112]=1;[.D112]=1);[.E111]+1;[.E111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884715431378481" calcext:value-type="float">
            <text:p>0.884715431378481</text:p>
          </table:table-cell>
          <table:table-cell table:formula="of:=(RAND()*2-1)" office:value-type="float" office:value="0.383629738462375" calcext:value-type="float">
            <text:p>0.383629738462375</text:p>
          </table:table-cell>
          <table:table-cell table:formula="of:=IF([.C112]=16;1;[.C112]+1)" office:value-type="float" office:value="1" calcext:value-type="float">
            <text:p>1</text:p>
          </table:table-cell>
          <table:table-cell table:formula="of:=IF([.C113]=1;IF([.D112]=6;1;[.D112]+1);[.D112])" office:value-type="float" office:value="2" calcext:value-type="float">
            <text:p>2</text:p>
          </table:table-cell>
          <table:table-cell table:formula="of:=IF(AND([.C113]=1;[.D113]=1);[.E112]+1;[.E112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735707286900446" calcext:value-type="float">
            <text:p>-0.735707286900446</text:p>
          </table:table-cell>
          <table:table-cell table:formula="of:=(RAND()*2-1)" office:value-type="float" office:value="0.305205948960827" calcext:value-type="float">
            <text:p>0.305205948960827</text:p>
          </table:table-cell>
          <table:table-cell table:formula="of:=IF([.C113]=16;1;[.C113]+1)" office:value-type="float" office:value="2" calcext:value-type="float">
            <text:p>2</text:p>
          </table:table-cell>
          <table:table-cell table:formula="of:=IF([.C114]=1;IF([.D113]=6;1;[.D113]+1);[.D113])" office:value-type="float" office:value="2" calcext:value-type="float">
            <text:p>2</text:p>
          </table:table-cell>
          <table:table-cell table:formula="of:=IF(AND([.C114]=1;[.D114]=1);[.E113]+1;[.E113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333164844233223" calcext:value-type="float">
            <text:p>0.333164844233223</text:p>
          </table:table-cell>
          <table:table-cell table:formula="of:=(RAND()*2-1)" office:value-type="float" office:value="-0.754677963351984" calcext:value-type="float">
            <text:p>-0.754677963351984</text:p>
          </table:table-cell>
          <table:table-cell table:formula="of:=IF([.C114]=16;1;[.C114]+1)" office:value-type="float" office:value="3" calcext:value-type="float">
            <text:p>3</text:p>
          </table:table-cell>
          <table:table-cell table:formula="of:=IF([.C115]=1;IF([.D114]=6;1;[.D114]+1);[.D114])" office:value-type="float" office:value="2" calcext:value-type="float">
            <text:p>2</text:p>
          </table:table-cell>
          <table:table-cell table:formula="of:=IF(AND([.C115]=1;[.D115]=1);[.E114]+1;[.E114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532500036128565" calcext:value-type="float">
            <text:p>-0.532500036128565</text:p>
          </table:table-cell>
          <table:table-cell table:formula="of:=(RAND()*2-1)" office:value-type="float" office:value="0.544098085728544" calcext:value-type="float">
            <text:p>0.544098085728544</text:p>
          </table:table-cell>
          <table:table-cell table:formula="of:=IF([.C115]=16;1;[.C115]+1)" office:value-type="float" office:value="4" calcext:value-type="float">
            <text:p>4</text:p>
          </table:table-cell>
          <table:table-cell table:formula="of:=IF([.C116]=1;IF([.D115]=6;1;[.D115]+1);[.D115])" office:value-type="float" office:value="2" calcext:value-type="float">
            <text:p>2</text:p>
          </table:table-cell>
          <table:table-cell table:formula="of:=IF(AND([.C116]=1;[.D116]=1);[.E115]+1;[.E115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48729014239663" calcext:value-type="float">
            <text:p>-0.48729014239663</text:p>
          </table:table-cell>
          <table:table-cell table:formula="of:=(RAND()*2-1)" office:value-type="float" office:value="0.0634754400645998" calcext:value-type="float">
            <text:p>0.0634754400646</text:p>
          </table:table-cell>
          <table:table-cell table:formula="of:=IF([.C116]=16;1;[.C116]+1)" office:value-type="float" office:value="5" calcext:value-type="float">
            <text:p>5</text:p>
          </table:table-cell>
          <table:table-cell table:formula="of:=IF([.C117]=1;IF([.D116]=6;1;[.D116]+1);[.D116])" office:value-type="float" office:value="2" calcext:value-type="float">
            <text:p>2</text:p>
          </table:table-cell>
          <table:table-cell table:formula="of:=IF(AND([.C117]=1;[.D117]=1);[.E116]+1;[.E116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21327122205131" calcext:value-type="float">
            <text:p>0.21327122205131</text:p>
          </table:table-cell>
          <table:table-cell table:formula="of:=(RAND()*2-1)" office:value-type="float" office:value="0.378343201042451" calcext:value-type="float">
            <text:p>0.378343201042451</text:p>
          </table:table-cell>
          <table:table-cell table:formula="of:=IF([.C117]=16;1;[.C117]+1)" office:value-type="float" office:value="6" calcext:value-type="float">
            <text:p>6</text:p>
          </table:table-cell>
          <table:table-cell table:formula="of:=IF([.C118]=1;IF([.D117]=6;1;[.D117]+1);[.D117])" office:value-type="float" office:value="2" calcext:value-type="float">
            <text:p>2</text:p>
          </table:table-cell>
          <table:table-cell table:formula="of:=IF(AND([.C118]=1;[.D118]=1);[.E117]+1;[.E117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095905007113781" calcext:value-type="float">
            <text:p>-0.095905007113781</text:p>
          </table:table-cell>
          <table:table-cell table:formula="of:=(RAND()*2-1)" office:value-type="float" office:value="0.168317879400697" calcext:value-type="float">
            <text:p>0.168317879400697</text:p>
          </table:table-cell>
          <table:table-cell table:formula="of:=IF([.C118]=16;1;[.C118]+1)" office:value-type="float" office:value="7" calcext:value-type="float">
            <text:p>7</text:p>
          </table:table-cell>
          <table:table-cell table:formula="of:=IF([.C119]=1;IF([.D118]=6;1;[.D118]+1);[.D118])" office:value-type="float" office:value="2" calcext:value-type="float">
            <text:p>2</text:p>
          </table:table-cell>
          <table:table-cell table:formula="of:=IF(AND([.C119]=1;[.D119]=1);[.E118]+1;[.E118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0765914757812547" calcext:value-type="float">
            <text:p>0.076591475781255</text:p>
          </table:table-cell>
          <table:table-cell table:formula="of:=(RAND()*2-1)" office:value-type="float" office:value="-0.225826710485734" calcext:value-type="float">
            <text:p>-0.225826710485734</text:p>
          </table:table-cell>
          <table:table-cell table:formula="of:=IF([.C119]=16;1;[.C119]+1)" office:value-type="float" office:value="8" calcext:value-type="float">
            <text:p>8</text:p>
          </table:table-cell>
          <table:table-cell table:formula="of:=IF([.C120]=1;IF([.D119]=6;1;[.D119]+1);[.D119])" office:value-type="float" office:value="2" calcext:value-type="float">
            <text:p>2</text:p>
          </table:table-cell>
          <table:table-cell table:formula="of:=IF(AND([.C120]=1;[.D120]=1);[.E119]+1;[.E119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964948800986749" calcext:value-type="float">
            <text:p>-0.964948800986749</text:p>
          </table:table-cell>
          <table:table-cell table:formula="of:=(RAND()*2-1)" office:value-type="float" office:value="0.475770046438322" calcext:value-type="float">
            <text:p>0.475770046438322</text:p>
          </table:table-cell>
          <table:table-cell table:formula="of:=IF([.C120]=16;1;[.C120]+1)" office:value-type="float" office:value="9" calcext:value-type="float">
            <text:p>9</text:p>
          </table:table-cell>
          <table:table-cell table:formula="of:=IF([.C121]=1;IF([.D120]=6;1;[.D120]+1);[.D120])" office:value-type="float" office:value="2" calcext:value-type="float">
            <text:p>2</text:p>
          </table:table-cell>
          <table:table-cell table:formula="of:=IF(AND([.C121]=1;[.D121]=1);[.E120]+1;[.E120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332013237935933" calcext:value-type="float">
            <text:p>-0.332013237935933</text:p>
          </table:table-cell>
          <table:table-cell table:formula="of:=(RAND()*2-1)" office:value-type="float" office:value="-0.38812462742271" calcext:value-type="float">
            <text:p>-0.38812462742271</text:p>
          </table:table-cell>
          <table:table-cell table:formula="of:=IF([.C121]=16;1;[.C121]+1)" office:value-type="float" office:value="10" calcext:value-type="float">
            <text:p>10</text:p>
          </table:table-cell>
          <table:table-cell table:formula="of:=IF([.C122]=1;IF([.D121]=6;1;[.D121]+1);[.D121])" office:value-type="float" office:value="2" calcext:value-type="float">
            <text:p>2</text:p>
          </table:table-cell>
          <table:table-cell table:formula="of:=IF(AND([.C122]=1;[.D122]=1);[.E121]+1;[.E121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559569353980655" calcext:value-type="float">
            <text:p>0.559569353980655</text:p>
          </table:table-cell>
          <table:table-cell table:formula="of:=(RAND()*2-1)" office:value-type="float" office:value="-0.147560066069277" calcext:value-type="float">
            <text:p>-0.147560066069277</text:p>
          </table:table-cell>
          <table:table-cell table:formula="of:=IF([.C122]=16;1;[.C122]+1)" office:value-type="float" office:value="11" calcext:value-type="float">
            <text:p>11</text:p>
          </table:table-cell>
          <table:table-cell table:formula="of:=IF([.C123]=1;IF([.D122]=6;1;[.D122]+1);[.D122])" office:value-type="float" office:value="2" calcext:value-type="float">
            <text:p>2</text:p>
          </table:table-cell>
          <table:table-cell table:formula="of:=IF(AND([.C123]=1;[.D123]=1);[.E122]+1;[.E122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732889893932977" calcext:value-type="float">
            <text:p>-0.732889893932977</text:p>
          </table:table-cell>
          <table:table-cell table:formula="of:=(RAND()*2-1)" office:value-type="float" office:value="0.636445747262316" calcext:value-type="float">
            <text:p>0.636445747262316</text:p>
          </table:table-cell>
          <table:table-cell table:formula="of:=IF([.C123]=16;1;[.C123]+1)" office:value-type="float" office:value="12" calcext:value-type="float">
            <text:p>12</text:p>
          </table:table-cell>
          <table:table-cell table:formula="of:=IF([.C124]=1;IF([.D123]=6;1;[.D123]+1);[.D123])" office:value-type="float" office:value="2" calcext:value-type="float">
            <text:p>2</text:p>
          </table:table-cell>
          <table:table-cell table:formula="of:=IF(AND([.C124]=1;[.D124]=1);[.E123]+1;[.E123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105210697881085" calcext:value-type="float">
            <text:p>0.105210697881085</text:p>
          </table:table-cell>
          <table:table-cell table:formula="of:=(RAND()*2-1)" office:value-type="float" office:value="0.0532236126233996" calcext:value-type="float">
            <text:p>0.0532236126234</text:p>
          </table:table-cell>
          <table:table-cell table:formula="of:=IF([.C124]=16;1;[.C124]+1)" office:value-type="float" office:value="13" calcext:value-type="float">
            <text:p>13</text:p>
          </table:table-cell>
          <table:table-cell table:formula="of:=IF([.C125]=1;IF([.D124]=6;1;[.D124]+1);[.D124])" office:value-type="float" office:value="2" calcext:value-type="float">
            <text:p>2</text:p>
          </table:table-cell>
          <table:table-cell table:formula="of:=IF(AND([.C125]=1;[.D125]=1);[.E124]+1;[.E124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989584908220385" calcext:value-type="float">
            <text:p>-0.989584908220385</text:p>
          </table:table-cell>
          <table:table-cell table:formula="of:=(RAND()*2-1)" office:value-type="float" office:value="0.118987352409778" calcext:value-type="float">
            <text:p>0.118987352409778</text:p>
          </table:table-cell>
          <table:table-cell table:formula="of:=IF([.C125]=16;1;[.C125]+1)" office:value-type="float" office:value="14" calcext:value-type="float">
            <text:p>14</text:p>
          </table:table-cell>
          <table:table-cell table:formula="of:=IF([.C126]=1;IF([.D125]=6;1;[.D125]+1);[.D125])" office:value-type="float" office:value="2" calcext:value-type="float">
            <text:p>2</text:p>
          </table:table-cell>
          <table:table-cell table:formula="of:=IF(AND([.C126]=1;[.D126]=1);[.E125]+1;[.E125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472469553804744" calcext:value-type="float">
            <text:p>-0.472469553804744</text:p>
          </table:table-cell>
          <table:table-cell table:formula="of:=(RAND()*2-1)" office:value-type="float" office:value="-0.894330314800272" calcext:value-type="float">
            <text:p>-0.894330314800272</text:p>
          </table:table-cell>
          <table:table-cell table:formula="of:=IF([.C126]=16;1;[.C126]+1)" office:value-type="float" office:value="15" calcext:value-type="float">
            <text:p>15</text:p>
          </table:table-cell>
          <table:table-cell table:formula="of:=IF([.C127]=1;IF([.D126]=6;1;[.D126]+1);[.D126])" office:value-type="float" office:value="2" calcext:value-type="float">
            <text:p>2</text:p>
          </table:table-cell>
          <table:table-cell table:formula="of:=IF(AND([.C127]=1;[.D127]=1);[.E126]+1;[.E126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759483299022927" calcext:value-type="float">
            <text:p>0.759483299022927</text:p>
          </table:table-cell>
          <table:table-cell table:formula="of:=(RAND()*2-1)" office:value-type="float" office:value="0.348246189793645" calcext:value-type="float">
            <text:p>0.348246189793645</text:p>
          </table:table-cell>
          <table:table-cell table:formula="of:=IF([.C127]=16;1;[.C127]+1)" office:value-type="float" office:value="16" calcext:value-type="float">
            <text:p>16</text:p>
          </table:table-cell>
          <table:table-cell table:formula="of:=IF([.C128]=1;IF([.D127]=6;1;[.D127]+1);[.D127])" office:value-type="float" office:value="2" calcext:value-type="float">
            <text:p>2</text:p>
          </table:table-cell>
          <table:table-cell table:formula="of:=IF(AND([.C128]=1;[.D128]=1);[.E127]+1;[.E127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382528179239931" calcext:value-type="float">
            <text:p>0.382528179239931</text:p>
          </table:table-cell>
          <table:table-cell table:formula="of:=(RAND()*2-1)" office:value-type="float" office:value="0.959029102544736" calcext:value-type="float">
            <text:p>0.959029102544736</text:p>
          </table:table-cell>
          <table:table-cell table:formula="of:=IF([.C128]=16;1;[.C128]+1)" office:value-type="float" office:value="1" calcext:value-type="float">
            <text:p>1</text:p>
          </table:table-cell>
          <table:table-cell table:formula="of:=IF([.C129]=1;IF([.D128]=6;1;[.D128]+1);[.D128])" office:value-type="float" office:value="3" calcext:value-type="float">
            <text:p>3</text:p>
          </table:table-cell>
          <table:table-cell table:formula="of:=IF(AND([.C129]=1;[.D129]=1);[.E128]+1;[.E128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093148138947726" calcext:value-type="float">
            <text:p>-0.093148138947726</text:p>
          </table:table-cell>
          <table:table-cell table:formula="of:=(RAND()*2-1)" office:value-type="float" office:value="-0.452041618304107" calcext:value-type="float">
            <text:p>-0.452041618304107</text:p>
          </table:table-cell>
          <table:table-cell table:formula="of:=IF([.C129]=16;1;[.C129]+1)" office:value-type="float" office:value="2" calcext:value-type="float">
            <text:p>2</text:p>
          </table:table-cell>
          <table:table-cell table:formula="of:=IF([.C130]=1;IF([.D129]=6;1;[.D129]+1);[.D129])" office:value-type="float" office:value="3" calcext:value-type="float">
            <text:p>3</text:p>
          </table:table-cell>
          <table:table-cell table:formula="of:=IF(AND([.C130]=1;[.D130]=1);[.E129]+1;[.E129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0551842728662426" calcext:value-type="float">
            <text:p>-0.055184272866243</text:p>
          </table:table-cell>
          <table:table-cell table:formula="of:=(RAND()*2-1)" office:value-type="float" office:value="0.946896313466946" calcext:value-type="float">
            <text:p>0.946896313466946</text:p>
          </table:table-cell>
          <table:table-cell table:formula="of:=IF([.C130]=16;1;[.C130]+1)" office:value-type="float" office:value="3" calcext:value-type="float">
            <text:p>3</text:p>
          </table:table-cell>
          <table:table-cell table:formula="of:=IF([.C131]=1;IF([.D130]=6;1;[.D130]+1);[.D130])" office:value-type="float" office:value="3" calcext:value-type="float">
            <text:p>3</text:p>
          </table:table-cell>
          <table:table-cell table:formula="of:=IF(AND([.C131]=1;[.D131]=1);[.E130]+1;[.E130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519661968633535" calcext:value-type="float">
            <text:p>-0.519661968633535</text:p>
          </table:table-cell>
          <table:table-cell table:formula="of:=(RAND()*2-1)" office:value-type="float" office:value="-0.555585400834318" calcext:value-type="float">
            <text:p>-0.555585400834318</text:p>
          </table:table-cell>
          <table:table-cell table:formula="of:=IF([.C131]=16;1;[.C131]+1)" office:value-type="float" office:value="4" calcext:value-type="float">
            <text:p>4</text:p>
          </table:table-cell>
          <table:table-cell table:formula="of:=IF([.C132]=1;IF([.D131]=6;1;[.D131]+1);[.D131])" office:value-type="float" office:value="3" calcext:value-type="float">
            <text:p>3</text:p>
          </table:table-cell>
          <table:table-cell table:formula="of:=IF(AND([.C132]=1;[.D132]=1);[.E131]+1;[.E131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453975567187021" calcext:value-type="float">
            <text:p>-0.453975567187021</text:p>
          </table:table-cell>
          <table:table-cell table:formula="of:=(RAND()*2-1)" office:value-type="float" office:value="-0.529665559295489" calcext:value-type="float">
            <text:p>-0.529665559295489</text:p>
          </table:table-cell>
          <table:table-cell table:formula="of:=IF([.C132]=16;1;[.C132]+1)" office:value-type="float" office:value="5" calcext:value-type="float">
            <text:p>5</text:p>
          </table:table-cell>
          <table:table-cell table:formula="of:=IF([.C133]=1;IF([.D132]=6;1;[.D132]+1);[.D132])" office:value-type="float" office:value="3" calcext:value-type="float">
            <text:p>3</text:p>
          </table:table-cell>
          <table:table-cell table:formula="of:=IF(AND([.C133]=1;[.D133]=1);[.E132]+1;[.E132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0427312282899497" calcext:value-type="float">
            <text:p>0.04273122828995</text:p>
          </table:table-cell>
          <table:table-cell table:formula="of:=(RAND()*2-1)" office:value-type="float" office:value="-0.0259048802985073" calcext:value-type="float">
            <text:p>-0.025904880298507</text:p>
          </table:table-cell>
          <table:table-cell table:formula="of:=IF([.C133]=16;1;[.C133]+1)" office:value-type="float" office:value="6" calcext:value-type="float">
            <text:p>6</text:p>
          </table:table-cell>
          <table:table-cell table:formula="of:=IF([.C134]=1;IF([.D133]=6;1;[.D133]+1);[.D133])" office:value-type="float" office:value="3" calcext:value-type="float">
            <text:p>3</text:p>
          </table:table-cell>
          <table:table-cell table:formula="of:=IF(AND([.C134]=1;[.D134]=1);[.E133]+1;[.E133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030132651728229" calcext:value-type="float">
            <text:p>-0.030132651728229</text:p>
          </table:table-cell>
          <table:table-cell table:formula="of:=(RAND()*2-1)" office:value-type="float" office:value="-0.443692465599835" calcext:value-type="float">
            <text:p>-0.443692465599835</text:p>
          </table:table-cell>
          <table:table-cell table:formula="of:=IF([.C134]=16;1;[.C134]+1)" office:value-type="float" office:value="7" calcext:value-type="float">
            <text:p>7</text:p>
          </table:table-cell>
          <table:table-cell table:formula="of:=IF([.C135]=1;IF([.D134]=6;1;[.D134]+1);[.D134])" office:value-type="float" office:value="3" calcext:value-type="float">
            <text:p>3</text:p>
          </table:table-cell>
          <table:table-cell table:formula="of:=IF(AND([.C135]=1;[.D135]=1);[.E134]+1;[.E134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0337669668718061" calcext:value-type="float">
            <text:p>-0.033766966871806</text:p>
          </table:table-cell>
          <table:table-cell table:formula="of:=(RAND()*2-1)" office:value-type="float" office:value="0.429186283649595" calcext:value-type="float">
            <text:p>0.429186283649595</text:p>
          </table:table-cell>
          <table:table-cell table:formula="of:=IF([.C135]=16;1;[.C135]+1)" office:value-type="float" office:value="8" calcext:value-type="float">
            <text:p>8</text:p>
          </table:table-cell>
          <table:table-cell table:formula="of:=IF([.C136]=1;IF([.D135]=6;1;[.D135]+1);[.D135])" office:value-type="float" office:value="3" calcext:value-type="float">
            <text:p>3</text:p>
          </table:table-cell>
          <table:table-cell table:formula="of:=IF(AND([.C136]=1;[.D136]=1);[.E135]+1;[.E135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338902937564411" calcext:value-type="float">
            <text:p>0.338902937564411</text:p>
          </table:table-cell>
          <table:table-cell table:formula="of:=(RAND()*2-1)" office:value-type="float" office:value="-0.88433496932317" calcext:value-type="float">
            <text:p>-0.88433496932317</text:p>
          </table:table-cell>
          <table:table-cell table:formula="of:=IF([.C136]=16;1;[.C136]+1)" office:value-type="float" office:value="9" calcext:value-type="float">
            <text:p>9</text:p>
          </table:table-cell>
          <table:table-cell table:formula="of:=IF([.C137]=1;IF([.D136]=6;1;[.D136]+1);[.D136])" office:value-type="float" office:value="3" calcext:value-type="float">
            <text:p>3</text:p>
          </table:table-cell>
          <table:table-cell table:formula="of:=IF(AND([.C137]=1;[.D137]=1);[.E136]+1;[.E136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710358742893918" calcext:value-type="float">
            <text:p>-0.710358742893918</text:p>
          </table:table-cell>
          <table:table-cell table:formula="of:=(RAND()*2-1)" office:value-type="float" office:value="0.667794971782476" calcext:value-type="float">
            <text:p>0.667794971782476</text:p>
          </table:table-cell>
          <table:table-cell table:formula="of:=IF([.C137]=16;1;[.C137]+1)" office:value-type="float" office:value="10" calcext:value-type="float">
            <text:p>10</text:p>
          </table:table-cell>
          <table:table-cell table:formula="of:=IF([.C138]=1;IF([.D137]=6;1;[.D137]+1);[.D137])" office:value-type="float" office:value="3" calcext:value-type="float">
            <text:p>3</text:p>
          </table:table-cell>
          <table:table-cell table:formula="of:=IF(AND([.C138]=1;[.D138]=1);[.E137]+1;[.E137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945795758447965" calcext:value-type="float">
            <text:p>0.945795758447965</text:p>
          </table:table-cell>
          <table:table-cell table:formula="of:=(RAND()*2-1)" office:value-type="float" office:value="0.902304323926279" calcext:value-type="float">
            <text:p>0.902304323926279</text:p>
          </table:table-cell>
          <table:table-cell table:formula="of:=IF([.C138]=16;1;[.C138]+1)" office:value-type="float" office:value="11" calcext:value-type="float">
            <text:p>11</text:p>
          </table:table-cell>
          <table:table-cell table:formula="of:=IF([.C139]=1;IF([.D138]=6;1;[.D138]+1);[.D138])" office:value-type="float" office:value="3" calcext:value-type="float">
            <text:p>3</text:p>
          </table:table-cell>
          <table:table-cell table:formula="of:=IF(AND([.C139]=1;[.D139]=1);[.E138]+1;[.E138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857636170156333" calcext:value-type="float">
            <text:p>0.857636170156333</text:p>
          </table:table-cell>
          <table:table-cell table:formula="of:=(RAND()*2-1)" office:value-type="float" office:value="0.157620421897536" calcext:value-type="float">
            <text:p>0.157620421897536</text:p>
          </table:table-cell>
          <table:table-cell table:formula="of:=IF([.C139]=16;1;[.C139]+1)" office:value-type="float" office:value="12" calcext:value-type="float">
            <text:p>12</text:p>
          </table:table-cell>
          <table:table-cell table:formula="of:=IF([.C140]=1;IF([.D139]=6;1;[.D139]+1);[.D139])" office:value-type="float" office:value="3" calcext:value-type="float">
            <text:p>3</text:p>
          </table:table-cell>
          <table:table-cell table:formula="of:=IF(AND([.C140]=1;[.D140]=1);[.E139]+1;[.E139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120804402466061" calcext:value-type="float">
            <text:p>0.120804402466061</text:p>
          </table:table-cell>
          <table:table-cell table:formula="of:=(RAND()*2-1)" office:value-type="float" office:value="-0.868843202364797" calcext:value-type="float">
            <text:p>-0.868843202364797</text:p>
          </table:table-cell>
          <table:table-cell table:formula="of:=IF([.C140]=16;1;[.C140]+1)" office:value-type="float" office:value="13" calcext:value-type="float">
            <text:p>13</text:p>
          </table:table-cell>
          <table:table-cell table:formula="of:=IF([.C141]=1;IF([.D140]=6;1;[.D140]+1);[.D140])" office:value-type="float" office:value="3" calcext:value-type="float">
            <text:p>3</text:p>
          </table:table-cell>
          <table:table-cell table:formula="of:=IF(AND([.C141]=1;[.D141]=1);[.E140]+1;[.E140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550354617833381" calcext:value-type="float">
            <text:p>-0.550354617833381</text:p>
          </table:table-cell>
          <table:table-cell table:formula="of:=(RAND()*2-1)" office:value-type="float" office:value="-0.707027754551288" calcext:value-type="float">
            <text:p>-0.707027754551288</text:p>
          </table:table-cell>
          <table:table-cell table:formula="of:=IF([.C141]=16;1;[.C141]+1)" office:value-type="float" office:value="14" calcext:value-type="float">
            <text:p>14</text:p>
          </table:table-cell>
          <table:table-cell table:formula="of:=IF([.C142]=1;IF([.D141]=6;1;[.D141]+1);[.D141])" office:value-type="float" office:value="3" calcext:value-type="float">
            <text:p>3</text:p>
          </table:table-cell>
          <table:table-cell table:formula="of:=IF(AND([.C142]=1;[.D142]=1);[.E141]+1;[.E141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919959689058991" calcext:value-type="float">
            <text:p>-0.919959689058991</text:p>
          </table:table-cell>
          <table:table-cell table:formula="of:=(RAND()*2-1)" office:value-type="float" office:value="-0.338538434410904" calcext:value-type="float">
            <text:p>-0.338538434410904</text:p>
          </table:table-cell>
          <table:table-cell table:formula="of:=IF([.C142]=16;1;[.C142]+1)" office:value-type="float" office:value="15" calcext:value-type="float">
            <text:p>15</text:p>
          </table:table-cell>
          <table:table-cell table:formula="of:=IF([.C143]=1;IF([.D142]=6;1;[.D142]+1);[.D142])" office:value-type="float" office:value="3" calcext:value-type="float">
            <text:p>3</text:p>
          </table:table-cell>
          <table:table-cell table:formula="of:=IF(AND([.C143]=1;[.D143]=1);[.E142]+1;[.E142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209096347479106" calcext:value-type="float">
            <text:p>0.209096347479106</text:p>
          </table:table-cell>
          <table:table-cell table:formula="of:=(RAND()*2-1)" office:value-type="float" office:value="-0.181443031981012" calcext:value-type="float">
            <text:p>-0.181443031981012</text:p>
          </table:table-cell>
          <table:table-cell table:formula="of:=IF([.C143]=16;1;[.C143]+1)" office:value-type="float" office:value="16" calcext:value-type="float">
            <text:p>16</text:p>
          </table:table-cell>
          <table:table-cell table:formula="of:=IF([.C144]=1;IF([.D143]=6;1;[.D143]+1);[.D143])" office:value-type="float" office:value="3" calcext:value-type="float">
            <text:p>3</text:p>
          </table:table-cell>
          <table:table-cell table:formula="of:=IF(AND([.C144]=1;[.D144]=1);[.E143]+1;[.E143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919268440037663" calcext:value-type="float">
            <text:p>-0.919268440037663</text:p>
          </table:table-cell>
          <table:table-cell table:formula="of:=(RAND()*2-1)" office:value-type="float" office:value="0.16988454099406" calcext:value-type="float">
            <text:p>0.16988454099406</text:p>
          </table:table-cell>
          <table:table-cell table:formula="of:=IF([.C144]=16;1;[.C144]+1)" office:value-type="float" office:value="1" calcext:value-type="float">
            <text:p>1</text:p>
          </table:table-cell>
          <table:table-cell table:formula="of:=IF([.C145]=1;IF([.D144]=6;1;[.D144]+1);[.D144])" office:value-type="float" office:value="4" calcext:value-type="float">
            <text:p>4</text:p>
          </table:table-cell>
          <table:table-cell table:formula="of:=IF(AND([.C145]=1;[.D145]=1);[.E144]+1;[.E144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868408744770036" calcext:value-type="float">
            <text:p>0.868408744770036</text:p>
          </table:table-cell>
          <table:table-cell table:formula="of:=(RAND()*2-1)" office:value-type="float" office:value="-0.692163677405478" calcext:value-type="float">
            <text:p>-0.692163677405478</text:p>
          </table:table-cell>
          <table:table-cell table:formula="of:=IF([.C145]=16;1;[.C145]+1)" office:value-type="float" office:value="2" calcext:value-type="float">
            <text:p>2</text:p>
          </table:table-cell>
          <table:table-cell table:formula="of:=IF([.C146]=1;IF([.D145]=6;1;[.D145]+1);[.D145])" office:value-type="float" office:value="4" calcext:value-type="float">
            <text:p>4</text:p>
          </table:table-cell>
          <table:table-cell table:formula="of:=IF(AND([.C146]=1;[.D146]=1);[.E145]+1;[.E145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475680584163775" calcext:value-type="float">
            <text:p>-0.475680584163775</text:p>
          </table:table-cell>
          <table:table-cell table:formula="of:=(RAND()*2-1)" office:value-type="float" office:value="-0.129828798342653" calcext:value-type="float">
            <text:p>-0.129828798342653</text:p>
          </table:table-cell>
          <table:table-cell table:formula="of:=IF([.C146]=16;1;[.C146]+1)" office:value-type="float" office:value="3" calcext:value-type="float">
            <text:p>3</text:p>
          </table:table-cell>
          <table:table-cell table:formula="of:=IF([.C147]=1;IF([.D146]=6;1;[.D146]+1);[.D146])" office:value-type="float" office:value="4" calcext:value-type="float">
            <text:p>4</text:p>
          </table:table-cell>
          <table:table-cell table:formula="of:=IF(AND([.C147]=1;[.D147]=1);[.E146]+1;[.E146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983157760141207" calcext:value-type="float">
            <text:p>-0.983157760141207</text:p>
          </table:table-cell>
          <table:table-cell table:formula="of:=(RAND()*2-1)" office:value-type="float" office:value="0.384150232418003" calcext:value-type="float">
            <text:p>0.384150232418003</text:p>
          </table:table-cell>
          <table:table-cell table:formula="of:=IF([.C147]=16;1;[.C147]+1)" office:value-type="float" office:value="4" calcext:value-type="float">
            <text:p>4</text:p>
          </table:table-cell>
          <table:table-cell table:formula="of:=IF([.C148]=1;IF([.D147]=6;1;[.D147]+1);[.D147])" office:value-type="float" office:value="4" calcext:value-type="float">
            <text:p>4</text:p>
          </table:table-cell>
          <table:table-cell table:formula="of:=IF(AND([.C148]=1;[.D148]=1);[.E147]+1;[.E147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281542410642129" calcext:value-type="float">
            <text:p>0.281542410642129</text:p>
          </table:table-cell>
          <table:table-cell table:formula="of:=(RAND()*2-1)" office:value-type="float" office:value="-0.200327173804733" calcext:value-type="float">
            <text:p>-0.200327173804733</text:p>
          </table:table-cell>
          <table:table-cell table:formula="of:=IF([.C148]=16;1;[.C148]+1)" office:value-type="float" office:value="5" calcext:value-type="float">
            <text:p>5</text:p>
          </table:table-cell>
          <table:table-cell table:formula="of:=IF([.C149]=1;IF([.D148]=6;1;[.D148]+1);[.D148])" office:value-type="float" office:value="4" calcext:value-type="float">
            <text:p>4</text:p>
          </table:table-cell>
          <table:table-cell table:formula="of:=IF(AND([.C149]=1;[.D149]=1);[.E148]+1;[.E148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943494562503418" calcext:value-type="float">
            <text:p>-0.943494562503418</text:p>
          </table:table-cell>
          <table:table-cell table:formula="of:=(RAND()*2-1)" office:value-type="float" office:value="-0.998637795282401" calcext:value-type="float">
            <text:p>-0.998637795282401</text:p>
          </table:table-cell>
          <table:table-cell table:formula="of:=IF([.C149]=16;1;[.C149]+1)" office:value-type="float" office:value="6" calcext:value-type="float">
            <text:p>6</text:p>
          </table:table-cell>
          <table:table-cell table:formula="of:=IF([.C150]=1;IF([.D149]=6;1;[.D149]+1);[.D149])" office:value-type="float" office:value="4" calcext:value-type="float">
            <text:p>4</text:p>
          </table:table-cell>
          <table:table-cell table:formula="of:=IF(AND([.C150]=1;[.D150]=1);[.E149]+1;[.E149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537860542845517" calcext:value-type="float">
            <text:p>0.537860542845517</text:p>
          </table:table-cell>
          <table:table-cell table:formula="of:=(RAND()*2-1)" office:value-type="float" office:value="-0.962207025623535" calcext:value-type="float">
            <text:p>-0.962207025623535</text:p>
          </table:table-cell>
          <table:table-cell table:formula="of:=IF([.C150]=16;1;[.C150]+1)" office:value-type="float" office:value="7" calcext:value-type="float">
            <text:p>7</text:p>
          </table:table-cell>
          <table:table-cell table:formula="of:=IF([.C151]=1;IF([.D150]=6;1;[.D150]+1);[.D150])" office:value-type="float" office:value="4" calcext:value-type="float">
            <text:p>4</text:p>
          </table:table-cell>
          <table:table-cell table:formula="of:=IF(AND([.C151]=1;[.D151]=1);[.E150]+1;[.E150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0254709650854044" calcext:value-type="float">
            <text:p>0.025470965085404</text:p>
          </table:table-cell>
          <table:table-cell table:formula="of:=(RAND()*2-1)" office:value-type="float" office:value="-0.320023780447142" calcext:value-type="float">
            <text:p>-0.320023780447142</text:p>
          </table:table-cell>
          <table:table-cell table:formula="of:=IF([.C151]=16;1;[.C151]+1)" office:value-type="float" office:value="8" calcext:value-type="float">
            <text:p>8</text:p>
          </table:table-cell>
          <table:table-cell table:formula="of:=IF([.C152]=1;IF([.D151]=6;1;[.D151]+1);[.D151])" office:value-type="float" office:value="4" calcext:value-type="float">
            <text:p>4</text:p>
          </table:table-cell>
          <table:table-cell table:formula="of:=IF(AND([.C152]=1;[.D152]=1);[.E151]+1;[.E151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467089860509201" calcext:value-type="float">
            <text:p>-0.467089860509201</text:p>
          </table:table-cell>
          <table:table-cell table:formula="of:=(RAND()*2-1)" office:value-type="float" office:value="0.992930388989975" calcext:value-type="float">
            <text:p>0.992930388989975</text:p>
          </table:table-cell>
          <table:table-cell table:formula="of:=IF([.C152]=16;1;[.C152]+1)" office:value-type="float" office:value="9" calcext:value-type="float">
            <text:p>9</text:p>
          </table:table-cell>
          <table:table-cell table:formula="of:=IF([.C153]=1;IF([.D152]=6;1;[.D152]+1);[.D152])" office:value-type="float" office:value="4" calcext:value-type="float">
            <text:p>4</text:p>
          </table:table-cell>
          <table:table-cell table:formula="of:=IF(AND([.C153]=1;[.D153]=1);[.E152]+1;[.E152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80308222955784" calcext:value-type="float">
            <text:p>0.80308222955784</text:p>
          </table:table-cell>
          <table:table-cell table:formula="of:=(RAND()*2-1)" office:value-type="float" office:value="0.723377382369994" calcext:value-type="float">
            <text:p>0.723377382369994</text:p>
          </table:table-cell>
          <table:table-cell table:formula="of:=IF([.C153]=16;1;[.C153]+1)" office:value-type="float" office:value="10" calcext:value-type="float">
            <text:p>10</text:p>
          </table:table-cell>
          <table:table-cell table:formula="of:=IF([.C154]=1;IF([.D153]=6;1;[.D153]+1);[.D153])" office:value-type="float" office:value="4" calcext:value-type="float">
            <text:p>4</text:p>
          </table:table-cell>
          <table:table-cell table:formula="of:=IF(AND([.C154]=1;[.D154]=1);[.E153]+1;[.E153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203735801943096" calcext:value-type="float">
            <text:p>0.203735801943096</text:p>
          </table:table-cell>
          <table:table-cell table:formula="of:=(RAND()*2-1)" office:value-type="float" office:value="-0.0130061823778773" calcext:value-type="float">
            <text:p>-0.013006182377877</text:p>
          </table:table-cell>
          <table:table-cell table:formula="of:=IF([.C154]=16;1;[.C154]+1)" office:value-type="float" office:value="11" calcext:value-type="float">
            <text:p>11</text:p>
          </table:table-cell>
          <table:table-cell table:formula="of:=IF([.C155]=1;IF([.D154]=6;1;[.D154]+1);[.D154])" office:value-type="float" office:value="4" calcext:value-type="float">
            <text:p>4</text:p>
          </table:table-cell>
          <table:table-cell table:formula="of:=IF(AND([.C155]=1;[.D155]=1);[.E154]+1;[.E154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240549808337745" calcext:value-type="float">
            <text:p>-0.240549808337745</text:p>
          </table:table-cell>
          <table:table-cell table:formula="of:=(RAND()*2-1)" office:value-type="float" office:value="-0.0951289559128214" calcext:value-type="float">
            <text:p>-0.095128955912822</text:p>
          </table:table-cell>
          <table:table-cell table:formula="of:=IF([.C155]=16;1;[.C155]+1)" office:value-type="float" office:value="12" calcext:value-type="float">
            <text:p>12</text:p>
          </table:table-cell>
          <table:table-cell table:formula="of:=IF([.C156]=1;IF([.D155]=6;1;[.D155]+1);[.D155])" office:value-type="float" office:value="4" calcext:value-type="float">
            <text:p>4</text:p>
          </table:table-cell>
          <table:table-cell table:formula="of:=IF(AND([.C156]=1;[.D156]=1);[.E155]+1;[.E155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102196802772931" calcext:value-type="float">
            <text:p>0.102196802772931</text:p>
          </table:table-cell>
          <table:table-cell table:formula="of:=(RAND()*2-1)" office:value-type="float" office:value="-0.754953077542036" calcext:value-type="float">
            <text:p>-0.754953077542036</text:p>
          </table:table-cell>
          <table:table-cell table:formula="of:=IF([.C156]=16;1;[.C156]+1)" office:value-type="float" office:value="13" calcext:value-type="float">
            <text:p>13</text:p>
          </table:table-cell>
          <table:table-cell table:formula="of:=IF([.C157]=1;IF([.D156]=6;1;[.D156]+1);[.D156])" office:value-type="float" office:value="4" calcext:value-type="float">
            <text:p>4</text:p>
          </table:table-cell>
          <table:table-cell table:formula="of:=IF(AND([.C157]=1;[.D157]=1);[.E156]+1;[.E156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528884860513107" calcext:value-type="float">
            <text:p>-0.528884860513107</text:p>
          </table:table-cell>
          <table:table-cell table:formula="of:=(RAND()*2-1)" office:value-type="float" office:value="0.120206796235075" calcext:value-type="float">
            <text:p>0.120206796235075</text:p>
          </table:table-cell>
          <table:table-cell table:formula="of:=IF([.C157]=16;1;[.C157]+1)" office:value-type="float" office:value="14" calcext:value-type="float">
            <text:p>14</text:p>
          </table:table-cell>
          <table:table-cell table:formula="of:=IF([.C158]=1;IF([.D157]=6;1;[.D157]+1);[.D157])" office:value-type="float" office:value="4" calcext:value-type="float">
            <text:p>4</text:p>
          </table:table-cell>
          <table:table-cell table:formula="of:=IF(AND([.C158]=1;[.D158]=1);[.E157]+1;[.E157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82863977983726" calcext:value-type="float">
            <text:p>0.82863977983726</text:p>
          </table:table-cell>
          <table:table-cell table:formula="of:=(RAND()*2-1)" office:value-type="float" office:value="0.552902370135244" calcext:value-type="float">
            <text:p>0.552902370135244</text:p>
          </table:table-cell>
          <table:table-cell table:formula="of:=IF([.C158]=16;1;[.C158]+1)" office:value-type="float" office:value="15" calcext:value-type="float">
            <text:p>15</text:p>
          </table:table-cell>
          <table:table-cell table:formula="of:=IF([.C159]=1;IF([.D158]=6;1;[.D158]+1);[.D158])" office:value-type="float" office:value="4" calcext:value-type="float">
            <text:p>4</text:p>
          </table:table-cell>
          <table:table-cell table:formula="of:=IF(AND([.C159]=1;[.D159]=1);[.E158]+1;[.E158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780898831664977" calcext:value-type="float">
            <text:p>0.780898831664977</text:p>
          </table:table-cell>
          <table:table-cell table:formula="of:=(RAND()*2-1)" office:value-type="float" office:value="-0.93476198187565" calcext:value-type="float">
            <text:p>-0.93476198187565</text:p>
          </table:table-cell>
          <table:table-cell table:formula="of:=IF([.C159]=16;1;[.C159]+1)" office:value-type="float" office:value="16" calcext:value-type="float">
            <text:p>16</text:p>
          </table:table-cell>
          <table:table-cell table:formula="of:=IF([.C160]=1;IF([.D159]=6;1;[.D159]+1);[.D159])" office:value-type="float" office:value="4" calcext:value-type="float">
            <text:p>4</text:p>
          </table:table-cell>
          <table:table-cell table:formula="of:=IF(AND([.C160]=1;[.D160]=1);[.E159]+1;[.E159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639194118890454" calcext:value-type="float">
            <text:p>-0.639194118890454</text:p>
          </table:table-cell>
          <table:table-cell table:formula="of:=(RAND()*2-1)" office:value-type="float" office:value="0.739906585408667" calcext:value-type="float">
            <text:p>0.739906585408667</text:p>
          </table:table-cell>
          <table:table-cell table:formula="of:=IF([.C160]=16;1;[.C160]+1)" office:value-type="float" office:value="1" calcext:value-type="float">
            <text:p>1</text:p>
          </table:table-cell>
          <table:table-cell table:formula="of:=IF([.C161]=1;IF([.D160]=6;1;[.D160]+1);[.D160])" office:value-type="float" office:value="5" calcext:value-type="float">
            <text:p>5</text:p>
          </table:table-cell>
          <table:table-cell table:formula="of:=IF(AND([.C161]=1;[.D161]=1);[.E160]+1;[.E160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991478703585297" calcext:value-type="float">
            <text:p>0.991478703585297</text:p>
          </table:table-cell>
          <table:table-cell table:formula="of:=(RAND()*2-1)" office:value-type="float" office:value="0.736483690850771" calcext:value-type="float">
            <text:p>0.736483690850771</text:p>
          </table:table-cell>
          <table:table-cell table:formula="of:=IF([.C161]=16;1;[.C161]+1)" office:value-type="float" office:value="2" calcext:value-type="float">
            <text:p>2</text:p>
          </table:table-cell>
          <table:table-cell table:formula="of:=IF([.C162]=1;IF([.D161]=6;1;[.D161]+1);[.D161])" office:value-type="float" office:value="5" calcext:value-type="float">
            <text:p>5</text:p>
          </table:table-cell>
          <table:table-cell table:formula="of:=IF(AND([.C162]=1;[.D162]=1);[.E161]+1;[.E161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597740503253619" calcext:value-type="float">
            <text:p>0.597740503253619</text:p>
          </table:table-cell>
          <table:table-cell table:formula="of:=(RAND()*2-1)" office:value-type="float" office:value="0.147242148420781" calcext:value-type="float">
            <text:p>0.147242148420781</text:p>
          </table:table-cell>
          <table:table-cell table:formula="of:=IF([.C162]=16;1;[.C162]+1)" office:value-type="float" office:value="3" calcext:value-type="float">
            <text:p>3</text:p>
          </table:table-cell>
          <table:table-cell table:formula="of:=IF([.C163]=1;IF([.D162]=6;1;[.D162]+1);[.D162])" office:value-type="float" office:value="5" calcext:value-type="float">
            <text:p>5</text:p>
          </table:table-cell>
          <table:table-cell table:formula="of:=IF(AND([.C163]=1;[.D163]=1);[.E162]+1;[.E162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111674291697193" calcext:value-type="float">
            <text:p>0.111674291697193</text:p>
          </table:table-cell>
          <table:table-cell table:formula="of:=(RAND()*2-1)" office:value-type="float" office:value="0.840317037740156" calcext:value-type="float">
            <text:p>0.840317037740156</text:p>
          </table:table-cell>
          <table:table-cell table:formula="of:=IF([.C163]=16;1;[.C163]+1)" office:value-type="float" office:value="4" calcext:value-type="float">
            <text:p>4</text:p>
          </table:table-cell>
          <table:table-cell table:formula="of:=IF([.C164]=1;IF([.D163]=6;1;[.D163]+1);[.D163])" office:value-type="float" office:value="5" calcext:value-type="float">
            <text:p>5</text:p>
          </table:table-cell>
          <table:table-cell table:formula="of:=IF(AND([.C164]=1;[.D164]=1);[.E163]+1;[.E163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656595982615771" calcext:value-type="float">
            <text:p>0.656595982615771</text:p>
          </table:table-cell>
          <table:table-cell table:formula="of:=(RAND()*2-1)" office:value-type="float" office:value="0.22676580689007" calcext:value-type="float">
            <text:p>0.22676580689007</text:p>
          </table:table-cell>
          <table:table-cell table:formula="of:=IF([.C164]=16;1;[.C164]+1)" office:value-type="float" office:value="5" calcext:value-type="float">
            <text:p>5</text:p>
          </table:table-cell>
          <table:table-cell table:formula="of:=IF([.C165]=1;IF([.D164]=6;1;[.D164]+1);[.D164])" office:value-type="float" office:value="5" calcext:value-type="float">
            <text:p>5</text:p>
          </table:table-cell>
          <table:table-cell table:formula="of:=IF(AND([.C165]=1;[.D165]=1);[.E164]+1;[.E164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401739508208266" calcext:value-type="float">
            <text:p>0.401739508208266</text:p>
          </table:table-cell>
          <table:table-cell table:formula="of:=(RAND()*2-1)" office:value-type="float" office:value="-0.239770081768711" calcext:value-type="float">
            <text:p>-0.239770081768711</text:p>
          </table:table-cell>
          <table:table-cell table:formula="of:=IF([.C165]=16;1;[.C165]+1)" office:value-type="float" office:value="6" calcext:value-type="float">
            <text:p>6</text:p>
          </table:table-cell>
          <table:table-cell table:formula="of:=IF([.C166]=1;IF([.D165]=6;1;[.D165]+1);[.D165])" office:value-type="float" office:value="5" calcext:value-type="float">
            <text:p>5</text:p>
          </table:table-cell>
          <table:table-cell table:formula="of:=IF(AND([.C166]=1;[.D166]=1);[.E165]+1;[.E165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67472582151973" calcext:value-type="float">
            <text:p>-0.67472582151973</text:p>
          </table:table-cell>
          <table:table-cell table:formula="of:=(RAND()*2-1)" office:value-type="float" office:value="-0.983751676817435" calcext:value-type="float">
            <text:p>-0.983751676817435</text:p>
          </table:table-cell>
          <table:table-cell table:formula="of:=IF([.C166]=16;1;[.C166]+1)" office:value-type="float" office:value="7" calcext:value-type="float">
            <text:p>7</text:p>
          </table:table-cell>
          <table:table-cell table:formula="of:=IF([.C167]=1;IF([.D166]=6;1;[.D166]+1);[.D166])" office:value-type="float" office:value="5" calcext:value-type="float">
            <text:p>5</text:p>
          </table:table-cell>
          <table:table-cell table:formula="of:=IF(AND([.C167]=1;[.D167]=1);[.E166]+1;[.E166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522295236207772" calcext:value-type="float">
            <text:p>-0.522295236207772</text:p>
          </table:table-cell>
          <table:table-cell table:formula="of:=(RAND()*2-1)" office:value-type="float" office:value="-0.0974693176840368" calcext:value-type="float">
            <text:p>-0.097469317684037</text:p>
          </table:table-cell>
          <table:table-cell table:formula="of:=IF([.C167]=16;1;[.C167]+1)" office:value-type="float" office:value="8" calcext:value-type="float">
            <text:p>8</text:p>
          </table:table-cell>
          <table:table-cell table:formula="of:=IF([.C168]=1;IF([.D167]=6;1;[.D167]+1);[.D167])" office:value-type="float" office:value="5" calcext:value-type="float">
            <text:p>5</text:p>
          </table:table-cell>
          <table:table-cell table:formula="of:=IF(AND([.C168]=1;[.D168]=1);[.E167]+1;[.E167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921430840586782" calcext:value-type="float">
            <text:p>-0.921430840586782</text:p>
          </table:table-cell>
          <table:table-cell table:formula="of:=(RAND()*2-1)" office:value-type="float" office:value="-0.279294289286922" calcext:value-type="float">
            <text:p>-0.279294289286922</text:p>
          </table:table-cell>
          <table:table-cell table:formula="of:=IF([.C168]=16;1;[.C168]+1)" office:value-type="float" office:value="9" calcext:value-type="float">
            <text:p>9</text:p>
          </table:table-cell>
          <table:table-cell table:formula="of:=IF([.C169]=1;IF([.D168]=6;1;[.D168]+1);[.D168])" office:value-type="float" office:value="5" calcext:value-type="float">
            <text:p>5</text:p>
          </table:table-cell>
          <table:table-cell table:formula="of:=IF(AND([.C169]=1;[.D169]=1);[.E168]+1;[.E168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132060386912579" calcext:value-type="float">
            <text:p>-0.132060386912579</text:p>
          </table:table-cell>
          <table:table-cell table:formula="of:=(RAND()*2-1)" office:value-type="float" office:value="0.400706088674731" calcext:value-type="float">
            <text:p>0.400706088674731</text:p>
          </table:table-cell>
          <table:table-cell table:formula="of:=IF([.C169]=16;1;[.C169]+1)" office:value-type="float" office:value="10" calcext:value-type="float">
            <text:p>10</text:p>
          </table:table-cell>
          <table:table-cell table:formula="of:=IF([.C170]=1;IF([.D169]=6;1;[.D169]+1);[.D169])" office:value-type="float" office:value="5" calcext:value-type="float">
            <text:p>5</text:p>
          </table:table-cell>
          <table:table-cell table:formula="of:=IF(AND([.C170]=1;[.D170]=1);[.E169]+1;[.E169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541170301427733" calcext:value-type="float">
            <text:p>-0.541170301427733</text:p>
          </table:table-cell>
          <table:table-cell table:formula="of:=(RAND()*2-1)" office:value-type="float" office:value="-0.84648514796592" calcext:value-type="float">
            <text:p>-0.84648514796592</text:p>
          </table:table-cell>
          <table:table-cell table:formula="of:=IF([.C170]=16;1;[.C170]+1)" office:value-type="float" office:value="11" calcext:value-type="float">
            <text:p>11</text:p>
          </table:table-cell>
          <table:table-cell table:formula="of:=IF([.C171]=1;IF([.D170]=6;1;[.D170]+1);[.D170])" office:value-type="float" office:value="5" calcext:value-type="float">
            <text:p>5</text:p>
          </table:table-cell>
          <table:table-cell table:formula="of:=IF(AND([.C171]=1;[.D171]=1);[.E170]+1;[.E170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114149147381996" calcext:value-type="float">
            <text:p>-0.114149147381996</text:p>
          </table:table-cell>
          <table:table-cell table:formula="of:=(RAND()*2-1)" office:value-type="float" office:value="0.416378806574947" calcext:value-type="float">
            <text:p>0.416378806574947</text:p>
          </table:table-cell>
          <table:table-cell table:formula="of:=IF([.C171]=16;1;[.C171]+1)" office:value-type="float" office:value="12" calcext:value-type="float">
            <text:p>12</text:p>
          </table:table-cell>
          <table:table-cell table:formula="of:=IF([.C172]=1;IF([.D171]=6;1;[.D171]+1);[.D171])" office:value-type="float" office:value="5" calcext:value-type="float">
            <text:p>5</text:p>
          </table:table-cell>
          <table:table-cell table:formula="of:=IF(AND([.C172]=1;[.D172]=1);[.E171]+1;[.E171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55420980105285" calcext:value-type="float">
            <text:p>-0.55420980105285</text:p>
          </table:table-cell>
          <table:table-cell table:formula="of:=(RAND()*2-1)" office:value-type="float" office:value="0.642874247693259" calcext:value-type="float">
            <text:p>0.642874247693259</text:p>
          </table:table-cell>
          <table:table-cell table:formula="of:=IF([.C172]=16;1;[.C172]+1)" office:value-type="float" office:value="13" calcext:value-type="float">
            <text:p>13</text:p>
          </table:table-cell>
          <table:table-cell table:formula="of:=IF([.C173]=1;IF([.D172]=6;1;[.D172]+1);[.D172])" office:value-type="float" office:value="5" calcext:value-type="float">
            <text:p>5</text:p>
          </table:table-cell>
          <table:table-cell table:formula="of:=IF(AND([.C173]=1;[.D173]=1);[.E172]+1;[.E172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940933420293672" calcext:value-type="float">
            <text:p>-0.940933420293672</text:p>
          </table:table-cell>
          <table:table-cell table:formula="of:=(RAND()*2-1)" office:value-type="float" office:value="-0.511984326366055" calcext:value-type="float">
            <text:p>-0.511984326366055</text:p>
          </table:table-cell>
          <table:table-cell table:formula="of:=IF([.C173]=16;1;[.C173]+1)" office:value-type="float" office:value="14" calcext:value-type="float">
            <text:p>14</text:p>
          </table:table-cell>
          <table:table-cell table:formula="of:=IF([.C174]=1;IF([.D173]=6;1;[.D173]+1);[.D173])" office:value-type="float" office:value="5" calcext:value-type="float">
            <text:p>5</text:p>
          </table:table-cell>
          <table:table-cell table:formula="of:=IF(AND([.C174]=1;[.D174]=1);[.E173]+1;[.E173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639416191832622" calcext:value-type="float">
            <text:p>-0.639416191832622</text:p>
          </table:table-cell>
          <table:table-cell table:formula="of:=(RAND()*2-1)" office:value-type="float" office:value="0.536109395397832" calcext:value-type="float">
            <text:p>0.536109395397832</text:p>
          </table:table-cell>
          <table:table-cell table:formula="of:=IF([.C174]=16;1;[.C174]+1)" office:value-type="float" office:value="15" calcext:value-type="float">
            <text:p>15</text:p>
          </table:table-cell>
          <table:table-cell table:formula="of:=IF([.C175]=1;IF([.D174]=6;1;[.D174]+1);[.D174])" office:value-type="float" office:value="5" calcext:value-type="float">
            <text:p>5</text:p>
          </table:table-cell>
          <table:table-cell table:formula="of:=IF(AND([.C175]=1;[.D175]=1);[.E174]+1;[.E174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59082182698263" calcext:value-type="float">
            <text:p>0.59082182698263</text:p>
          </table:table-cell>
          <table:table-cell table:formula="of:=(RAND()*2-1)" office:value-type="float" office:value="0.761389853887778" calcext:value-type="float">
            <text:p>0.761389853887778</text:p>
          </table:table-cell>
          <table:table-cell table:formula="of:=IF([.C175]=16;1;[.C175]+1)" office:value-type="float" office:value="16" calcext:value-type="float">
            <text:p>16</text:p>
          </table:table-cell>
          <table:table-cell table:formula="of:=IF([.C176]=1;IF([.D175]=6;1;[.D175]+1);[.D175])" office:value-type="float" office:value="5" calcext:value-type="float">
            <text:p>5</text:p>
          </table:table-cell>
          <table:table-cell table:formula="of:=IF(AND([.C176]=1;[.D176]=1);[.E175]+1;[.E175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493466871789553" calcext:value-type="float">
            <text:p>-0.493466871789553</text:p>
          </table:table-cell>
          <table:table-cell table:formula="of:=(RAND()*2-1)" office:value-type="float" office:value="0.898331035137136" calcext:value-type="float">
            <text:p>0.898331035137136</text:p>
          </table:table-cell>
          <table:table-cell table:formula="of:=IF([.C176]=16;1;[.C176]+1)" office:value-type="float" office:value="1" calcext:value-type="float">
            <text:p>1</text:p>
          </table:table-cell>
          <table:table-cell table:formula="of:=IF([.C177]=1;IF([.D176]=6;1;[.D176]+1);[.D176])" office:value-type="float" office:value="6" calcext:value-type="float">
            <text:p>6</text:p>
          </table:table-cell>
          <table:table-cell table:formula="of:=IF(AND([.C177]=1;[.D177]=1);[.E176]+1;[.E176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271924393051367" calcext:value-type="float">
            <text:p>0.271924393051367</text:p>
          </table:table-cell>
          <table:table-cell table:formula="of:=(RAND()*2-1)" office:value-type="float" office:value="-0.383924876347698" calcext:value-type="float">
            <text:p>-0.383924876347698</text:p>
          </table:table-cell>
          <table:table-cell table:formula="of:=IF([.C177]=16;1;[.C177]+1)" office:value-type="float" office:value="2" calcext:value-type="float">
            <text:p>2</text:p>
          </table:table-cell>
          <table:table-cell table:formula="of:=IF([.C178]=1;IF([.D177]=6;1;[.D177]+1);[.D177])" office:value-type="float" office:value="6" calcext:value-type="float">
            <text:p>6</text:p>
          </table:table-cell>
          <table:table-cell table:formula="of:=IF(AND([.C178]=1;[.D178]=1);[.E177]+1;[.E177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395679127429751" calcext:value-type="float">
            <text:p>-0.395679127429751</text:p>
          </table:table-cell>
          <table:table-cell table:formula="of:=(RAND()*2-1)" office:value-type="float" office:value="0.657156971913111" calcext:value-type="float">
            <text:p>0.657156971913111</text:p>
          </table:table-cell>
          <table:table-cell table:formula="of:=IF([.C178]=16;1;[.C178]+1)" office:value-type="float" office:value="3" calcext:value-type="float">
            <text:p>3</text:p>
          </table:table-cell>
          <table:table-cell table:formula="of:=IF([.C179]=1;IF([.D178]=6;1;[.D178]+1);[.D178])" office:value-type="float" office:value="6" calcext:value-type="float">
            <text:p>6</text:p>
          </table:table-cell>
          <table:table-cell table:formula="of:=IF(AND([.C179]=1;[.D179]=1);[.E178]+1;[.E178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486952916615083" calcext:value-type="float">
            <text:p>-0.486952916615083</text:p>
          </table:table-cell>
          <table:table-cell table:formula="of:=(RAND()*2-1)" office:value-type="float" office:value="-0.73582210073384" calcext:value-type="float">
            <text:p>-0.73582210073384</text:p>
          </table:table-cell>
          <table:table-cell table:formula="of:=IF([.C179]=16;1;[.C179]+1)" office:value-type="float" office:value="4" calcext:value-type="float">
            <text:p>4</text:p>
          </table:table-cell>
          <table:table-cell table:formula="of:=IF([.C180]=1;IF([.D179]=6;1;[.D179]+1);[.D179])" office:value-type="float" office:value="6" calcext:value-type="float">
            <text:p>6</text:p>
          </table:table-cell>
          <table:table-cell table:formula="of:=IF(AND([.C180]=1;[.D180]=1);[.E179]+1;[.E179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354697472973934" calcext:value-type="float">
            <text:p>0.354697472973934</text:p>
          </table:table-cell>
          <table:table-cell table:formula="of:=(RAND()*2-1)" office:value-type="float" office:value="-0.491165958874702" calcext:value-type="float">
            <text:p>-0.491165958874702</text:p>
          </table:table-cell>
          <table:table-cell table:formula="of:=IF([.C180]=16;1;[.C180]+1)" office:value-type="float" office:value="5" calcext:value-type="float">
            <text:p>5</text:p>
          </table:table-cell>
          <table:table-cell table:formula="of:=IF([.C181]=1;IF([.D180]=6;1;[.D180]+1);[.D180])" office:value-type="float" office:value="6" calcext:value-type="float">
            <text:p>6</text:p>
          </table:table-cell>
          <table:table-cell table:formula="of:=IF(AND([.C181]=1;[.D181]=1);[.E180]+1;[.E180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477872968394689" calcext:value-type="float">
            <text:p>-0.477872968394689</text:p>
          </table:table-cell>
          <table:table-cell table:formula="of:=(RAND()*2-1)" office:value-type="float" office:value="-0.743493936178235" calcext:value-type="float">
            <text:p>-0.743493936178235</text:p>
          </table:table-cell>
          <table:table-cell table:formula="of:=IF([.C181]=16;1;[.C181]+1)" office:value-type="float" office:value="6" calcext:value-type="float">
            <text:p>6</text:p>
          </table:table-cell>
          <table:table-cell table:formula="of:=IF([.C182]=1;IF([.D181]=6;1;[.D181]+1);[.D181])" office:value-type="float" office:value="6" calcext:value-type="float">
            <text:p>6</text:p>
          </table:table-cell>
          <table:table-cell table:formula="of:=IF(AND([.C182]=1;[.D182]=1);[.E181]+1;[.E181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222936569194649" calcext:value-type="float">
            <text:p>0.222936569194649</text:p>
          </table:table-cell>
          <table:table-cell table:formula="of:=(RAND()*2-1)" office:value-type="float" office:value="-0.556350796820425" calcext:value-type="float">
            <text:p>-0.556350796820425</text:p>
          </table:table-cell>
          <table:table-cell table:formula="of:=IF([.C182]=16;1;[.C182]+1)" office:value-type="float" office:value="7" calcext:value-type="float">
            <text:p>7</text:p>
          </table:table-cell>
          <table:table-cell table:formula="of:=IF([.C183]=1;IF([.D182]=6;1;[.D182]+1);[.D182])" office:value-type="float" office:value="6" calcext:value-type="float">
            <text:p>6</text:p>
          </table:table-cell>
          <table:table-cell table:formula="of:=IF(AND([.C183]=1;[.D183]=1);[.E182]+1;[.E182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477024256770524" calcext:value-type="float">
            <text:p>0.477024256770524</text:p>
          </table:table-cell>
          <table:table-cell table:formula="of:=(RAND()*2-1)" office:value-type="float" office:value="0.923341916395212" calcext:value-type="float">
            <text:p>0.923341916395212</text:p>
          </table:table-cell>
          <table:table-cell table:formula="of:=IF([.C183]=16;1;[.C183]+1)" office:value-type="float" office:value="8" calcext:value-type="float">
            <text:p>8</text:p>
          </table:table-cell>
          <table:table-cell table:formula="of:=IF([.C184]=1;IF([.D183]=6;1;[.D183]+1);[.D183])" office:value-type="float" office:value="6" calcext:value-type="float">
            <text:p>6</text:p>
          </table:table-cell>
          <table:table-cell table:formula="of:=IF(AND([.C184]=1;[.D184]=1);[.E183]+1;[.E183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591046592948651" calcext:value-type="float">
            <text:p>0.591046592948651</text:p>
          </table:table-cell>
          <table:table-cell table:formula="of:=(RAND()*2-1)" office:value-type="float" office:value="0.520799843774068" calcext:value-type="float">
            <text:p>0.520799843774068</text:p>
          </table:table-cell>
          <table:table-cell table:formula="of:=IF([.C184]=16;1;[.C184]+1)" office:value-type="float" office:value="9" calcext:value-type="float">
            <text:p>9</text:p>
          </table:table-cell>
          <table:table-cell table:formula="of:=IF([.C185]=1;IF([.D184]=6;1;[.D184]+1);[.D184])" office:value-type="float" office:value="6" calcext:value-type="float">
            <text:p>6</text:p>
          </table:table-cell>
          <table:table-cell table:formula="of:=IF(AND([.C185]=1;[.D185]=1);[.E184]+1;[.E184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76624489491563" calcext:value-type="float">
            <text:p>0.76624489491563</text:p>
          </table:table-cell>
          <table:table-cell table:formula="of:=(RAND()*2-1)" office:value-type="float" office:value="0.973598172254565" calcext:value-type="float">
            <text:p>0.973598172254565</text:p>
          </table:table-cell>
          <table:table-cell table:formula="of:=IF([.C185]=16;1;[.C185]+1)" office:value-type="float" office:value="10" calcext:value-type="float">
            <text:p>10</text:p>
          </table:table-cell>
          <table:table-cell table:formula="of:=IF([.C186]=1;IF([.D185]=6;1;[.D185]+1);[.D185])" office:value-type="float" office:value="6" calcext:value-type="float">
            <text:p>6</text:p>
          </table:table-cell>
          <table:table-cell table:formula="of:=IF(AND([.C186]=1;[.D186]=1);[.E185]+1;[.E185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740489518101824" calcext:value-type="float">
            <text:p>0.740489518101824</text:p>
          </table:table-cell>
          <table:table-cell table:formula="of:=(RAND()*2-1)" office:value-type="float" office:value="-0.631744524923317" calcext:value-type="float">
            <text:p>-0.631744524923317</text:p>
          </table:table-cell>
          <table:table-cell table:formula="of:=IF([.C186]=16;1;[.C186]+1)" office:value-type="float" office:value="11" calcext:value-type="float">
            <text:p>11</text:p>
          </table:table-cell>
          <table:table-cell table:formula="of:=IF([.C187]=1;IF([.D186]=6;1;[.D186]+1);[.D186])" office:value-type="float" office:value="6" calcext:value-type="float">
            <text:p>6</text:p>
          </table:table-cell>
          <table:table-cell table:formula="of:=IF(AND([.C187]=1;[.D187]=1);[.E186]+1;[.E186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174542061696373" calcext:value-type="float">
            <text:p>0.174542061696373</text:p>
          </table:table-cell>
          <table:table-cell table:formula="of:=(RAND()*2-1)" office:value-type="float" office:value="-0.668557979532385" calcext:value-type="float">
            <text:p>-0.668557979532385</text:p>
          </table:table-cell>
          <table:table-cell table:formula="of:=IF([.C187]=16;1;[.C187]+1)" office:value-type="float" office:value="12" calcext:value-type="float">
            <text:p>12</text:p>
          </table:table-cell>
          <table:table-cell table:formula="of:=IF([.C188]=1;IF([.D187]=6;1;[.D187]+1);[.D187])" office:value-type="float" office:value="6" calcext:value-type="float">
            <text:p>6</text:p>
          </table:table-cell>
          <table:table-cell table:formula="of:=IF(AND([.C188]=1;[.D188]=1);[.E187]+1;[.E187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318703618570916" calcext:value-type="float">
            <text:p>0.318703618570916</text:p>
          </table:table-cell>
          <table:table-cell table:formula="of:=(RAND()*2-1)" office:value-type="float" office:value="0.153750719266554" calcext:value-type="float">
            <text:p>0.153750719266554</text:p>
          </table:table-cell>
          <table:table-cell table:formula="of:=IF([.C188]=16;1;[.C188]+1)" office:value-type="float" office:value="13" calcext:value-type="float">
            <text:p>13</text:p>
          </table:table-cell>
          <table:table-cell table:formula="of:=IF([.C189]=1;IF([.D188]=6;1;[.D188]+1);[.D188])" office:value-type="float" office:value="6" calcext:value-type="float">
            <text:p>6</text:p>
          </table:table-cell>
          <table:table-cell table:formula="of:=IF(AND([.C189]=1;[.D189]=1);[.E188]+1;[.E188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673210104395812" calcext:value-type="float">
            <text:p>-0.673210104395812</text:p>
          </table:table-cell>
          <table:table-cell table:formula="of:=(RAND()*2-1)" office:value-type="float" office:value="-0.440597838090878" calcext:value-type="float">
            <text:p>-0.440597838090878</text:p>
          </table:table-cell>
          <table:table-cell table:formula="of:=IF([.C189]=16;1;[.C189]+1)" office:value-type="float" office:value="14" calcext:value-type="float">
            <text:p>14</text:p>
          </table:table-cell>
          <table:table-cell table:formula="of:=IF([.C190]=1;IF([.D189]=6;1;[.D189]+1);[.D189])" office:value-type="float" office:value="6" calcext:value-type="float">
            <text:p>6</text:p>
          </table:table-cell>
          <table:table-cell table:formula="of:=IF(AND([.C190]=1;[.D190]=1);[.E189]+1;[.E189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845101878505296" calcext:value-type="float">
            <text:p>-0.845101878505296</text:p>
          </table:table-cell>
          <table:table-cell table:formula="of:=(RAND()*2-1)" office:value-type="float" office:value="-0.731000132398502" calcext:value-type="float">
            <text:p>-0.731000132398502</text:p>
          </table:table-cell>
          <table:table-cell table:formula="of:=IF([.C190]=16;1;[.C190]+1)" office:value-type="float" office:value="15" calcext:value-type="float">
            <text:p>15</text:p>
          </table:table-cell>
          <table:table-cell table:formula="of:=IF([.C191]=1;IF([.D190]=6;1;[.D190]+1);[.D190])" office:value-type="float" office:value="6" calcext:value-type="float">
            <text:p>6</text:p>
          </table:table-cell>
          <table:table-cell table:formula="of:=IF(AND([.C191]=1;[.D191]=1);[.E190]+1;[.E190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861364456052747" calcext:value-type="float">
            <text:p>0.861364456052747</text:p>
          </table:table-cell>
          <table:table-cell table:formula="of:=(RAND()*2-1)" office:value-type="float" office:value="0.702015667934411" calcext:value-type="float">
            <text:p>0.702015667934411</text:p>
          </table:table-cell>
          <table:table-cell table:formula="of:=IF([.C191]=16;1;[.C191]+1)" office:value-type="float" office:value="16" calcext:value-type="float">
            <text:p>16</text:p>
          </table:table-cell>
          <table:table-cell table:formula="of:=IF([.C192]=1;IF([.D191]=6;1;[.D191]+1);[.D191])" office:value-type="float" office:value="6" calcext:value-type="float">
            <text:p>6</text:p>
          </table:table-cell>
          <table:table-cell table:formula="of:=IF(AND([.C192]=1;[.D192]=1);[.E191]+1;[.E191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805065964748374" calcext:value-type="float">
            <text:p>-0.805065964748374</text:p>
          </table:table-cell>
          <table:table-cell table:formula="of:=(RAND()*2-1)" office:value-type="float" office:value="0.111664886438036" calcext:value-type="float">
            <text:p>0.111664886438036</text:p>
          </table:table-cell>
          <table:table-cell table:formula="of:=IF([.C192]=16;1;[.C192]+1)" office:value-type="float" office:value="1" calcext:value-type="float">
            <text:p>1</text:p>
          </table:table-cell>
          <table:table-cell table:formula="of:=IF([.C193]=1;IF([.D192]=6;1;[.D192]+1);[.D192])" office:value-type="float" office:value="1" calcext:value-type="float">
            <text:p>1</text:p>
          </table:table-cell>
          <table:table-cell table:formula="of:=IF(AND([.C193]=1;[.D193]=1);[.E192]+1;[.E192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714601044329626" calcext:value-type="float">
            <text:p>0.714601044329626</text:p>
          </table:table-cell>
          <table:table-cell table:formula="of:=(RAND()*2-1)" office:value-type="float" office:value="0.113379777013352" calcext:value-type="float">
            <text:p>0.113379777013352</text:p>
          </table:table-cell>
          <table:table-cell table:formula="of:=IF([.C193]=16;1;[.C193]+1)" office:value-type="float" office:value="2" calcext:value-type="float">
            <text:p>2</text:p>
          </table:table-cell>
          <table:table-cell table:formula="of:=IF([.C194]=1;IF([.D193]=6;1;[.D193]+1);[.D193])" office:value-type="float" office:value="1" calcext:value-type="float">
            <text:p>1</text:p>
          </table:table-cell>
          <table:table-cell table:formula="of:=IF(AND([.C194]=1;[.D194]=1);[.E193]+1;[.E193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272826431368839" calcext:value-type="float">
            <text:p>-0.272826431368839</text:p>
          </table:table-cell>
          <table:table-cell table:formula="of:=(RAND()*2-1)" office:value-type="float" office:value="0.218697234697195" calcext:value-type="float">
            <text:p>0.218697234697195</text:p>
          </table:table-cell>
          <table:table-cell table:formula="of:=IF([.C194]=16;1;[.C194]+1)" office:value-type="float" office:value="3" calcext:value-type="float">
            <text:p>3</text:p>
          </table:table-cell>
          <table:table-cell table:formula="of:=IF([.C195]=1;IF([.D194]=6;1;[.D194]+1);[.D194])" office:value-type="float" office:value="1" calcext:value-type="float">
            <text:p>1</text:p>
          </table:table-cell>
          <table:table-cell table:formula="of:=IF(AND([.C195]=1;[.D195]=1);[.E194]+1;[.E194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774938475305297" calcext:value-type="float">
            <text:p>0.774938475305297</text:p>
          </table:table-cell>
          <table:table-cell table:formula="of:=(RAND()*2-1)" office:value-type="float" office:value="-0.083636151611411" calcext:value-type="float">
            <text:p>-0.083636151611411</text:p>
          </table:table-cell>
          <table:table-cell table:formula="of:=IF([.C195]=16;1;[.C195]+1)" office:value-type="float" office:value="4" calcext:value-type="float">
            <text:p>4</text:p>
          </table:table-cell>
          <table:table-cell table:formula="of:=IF([.C196]=1;IF([.D195]=6;1;[.D195]+1);[.D195])" office:value-type="float" office:value="1" calcext:value-type="float">
            <text:p>1</text:p>
          </table:table-cell>
          <table:table-cell table:formula="of:=IF(AND([.C196]=1;[.D196]=1);[.E195]+1;[.E195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511993249722561" calcext:value-type="float">
            <text:p>0.511993249722561</text:p>
          </table:table-cell>
          <table:table-cell table:formula="of:=(RAND()*2-1)" office:value-type="float" office:value="-0.219159795619124" calcext:value-type="float">
            <text:p>-0.219159795619124</text:p>
          </table:table-cell>
          <table:table-cell table:formula="of:=IF([.C196]=16;1;[.C196]+1)" office:value-type="float" office:value="5" calcext:value-type="float">
            <text:p>5</text:p>
          </table:table-cell>
          <table:table-cell table:formula="of:=IF([.C197]=1;IF([.D196]=6;1;[.D196]+1);[.D196])" office:value-type="float" office:value="1" calcext:value-type="float">
            <text:p>1</text:p>
          </table:table-cell>
          <table:table-cell table:formula="of:=IF(AND([.C197]=1;[.D197]=1);[.E196]+1;[.E196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177393057418404" calcext:value-type="float">
            <text:p>-0.177393057418404</text:p>
          </table:table-cell>
          <table:table-cell table:formula="of:=(RAND()*2-1)" office:value-type="float" office:value="-0.648253719000344" calcext:value-type="float">
            <text:p>-0.648253719000344</text:p>
          </table:table-cell>
          <table:table-cell table:formula="of:=IF([.C197]=16;1;[.C197]+1)" office:value-type="float" office:value="6" calcext:value-type="float">
            <text:p>6</text:p>
          </table:table-cell>
          <table:table-cell table:formula="of:=IF([.C198]=1;IF([.D197]=6;1;[.D197]+1);[.D197])" office:value-type="float" office:value="1" calcext:value-type="float">
            <text:p>1</text:p>
          </table:table-cell>
          <table:table-cell table:formula="of:=IF(AND([.C198]=1;[.D198]=1);[.E197]+1;[.E197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279964551884208" calcext:value-type="float">
            <text:p>0.279964551884208</text:p>
          </table:table-cell>
          <table:table-cell table:formula="of:=(RAND()*2-1)" office:value-type="float" office:value="0.546344212179949" calcext:value-type="float">
            <text:p>0.546344212179949</text:p>
          </table:table-cell>
          <table:table-cell table:formula="of:=IF([.C198]=16;1;[.C198]+1)" office:value-type="float" office:value="7" calcext:value-type="float">
            <text:p>7</text:p>
          </table:table-cell>
          <table:table-cell table:formula="of:=IF([.C199]=1;IF([.D198]=6;1;[.D198]+1);[.D198])" office:value-type="float" office:value="1" calcext:value-type="float">
            <text:p>1</text:p>
          </table:table-cell>
          <table:table-cell table:formula="of:=IF(AND([.C199]=1;[.D199]=1);[.E198]+1;[.E198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641001174561714" calcext:value-type="float">
            <text:p>-0.641001174561714</text:p>
          </table:table-cell>
          <table:table-cell table:formula="of:=(RAND()*2-1)" office:value-type="float" office:value="-0.0402273737666417" calcext:value-type="float">
            <text:p>-0.040227373766642</text:p>
          </table:table-cell>
          <table:table-cell table:formula="of:=IF([.C199]=16;1;[.C199]+1)" office:value-type="float" office:value="8" calcext:value-type="float">
            <text:p>8</text:p>
          </table:table-cell>
          <table:table-cell table:formula="of:=IF([.C200]=1;IF([.D199]=6;1;[.D199]+1);[.D199])" office:value-type="float" office:value="1" calcext:value-type="float">
            <text:p>1</text:p>
          </table:table-cell>
          <table:table-cell table:formula="of:=IF(AND([.C200]=1;[.D200]=1);[.E199]+1;[.E199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674864756449793" calcext:value-type="float">
            <text:p>-0.674864756449793</text:p>
          </table:table-cell>
          <table:table-cell table:formula="of:=(RAND()*2-1)" office:value-type="float" office:value="-0.434432420891548" calcext:value-type="float">
            <text:p>-0.434432420891548</text:p>
          </table:table-cell>
          <table:table-cell table:formula="of:=IF([.C200]=16;1;[.C200]+1)" office:value-type="float" office:value="9" calcext:value-type="float">
            <text:p>9</text:p>
          </table:table-cell>
          <table:table-cell table:formula="of:=IF([.C201]=1;IF([.D200]=6;1;[.D200]+1);[.D200])" office:value-type="float" office:value="1" calcext:value-type="float">
            <text:p>1</text:p>
          </table:table-cell>
          <table:table-cell table:formula="of:=IF(AND([.C201]=1;[.D201]=1);[.E200]+1;[.E200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201012984320743" calcext:value-type="float">
            <text:p>0.201012984320743</text:p>
          </table:table-cell>
          <table:table-cell table:formula="of:=(RAND()*2-1)" office:value-type="float" office:value="0.404159277136484" calcext:value-type="float">
            <text:p>0.404159277136484</text:p>
          </table:table-cell>
          <table:table-cell table:formula="of:=IF([.C201]=16;1;[.C201]+1)" office:value-type="float" office:value="10" calcext:value-type="float">
            <text:p>10</text:p>
          </table:table-cell>
          <table:table-cell table:formula="of:=IF([.C202]=1;IF([.D201]=6;1;[.D201]+1);[.D201])" office:value-type="float" office:value="1" calcext:value-type="float">
            <text:p>1</text:p>
          </table:table-cell>
          <table:table-cell table:formula="of:=IF(AND([.C202]=1;[.D202]=1);[.E201]+1;[.E201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130021564130073" calcext:value-type="float">
            <text:p>-0.130021564130073</text:p>
          </table:table-cell>
          <table:table-cell table:formula="of:=(RAND()*2-1)" office:value-type="float" office:value="-0.826384758944023" calcext:value-type="float">
            <text:p>-0.826384758944023</text:p>
          </table:table-cell>
          <table:table-cell table:formula="of:=IF([.C202]=16;1;[.C202]+1)" office:value-type="float" office:value="11" calcext:value-type="float">
            <text:p>11</text:p>
          </table:table-cell>
          <table:table-cell table:formula="of:=IF([.C203]=1;IF([.D202]=6;1;[.D202]+1);[.D202])" office:value-type="float" office:value="1" calcext:value-type="float">
            <text:p>1</text:p>
          </table:table-cell>
          <table:table-cell table:formula="of:=IF(AND([.C203]=1;[.D203]=1);[.E202]+1;[.E202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392763930635921" calcext:value-type="float">
            <text:p>0.392763930635921</text:p>
          </table:table-cell>
          <table:table-cell table:formula="of:=(RAND()*2-1)" office:value-type="float" office:value="-0.520035558199215" calcext:value-type="float">
            <text:p>-0.520035558199215</text:p>
          </table:table-cell>
          <table:table-cell table:formula="of:=IF([.C203]=16;1;[.C203]+1)" office:value-type="float" office:value="12" calcext:value-type="float">
            <text:p>12</text:p>
          </table:table-cell>
          <table:table-cell table:formula="of:=IF([.C204]=1;IF([.D203]=6;1;[.D203]+1);[.D203])" office:value-type="float" office:value="1" calcext:value-type="float">
            <text:p>1</text:p>
          </table:table-cell>
          <table:table-cell table:formula="of:=IF(AND([.C204]=1;[.D204]=1);[.E203]+1;[.E203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906300713441054" calcext:value-type="float">
            <text:p>-0.906300713441054</text:p>
          </table:table-cell>
          <table:table-cell table:formula="of:=(RAND()*2-1)" office:value-type="float" office:value="0.241170925835717" calcext:value-type="float">
            <text:p>0.241170925835717</text:p>
          </table:table-cell>
          <table:table-cell table:formula="of:=IF([.C204]=16;1;[.C204]+1)" office:value-type="float" office:value="13" calcext:value-type="float">
            <text:p>13</text:p>
          </table:table-cell>
          <table:table-cell table:formula="of:=IF([.C205]=1;IF([.D204]=6;1;[.D204]+1);[.D204])" office:value-type="float" office:value="1" calcext:value-type="float">
            <text:p>1</text:p>
          </table:table-cell>
          <table:table-cell table:formula="of:=IF(AND([.C205]=1;[.D205]=1);[.E204]+1;[.E204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637134433713305" calcext:value-type="float">
            <text:p>0.637134433713305</text:p>
          </table:table-cell>
          <table:table-cell table:formula="of:=(RAND()*2-1)" office:value-type="float" office:value="0.59459863901886" calcext:value-type="float">
            <text:p>0.59459863901886</text:p>
          </table:table-cell>
          <table:table-cell table:formula="of:=IF([.C205]=16;1;[.C205]+1)" office:value-type="float" office:value="14" calcext:value-type="float">
            <text:p>14</text:p>
          </table:table-cell>
          <table:table-cell table:formula="of:=IF([.C206]=1;IF([.D205]=6;1;[.D205]+1);[.D205])" office:value-type="float" office:value="1" calcext:value-type="float">
            <text:p>1</text:p>
          </table:table-cell>
          <table:table-cell table:formula="of:=IF(AND([.C206]=1;[.D206]=1);[.E205]+1;[.E205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210917213562667" calcext:value-type="float">
            <text:p>-0.210917213562667</text:p>
          </table:table-cell>
          <table:table-cell table:formula="of:=(RAND()*2-1)" office:value-type="float" office:value="0.974321345882421" calcext:value-type="float">
            <text:p>0.974321345882421</text:p>
          </table:table-cell>
          <table:table-cell table:formula="of:=IF([.C206]=16;1;[.C206]+1)" office:value-type="float" office:value="15" calcext:value-type="float">
            <text:p>15</text:p>
          </table:table-cell>
          <table:table-cell table:formula="of:=IF([.C207]=1;IF([.D206]=6;1;[.D206]+1);[.D206])" office:value-type="float" office:value="1" calcext:value-type="float">
            <text:p>1</text:p>
          </table:table-cell>
          <table:table-cell table:formula="of:=IF(AND([.C207]=1;[.D207]=1);[.E206]+1;[.E206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534691950084763" calcext:value-type="float">
            <text:p>-0.534691950084763</text:p>
          </table:table-cell>
          <table:table-cell table:formula="of:=(RAND()*2-1)" office:value-type="float" office:value="-0.746739028154726" calcext:value-type="float">
            <text:p>-0.746739028154726</text:p>
          </table:table-cell>
          <table:table-cell table:formula="of:=IF([.C207]=16;1;[.C207]+1)" office:value-type="float" office:value="16" calcext:value-type="float">
            <text:p>16</text:p>
          </table:table-cell>
          <table:table-cell table:formula="of:=IF([.C208]=1;IF([.D207]=6;1;[.D207]+1);[.D207])" office:value-type="float" office:value="1" calcext:value-type="float">
            <text:p>1</text:p>
          </table:table-cell>
          <table:table-cell table:formula="of:=IF(AND([.C208]=1;[.D208]=1);[.E207]+1;[.E207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916634103533988" calcext:value-type="float">
            <text:p>0.916634103533988</text:p>
          </table:table-cell>
          <table:table-cell table:formula="of:=(RAND()*2-1)" office:value-type="float" office:value="0.237645443700428" calcext:value-type="float">
            <text:p>0.237645443700428</text:p>
          </table:table-cell>
          <table:table-cell table:formula="of:=IF([.C208]=16;1;[.C208]+1)" office:value-type="float" office:value="1" calcext:value-type="float">
            <text:p>1</text:p>
          </table:table-cell>
          <table:table-cell table:formula="of:=IF([.C209]=1;IF([.D208]=6;1;[.D208]+1);[.D208])" office:value-type="float" office:value="2" calcext:value-type="float">
            <text:p>2</text:p>
          </table:table-cell>
          <table:table-cell table:formula="of:=IF(AND([.C209]=1;[.D209]=1);[.E208]+1;[.E208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135725894721211" calcext:value-type="float">
            <text:p>-0.135725894721211</text:p>
          </table:table-cell>
          <table:table-cell table:formula="of:=(RAND()*2-1)" office:value-type="float" office:value="0.342241174768924" calcext:value-type="float">
            <text:p>0.342241174768924</text:p>
          </table:table-cell>
          <table:table-cell table:formula="of:=IF([.C209]=16;1;[.C209]+1)" office:value-type="float" office:value="2" calcext:value-type="float">
            <text:p>2</text:p>
          </table:table-cell>
          <table:table-cell table:formula="of:=IF([.C210]=1;IF([.D209]=6;1;[.D209]+1);[.D209])" office:value-type="float" office:value="2" calcext:value-type="float">
            <text:p>2</text:p>
          </table:table-cell>
          <table:table-cell table:formula="of:=IF(AND([.C210]=1;[.D210]=1);[.E209]+1;[.E209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32686483323884" calcext:value-type="float">
            <text:p>0.32686483323884</text:p>
          </table:table-cell>
          <table:table-cell table:formula="of:=(RAND()*2-1)" office:value-type="float" office:value="-0.915593265034898" calcext:value-type="float">
            <text:p>-0.915593265034898</text:p>
          </table:table-cell>
          <table:table-cell table:formula="of:=IF([.C210]=16;1;[.C210]+1)" office:value-type="float" office:value="3" calcext:value-type="float">
            <text:p>3</text:p>
          </table:table-cell>
          <table:table-cell table:formula="of:=IF([.C211]=1;IF([.D210]=6;1;[.D210]+1);[.D210])" office:value-type="float" office:value="2" calcext:value-type="float">
            <text:p>2</text:p>
          </table:table-cell>
          <table:table-cell table:formula="of:=IF(AND([.C211]=1;[.D211]=1);[.E210]+1;[.E210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81126133501033" calcext:value-type="float">
            <text:p>-0.81126133501033</text:p>
          </table:table-cell>
          <table:table-cell table:formula="of:=(RAND()*2-1)" office:value-type="float" office:value="-0.116583359749708" calcext:value-type="float">
            <text:p>-0.116583359749708</text:p>
          </table:table-cell>
          <table:table-cell table:formula="of:=IF([.C211]=16;1;[.C211]+1)" office:value-type="float" office:value="4" calcext:value-type="float">
            <text:p>4</text:p>
          </table:table-cell>
          <table:table-cell table:formula="of:=IF([.C212]=1;IF([.D211]=6;1;[.D211]+1);[.D211])" office:value-type="float" office:value="2" calcext:value-type="float">
            <text:p>2</text:p>
          </table:table-cell>
          <table:table-cell table:formula="of:=IF(AND([.C212]=1;[.D212]=1);[.E211]+1;[.E211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817319705904316" calcext:value-type="float">
            <text:p>0.817319705904316</text:p>
          </table:table-cell>
          <table:table-cell table:formula="of:=(RAND()*2-1)" office:value-type="float" office:value="0.0183185949212175" calcext:value-type="float">
            <text:p>0.018318594921218</text:p>
          </table:table-cell>
          <table:table-cell table:formula="of:=IF([.C212]=16;1;[.C212]+1)" office:value-type="float" office:value="5" calcext:value-type="float">
            <text:p>5</text:p>
          </table:table-cell>
          <table:table-cell table:formula="of:=IF([.C213]=1;IF([.D212]=6;1;[.D212]+1);[.D212])" office:value-type="float" office:value="2" calcext:value-type="float">
            <text:p>2</text:p>
          </table:table-cell>
          <table:table-cell table:formula="of:=IF(AND([.C213]=1;[.D213]=1);[.E212]+1;[.E212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652461182942278" calcext:value-type="float">
            <text:p>-0.652461182942278</text:p>
          </table:table-cell>
          <table:table-cell table:formula="of:=(RAND()*2-1)" office:value-type="float" office:value="-0.810151535117683" calcext:value-type="float">
            <text:p>-0.810151535117683</text:p>
          </table:table-cell>
          <table:table-cell table:formula="of:=IF([.C213]=16;1;[.C213]+1)" office:value-type="float" office:value="6" calcext:value-type="float">
            <text:p>6</text:p>
          </table:table-cell>
          <table:table-cell table:formula="of:=IF([.C214]=1;IF([.D213]=6;1;[.D213]+1);[.D213])" office:value-type="float" office:value="2" calcext:value-type="float">
            <text:p>2</text:p>
          </table:table-cell>
          <table:table-cell table:formula="of:=IF(AND([.C214]=1;[.D214]=1);[.E213]+1;[.E213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915300246960592" calcext:value-type="float">
            <text:p>0.915300246960592</text:p>
          </table:table-cell>
          <table:table-cell table:formula="of:=(RAND()*2-1)" office:value-type="float" office:value="0.201097020532138" calcext:value-type="float">
            <text:p>0.201097020532138</text:p>
          </table:table-cell>
          <table:table-cell table:formula="of:=IF([.C214]=16;1;[.C214]+1)" office:value-type="float" office:value="7" calcext:value-type="float">
            <text:p>7</text:p>
          </table:table-cell>
          <table:table-cell table:formula="of:=IF([.C215]=1;IF([.D214]=6;1;[.D214]+1);[.D214])" office:value-type="float" office:value="2" calcext:value-type="float">
            <text:p>2</text:p>
          </table:table-cell>
          <table:table-cell table:formula="of:=IF(AND([.C215]=1;[.D215]=1);[.E214]+1;[.E214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874506684063893" calcext:value-type="float">
            <text:p>-0.874506684063893</text:p>
          </table:table-cell>
          <table:table-cell table:formula="of:=(RAND()*2-1)" office:value-type="float" office:value="0.53538886756122" calcext:value-type="float">
            <text:p>0.53538886756122</text:p>
          </table:table-cell>
          <table:table-cell table:formula="of:=IF([.C215]=16;1;[.C215]+1)" office:value-type="float" office:value="8" calcext:value-type="float">
            <text:p>8</text:p>
          </table:table-cell>
          <table:table-cell table:formula="of:=IF([.C216]=1;IF([.D215]=6;1;[.D215]+1);[.D215])" office:value-type="float" office:value="2" calcext:value-type="float">
            <text:p>2</text:p>
          </table:table-cell>
          <table:table-cell table:formula="of:=IF(AND([.C216]=1;[.D216]=1);[.E215]+1;[.E215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318949857438706" calcext:value-type="float">
            <text:p>-0.318949857438706</text:p>
          </table:table-cell>
          <table:table-cell table:formula="of:=(RAND()*2-1)" office:value-type="float" office:value="0.526020096327741" calcext:value-type="float">
            <text:p>0.526020096327741</text:p>
          </table:table-cell>
          <table:table-cell table:formula="of:=IF([.C216]=16;1;[.C216]+1)" office:value-type="float" office:value="9" calcext:value-type="float">
            <text:p>9</text:p>
          </table:table-cell>
          <table:table-cell table:formula="of:=IF([.C217]=1;IF([.D216]=6;1;[.D216]+1);[.D216])" office:value-type="float" office:value="2" calcext:value-type="float">
            <text:p>2</text:p>
          </table:table-cell>
          <table:table-cell table:formula="of:=IF(AND([.C217]=1;[.D217]=1);[.E216]+1;[.E216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0639721904420383" calcext:value-type="float">
            <text:p>0.063972190442038</text:p>
          </table:table-cell>
          <table:table-cell table:formula="of:=(RAND()*2-1)" office:value-type="float" office:value="-0.90791384278706" calcext:value-type="float">
            <text:p>-0.90791384278706</text:p>
          </table:table-cell>
          <table:table-cell table:formula="of:=IF([.C217]=16;1;[.C217]+1)" office:value-type="float" office:value="10" calcext:value-type="float">
            <text:p>10</text:p>
          </table:table-cell>
          <table:table-cell table:formula="of:=IF([.C218]=1;IF([.D217]=6;1;[.D217]+1);[.D217])" office:value-type="float" office:value="2" calcext:value-type="float">
            <text:p>2</text:p>
          </table:table-cell>
          <table:table-cell table:formula="of:=IF(AND([.C218]=1;[.D218]=1);[.E217]+1;[.E217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633140882006275" calcext:value-type="float">
            <text:p>0.633140882006275</text:p>
          </table:table-cell>
          <table:table-cell table:formula="of:=(RAND()*2-1)" office:value-type="float" office:value="0.579195299064904" calcext:value-type="float">
            <text:p>0.579195299064904</text:p>
          </table:table-cell>
          <table:table-cell table:formula="of:=IF([.C218]=16;1;[.C218]+1)" office:value-type="float" office:value="11" calcext:value-type="float">
            <text:p>11</text:p>
          </table:table-cell>
          <table:table-cell table:formula="of:=IF([.C219]=1;IF([.D218]=6;1;[.D218]+1);[.D218])" office:value-type="float" office:value="2" calcext:value-type="float">
            <text:p>2</text:p>
          </table:table-cell>
          <table:table-cell table:formula="of:=IF(AND([.C219]=1;[.D219]=1);[.E218]+1;[.E218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257103711307527" calcext:value-type="float">
            <text:p>0.257103711307527</text:p>
          </table:table-cell>
          <table:table-cell table:formula="of:=(RAND()*2-1)" office:value-type="float" office:value="0.261878090168097" calcext:value-type="float">
            <text:p>0.261878090168097</text:p>
          </table:table-cell>
          <table:table-cell table:formula="of:=IF([.C219]=16;1;[.C219]+1)" office:value-type="float" office:value="12" calcext:value-type="float">
            <text:p>12</text:p>
          </table:table-cell>
          <table:table-cell table:formula="of:=IF([.C220]=1;IF([.D219]=6;1;[.D219]+1);[.D219])" office:value-type="float" office:value="2" calcext:value-type="float">
            <text:p>2</text:p>
          </table:table-cell>
          <table:table-cell table:formula="of:=IF(AND([.C220]=1;[.D220]=1);[.E219]+1;[.E219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136411619407112" calcext:value-type="float">
            <text:p>0.136411619407112</text:p>
          </table:table-cell>
          <table:table-cell table:formula="of:=(RAND()*2-1)" office:value-type="float" office:value="0.679550529021498" calcext:value-type="float">
            <text:p>0.679550529021498</text:p>
          </table:table-cell>
          <table:table-cell table:formula="of:=IF([.C220]=16;1;[.C220]+1)" office:value-type="float" office:value="13" calcext:value-type="float">
            <text:p>13</text:p>
          </table:table-cell>
          <table:table-cell table:formula="of:=IF([.C221]=1;IF([.D220]=6;1;[.D220]+1);[.D220])" office:value-type="float" office:value="2" calcext:value-type="float">
            <text:p>2</text:p>
          </table:table-cell>
          <table:table-cell table:formula="of:=IF(AND([.C221]=1;[.D221]=1);[.E220]+1;[.E220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608771340479353" calcext:value-type="float">
            <text:p>0.608771340479353</text:p>
          </table:table-cell>
          <table:table-cell table:formula="of:=(RAND()*2-1)" office:value-type="float" office:value="0.132795141932352" calcext:value-type="float">
            <text:p>0.132795141932352</text:p>
          </table:table-cell>
          <table:table-cell table:formula="of:=IF([.C221]=16;1;[.C221]+1)" office:value-type="float" office:value="14" calcext:value-type="float">
            <text:p>14</text:p>
          </table:table-cell>
          <table:table-cell table:formula="of:=IF([.C222]=1;IF([.D221]=6;1;[.D221]+1);[.D221])" office:value-type="float" office:value="2" calcext:value-type="float">
            <text:p>2</text:p>
          </table:table-cell>
          <table:table-cell table:formula="of:=IF(AND([.C222]=1;[.D222]=1);[.E221]+1;[.E221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95108093180033" calcext:value-type="float">
            <text:p>0.95108093180033</text:p>
          </table:table-cell>
          <table:table-cell table:formula="of:=(RAND()*2-1)" office:value-type="float" office:value="0.718408471597488" calcext:value-type="float">
            <text:p>0.718408471597488</text:p>
          </table:table-cell>
          <table:table-cell table:formula="of:=IF([.C222]=16;1;[.C222]+1)" office:value-type="float" office:value="15" calcext:value-type="float">
            <text:p>15</text:p>
          </table:table-cell>
          <table:table-cell table:formula="of:=IF([.C223]=1;IF([.D222]=6;1;[.D222]+1);[.D222])" office:value-type="float" office:value="2" calcext:value-type="float">
            <text:p>2</text:p>
          </table:table-cell>
          <table:table-cell table:formula="of:=IF(AND([.C223]=1;[.D223]=1);[.E222]+1;[.E222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749193084590798" calcext:value-type="float">
            <text:p>-0.749193084590798</text:p>
          </table:table-cell>
          <table:table-cell table:formula="of:=(RAND()*2-1)" office:value-type="float" office:value="0.897509457021095" calcext:value-type="float">
            <text:p>0.897509457021095</text:p>
          </table:table-cell>
          <table:table-cell table:formula="of:=IF([.C223]=16;1;[.C223]+1)" office:value-type="float" office:value="16" calcext:value-type="float">
            <text:p>16</text:p>
          </table:table-cell>
          <table:table-cell table:formula="of:=IF([.C224]=1;IF([.D223]=6;1;[.D223]+1);[.D223])" office:value-type="float" office:value="2" calcext:value-type="float">
            <text:p>2</text:p>
          </table:table-cell>
          <table:table-cell table:formula="of:=IF(AND([.C224]=1;[.D224]=1);[.E223]+1;[.E223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285005237426041" calcext:value-type="float">
            <text:p>0.285005237426041</text:p>
          </table:table-cell>
          <table:table-cell table:formula="of:=(RAND()*2-1)" office:value-type="float" office:value="0.460513106140183" calcext:value-type="float">
            <text:p>0.460513106140183</text:p>
          </table:table-cell>
          <table:table-cell table:formula="of:=IF([.C224]=16;1;[.C224]+1)" office:value-type="float" office:value="1" calcext:value-type="float">
            <text:p>1</text:p>
          </table:table-cell>
          <table:table-cell table:formula="of:=IF([.C225]=1;IF([.D224]=6;1;[.D224]+1);[.D224])" office:value-type="float" office:value="3" calcext:value-type="float">
            <text:p>3</text:p>
          </table:table-cell>
          <table:table-cell table:formula="of:=IF(AND([.C225]=1;[.D225]=1);[.E224]+1;[.E224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485727702411522" calcext:value-type="float">
            <text:p>0.485727702411522</text:p>
          </table:table-cell>
          <table:table-cell table:formula="of:=(RAND()*2-1)" office:value-type="float" office:value="0.203917142952412" calcext:value-type="float">
            <text:p>0.203917142952412</text:p>
          </table:table-cell>
          <table:table-cell table:formula="of:=IF([.C225]=16;1;[.C225]+1)" office:value-type="float" office:value="2" calcext:value-type="float">
            <text:p>2</text:p>
          </table:table-cell>
          <table:table-cell table:formula="of:=IF([.C226]=1;IF([.D225]=6;1;[.D225]+1);[.D225])" office:value-type="float" office:value="3" calcext:value-type="float">
            <text:p>3</text:p>
          </table:table-cell>
          <table:table-cell table:formula="of:=IF(AND([.C226]=1;[.D226]=1);[.E225]+1;[.E225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106560621608207" calcext:value-type="float">
            <text:p>-0.106560621608207</text:p>
          </table:table-cell>
          <table:table-cell table:formula="of:=(RAND()*2-1)" office:value-type="float" office:value="0.302609927333365" calcext:value-type="float">
            <text:p>0.302609927333365</text:p>
          </table:table-cell>
          <table:table-cell table:formula="of:=IF([.C226]=16;1;[.C226]+1)" office:value-type="float" office:value="3" calcext:value-type="float">
            <text:p>3</text:p>
          </table:table-cell>
          <table:table-cell table:formula="of:=IF([.C227]=1;IF([.D226]=6;1;[.D226]+1);[.D226])" office:value-type="float" office:value="3" calcext:value-type="float">
            <text:p>3</text:p>
          </table:table-cell>
          <table:table-cell table:formula="of:=IF(AND([.C227]=1;[.D227]=1);[.E226]+1;[.E226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874747400810143" calcext:value-type="float">
            <text:p>0.874747400810143</text:p>
          </table:table-cell>
          <table:table-cell table:formula="of:=(RAND()*2-1)" office:value-type="float" office:value="-0.378145265399541" calcext:value-type="float">
            <text:p>-0.378145265399541</text:p>
          </table:table-cell>
          <table:table-cell table:formula="of:=IF([.C227]=16;1;[.C227]+1)" office:value-type="float" office:value="4" calcext:value-type="float">
            <text:p>4</text:p>
          </table:table-cell>
          <table:table-cell table:formula="of:=IF([.C228]=1;IF([.D227]=6;1;[.D227]+1);[.D227])" office:value-type="float" office:value="3" calcext:value-type="float">
            <text:p>3</text:p>
          </table:table-cell>
          <table:table-cell table:formula="of:=IF(AND([.C228]=1;[.D228]=1);[.E227]+1;[.E227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870090883379598" calcext:value-type="float">
            <text:p>0.870090883379598</text:p>
          </table:table-cell>
          <table:table-cell table:formula="of:=(RAND()*2-1)" office:value-type="float" office:value="0.545576856101189" calcext:value-type="float">
            <text:p>0.545576856101189</text:p>
          </table:table-cell>
          <table:table-cell table:formula="of:=IF([.C228]=16;1;[.C228]+1)" office:value-type="float" office:value="5" calcext:value-type="float">
            <text:p>5</text:p>
          </table:table-cell>
          <table:table-cell table:formula="of:=IF([.C229]=1;IF([.D228]=6;1;[.D228]+1);[.D228])" office:value-type="float" office:value="3" calcext:value-type="float">
            <text:p>3</text:p>
          </table:table-cell>
          <table:table-cell table:formula="of:=IF(AND([.C229]=1;[.D229]=1);[.E228]+1;[.E228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166520754595057" calcext:value-type="float">
            <text:p>-0.166520754595057</text:p>
          </table:table-cell>
          <table:table-cell table:formula="of:=(RAND()*2-1)" office:value-type="float" office:value="0.0776125075836136" calcext:value-type="float">
            <text:p>0.077612507583614</text:p>
          </table:table-cell>
          <table:table-cell table:formula="of:=IF([.C229]=16;1;[.C229]+1)" office:value-type="float" office:value="6" calcext:value-type="float">
            <text:p>6</text:p>
          </table:table-cell>
          <table:table-cell table:formula="of:=IF([.C230]=1;IF([.D229]=6;1;[.D229]+1);[.D229])" office:value-type="float" office:value="3" calcext:value-type="float">
            <text:p>3</text:p>
          </table:table-cell>
          <table:table-cell table:formula="of:=IF(AND([.C230]=1;[.D230]=1);[.E229]+1;[.E229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991776200315842" calcext:value-type="float">
            <text:p>-0.991776200315842</text:p>
          </table:table-cell>
          <table:table-cell table:formula="of:=(RAND()*2-1)" office:value-type="float" office:value="0.677597740127324" calcext:value-type="float">
            <text:p>0.677597740127324</text:p>
          </table:table-cell>
          <table:table-cell table:formula="of:=IF([.C230]=16;1;[.C230]+1)" office:value-type="float" office:value="7" calcext:value-type="float">
            <text:p>7</text:p>
          </table:table-cell>
          <table:table-cell table:formula="of:=IF([.C231]=1;IF([.D230]=6;1;[.D230]+1);[.D230])" office:value-type="float" office:value="3" calcext:value-type="float">
            <text:p>3</text:p>
          </table:table-cell>
          <table:table-cell table:formula="of:=IF(AND([.C231]=1;[.D231]=1);[.E230]+1;[.E230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131214941449776" calcext:value-type="float">
            <text:p>0.131214941449776</text:p>
          </table:table-cell>
          <table:table-cell table:formula="of:=(RAND()*2-1)" office:value-type="float" office:value="-0.843803362995442" calcext:value-type="float">
            <text:p>-0.843803362995442</text:p>
          </table:table-cell>
          <table:table-cell table:formula="of:=IF([.C231]=16;1;[.C231]+1)" office:value-type="float" office:value="8" calcext:value-type="float">
            <text:p>8</text:p>
          </table:table-cell>
          <table:table-cell table:formula="of:=IF([.C232]=1;IF([.D231]=6;1;[.D231]+1);[.D231])" office:value-type="float" office:value="3" calcext:value-type="float">
            <text:p>3</text:p>
          </table:table-cell>
          <table:table-cell table:formula="of:=IF(AND([.C232]=1;[.D232]=1);[.E231]+1;[.E231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671575774658692" calcext:value-type="float">
            <text:p>0.671575774658692</text:p>
          </table:table-cell>
          <table:table-cell table:formula="of:=(RAND()*2-1)" office:value-type="float" office:value="0.687643314265888" calcext:value-type="float">
            <text:p>0.687643314265888</text:p>
          </table:table-cell>
          <table:table-cell table:formula="of:=IF([.C232]=16;1;[.C232]+1)" office:value-type="float" office:value="9" calcext:value-type="float">
            <text:p>9</text:p>
          </table:table-cell>
          <table:table-cell table:formula="of:=IF([.C233]=1;IF([.D232]=6;1;[.D232]+1);[.D232])" office:value-type="float" office:value="3" calcext:value-type="float">
            <text:p>3</text:p>
          </table:table-cell>
          <table:table-cell table:formula="of:=IF(AND([.C233]=1;[.D233]=1);[.E232]+1;[.E232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115982340340866" calcext:value-type="float">
            <text:p>0.115982340340866</text:p>
          </table:table-cell>
          <table:table-cell table:formula="of:=(RAND()*2-1)" office:value-type="float" office:value="0.528482461129988" calcext:value-type="float">
            <text:p>0.528482461129988</text:p>
          </table:table-cell>
          <table:table-cell table:formula="of:=IF([.C233]=16;1;[.C233]+1)" office:value-type="float" office:value="10" calcext:value-type="float">
            <text:p>10</text:p>
          </table:table-cell>
          <table:table-cell table:formula="of:=IF([.C234]=1;IF([.D233]=6;1;[.D233]+1);[.D233])" office:value-type="float" office:value="3" calcext:value-type="float">
            <text:p>3</text:p>
          </table:table-cell>
          <table:table-cell table:formula="of:=IF(AND([.C234]=1;[.D234]=1);[.E233]+1;[.E233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202843084495612" calcext:value-type="float">
            <text:p>0.202843084495612</text:p>
          </table:table-cell>
          <table:table-cell table:formula="of:=(RAND()*2-1)" office:value-type="float" office:value="0.198094235322098" calcext:value-type="float">
            <text:p>0.198094235322098</text:p>
          </table:table-cell>
          <table:table-cell table:formula="of:=IF([.C234]=16;1;[.C234]+1)" office:value-type="float" office:value="11" calcext:value-type="float">
            <text:p>11</text:p>
          </table:table-cell>
          <table:table-cell table:formula="of:=IF([.C235]=1;IF([.D234]=6;1;[.D234]+1);[.D234])" office:value-type="float" office:value="3" calcext:value-type="float">
            <text:p>3</text:p>
          </table:table-cell>
          <table:table-cell table:formula="of:=IF(AND([.C235]=1;[.D235]=1);[.E234]+1;[.E234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533657478404689" calcext:value-type="float">
            <text:p>0.533657478404689</text:p>
          </table:table-cell>
          <table:table-cell table:formula="of:=(RAND()*2-1)" office:value-type="float" office:value="0.824108823722579" calcext:value-type="float">
            <text:p>0.824108823722579</text:p>
          </table:table-cell>
          <table:table-cell table:formula="of:=IF([.C235]=16;1;[.C235]+1)" office:value-type="float" office:value="12" calcext:value-type="float">
            <text:p>12</text:p>
          </table:table-cell>
          <table:table-cell table:formula="of:=IF([.C236]=1;IF([.D235]=6;1;[.D235]+1);[.D235])" office:value-type="float" office:value="3" calcext:value-type="float">
            <text:p>3</text:p>
          </table:table-cell>
          <table:table-cell table:formula="of:=IF(AND([.C236]=1;[.D236]=1);[.E235]+1;[.E235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893431387585058" calcext:value-type="float">
            <text:p>0.893431387585058</text:p>
          </table:table-cell>
          <table:table-cell table:formula="of:=(RAND()*2-1)" office:value-type="float" office:value="-0.741256340221533" calcext:value-type="float">
            <text:p>-0.741256340221533</text:p>
          </table:table-cell>
          <table:table-cell table:formula="of:=IF([.C236]=16;1;[.C236]+1)" office:value-type="float" office:value="13" calcext:value-type="float">
            <text:p>13</text:p>
          </table:table-cell>
          <table:table-cell table:formula="of:=IF([.C237]=1;IF([.D236]=6;1;[.D236]+1);[.D236])" office:value-type="float" office:value="3" calcext:value-type="float">
            <text:p>3</text:p>
          </table:table-cell>
          <table:table-cell table:formula="of:=IF(AND([.C237]=1;[.D237]=1);[.E236]+1;[.E236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847984182209119" calcext:value-type="float">
            <text:p>-0.847984182209119</text:p>
          </table:table-cell>
          <table:table-cell table:formula="of:=(RAND()*2-1)" office:value-type="float" office:value="0.932846987711661" calcext:value-type="float">
            <text:p>0.932846987711661</text:p>
          </table:table-cell>
          <table:table-cell table:formula="of:=IF([.C237]=16;1;[.C237]+1)" office:value-type="float" office:value="14" calcext:value-type="float">
            <text:p>14</text:p>
          </table:table-cell>
          <table:table-cell table:formula="of:=IF([.C238]=1;IF([.D237]=6;1;[.D237]+1);[.D237])" office:value-type="float" office:value="3" calcext:value-type="float">
            <text:p>3</text:p>
          </table:table-cell>
          <table:table-cell table:formula="of:=IF(AND([.C238]=1;[.D238]=1);[.E237]+1;[.E237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847650590177484" calcext:value-type="float">
            <text:p>-0.847650590177484</text:p>
          </table:table-cell>
          <table:table-cell table:formula="of:=(RAND()*2-1)" office:value-type="float" office:value="0.72805515267863" calcext:value-type="float">
            <text:p>0.72805515267863</text:p>
          </table:table-cell>
          <table:table-cell table:formula="of:=IF([.C238]=16;1;[.C238]+1)" office:value-type="float" office:value="15" calcext:value-type="float">
            <text:p>15</text:p>
          </table:table-cell>
          <table:table-cell table:formula="of:=IF([.C239]=1;IF([.D238]=6;1;[.D238]+1);[.D238])" office:value-type="float" office:value="3" calcext:value-type="float">
            <text:p>3</text:p>
          </table:table-cell>
          <table:table-cell table:formula="of:=IF(AND([.C239]=1;[.D239]=1);[.E238]+1;[.E238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749772297535227" calcext:value-type="float">
            <text:p>0.749772297535227</text:p>
          </table:table-cell>
          <table:table-cell table:formula="of:=(RAND()*2-1)" office:value-type="float" office:value="-0.147017227172664" calcext:value-type="float">
            <text:p>-0.147017227172664</text:p>
          </table:table-cell>
          <table:table-cell table:formula="of:=IF([.C239]=16;1;[.C239]+1)" office:value-type="float" office:value="16" calcext:value-type="float">
            <text:p>16</text:p>
          </table:table-cell>
          <table:table-cell table:formula="of:=IF([.C240]=1;IF([.D239]=6;1;[.D239]+1);[.D239])" office:value-type="float" office:value="3" calcext:value-type="float">
            <text:p>3</text:p>
          </table:table-cell>
          <table:table-cell table:formula="of:=IF(AND([.C240]=1;[.D240]=1);[.E239]+1;[.E239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137571102114327" calcext:value-type="float">
            <text:p>-0.137571102114327</text:p>
          </table:table-cell>
          <table:table-cell table:formula="of:=(RAND()*2-1)" office:value-type="float" office:value="0.368909927248551" calcext:value-type="float">
            <text:p>0.368909927248551</text:p>
          </table:table-cell>
          <table:table-cell table:formula="of:=IF([.C240]=16;1;[.C240]+1)" office:value-type="float" office:value="1" calcext:value-type="float">
            <text:p>1</text:p>
          </table:table-cell>
          <table:table-cell table:formula="of:=IF([.C241]=1;IF([.D240]=6;1;[.D240]+1);[.D240])" office:value-type="float" office:value="4" calcext:value-type="float">
            <text:p>4</text:p>
          </table:table-cell>
          <table:table-cell table:formula="of:=IF(AND([.C241]=1;[.D241]=1);[.E240]+1;[.E240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47267150291843" calcext:value-type="float">
            <text:p>-0.47267150291843</text:p>
          </table:table-cell>
          <table:table-cell table:formula="of:=(RAND()*2-1)" office:value-type="float" office:value="0.507420959366079" calcext:value-type="float">
            <text:p>0.507420959366079</text:p>
          </table:table-cell>
          <table:table-cell table:formula="of:=IF([.C241]=16;1;[.C241]+1)" office:value-type="float" office:value="2" calcext:value-type="float">
            <text:p>2</text:p>
          </table:table-cell>
          <table:table-cell table:formula="of:=IF([.C242]=1;IF([.D241]=6;1;[.D241]+1);[.D241])" office:value-type="float" office:value="4" calcext:value-type="float">
            <text:p>4</text:p>
          </table:table-cell>
          <table:table-cell table:formula="of:=IF(AND([.C242]=1;[.D242]=1);[.E241]+1;[.E241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182353274499338" calcext:value-type="float">
            <text:p>0.182353274499338</text:p>
          </table:table-cell>
          <table:table-cell table:formula="of:=(RAND()*2-1)" office:value-type="float" office:value="0.498655895593066" calcext:value-type="float">
            <text:p>0.498655895593066</text:p>
          </table:table-cell>
          <table:table-cell table:formula="of:=IF([.C242]=16;1;[.C242]+1)" office:value-type="float" office:value="3" calcext:value-type="float">
            <text:p>3</text:p>
          </table:table-cell>
          <table:table-cell table:formula="of:=IF([.C243]=1;IF([.D242]=6;1;[.D242]+1);[.D242])" office:value-type="float" office:value="4" calcext:value-type="float">
            <text:p>4</text:p>
          </table:table-cell>
          <table:table-cell table:formula="of:=IF(AND([.C243]=1;[.D243]=1);[.E242]+1;[.E242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378896814895504" calcext:value-type="float">
            <text:p>-0.378896814895504</text:p>
          </table:table-cell>
          <table:table-cell table:formula="of:=(RAND()*2-1)" office:value-type="float" office:value="-0.866876120738398" calcext:value-type="float">
            <text:p>-0.866876120738398</text:p>
          </table:table-cell>
          <table:table-cell table:formula="of:=IF([.C243]=16;1;[.C243]+1)" office:value-type="float" office:value="4" calcext:value-type="float">
            <text:p>4</text:p>
          </table:table-cell>
          <table:table-cell table:formula="of:=IF([.C244]=1;IF([.D243]=6;1;[.D243]+1);[.D243])" office:value-type="float" office:value="4" calcext:value-type="float">
            <text:p>4</text:p>
          </table:table-cell>
          <table:table-cell table:formula="of:=IF(AND([.C244]=1;[.D244]=1);[.E243]+1;[.E243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572396194723254" calcext:value-type="float">
            <text:p>-0.572396194723254</text:p>
          </table:table-cell>
          <table:table-cell table:formula="of:=(RAND()*2-1)" office:value-type="float" office:value="-0.276804655430234" calcext:value-type="float">
            <text:p>-0.276804655430234</text:p>
          </table:table-cell>
          <table:table-cell table:formula="of:=IF([.C244]=16;1;[.C244]+1)" office:value-type="float" office:value="5" calcext:value-type="float">
            <text:p>5</text:p>
          </table:table-cell>
          <table:table-cell table:formula="of:=IF([.C245]=1;IF([.D244]=6;1;[.D244]+1);[.D244])" office:value-type="float" office:value="4" calcext:value-type="float">
            <text:p>4</text:p>
          </table:table-cell>
          <table:table-cell table:formula="of:=IF(AND([.C245]=1;[.D245]=1);[.E244]+1;[.E244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663911044031793" calcext:value-type="float">
            <text:p>-0.663911044031793</text:p>
          </table:table-cell>
          <table:table-cell table:formula="of:=(RAND()*2-1)" office:value-type="float" office:value="0.639025175023858" calcext:value-type="float">
            <text:p>0.639025175023858</text:p>
          </table:table-cell>
          <table:table-cell table:formula="of:=IF([.C245]=16;1;[.C245]+1)" office:value-type="float" office:value="6" calcext:value-type="float">
            <text:p>6</text:p>
          </table:table-cell>
          <table:table-cell table:formula="of:=IF([.C246]=1;IF([.D245]=6;1;[.D245]+1);[.D245])" office:value-type="float" office:value="4" calcext:value-type="float">
            <text:p>4</text:p>
          </table:table-cell>
          <table:table-cell table:formula="of:=IF(AND([.C246]=1;[.D246]=1);[.E245]+1;[.E245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211585052386795" calcext:value-type="float">
            <text:p>0.211585052386795</text:p>
          </table:table-cell>
          <table:table-cell table:formula="of:=(RAND()*2-1)" office:value-type="float" office:value="0.593013908689376" calcext:value-type="float">
            <text:p>0.593013908689376</text:p>
          </table:table-cell>
          <table:table-cell table:formula="of:=IF([.C246]=16;1;[.C246]+1)" office:value-type="float" office:value="7" calcext:value-type="float">
            <text:p>7</text:p>
          </table:table-cell>
          <table:table-cell table:formula="of:=IF([.C247]=1;IF([.D246]=6;1;[.D246]+1);[.D246])" office:value-type="float" office:value="4" calcext:value-type="float">
            <text:p>4</text:p>
          </table:table-cell>
          <table:table-cell table:formula="of:=IF(AND([.C247]=1;[.D247]=1);[.E246]+1;[.E246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231217310846918" calcext:value-type="float">
            <text:p>-0.231217310846918</text:p>
          </table:table-cell>
          <table:table-cell table:formula="of:=(RAND()*2-1)" office:value-type="float" office:value="-0.95965943670608" calcext:value-type="float">
            <text:p>-0.95965943670608</text:p>
          </table:table-cell>
          <table:table-cell table:formula="of:=IF([.C247]=16;1;[.C247]+1)" office:value-type="float" office:value="8" calcext:value-type="float">
            <text:p>8</text:p>
          </table:table-cell>
          <table:table-cell table:formula="of:=IF([.C248]=1;IF([.D247]=6;1;[.D247]+1);[.D247])" office:value-type="float" office:value="4" calcext:value-type="float">
            <text:p>4</text:p>
          </table:table-cell>
          <table:table-cell table:formula="of:=IF(AND([.C248]=1;[.D248]=1);[.E247]+1;[.E247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59223022348366" calcext:value-type="float">
            <text:p>0.59223022348366</text:p>
          </table:table-cell>
          <table:table-cell table:formula="of:=(RAND()*2-1)" office:value-type="float" office:value="0.372778569067955" calcext:value-type="float">
            <text:p>0.372778569067955</text:p>
          </table:table-cell>
          <table:table-cell table:formula="of:=IF([.C248]=16;1;[.C248]+1)" office:value-type="float" office:value="9" calcext:value-type="float">
            <text:p>9</text:p>
          </table:table-cell>
          <table:table-cell table:formula="of:=IF([.C249]=1;IF([.D248]=6;1;[.D248]+1);[.D248])" office:value-type="float" office:value="4" calcext:value-type="float">
            <text:p>4</text:p>
          </table:table-cell>
          <table:table-cell table:formula="of:=IF(AND([.C249]=1;[.D249]=1);[.E248]+1;[.E248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280979250384292" calcext:value-type="float">
            <text:p>0.280979250384292</text:p>
          </table:table-cell>
          <table:table-cell table:formula="of:=(RAND()*2-1)" office:value-type="float" office:value="0.120846234002086" calcext:value-type="float">
            <text:p>0.120846234002086</text:p>
          </table:table-cell>
          <table:table-cell table:formula="of:=IF([.C249]=16;1;[.C249]+1)" office:value-type="float" office:value="10" calcext:value-type="float">
            <text:p>10</text:p>
          </table:table-cell>
          <table:table-cell table:formula="of:=IF([.C250]=1;IF([.D249]=6;1;[.D249]+1);[.D249])" office:value-type="float" office:value="4" calcext:value-type="float">
            <text:p>4</text:p>
          </table:table-cell>
          <table:table-cell table:formula="of:=IF(AND([.C250]=1;[.D250]=1);[.E249]+1;[.E249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783048487811572" calcext:value-type="float">
            <text:p>0.783048487811572</text:p>
          </table:table-cell>
          <table:table-cell table:formula="of:=(RAND()*2-1)" office:value-type="float" office:value="0.0114268589771502" calcext:value-type="float">
            <text:p>0.01142685897715</text:p>
          </table:table-cell>
          <table:table-cell table:formula="of:=IF([.C250]=16;1;[.C250]+1)" office:value-type="float" office:value="11" calcext:value-type="float">
            <text:p>11</text:p>
          </table:table-cell>
          <table:table-cell table:formula="of:=IF([.C251]=1;IF([.D250]=6;1;[.D250]+1);[.D250])" office:value-type="float" office:value="4" calcext:value-type="float">
            <text:p>4</text:p>
          </table:table-cell>
          <table:table-cell table:formula="of:=IF(AND([.C251]=1;[.D251]=1);[.E250]+1;[.E250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928298395829927" calcext:value-type="float">
            <text:p>-0.928298395829927</text:p>
          </table:table-cell>
          <table:table-cell table:formula="of:=(RAND()*2-1)" office:value-type="float" office:value="0.737516451806338" calcext:value-type="float">
            <text:p>0.737516451806338</text:p>
          </table:table-cell>
          <table:table-cell table:formula="of:=IF([.C251]=16;1;[.C251]+1)" office:value-type="float" office:value="12" calcext:value-type="float">
            <text:p>12</text:p>
          </table:table-cell>
          <table:table-cell table:formula="of:=IF([.C252]=1;IF([.D251]=6;1;[.D251]+1);[.D251])" office:value-type="float" office:value="4" calcext:value-type="float">
            <text:p>4</text:p>
          </table:table-cell>
          <table:table-cell table:formula="of:=IF(AND([.C252]=1;[.D252]=1);[.E251]+1;[.E251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568489115058299" calcext:value-type="float">
            <text:p>0.568489115058299</text:p>
          </table:table-cell>
          <table:table-cell table:formula="of:=(RAND()*2-1)" office:value-type="float" office:value="0.0791161205376618" calcext:value-type="float">
            <text:p>0.079116120537662</text:p>
          </table:table-cell>
          <table:table-cell table:formula="of:=IF([.C252]=16;1;[.C252]+1)" office:value-type="float" office:value="13" calcext:value-type="float">
            <text:p>13</text:p>
          </table:table-cell>
          <table:table-cell table:formula="of:=IF([.C253]=1;IF([.D252]=6;1;[.D252]+1);[.D252])" office:value-type="float" office:value="4" calcext:value-type="float">
            <text:p>4</text:p>
          </table:table-cell>
          <table:table-cell table:formula="of:=IF(AND([.C253]=1;[.D253]=1);[.E252]+1;[.E252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564728260243979" calcext:value-type="float">
            <text:p>0.564728260243979</text:p>
          </table:table-cell>
          <table:table-cell table:formula="of:=(RAND()*2-1)" office:value-type="float" office:value="0.0756747973828611" calcext:value-type="float">
            <text:p>0.075674797382861</text:p>
          </table:table-cell>
          <table:table-cell table:formula="of:=IF([.C253]=16;1;[.C253]+1)" office:value-type="float" office:value="14" calcext:value-type="float">
            <text:p>14</text:p>
          </table:table-cell>
          <table:table-cell table:formula="of:=IF([.C254]=1;IF([.D253]=6;1;[.D253]+1);[.D253])" office:value-type="float" office:value="4" calcext:value-type="float">
            <text:p>4</text:p>
          </table:table-cell>
          <table:table-cell table:formula="of:=IF(AND([.C254]=1;[.D254]=1);[.E253]+1;[.E253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930107744366869" calcext:value-type="float">
            <text:p>-0.930107744366869</text:p>
          </table:table-cell>
          <table:table-cell table:formula="of:=(RAND()*2-1)" office:value-type="float" office:value="-0.147967026507369" calcext:value-type="float">
            <text:p>-0.147967026507369</text:p>
          </table:table-cell>
          <table:table-cell table:formula="of:=IF([.C254]=16;1;[.C254]+1)" office:value-type="float" office:value="15" calcext:value-type="float">
            <text:p>15</text:p>
          </table:table-cell>
          <table:table-cell table:formula="of:=IF([.C255]=1;IF([.D254]=6;1;[.D254]+1);[.D254])" office:value-type="float" office:value="4" calcext:value-type="float">
            <text:p>4</text:p>
          </table:table-cell>
          <table:table-cell table:formula="of:=IF(AND([.C255]=1;[.D255]=1);[.E254]+1;[.E254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410886770225267" calcext:value-type="float">
            <text:p>0.410886770225267</text:p>
          </table:table-cell>
          <table:table-cell table:formula="of:=(RAND()*2-1)" office:value-type="float" office:value="0.00650362986958708" calcext:value-type="float">
            <text:p>0.006503629869587</text:p>
          </table:table-cell>
          <table:table-cell table:formula="of:=IF([.C255]=16;1;[.C255]+1)" office:value-type="float" office:value="16" calcext:value-type="float">
            <text:p>16</text:p>
          </table:table-cell>
          <table:table-cell table:formula="of:=IF([.C256]=1;IF([.D255]=6;1;[.D255]+1);[.D255])" office:value-type="float" office:value="4" calcext:value-type="float">
            <text:p>4</text:p>
          </table:table-cell>
          <table:table-cell table:formula="of:=IF(AND([.C256]=1;[.D256]=1);[.E255]+1;[.E255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300304223464403" calcext:value-type="float">
            <text:p>-0.300304223464403</text:p>
          </table:table-cell>
          <table:table-cell table:formula="of:=(RAND()*2-1)" office:value-type="float" office:value="-0.109637292428554" calcext:value-type="float">
            <text:p>-0.109637292428554</text:p>
          </table:table-cell>
          <table:table-cell table:formula="of:=IF([.C256]=16;1;[.C256]+1)" office:value-type="float" office:value="1" calcext:value-type="float">
            <text:p>1</text:p>
          </table:table-cell>
          <table:table-cell table:formula="of:=IF([.C257]=1;IF([.D256]=6;1;[.D256]+1);[.D256])" office:value-type="float" office:value="5" calcext:value-type="float">
            <text:p>5</text:p>
          </table:table-cell>
          <table:table-cell table:formula="of:=IF(AND([.C257]=1;[.D257]=1);[.E256]+1;[.E256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0763799345525702" calcext:value-type="float">
            <text:p>-0.07637993455257</text:p>
          </table:table-cell>
          <table:table-cell table:formula="of:=(RAND()*2-1)" office:value-type="float" office:value="-0.862467873315688" calcext:value-type="float">
            <text:p>-0.862467873315688</text:p>
          </table:table-cell>
          <table:table-cell table:formula="of:=IF([.C257]=16;1;[.C257]+1)" office:value-type="float" office:value="2" calcext:value-type="float">
            <text:p>2</text:p>
          </table:table-cell>
          <table:table-cell table:formula="of:=IF([.C258]=1;IF([.D257]=6;1;[.D257]+1);[.D257])" office:value-type="float" office:value="5" calcext:value-type="float">
            <text:p>5</text:p>
          </table:table-cell>
          <table:table-cell table:formula="of:=IF(AND([.C258]=1;[.D258]=1);[.E257]+1;[.E257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147264160076885" calcext:value-type="float">
            <text:p>-0.147264160076885</text:p>
          </table:table-cell>
          <table:table-cell table:formula="of:=(RAND()*2-1)" office:value-type="float" office:value="-0.651042393262569" calcext:value-type="float">
            <text:p>-0.651042393262569</text:p>
          </table:table-cell>
          <table:table-cell table:formula="of:=IF([.C258]=16;1;[.C258]+1)" office:value-type="float" office:value="3" calcext:value-type="float">
            <text:p>3</text:p>
          </table:table-cell>
          <table:table-cell table:formula="of:=IF([.C259]=1;IF([.D258]=6;1;[.D258]+1);[.D258])" office:value-type="float" office:value="5" calcext:value-type="float">
            <text:p>5</text:p>
          </table:table-cell>
          <table:table-cell table:formula="of:=IF(AND([.C259]=1;[.D259]=1);[.E258]+1;[.E258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924629208420774" calcext:value-type="float">
            <text:p>-0.924629208420774</text:p>
          </table:table-cell>
          <table:table-cell table:formula="of:=(RAND()*2-1)" office:value-type="float" office:value="0.936260120349776" calcext:value-type="float">
            <text:p>0.936260120349776</text:p>
          </table:table-cell>
          <table:table-cell table:formula="of:=IF([.C259]=16;1;[.C259]+1)" office:value-type="float" office:value="4" calcext:value-type="float">
            <text:p>4</text:p>
          </table:table-cell>
          <table:table-cell table:formula="of:=IF([.C260]=1;IF([.D259]=6;1;[.D259]+1);[.D259])" office:value-type="float" office:value="5" calcext:value-type="float">
            <text:p>5</text:p>
          </table:table-cell>
          <table:table-cell table:formula="of:=IF(AND([.C260]=1;[.D260]=1);[.E259]+1;[.E259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8723690303387" calcext:value-type="float">
            <text:p>0.8723690303387</text:p>
          </table:table-cell>
          <table:table-cell table:formula="of:=(RAND()*2-1)" office:value-type="float" office:value="-0.669732143633483" calcext:value-type="float">
            <text:p>-0.669732143633483</text:p>
          </table:table-cell>
          <table:table-cell table:formula="of:=IF([.C260]=16;1;[.C260]+1)" office:value-type="float" office:value="5" calcext:value-type="float">
            <text:p>5</text:p>
          </table:table-cell>
          <table:table-cell table:formula="of:=IF([.C261]=1;IF([.D260]=6;1;[.D260]+1);[.D260])" office:value-type="float" office:value="5" calcext:value-type="float">
            <text:p>5</text:p>
          </table:table-cell>
          <table:table-cell table:formula="of:=IF(AND([.C261]=1;[.D261]=1);[.E260]+1;[.E260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00799711831365357" calcext:value-type="float">
            <text:p>0.007997118313654</text:p>
          </table:table-cell>
          <table:table-cell table:formula="of:=(RAND()*2-1)" office:value-type="float" office:value="-0.246158861888308" calcext:value-type="float">
            <text:p>-0.246158861888308</text:p>
          </table:table-cell>
          <table:table-cell table:formula="of:=IF([.C261]=16;1;[.C261]+1)" office:value-type="float" office:value="6" calcext:value-type="float">
            <text:p>6</text:p>
          </table:table-cell>
          <table:table-cell table:formula="of:=IF([.C262]=1;IF([.D261]=6;1;[.D261]+1);[.D261])" office:value-type="float" office:value="5" calcext:value-type="float">
            <text:p>5</text:p>
          </table:table-cell>
          <table:table-cell table:formula="of:=IF(AND([.C262]=1;[.D262]=1);[.E261]+1;[.E261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824558173618412" calcext:value-type="float">
            <text:p>-0.824558173618412</text:p>
          </table:table-cell>
          <table:table-cell table:formula="of:=(RAND()*2-1)" office:value-type="float" office:value="-0.342835962591693" calcext:value-type="float">
            <text:p>-0.342835962591693</text:p>
          </table:table-cell>
          <table:table-cell table:formula="of:=IF([.C262]=16;1;[.C262]+1)" office:value-type="float" office:value="7" calcext:value-type="float">
            <text:p>7</text:p>
          </table:table-cell>
          <table:table-cell table:formula="of:=IF([.C263]=1;IF([.D262]=6;1;[.D262]+1);[.D262])" office:value-type="float" office:value="5" calcext:value-type="float">
            <text:p>5</text:p>
          </table:table-cell>
          <table:table-cell table:formula="of:=IF(AND([.C263]=1;[.D263]=1);[.E262]+1;[.E262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284943983707173" calcext:value-type="float">
            <text:p>0.284943983707173</text:p>
          </table:table-cell>
          <table:table-cell table:formula="of:=(RAND()*2-1)" office:value-type="float" office:value="0.543282679789827" calcext:value-type="float">
            <text:p>0.543282679789827</text:p>
          </table:table-cell>
          <table:table-cell table:formula="of:=IF([.C263]=16;1;[.C263]+1)" office:value-type="float" office:value="8" calcext:value-type="float">
            <text:p>8</text:p>
          </table:table-cell>
          <table:table-cell table:formula="of:=IF([.C264]=1;IF([.D263]=6;1;[.D263]+1);[.D263])" office:value-type="float" office:value="5" calcext:value-type="float">
            <text:p>5</text:p>
          </table:table-cell>
          <table:table-cell table:formula="of:=IF(AND([.C264]=1;[.D264]=1);[.E263]+1;[.E263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041466859547785" calcext:value-type="float">
            <text:p>0.041466859547785</text:p>
          </table:table-cell>
          <table:table-cell table:formula="of:=(RAND()*2-1)" office:value-type="float" office:value="0.29910546463967" calcext:value-type="float">
            <text:p>0.29910546463967</text:p>
          </table:table-cell>
          <table:table-cell table:formula="of:=IF([.C264]=16;1;[.C264]+1)" office:value-type="float" office:value="9" calcext:value-type="float">
            <text:p>9</text:p>
          </table:table-cell>
          <table:table-cell table:formula="of:=IF([.C265]=1;IF([.D264]=6;1;[.D264]+1);[.D264])" office:value-type="float" office:value="5" calcext:value-type="float">
            <text:p>5</text:p>
          </table:table-cell>
          <table:table-cell table:formula="of:=IF(AND([.C265]=1;[.D265]=1);[.E264]+1;[.E264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205954945086039" calcext:value-type="float">
            <text:p>-0.205954945086039</text:p>
          </table:table-cell>
          <table:table-cell table:formula="of:=(RAND()*2-1)" office:value-type="float" office:value="-0.731208038667429" calcext:value-type="float">
            <text:p>-0.731208038667429</text:p>
          </table:table-cell>
          <table:table-cell table:formula="of:=IF([.C265]=16;1;[.C265]+1)" office:value-type="float" office:value="10" calcext:value-type="float">
            <text:p>10</text:p>
          </table:table-cell>
          <table:table-cell table:formula="of:=IF([.C266]=1;IF([.D265]=6;1;[.D265]+1);[.D265])" office:value-type="float" office:value="5" calcext:value-type="float">
            <text:p>5</text:p>
          </table:table-cell>
          <table:table-cell table:formula="of:=IF(AND([.C266]=1;[.D266]=1);[.E265]+1;[.E265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00406457579722142" calcext:value-type="float">
            <text:p>-0.004064575797221</text:p>
          </table:table-cell>
          <table:table-cell table:formula="of:=(RAND()*2-1)" office:value-type="float" office:value="-0.751471316637197" calcext:value-type="float">
            <text:p>-0.751471316637197</text:p>
          </table:table-cell>
          <table:table-cell table:formula="of:=IF([.C266]=16;1;[.C266]+1)" office:value-type="float" office:value="11" calcext:value-type="float">
            <text:p>11</text:p>
          </table:table-cell>
          <table:table-cell table:formula="of:=IF([.C267]=1;IF([.D266]=6;1;[.D266]+1);[.D266])" office:value-type="float" office:value="5" calcext:value-type="float">
            <text:p>5</text:p>
          </table:table-cell>
          <table:table-cell table:formula="of:=IF(AND([.C267]=1;[.D267]=1);[.E266]+1;[.E266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0290395660817297" calcext:value-type="float">
            <text:p>0.02903956608173</text:p>
          </table:table-cell>
          <table:table-cell table:formula="of:=(RAND()*2-1)" office:value-type="float" office:value="-0.280529852433102" calcext:value-type="float">
            <text:p>-0.280529852433102</text:p>
          </table:table-cell>
          <table:table-cell table:formula="of:=IF([.C267]=16;1;[.C267]+1)" office:value-type="float" office:value="12" calcext:value-type="float">
            <text:p>12</text:p>
          </table:table-cell>
          <table:table-cell table:formula="of:=IF([.C268]=1;IF([.D267]=6;1;[.D267]+1);[.D267])" office:value-type="float" office:value="5" calcext:value-type="float">
            <text:p>5</text:p>
          </table:table-cell>
          <table:table-cell table:formula="of:=IF(AND([.C268]=1;[.D268]=1);[.E267]+1;[.E267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0717725606005144" calcext:value-type="float">
            <text:p>0.071772560600514</text:p>
          </table:table-cell>
          <table:table-cell table:formula="of:=(RAND()*2-1)" office:value-type="float" office:value="0.226280456420868" calcext:value-type="float">
            <text:p>0.226280456420868</text:p>
          </table:table-cell>
          <table:table-cell table:formula="of:=IF([.C268]=16;1;[.C268]+1)" office:value-type="float" office:value="13" calcext:value-type="float">
            <text:p>13</text:p>
          </table:table-cell>
          <table:table-cell table:formula="of:=IF([.C269]=1;IF([.D268]=6;1;[.D268]+1);[.D268])" office:value-type="float" office:value="5" calcext:value-type="float">
            <text:p>5</text:p>
          </table:table-cell>
          <table:table-cell table:formula="of:=IF(AND([.C269]=1;[.D269]=1);[.E268]+1;[.E268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353871460765585" calcext:value-type="float">
            <text:p>0.353871460765585</text:p>
          </table:table-cell>
          <table:table-cell table:formula="of:=(RAND()*2-1)" office:value-type="float" office:value="-0.497977155086724" calcext:value-type="float">
            <text:p>-0.497977155086724</text:p>
          </table:table-cell>
          <table:table-cell table:formula="of:=IF([.C269]=16;1;[.C269]+1)" office:value-type="float" office:value="14" calcext:value-type="float">
            <text:p>14</text:p>
          </table:table-cell>
          <table:table-cell table:formula="of:=IF([.C270]=1;IF([.D269]=6;1;[.D269]+1);[.D269])" office:value-type="float" office:value="5" calcext:value-type="float">
            <text:p>5</text:p>
          </table:table-cell>
          <table:table-cell table:formula="of:=IF(AND([.C270]=1;[.D270]=1);[.E269]+1;[.E269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751428036346072" calcext:value-type="float">
            <text:p>-0.751428036346072</text:p>
          </table:table-cell>
          <table:table-cell table:formula="of:=(RAND()*2-1)" office:value-type="float" office:value="-0.665228686709739" calcext:value-type="float">
            <text:p>-0.665228686709739</text:p>
          </table:table-cell>
          <table:table-cell table:formula="of:=IF([.C270]=16;1;[.C270]+1)" office:value-type="float" office:value="15" calcext:value-type="float">
            <text:p>15</text:p>
          </table:table-cell>
          <table:table-cell table:formula="of:=IF([.C271]=1;IF([.D270]=6;1;[.D270]+1);[.D270])" office:value-type="float" office:value="5" calcext:value-type="float">
            <text:p>5</text:p>
          </table:table-cell>
          <table:table-cell table:formula="of:=IF(AND([.C271]=1;[.D271]=1);[.E270]+1;[.E270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326981299509023" calcext:value-type="float">
            <text:p>0.326981299509023</text:p>
          </table:table-cell>
          <table:table-cell table:formula="of:=(RAND()*2-1)" office:value-type="float" office:value="0.164129183801262" calcext:value-type="float">
            <text:p>0.164129183801262</text:p>
          </table:table-cell>
          <table:table-cell table:formula="of:=IF([.C271]=16;1;[.C271]+1)" office:value-type="float" office:value="16" calcext:value-type="float">
            <text:p>16</text:p>
          </table:table-cell>
          <table:table-cell table:formula="of:=IF([.C272]=1;IF([.D271]=6;1;[.D271]+1);[.D271])" office:value-type="float" office:value="5" calcext:value-type="float">
            <text:p>5</text:p>
          </table:table-cell>
          <table:table-cell table:formula="of:=IF(AND([.C272]=1;[.D272]=1);[.E271]+1;[.E271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79144908681547" calcext:value-type="float">
            <text:p>0.79144908681547</text:p>
          </table:table-cell>
          <table:table-cell table:formula="of:=(RAND()*2-1)" office:value-type="float" office:value="0.653493168019668" calcext:value-type="float">
            <text:p>0.653493168019668</text:p>
          </table:table-cell>
          <table:table-cell table:formula="of:=IF([.C272]=16;1;[.C272]+1)" office:value-type="float" office:value="1" calcext:value-type="float">
            <text:p>1</text:p>
          </table:table-cell>
          <table:table-cell table:formula="of:=IF([.C273]=1;IF([.D272]=6;1;[.D272]+1);[.D272])" office:value-type="float" office:value="6" calcext:value-type="float">
            <text:p>6</text:p>
          </table:table-cell>
          <table:table-cell table:formula="of:=IF(AND([.C273]=1;[.D273]=1);[.E272]+1;[.E272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887310263772432" calcext:value-type="float">
            <text:p>0.887310263772432</text:p>
          </table:table-cell>
          <table:table-cell table:formula="of:=(RAND()*2-1)" office:value-type="float" office:value="0.116850161331308" calcext:value-type="float">
            <text:p>0.116850161331308</text:p>
          </table:table-cell>
          <table:table-cell table:formula="of:=IF([.C273]=16;1;[.C273]+1)" office:value-type="float" office:value="2" calcext:value-type="float">
            <text:p>2</text:p>
          </table:table-cell>
          <table:table-cell table:formula="of:=IF([.C274]=1;IF([.D273]=6;1;[.D273]+1);[.D273])" office:value-type="float" office:value="6" calcext:value-type="float">
            <text:p>6</text:p>
          </table:table-cell>
          <table:table-cell table:formula="of:=IF(AND([.C274]=1;[.D274]=1);[.E273]+1;[.E273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18462955344524" calcext:value-type="float">
            <text:p>0.18462955344524</text:p>
          </table:table-cell>
          <table:table-cell table:formula="of:=(RAND()*2-1)" office:value-type="float" office:value="0.349633634500291" calcext:value-type="float">
            <text:p>0.349633634500291</text:p>
          </table:table-cell>
          <table:table-cell table:formula="of:=IF([.C274]=16;1;[.C274]+1)" office:value-type="float" office:value="3" calcext:value-type="float">
            <text:p>3</text:p>
          </table:table-cell>
          <table:table-cell table:formula="of:=IF([.C275]=1;IF([.D274]=6;1;[.D274]+1);[.D274])" office:value-type="float" office:value="6" calcext:value-type="float">
            <text:p>6</text:p>
          </table:table-cell>
          <table:table-cell table:formula="of:=IF(AND([.C275]=1;[.D275]=1);[.E274]+1;[.E274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0484926974174393" calcext:value-type="float">
            <text:p>0.048492697417439</text:p>
          </table:table-cell>
          <table:table-cell table:formula="of:=(RAND()*2-1)" office:value-type="float" office:value="0.455941168184331" calcext:value-type="float">
            <text:p>0.455941168184331</text:p>
          </table:table-cell>
          <table:table-cell table:formula="of:=IF([.C275]=16;1;[.C275]+1)" office:value-type="float" office:value="4" calcext:value-type="float">
            <text:p>4</text:p>
          </table:table-cell>
          <table:table-cell table:formula="of:=IF([.C276]=1;IF([.D275]=6;1;[.D275]+1);[.D275])" office:value-type="float" office:value="6" calcext:value-type="float">
            <text:p>6</text:p>
          </table:table-cell>
          <table:table-cell table:formula="of:=IF(AND([.C276]=1;[.D276]=1);[.E275]+1;[.E275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506959552494148" calcext:value-type="float">
            <text:p>-0.506959552494148</text:p>
          </table:table-cell>
          <table:table-cell table:formula="of:=(RAND()*2-1)" office:value-type="float" office:value="0.898100088093584" calcext:value-type="float">
            <text:p>0.898100088093584</text:p>
          </table:table-cell>
          <table:table-cell table:formula="of:=IF([.C276]=16;1;[.C276]+1)" office:value-type="float" office:value="5" calcext:value-type="float">
            <text:p>5</text:p>
          </table:table-cell>
          <table:table-cell table:formula="of:=IF([.C277]=1;IF([.D276]=6;1;[.D276]+1);[.D276])" office:value-type="float" office:value="6" calcext:value-type="float">
            <text:p>6</text:p>
          </table:table-cell>
          <table:table-cell table:formula="of:=IF(AND([.C277]=1;[.D277]=1);[.E276]+1;[.E276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162943856931809" calcext:value-type="float">
            <text:p>-0.162943856931809</text:p>
          </table:table-cell>
          <table:table-cell table:formula="of:=(RAND()*2-1)" office:value-type="float" office:value="-0.553570798471759" calcext:value-type="float">
            <text:p>-0.553570798471759</text:p>
          </table:table-cell>
          <table:table-cell table:formula="of:=IF([.C277]=16;1;[.C277]+1)" office:value-type="float" office:value="6" calcext:value-type="float">
            <text:p>6</text:p>
          </table:table-cell>
          <table:table-cell table:formula="of:=IF([.C278]=1;IF([.D277]=6;1;[.D277]+1);[.D277])" office:value-type="float" office:value="6" calcext:value-type="float">
            <text:p>6</text:p>
          </table:table-cell>
          <table:table-cell table:formula="of:=IF(AND([.C278]=1;[.D278]=1);[.E277]+1;[.E277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735911844635433" calcext:value-type="float">
            <text:p>0.735911844635433</text:p>
          </table:table-cell>
          <table:table-cell table:formula="of:=(RAND()*2-1)" office:value-type="float" office:value="0.345560075598718" calcext:value-type="float">
            <text:p>0.345560075598718</text:p>
          </table:table-cell>
          <table:table-cell table:formula="of:=IF([.C278]=16;1;[.C278]+1)" office:value-type="float" office:value="7" calcext:value-type="float">
            <text:p>7</text:p>
          </table:table-cell>
          <table:table-cell table:formula="of:=IF([.C279]=1;IF([.D278]=6;1;[.D278]+1);[.D278])" office:value-type="float" office:value="6" calcext:value-type="float">
            <text:p>6</text:p>
          </table:table-cell>
          <table:table-cell table:formula="of:=IF(AND([.C279]=1;[.D279]=1);[.E278]+1;[.E278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291288078201755" calcext:value-type="float">
            <text:p>-0.291288078201755</text:p>
          </table:table-cell>
          <table:table-cell table:formula="of:=(RAND()*2-1)" office:value-type="float" office:value="-0.701093669396758" calcext:value-type="float">
            <text:p>-0.701093669396758</text:p>
          </table:table-cell>
          <table:table-cell table:formula="of:=IF([.C279]=16;1;[.C279]+1)" office:value-type="float" office:value="8" calcext:value-type="float">
            <text:p>8</text:p>
          </table:table-cell>
          <table:table-cell table:formula="of:=IF([.C280]=1;IF([.D279]=6;1;[.D279]+1);[.D279])" office:value-type="float" office:value="6" calcext:value-type="float">
            <text:p>6</text:p>
          </table:table-cell>
          <table:table-cell table:formula="of:=IF(AND([.C280]=1;[.D280]=1);[.E279]+1;[.E279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0765247239510292" calcext:value-type="float">
            <text:p>0.076524723951029</text:p>
          </table:table-cell>
          <table:table-cell table:formula="of:=(RAND()*2-1)" office:value-type="float" office:value="0.291010144106181" calcext:value-type="float">
            <text:p>0.291010144106181</text:p>
          </table:table-cell>
          <table:table-cell table:formula="of:=IF([.C280]=16;1;[.C280]+1)" office:value-type="float" office:value="9" calcext:value-type="float">
            <text:p>9</text:p>
          </table:table-cell>
          <table:table-cell table:formula="of:=IF([.C281]=1;IF([.D280]=6;1;[.D280]+1);[.D280])" office:value-type="float" office:value="6" calcext:value-type="float">
            <text:p>6</text:p>
          </table:table-cell>
          <table:table-cell table:formula="of:=IF(AND([.C281]=1;[.D281]=1);[.E280]+1;[.E280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208198980468645" calcext:value-type="float">
            <text:p>0.208198980468645</text:p>
          </table:table-cell>
          <table:table-cell table:formula="of:=(RAND()*2-1)" office:value-type="float" office:value="-0.547219468188145" calcext:value-type="float">
            <text:p>-0.547219468188145</text:p>
          </table:table-cell>
          <table:table-cell table:formula="of:=IF([.C281]=16;1;[.C281]+1)" office:value-type="float" office:value="10" calcext:value-type="float">
            <text:p>10</text:p>
          </table:table-cell>
          <table:table-cell table:formula="of:=IF([.C282]=1;IF([.D281]=6;1;[.D281]+1);[.D281])" office:value-type="float" office:value="6" calcext:value-type="float">
            <text:p>6</text:p>
          </table:table-cell>
          <table:table-cell table:formula="of:=IF(AND([.C282]=1;[.D282]=1);[.E281]+1;[.E281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739522126401091" calcext:value-type="float">
            <text:p>0.739522126401091</text:p>
          </table:table-cell>
          <table:table-cell table:formula="of:=(RAND()*2-1)" office:value-type="float" office:value="0.624002634273347" calcext:value-type="float">
            <text:p>0.624002634273347</text:p>
          </table:table-cell>
          <table:table-cell table:formula="of:=IF([.C282]=16;1;[.C282]+1)" office:value-type="float" office:value="11" calcext:value-type="float">
            <text:p>11</text:p>
          </table:table-cell>
          <table:table-cell table:formula="of:=IF([.C283]=1;IF([.D282]=6;1;[.D282]+1);[.D282])" office:value-type="float" office:value="6" calcext:value-type="float">
            <text:p>6</text:p>
          </table:table-cell>
          <table:table-cell table:formula="of:=IF(AND([.C283]=1;[.D283]=1);[.E282]+1;[.E282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589201700799717" calcext:value-type="float">
            <text:p>0.589201700799717</text:p>
          </table:table-cell>
          <table:table-cell table:formula="of:=(RAND()*2-1)" office:value-type="float" office:value="-0.0897313209751618" calcext:value-type="float">
            <text:p>-0.089731320975162</text:p>
          </table:table-cell>
          <table:table-cell table:formula="of:=IF([.C283]=16;1;[.C283]+1)" office:value-type="float" office:value="12" calcext:value-type="float">
            <text:p>12</text:p>
          </table:table-cell>
          <table:table-cell table:formula="of:=IF([.C284]=1;IF([.D283]=6;1;[.D283]+1);[.D283])" office:value-type="float" office:value="6" calcext:value-type="float">
            <text:p>6</text:p>
          </table:table-cell>
          <table:table-cell table:formula="of:=IF(AND([.C284]=1;[.D284]=1);[.E283]+1;[.E283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61637677981966" calcext:value-type="float">
            <text:p>0.61637677981966</text:p>
          </table:table-cell>
          <table:table-cell table:formula="of:=(RAND()*2-1)" office:value-type="float" office:value="-0.700340071065292" calcext:value-type="float">
            <text:p>-0.700340071065292</text:p>
          </table:table-cell>
          <table:table-cell table:formula="of:=IF([.C284]=16;1;[.C284]+1)" office:value-type="float" office:value="13" calcext:value-type="float">
            <text:p>13</text:p>
          </table:table-cell>
          <table:table-cell table:formula="of:=IF([.C285]=1;IF([.D284]=6;1;[.D284]+1);[.D284])" office:value-type="float" office:value="6" calcext:value-type="float">
            <text:p>6</text:p>
          </table:table-cell>
          <table:table-cell table:formula="of:=IF(AND([.C285]=1;[.D285]=1);[.E284]+1;[.E284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736258461867813" calcext:value-type="float">
            <text:p>0.736258461867813</text:p>
          </table:table-cell>
          <table:table-cell table:formula="of:=(RAND()*2-1)" office:value-type="float" office:value="0.634374705765664" calcext:value-type="float">
            <text:p>0.634374705765664</text:p>
          </table:table-cell>
          <table:table-cell table:formula="of:=IF([.C285]=16;1;[.C285]+1)" office:value-type="float" office:value="14" calcext:value-type="float">
            <text:p>14</text:p>
          </table:table-cell>
          <table:table-cell table:formula="of:=IF([.C286]=1;IF([.D285]=6;1;[.D285]+1);[.D285])" office:value-type="float" office:value="6" calcext:value-type="float">
            <text:p>6</text:p>
          </table:table-cell>
          <table:table-cell table:formula="of:=IF(AND([.C286]=1;[.D286]=1);[.E285]+1;[.E285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758737238984734" calcext:value-type="float">
            <text:p>0.758737238984734</text:p>
          </table:table-cell>
          <table:table-cell table:formula="of:=(RAND()*2-1)" office:value-type="float" office:value="-0.63923385027109" calcext:value-type="float">
            <text:p>-0.63923385027109</text:p>
          </table:table-cell>
          <table:table-cell table:formula="of:=IF([.C286]=16;1;[.C286]+1)" office:value-type="float" office:value="15" calcext:value-type="float">
            <text:p>15</text:p>
          </table:table-cell>
          <table:table-cell table:formula="of:=IF([.C287]=1;IF([.D286]=6;1;[.D286]+1);[.D286])" office:value-type="float" office:value="6" calcext:value-type="float">
            <text:p>6</text:p>
          </table:table-cell>
          <table:table-cell table:formula="of:=IF(AND([.C287]=1;[.D287]=1);[.E286]+1;[.E286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0.432272026730295" calcext:value-type="float">
            <text:p>0.432272026730295</text:p>
          </table:table-cell>
          <table:table-cell table:formula="of:=(RAND()*2-1)" office:value-type="float" office:value="-0.335978164440235" calcext:value-type="float">
            <text:p>-0.335978164440235</text:p>
          </table:table-cell>
          <table:table-cell table:formula="of:=IF([.C287]=16;1;[.C287]+1)" office:value-type="float" office:value="16" calcext:value-type="float">
            <text:p>16</text:p>
          </table:table-cell>
          <table:table-cell table:formula="of:=IF([.C288]=1;IF([.D287]=6;1;[.D287]+1);[.D287])" office:value-type="float" office:value="6" calcext:value-type="float">
            <text:p>6</text:p>
          </table:table-cell>
          <table:table-cell table:formula="of:=IF(AND([.C288]=1;[.D288]=1);[.E287]+1;[.E287])" office:value-type="float" office:value="3" calcext:value-type="float">
            <text:p>3</text:p>
          </table:table-cell>
        </table:table-row>
        <table:table-row table:style-name="ro1">
          <table:table-cell table:formula="of:=(RAND()*2-1)" office:value-type="float" office:value="-0.896674890106718" calcext:value-type="float">
            <text:p>-0.896674890106718</text:p>
          </table:table-cell>
          <table:table-cell table:formula="of:=(RAND()*2-1)" office:value-type="float" office:value="0.313851995683472" calcext:value-type="float">
            <text:p>0.313851995683472</text:p>
          </table:table-cell>
          <table:table-cell table:formula="of:=IF([.C288]=16;1;[.C288]+1)" office:value-type="float" office:value="1" calcext:value-type="float">
            <text:p>1</text:p>
          </table:table-cell>
          <table:table-cell table:formula="of:=IF([.C289]=1;IF([.D288]=6;1;[.D288]+1);[.D288])" office:value-type="float" office:value="1" calcext:value-type="float">
            <text:p>1</text:p>
          </table:table-cell>
          <table:table-cell table:formula="of:=IF(AND([.C289]=1;[.D289]=1);[.E288]+1;[.E288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851312070016154" calcext:value-type="float">
            <text:p>0.851312070016154</text:p>
          </table:table-cell>
          <table:table-cell table:formula="of:=(RAND()*2-1)" office:value-type="float" office:value="0.139559752883157" calcext:value-type="float">
            <text:p>0.139559752883157</text:p>
          </table:table-cell>
          <table:table-cell table:formula="of:=IF([.C289]=16;1;[.C289]+1)" office:value-type="float" office:value="2" calcext:value-type="float">
            <text:p>2</text:p>
          </table:table-cell>
          <table:table-cell table:formula="of:=IF([.C290]=1;IF([.D289]=6;1;[.D289]+1);[.D289])" office:value-type="float" office:value="1" calcext:value-type="float">
            <text:p>1</text:p>
          </table:table-cell>
          <table:table-cell table:formula="of:=IF(AND([.C290]=1;[.D290]=1);[.E289]+1;[.E289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725771005656136" calcext:value-type="float">
            <text:p>-0.725771005656136</text:p>
          </table:table-cell>
          <table:table-cell table:formula="of:=(RAND()*2-1)" office:value-type="float" office:value="0.633092057241737" calcext:value-type="float">
            <text:p>0.633092057241737</text:p>
          </table:table-cell>
          <table:table-cell table:formula="of:=IF([.C290]=16;1;[.C290]+1)" office:value-type="float" office:value="3" calcext:value-type="float">
            <text:p>3</text:p>
          </table:table-cell>
          <table:table-cell table:formula="of:=IF([.C291]=1;IF([.D290]=6;1;[.D290]+1);[.D290])" office:value-type="float" office:value="1" calcext:value-type="float">
            <text:p>1</text:p>
          </table:table-cell>
          <table:table-cell table:formula="of:=IF(AND([.C291]=1;[.D291]=1);[.E290]+1;[.E290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113197812891532" calcext:value-type="float">
            <text:p>-0.113197812891532</text:p>
          </table:table-cell>
          <table:table-cell table:formula="of:=(RAND()*2-1)" office:value-type="float" office:value="0.951007587478521" calcext:value-type="float">
            <text:p>0.951007587478521</text:p>
          </table:table-cell>
          <table:table-cell table:formula="of:=IF([.C291]=16;1;[.C291]+1)" office:value-type="float" office:value="4" calcext:value-type="float">
            <text:p>4</text:p>
          </table:table-cell>
          <table:table-cell table:formula="of:=IF([.C292]=1;IF([.D291]=6;1;[.D291]+1);[.D291])" office:value-type="float" office:value="1" calcext:value-type="float">
            <text:p>1</text:p>
          </table:table-cell>
          <table:table-cell table:formula="of:=IF(AND([.C292]=1;[.D292]=1);[.E291]+1;[.E291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100190617828689" calcext:value-type="float">
            <text:p>0.100190617828689</text:p>
          </table:table-cell>
          <table:table-cell table:formula="of:=(RAND()*2-1)" office:value-type="float" office:value="0.399171614831568" calcext:value-type="float">
            <text:p>0.399171614831568</text:p>
          </table:table-cell>
          <table:table-cell table:formula="of:=IF([.C292]=16;1;[.C292]+1)" office:value-type="float" office:value="5" calcext:value-type="float">
            <text:p>5</text:p>
          </table:table-cell>
          <table:table-cell table:formula="of:=IF([.C293]=1;IF([.D292]=6;1;[.D292]+1);[.D292])" office:value-type="float" office:value="1" calcext:value-type="float">
            <text:p>1</text:p>
          </table:table-cell>
          <table:table-cell table:formula="of:=IF(AND([.C293]=1;[.D293]=1);[.E292]+1;[.E292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434039061311873" calcext:value-type="float">
            <text:p>0.434039061311873</text:p>
          </table:table-cell>
          <table:table-cell table:formula="of:=(RAND()*2-1)" office:value-type="float" office:value="0.524088533746991" calcext:value-type="float">
            <text:p>0.524088533746991</text:p>
          </table:table-cell>
          <table:table-cell table:formula="of:=IF([.C293]=16;1;[.C293]+1)" office:value-type="float" office:value="6" calcext:value-type="float">
            <text:p>6</text:p>
          </table:table-cell>
          <table:table-cell table:formula="of:=IF([.C294]=1;IF([.D293]=6;1;[.D293]+1);[.D293])" office:value-type="float" office:value="1" calcext:value-type="float">
            <text:p>1</text:p>
          </table:table-cell>
          <table:table-cell table:formula="of:=IF(AND([.C294]=1;[.D294]=1);[.E293]+1;[.E293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676205820401309" calcext:value-type="float">
            <text:p>-0.676205820401309</text:p>
          </table:table-cell>
          <table:table-cell table:formula="of:=(RAND()*2-1)" office:value-type="float" office:value="0.918859612751499" calcext:value-type="float">
            <text:p>0.918859612751499</text:p>
          </table:table-cell>
          <table:table-cell table:formula="of:=IF([.C294]=16;1;[.C294]+1)" office:value-type="float" office:value="7" calcext:value-type="float">
            <text:p>7</text:p>
          </table:table-cell>
          <table:table-cell table:formula="of:=IF([.C295]=1;IF([.D294]=6;1;[.D294]+1);[.D294])" office:value-type="float" office:value="1" calcext:value-type="float">
            <text:p>1</text:p>
          </table:table-cell>
          <table:table-cell table:formula="of:=IF(AND([.C295]=1;[.D295]=1);[.E294]+1;[.E294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947066129294121" calcext:value-type="float">
            <text:p>0.947066129294121</text:p>
          </table:table-cell>
          <table:table-cell table:formula="of:=(RAND()*2-1)" office:value-type="float" office:value="0.81772523466147" calcext:value-type="float">
            <text:p>0.81772523466147</text:p>
          </table:table-cell>
          <table:table-cell table:formula="of:=IF([.C295]=16;1;[.C295]+1)" office:value-type="float" office:value="8" calcext:value-type="float">
            <text:p>8</text:p>
          </table:table-cell>
          <table:table-cell table:formula="of:=IF([.C296]=1;IF([.D295]=6;1;[.D295]+1);[.D295])" office:value-type="float" office:value="1" calcext:value-type="float">
            <text:p>1</text:p>
          </table:table-cell>
          <table:table-cell table:formula="of:=IF(AND([.C296]=1;[.D296]=1);[.E295]+1;[.E295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91113459212357" calcext:value-type="float">
            <text:p>0.91113459212357</text:p>
          </table:table-cell>
          <table:table-cell table:formula="of:=(RAND()*2-1)" office:value-type="float" office:value="-0.159785954726772" calcext:value-type="float">
            <text:p>-0.159785954726772</text:p>
          </table:table-cell>
          <table:table-cell table:formula="of:=IF([.C296]=16;1;[.C296]+1)" office:value-type="float" office:value="9" calcext:value-type="float">
            <text:p>9</text:p>
          </table:table-cell>
          <table:table-cell table:formula="of:=IF([.C297]=1;IF([.D296]=6;1;[.D296]+1);[.D296])" office:value-type="float" office:value="1" calcext:value-type="float">
            <text:p>1</text:p>
          </table:table-cell>
          <table:table-cell table:formula="of:=IF(AND([.C297]=1;[.D297]=1);[.E296]+1;[.E296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56534285278597" calcext:value-type="float">
            <text:p>0.56534285278597</text:p>
          </table:table-cell>
          <table:table-cell table:formula="of:=(RAND()*2-1)" office:value-type="float" office:value="0.119384033527668" calcext:value-type="float">
            <text:p>0.119384033527668</text:p>
          </table:table-cell>
          <table:table-cell table:formula="of:=IF([.C297]=16;1;[.C297]+1)" office:value-type="float" office:value="10" calcext:value-type="float">
            <text:p>10</text:p>
          </table:table-cell>
          <table:table-cell table:formula="of:=IF([.C298]=1;IF([.D297]=6;1;[.D297]+1);[.D297])" office:value-type="float" office:value="1" calcext:value-type="float">
            <text:p>1</text:p>
          </table:table-cell>
          <table:table-cell table:formula="of:=IF(AND([.C298]=1;[.D298]=1);[.E297]+1;[.E297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115708486361303" calcext:value-type="float">
            <text:p>0.115708486361303</text:p>
          </table:table-cell>
          <table:table-cell table:formula="of:=(RAND()*2-1)" office:value-type="float" office:value="0.53997675882638" calcext:value-type="float">
            <text:p>0.53997675882638</text:p>
          </table:table-cell>
          <table:table-cell table:formula="of:=IF([.C298]=16;1;[.C298]+1)" office:value-type="float" office:value="11" calcext:value-type="float">
            <text:p>11</text:p>
          </table:table-cell>
          <table:table-cell table:formula="of:=IF([.C299]=1;IF([.D298]=6;1;[.D298]+1);[.D298])" office:value-type="float" office:value="1" calcext:value-type="float">
            <text:p>1</text:p>
          </table:table-cell>
          <table:table-cell table:formula="of:=IF(AND([.C299]=1;[.D299]=1);[.E298]+1;[.E298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27459268202367" calcext:value-type="float">
            <text:p>-0.27459268202367</text:p>
          </table:table-cell>
          <table:table-cell table:formula="of:=(RAND()*2-1)" office:value-type="float" office:value="0.254265178797222" calcext:value-type="float">
            <text:p>0.254265178797222</text:p>
          </table:table-cell>
          <table:table-cell table:formula="of:=IF([.C299]=16;1;[.C299]+1)" office:value-type="float" office:value="12" calcext:value-type="float">
            <text:p>12</text:p>
          </table:table-cell>
          <table:table-cell table:formula="of:=IF([.C300]=1;IF([.D299]=6;1;[.D299]+1);[.D299])" office:value-type="float" office:value="1" calcext:value-type="float">
            <text:p>1</text:p>
          </table:table-cell>
          <table:table-cell table:formula="of:=IF(AND([.C300]=1;[.D300]=1);[.E299]+1;[.E299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240048941439384" calcext:value-type="float">
            <text:p>-0.240048941439384</text:p>
          </table:table-cell>
          <table:table-cell table:formula="of:=(RAND()*2-1)" office:value-type="float" office:value="-0.237153168135199" calcext:value-type="float">
            <text:p>-0.237153168135199</text:p>
          </table:table-cell>
          <table:table-cell table:formula="of:=IF([.C300]=16;1;[.C300]+1)" office:value-type="float" office:value="13" calcext:value-type="float">
            <text:p>13</text:p>
          </table:table-cell>
          <table:table-cell table:formula="of:=IF([.C301]=1;IF([.D300]=6;1;[.D300]+1);[.D300])" office:value-type="float" office:value="1" calcext:value-type="float">
            <text:p>1</text:p>
          </table:table-cell>
          <table:table-cell table:formula="of:=IF(AND([.C301]=1;[.D301]=1);[.E300]+1;[.E300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0217674847826105" calcext:value-type="float">
            <text:p>-0.021767484782611</text:p>
          </table:table-cell>
          <table:table-cell table:formula="of:=(RAND()*2-1)" office:value-type="float" office:value="-0.401916854280644" calcext:value-type="float">
            <text:p>-0.401916854280644</text:p>
          </table:table-cell>
          <table:table-cell table:formula="of:=IF([.C301]=16;1;[.C301]+1)" office:value-type="float" office:value="14" calcext:value-type="float">
            <text:p>14</text:p>
          </table:table-cell>
          <table:table-cell table:formula="of:=IF([.C302]=1;IF([.D301]=6;1;[.D301]+1);[.D301])" office:value-type="float" office:value="1" calcext:value-type="float">
            <text:p>1</text:p>
          </table:table-cell>
          <table:table-cell table:formula="of:=IF(AND([.C302]=1;[.D302]=1);[.E301]+1;[.E301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488655525736394" calcext:value-type="float">
            <text:p>0.488655525736394</text:p>
          </table:table-cell>
          <table:table-cell table:formula="of:=(RAND()*2-1)" office:value-type="float" office:value="0.340111395659656" calcext:value-type="float">
            <text:p>0.340111395659656</text:p>
          </table:table-cell>
          <table:table-cell table:formula="of:=IF([.C302]=16;1;[.C302]+1)" office:value-type="float" office:value="15" calcext:value-type="float">
            <text:p>15</text:p>
          </table:table-cell>
          <table:table-cell table:formula="of:=IF([.C303]=1;IF([.D302]=6;1;[.D302]+1);[.D302])" office:value-type="float" office:value="1" calcext:value-type="float">
            <text:p>1</text:p>
          </table:table-cell>
          <table:table-cell table:formula="of:=IF(AND([.C303]=1;[.D303]=1);[.E302]+1;[.E302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831841418623593" calcext:value-type="float">
            <text:p>-0.831841418623593</text:p>
          </table:table-cell>
          <table:table-cell table:formula="of:=(RAND()*2-1)" office:value-type="float" office:value="0.964856760896704" calcext:value-type="float">
            <text:p>0.964856760896704</text:p>
          </table:table-cell>
          <table:table-cell table:formula="of:=IF([.C303]=16;1;[.C303]+1)" office:value-type="float" office:value="16" calcext:value-type="float">
            <text:p>16</text:p>
          </table:table-cell>
          <table:table-cell table:formula="of:=IF([.C304]=1;IF([.D303]=6;1;[.D303]+1);[.D303])" office:value-type="float" office:value="1" calcext:value-type="float">
            <text:p>1</text:p>
          </table:table-cell>
          <table:table-cell table:formula="of:=IF(AND([.C304]=1;[.D304]=1);[.E303]+1;[.E303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574818276810943" calcext:value-type="float">
            <text:p>-0.574818276810943</text:p>
          </table:table-cell>
          <table:table-cell table:formula="of:=(RAND()*2-1)" office:value-type="float" office:value="0.948977684225868" calcext:value-type="float">
            <text:p>0.948977684225868</text:p>
          </table:table-cell>
          <table:table-cell table:formula="of:=IF([.C304]=16;1;[.C304]+1)" office:value-type="float" office:value="1" calcext:value-type="float">
            <text:p>1</text:p>
          </table:table-cell>
          <table:table-cell table:formula="of:=IF([.C305]=1;IF([.D304]=6;1;[.D304]+1);[.D304])" office:value-type="float" office:value="2" calcext:value-type="float">
            <text:p>2</text:p>
          </table:table-cell>
          <table:table-cell table:formula="of:=IF(AND([.C305]=1;[.D305]=1);[.E304]+1;[.E304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915765998141265" calcext:value-type="float">
            <text:p>0.915765998141265</text:p>
          </table:table-cell>
          <table:table-cell table:formula="of:=(RAND()*2-1)" office:value-type="float" office:value="0.157343931616334" calcext:value-type="float">
            <text:p>0.157343931616334</text:p>
          </table:table-cell>
          <table:table-cell table:formula="of:=IF([.C305]=16;1;[.C305]+1)" office:value-type="float" office:value="2" calcext:value-type="float">
            <text:p>2</text:p>
          </table:table-cell>
          <table:table-cell table:formula="of:=IF([.C306]=1;IF([.D305]=6;1;[.D305]+1);[.D305])" office:value-type="float" office:value="2" calcext:value-type="float">
            <text:p>2</text:p>
          </table:table-cell>
          <table:table-cell table:formula="of:=IF(AND([.C306]=1;[.D306]=1);[.E305]+1;[.E305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301871161058099" calcext:value-type="float">
            <text:p>-0.301871161058099</text:p>
          </table:table-cell>
          <table:table-cell table:formula="of:=(RAND()*2-1)" office:value-type="float" office:value="0.0796098977020818" calcext:value-type="float">
            <text:p>0.079609897702082</text:p>
          </table:table-cell>
          <table:table-cell table:formula="of:=IF([.C306]=16;1;[.C306]+1)" office:value-type="float" office:value="3" calcext:value-type="float">
            <text:p>3</text:p>
          </table:table-cell>
          <table:table-cell table:formula="of:=IF([.C307]=1;IF([.D306]=6;1;[.D306]+1);[.D306])" office:value-type="float" office:value="2" calcext:value-type="float">
            <text:p>2</text:p>
          </table:table-cell>
          <table:table-cell table:formula="of:=IF(AND([.C307]=1;[.D307]=1);[.E306]+1;[.E306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315944988595556" calcext:value-type="float">
            <text:p>-0.315944988595556</text:p>
          </table:table-cell>
          <table:table-cell table:formula="of:=(RAND()*2-1)" office:value-type="float" office:value="0.133506721376808" calcext:value-type="float">
            <text:p>0.133506721376808</text:p>
          </table:table-cell>
          <table:table-cell table:formula="of:=IF([.C307]=16;1;[.C307]+1)" office:value-type="float" office:value="4" calcext:value-type="float">
            <text:p>4</text:p>
          </table:table-cell>
          <table:table-cell table:formula="of:=IF([.C308]=1;IF([.D307]=6;1;[.D307]+1);[.D307])" office:value-type="float" office:value="2" calcext:value-type="float">
            <text:p>2</text:p>
          </table:table-cell>
          <table:table-cell table:formula="of:=IF(AND([.C308]=1;[.D308]=1);[.E307]+1;[.E307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167127200310894" calcext:value-type="float">
            <text:p>0.167127200310894</text:p>
          </table:table-cell>
          <table:table-cell table:formula="of:=(RAND()*2-1)" office:value-type="float" office:value="-0.96429796539791" calcext:value-type="float">
            <text:p>-0.96429796539791</text:p>
          </table:table-cell>
          <table:table-cell table:formula="of:=IF([.C308]=16;1;[.C308]+1)" office:value-type="float" office:value="5" calcext:value-type="float">
            <text:p>5</text:p>
          </table:table-cell>
          <table:table-cell table:formula="of:=IF([.C309]=1;IF([.D308]=6;1;[.D308]+1);[.D308])" office:value-type="float" office:value="2" calcext:value-type="float">
            <text:p>2</text:p>
          </table:table-cell>
          <table:table-cell table:formula="of:=IF(AND([.C309]=1;[.D309]=1);[.E308]+1;[.E308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697146544079111" calcext:value-type="float">
            <text:p>0.697146544079111</text:p>
          </table:table-cell>
          <table:table-cell table:formula="of:=(RAND()*2-1)" office:value-type="float" office:value="-0.86951450581994" calcext:value-type="float">
            <text:p>-0.86951450581994</text:p>
          </table:table-cell>
          <table:table-cell table:formula="of:=IF([.C309]=16;1;[.C309]+1)" office:value-type="float" office:value="6" calcext:value-type="float">
            <text:p>6</text:p>
          </table:table-cell>
          <table:table-cell table:formula="of:=IF([.C310]=1;IF([.D309]=6;1;[.D309]+1);[.D309])" office:value-type="float" office:value="2" calcext:value-type="float">
            <text:p>2</text:p>
          </table:table-cell>
          <table:table-cell table:formula="of:=IF(AND([.C310]=1;[.D310]=1);[.E309]+1;[.E309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0706499942439862" calcext:value-type="float">
            <text:p>0.070649994243986</text:p>
          </table:table-cell>
          <table:table-cell table:formula="of:=(RAND()*2-1)" office:value-type="float" office:value="-0.930007208825614" calcext:value-type="float">
            <text:p>-0.930007208825614</text:p>
          </table:table-cell>
          <table:table-cell table:formula="of:=IF([.C310]=16;1;[.C310]+1)" office:value-type="float" office:value="7" calcext:value-type="float">
            <text:p>7</text:p>
          </table:table-cell>
          <table:table-cell table:formula="of:=IF([.C311]=1;IF([.D310]=6;1;[.D310]+1);[.D310])" office:value-type="float" office:value="2" calcext:value-type="float">
            <text:p>2</text:p>
          </table:table-cell>
          <table:table-cell table:formula="of:=IF(AND([.C311]=1;[.D311]=1);[.E310]+1;[.E310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517335604743083" calcext:value-type="float">
            <text:p>0.517335604743083</text:p>
          </table:table-cell>
          <table:table-cell table:formula="of:=(RAND()*2-1)" office:value-type="float" office:value="0.328074780301796" calcext:value-type="float">
            <text:p>0.328074780301796</text:p>
          </table:table-cell>
          <table:table-cell table:formula="of:=IF([.C311]=16;1;[.C311]+1)" office:value-type="float" office:value="8" calcext:value-type="float">
            <text:p>8</text:p>
          </table:table-cell>
          <table:table-cell table:formula="of:=IF([.C312]=1;IF([.D311]=6;1;[.D311]+1);[.D311])" office:value-type="float" office:value="2" calcext:value-type="float">
            <text:p>2</text:p>
          </table:table-cell>
          <table:table-cell table:formula="of:=IF(AND([.C312]=1;[.D312]=1);[.E311]+1;[.E311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841275331644306" calcext:value-type="float">
            <text:p>0.841275331644306</text:p>
          </table:table-cell>
          <table:table-cell table:formula="of:=(RAND()*2-1)" office:value-type="float" office:value="-0.26431824991493" calcext:value-type="float">
            <text:p>-0.26431824991493</text:p>
          </table:table-cell>
          <table:table-cell table:formula="of:=IF([.C312]=16;1;[.C312]+1)" office:value-type="float" office:value="9" calcext:value-type="float">
            <text:p>9</text:p>
          </table:table-cell>
          <table:table-cell table:formula="of:=IF([.C313]=1;IF([.D312]=6;1;[.D312]+1);[.D312])" office:value-type="float" office:value="2" calcext:value-type="float">
            <text:p>2</text:p>
          </table:table-cell>
          <table:table-cell table:formula="of:=IF(AND([.C313]=1;[.D313]=1);[.E312]+1;[.E312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964181228119753" calcext:value-type="float">
            <text:p>-0.964181228119753</text:p>
          </table:table-cell>
          <table:table-cell table:formula="of:=(RAND()*2-1)" office:value-type="float" office:value="-0.804690488625676" calcext:value-type="float">
            <text:p>-0.804690488625676</text:p>
          </table:table-cell>
          <table:table-cell table:formula="of:=IF([.C313]=16;1;[.C313]+1)" office:value-type="float" office:value="10" calcext:value-type="float">
            <text:p>10</text:p>
          </table:table-cell>
          <table:table-cell table:formula="of:=IF([.C314]=1;IF([.D313]=6;1;[.D313]+1);[.D313])" office:value-type="float" office:value="2" calcext:value-type="float">
            <text:p>2</text:p>
          </table:table-cell>
          <table:table-cell table:formula="of:=IF(AND([.C314]=1;[.D314]=1);[.E313]+1;[.E313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0600861107841005" calcext:value-type="float">
            <text:p>-0.060086110784101</text:p>
          </table:table-cell>
          <table:table-cell table:formula="of:=(RAND()*2-1)" office:value-type="float" office:value="-0.847233325454919" calcext:value-type="float">
            <text:p>-0.847233325454919</text:p>
          </table:table-cell>
          <table:table-cell table:formula="of:=IF([.C314]=16;1;[.C314]+1)" office:value-type="float" office:value="11" calcext:value-type="float">
            <text:p>11</text:p>
          </table:table-cell>
          <table:table-cell table:formula="of:=IF([.C315]=1;IF([.D314]=6;1;[.D314]+1);[.D314])" office:value-type="float" office:value="2" calcext:value-type="float">
            <text:p>2</text:p>
          </table:table-cell>
          <table:table-cell table:formula="of:=IF(AND([.C315]=1;[.D315]=1);[.E314]+1;[.E314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256944233145608" calcext:value-type="float">
            <text:p>-0.256944233145608</text:p>
          </table:table-cell>
          <table:table-cell table:formula="of:=(RAND()*2-1)" office:value-type="float" office:value="0.976314781373197" calcext:value-type="float">
            <text:p>0.976314781373197</text:p>
          </table:table-cell>
          <table:table-cell table:formula="of:=IF([.C315]=16;1;[.C315]+1)" office:value-type="float" office:value="12" calcext:value-type="float">
            <text:p>12</text:p>
          </table:table-cell>
          <table:table-cell table:formula="of:=IF([.C316]=1;IF([.D315]=6;1;[.D315]+1);[.D315])" office:value-type="float" office:value="2" calcext:value-type="float">
            <text:p>2</text:p>
          </table:table-cell>
          <table:table-cell table:formula="of:=IF(AND([.C316]=1;[.D316]=1);[.E315]+1;[.E315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971556646661707" calcext:value-type="float">
            <text:p>-0.971556646661707</text:p>
          </table:table-cell>
          <table:table-cell table:formula="of:=(RAND()*2-1)" office:value-type="float" office:value="0.154164110949096" calcext:value-type="float">
            <text:p>0.154164110949096</text:p>
          </table:table-cell>
          <table:table-cell table:formula="of:=IF([.C316]=16;1;[.C316]+1)" office:value-type="float" office:value="13" calcext:value-type="float">
            <text:p>13</text:p>
          </table:table-cell>
          <table:table-cell table:formula="of:=IF([.C317]=1;IF([.D316]=6;1;[.D316]+1);[.D316])" office:value-type="float" office:value="2" calcext:value-type="float">
            <text:p>2</text:p>
          </table:table-cell>
          <table:table-cell table:formula="of:=IF(AND([.C317]=1;[.D317]=1);[.E316]+1;[.E316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541718324663809" calcext:value-type="float">
            <text:p>0.541718324663809</text:p>
          </table:table-cell>
          <table:table-cell table:formula="of:=(RAND()*2-1)" office:value-type="float" office:value="0.826111070617745" calcext:value-type="float">
            <text:p>0.826111070617745</text:p>
          </table:table-cell>
          <table:table-cell table:formula="of:=IF([.C317]=16;1;[.C317]+1)" office:value-type="float" office:value="14" calcext:value-type="float">
            <text:p>14</text:p>
          </table:table-cell>
          <table:table-cell table:formula="of:=IF([.C318]=1;IF([.D317]=6;1;[.D317]+1);[.D317])" office:value-type="float" office:value="2" calcext:value-type="float">
            <text:p>2</text:p>
          </table:table-cell>
          <table:table-cell table:formula="of:=IF(AND([.C318]=1;[.D318]=1);[.E317]+1;[.E317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453523129474485" calcext:value-type="float">
            <text:p>-0.453523129474485</text:p>
          </table:table-cell>
          <table:table-cell table:formula="of:=(RAND()*2-1)" office:value-type="float" office:value="-0.696609712514162" calcext:value-type="float">
            <text:p>-0.696609712514162</text:p>
          </table:table-cell>
          <table:table-cell table:formula="of:=IF([.C318]=16;1;[.C318]+1)" office:value-type="float" office:value="15" calcext:value-type="float">
            <text:p>15</text:p>
          </table:table-cell>
          <table:table-cell table:formula="of:=IF([.C319]=1;IF([.D318]=6;1;[.D318]+1);[.D318])" office:value-type="float" office:value="2" calcext:value-type="float">
            <text:p>2</text:p>
          </table:table-cell>
          <table:table-cell table:formula="of:=IF(AND([.C319]=1;[.D319]=1);[.E318]+1;[.E318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403606671595363" calcext:value-type="float">
            <text:p>0.403606671595363</text:p>
          </table:table-cell>
          <table:table-cell table:formula="of:=(RAND()*2-1)" office:value-type="float" office:value="-0.337950727227209" calcext:value-type="float">
            <text:p>-0.337950727227209</text:p>
          </table:table-cell>
          <table:table-cell table:formula="of:=IF([.C319]=16;1;[.C319]+1)" office:value-type="float" office:value="16" calcext:value-type="float">
            <text:p>16</text:p>
          </table:table-cell>
          <table:table-cell table:formula="of:=IF([.C320]=1;IF([.D319]=6;1;[.D319]+1);[.D319])" office:value-type="float" office:value="2" calcext:value-type="float">
            <text:p>2</text:p>
          </table:table-cell>
          <table:table-cell table:formula="of:=IF(AND([.C320]=1;[.D320]=1);[.E319]+1;[.E319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334454741522645" calcext:value-type="float">
            <text:p>0.334454741522645</text:p>
          </table:table-cell>
          <table:table-cell table:formula="of:=(RAND()*2-1)" office:value-type="float" office:value="0.478663649812327" calcext:value-type="float">
            <text:p>0.478663649812327</text:p>
          </table:table-cell>
          <table:table-cell table:formula="of:=IF([.C320]=16;1;[.C320]+1)" office:value-type="float" office:value="1" calcext:value-type="float">
            <text:p>1</text:p>
          </table:table-cell>
          <table:table-cell table:formula="of:=IF([.C321]=1;IF([.D320]=6;1;[.D320]+1);[.D320])" office:value-type="float" office:value="3" calcext:value-type="float">
            <text:p>3</text:p>
          </table:table-cell>
          <table:table-cell table:formula="of:=IF(AND([.C321]=1;[.D321]=1);[.E320]+1;[.E320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938779621481267" calcext:value-type="float">
            <text:p>-0.938779621481267</text:p>
          </table:table-cell>
          <table:table-cell table:formula="of:=(RAND()*2-1)" office:value-type="float" office:value="-0.994446460415133" calcext:value-type="float">
            <text:p>-0.994446460415133</text:p>
          </table:table-cell>
          <table:table-cell table:formula="of:=IF([.C321]=16;1;[.C321]+1)" office:value-type="float" office:value="2" calcext:value-type="float">
            <text:p>2</text:p>
          </table:table-cell>
          <table:table-cell table:formula="of:=IF([.C322]=1;IF([.D321]=6;1;[.D321]+1);[.D321])" office:value-type="float" office:value="3" calcext:value-type="float">
            <text:p>3</text:p>
          </table:table-cell>
          <table:table-cell table:formula="of:=IF(AND([.C322]=1;[.D322]=1);[.E321]+1;[.E321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922583737953011" calcext:value-type="float">
            <text:p>-0.922583737953011</text:p>
          </table:table-cell>
          <table:table-cell table:formula="of:=(RAND()*2-1)" office:value-type="float" office:value="-0.426950100507797" calcext:value-type="float">
            <text:p>-0.426950100507797</text:p>
          </table:table-cell>
          <table:table-cell table:formula="of:=IF([.C322]=16;1;[.C322]+1)" office:value-type="float" office:value="3" calcext:value-type="float">
            <text:p>3</text:p>
          </table:table-cell>
          <table:table-cell table:formula="of:=IF([.C323]=1;IF([.D322]=6;1;[.D322]+1);[.D322])" office:value-type="float" office:value="3" calcext:value-type="float">
            <text:p>3</text:p>
          </table:table-cell>
          <table:table-cell table:formula="of:=IF(AND([.C323]=1;[.D323]=1);[.E322]+1;[.E322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570602288470432" calcext:value-type="float">
            <text:p>-0.570602288470432</text:p>
          </table:table-cell>
          <table:table-cell table:formula="of:=(RAND()*2-1)" office:value-type="float" office:value="-0.39940273496402" calcext:value-type="float">
            <text:p>-0.39940273496402</text:p>
          </table:table-cell>
          <table:table-cell table:formula="of:=IF([.C323]=16;1;[.C323]+1)" office:value-type="float" office:value="4" calcext:value-type="float">
            <text:p>4</text:p>
          </table:table-cell>
          <table:table-cell table:formula="of:=IF([.C324]=1;IF([.D323]=6;1;[.D323]+1);[.D323])" office:value-type="float" office:value="3" calcext:value-type="float">
            <text:p>3</text:p>
          </table:table-cell>
          <table:table-cell table:formula="of:=IF(AND([.C324]=1;[.D324]=1);[.E323]+1;[.E323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969947220017937" calcext:value-type="float">
            <text:p>-0.969947220017937</text:p>
          </table:table-cell>
          <table:table-cell table:formula="of:=(RAND()*2-1)" office:value-type="float" office:value="0.458592080820666" calcext:value-type="float">
            <text:p>0.458592080820666</text:p>
          </table:table-cell>
          <table:table-cell table:formula="of:=IF([.C324]=16;1;[.C324]+1)" office:value-type="float" office:value="5" calcext:value-type="float">
            <text:p>5</text:p>
          </table:table-cell>
          <table:table-cell table:formula="of:=IF([.C325]=1;IF([.D324]=6;1;[.D324]+1);[.D324])" office:value-type="float" office:value="3" calcext:value-type="float">
            <text:p>3</text:p>
          </table:table-cell>
          <table:table-cell table:formula="of:=IF(AND([.C325]=1;[.D325]=1);[.E324]+1;[.E324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712767509200969" calcext:value-type="float">
            <text:p>-0.712767509200969</text:p>
          </table:table-cell>
          <table:table-cell table:formula="of:=(RAND()*2-1)" office:value-type="float" office:value="0.774162023899047" calcext:value-type="float">
            <text:p>0.774162023899047</text:p>
          </table:table-cell>
          <table:table-cell table:formula="of:=IF([.C325]=16;1;[.C325]+1)" office:value-type="float" office:value="6" calcext:value-type="float">
            <text:p>6</text:p>
          </table:table-cell>
          <table:table-cell table:formula="of:=IF([.C326]=1;IF([.D325]=6;1;[.D325]+1);[.D325])" office:value-type="float" office:value="3" calcext:value-type="float">
            <text:p>3</text:p>
          </table:table-cell>
          <table:table-cell table:formula="of:=IF(AND([.C326]=1;[.D326]=1);[.E325]+1;[.E325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516751083901289" calcext:value-type="float">
            <text:p>0.516751083901289</text:p>
          </table:table-cell>
          <table:table-cell table:formula="of:=(RAND()*2-1)" office:value-type="float" office:value="-0.805416156781627" calcext:value-type="float">
            <text:p>-0.805416156781627</text:p>
          </table:table-cell>
          <table:table-cell table:formula="of:=IF([.C326]=16;1;[.C326]+1)" office:value-type="float" office:value="7" calcext:value-type="float">
            <text:p>7</text:p>
          </table:table-cell>
          <table:table-cell table:formula="of:=IF([.C327]=1;IF([.D326]=6;1;[.D326]+1);[.D326])" office:value-type="float" office:value="3" calcext:value-type="float">
            <text:p>3</text:p>
          </table:table-cell>
          <table:table-cell table:formula="of:=IF(AND([.C327]=1;[.D327]=1);[.E326]+1;[.E326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976376488963103" calcext:value-type="float">
            <text:p>0.976376488963103</text:p>
          </table:table-cell>
          <table:table-cell table:formula="of:=(RAND()*2-1)" office:value-type="float" office:value="0.884075198154441" calcext:value-type="float">
            <text:p>0.884075198154441</text:p>
          </table:table-cell>
          <table:table-cell table:formula="of:=IF([.C327]=16;1;[.C327]+1)" office:value-type="float" office:value="8" calcext:value-type="float">
            <text:p>8</text:p>
          </table:table-cell>
          <table:table-cell table:formula="of:=IF([.C328]=1;IF([.D327]=6;1;[.D327]+1);[.D327])" office:value-type="float" office:value="3" calcext:value-type="float">
            <text:p>3</text:p>
          </table:table-cell>
          <table:table-cell table:formula="of:=IF(AND([.C328]=1;[.D328]=1);[.E327]+1;[.E327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560173670987766" calcext:value-type="float">
            <text:p>-0.560173670987766</text:p>
          </table:table-cell>
          <table:table-cell table:formula="of:=(RAND()*2-1)" office:value-type="float" office:value="-0.0317035689138635" calcext:value-type="float">
            <text:p>-0.031703568913864</text:p>
          </table:table-cell>
          <table:table-cell table:formula="of:=IF([.C328]=16;1;[.C328]+1)" office:value-type="float" office:value="9" calcext:value-type="float">
            <text:p>9</text:p>
          </table:table-cell>
          <table:table-cell table:formula="of:=IF([.C329]=1;IF([.D328]=6;1;[.D328]+1);[.D328])" office:value-type="float" office:value="3" calcext:value-type="float">
            <text:p>3</text:p>
          </table:table-cell>
          <table:table-cell table:formula="of:=IF(AND([.C329]=1;[.D329]=1);[.E328]+1;[.E328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153163232137043" calcext:value-type="float">
            <text:p>0.153163232137043</text:p>
          </table:table-cell>
          <table:table-cell table:formula="of:=(RAND()*2-1)" office:value-type="float" office:value="0.912110423216576" calcext:value-type="float">
            <text:p>0.912110423216576</text:p>
          </table:table-cell>
          <table:table-cell table:formula="of:=IF([.C329]=16;1;[.C329]+1)" office:value-type="float" office:value="10" calcext:value-type="float">
            <text:p>10</text:p>
          </table:table-cell>
          <table:table-cell table:formula="of:=IF([.C330]=1;IF([.D329]=6;1;[.D329]+1);[.D329])" office:value-type="float" office:value="3" calcext:value-type="float">
            <text:p>3</text:p>
          </table:table-cell>
          <table:table-cell table:formula="of:=IF(AND([.C330]=1;[.D330]=1);[.E329]+1;[.E329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519329797716172" calcext:value-type="float">
            <text:p>-0.519329797716172</text:p>
          </table:table-cell>
          <table:table-cell table:formula="of:=(RAND()*2-1)" office:value-type="float" office:value="0.275872839916111" calcext:value-type="float">
            <text:p>0.275872839916111</text:p>
          </table:table-cell>
          <table:table-cell table:formula="of:=IF([.C330]=16;1;[.C330]+1)" office:value-type="float" office:value="11" calcext:value-type="float">
            <text:p>11</text:p>
          </table:table-cell>
          <table:table-cell table:formula="of:=IF([.C331]=1;IF([.D330]=6;1;[.D330]+1);[.D330])" office:value-type="float" office:value="3" calcext:value-type="float">
            <text:p>3</text:p>
          </table:table-cell>
          <table:table-cell table:formula="of:=IF(AND([.C331]=1;[.D331]=1);[.E330]+1;[.E330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553138595727357" calcext:value-type="float">
            <text:p>-0.553138595727357</text:p>
          </table:table-cell>
          <table:table-cell table:formula="of:=(RAND()*2-1)" office:value-type="float" office:value="0.956096437492507" calcext:value-type="float">
            <text:p>0.956096437492507</text:p>
          </table:table-cell>
          <table:table-cell table:formula="of:=IF([.C331]=16;1;[.C331]+1)" office:value-type="float" office:value="12" calcext:value-type="float">
            <text:p>12</text:p>
          </table:table-cell>
          <table:table-cell table:formula="of:=IF([.C332]=1;IF([.D331]=6;1;[.D331]+1);[.D331])" office:value-type="float" office:value="3" calcext:value-type="float">
            <text:p>3</text:p>
          </table:table-cell>
          <table:table-cell table:formula="of:=IF(AND([.C332]=1;[.D332]=1);[.E331]+1;[.E331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617557313192746" calcext:value-type="float">
            <text:p>-0.617557313192746</text:p>
          </table:table-cell>
          <table:table-cell table:formula="of:=(RAND()*2-1)" office:value-type="float" office:value="-0.00773327785568168" calcext:value-type="float">
            <text:p>-0.007733277855682</text:p>
          </table:table-cell>
          <table:table-cell table:formula="of:=IF([.C332]=16;1;[.C332]+1)" office:value-type="float" office:value="13" calcext:value-type="float">
            <text:p>13</text:p>
          </table:table-cell>
          <table:table-cell table:formula="of:=IF([.C333]=1;IF([.D332]=6;1;[.D332]+1);[.D332])" office:value-type="float" office:value="3" calcext:value-type="float">
            <text:p>3</text:p>
          </table:table-cell>
          <table:table-cell table:formula="of:=IF(AND([.C333]=1;[.D333]=1);[.E332]+1;[.E332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151635997784688" calcext:value-type="float">
            <text:p>0.151635997784688</text:p>
          </table:table-cell>
          <table:table-cell table:formula="of:=(RAND()*2-1)" office:value-type="float" office:value="0.963496068987234" calcext:value-type="float">
            <text:p>0.963496068987234</text:p>
          </table:table-cell>
          <table:table-cell table:formula="of:=IF([.C333]=16;1;[.C333]+1)" office:value-type="float" office:value="14" calcext:value-type="float">
            <text:p>14</text:p>
          </table:table-cell>
          <table:table-cell table:formula="of:=IF([.C334]=1;IF([.D333]=6;1;[.D333]+1);[.D333])" office:value-type="float" office:value="3" calcext:value-type="float">
            <text:p>3</text:p>
          </table:table-cell>
          <table:table-cell table:formula="of:=IF(AND([.C334]=1;[.D334]=1);[.E333]+1;[.E333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113538184001673" calcext:value-type="float">
            <text:p>-0.113538184001673</text:p>
          </table:table-cell>
          <table:table-cell table:formula="of:=(RAND()*2-1)" office:value-type="float" office:value="-0.359196767652366" calcext:value-type="float">
            <text:p>-0.359196767652366</text:p>
          </table:table-cell>
          <table:table-cell table:formula="of:=IF([.C334]=16;1;[.C334]+1)" office:value-type="float" office:value="15" calcext:value-type="float">
            <text:p>15</text:p>
          </table:table-cell>
          <table:table-cell table:formula="of:=IF([.C335]=1;IF([.D334]=6;1;[.D334]+1);[.D334])" office:value-type="float" office:value="3" calcext:value-type="float">
            <text:p>3</text:p>
          </table:table-cell>
          <table:table-cell table:formula="of:=IF(AND([.C335]=1;[.D335]=1);[.E334]+1;[.E334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50639697799018" calcext:value-type="float">
            <text:p>-0.50639697799018</text:p>
          </table:table-cell>
          <table:table-cell table:formula="of:=(RAND()*2-1)" office:value-type="float" office:value="-0.762216787652261" calcext:value-type="float">
            <text:p>-0.762216787652261</text:p>
          </table:table-cell>
          <table:table-cell table:formula="of:=IF([.C335]=16;1;[.C335]+1)" office:value-type="float" office:value="16" calcext:value-type="float">
            <text:p>16</text:p>
          </table:table-cell>
          <table:table-cell table:formula="of:=IF([.C336]=1;IF([.D335]=6;1;[.D335]+1);[.D335])" office:value-type="float" office:value="3" calcext:value-type="float">
            <text:p>3</text:p>
          </table:table-cell>
          <table:table-cell table:formula="of:=IF(AND([.C336]=1;[.D336]=1);[.E335]+1;[.E335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132395708689491" calcext:value-type="float">
            <text:p>-0.132395708689491</text:p>
          </table:table-cell>
          <table:table-cell table:formula="of:=(RAND()*2-1)" office:value-type="float" office:value="0.169163765615392" calcext:value-type="float">
            <text:p>0.169163765615392</text:p>
          </table:table-cell>
          <table:table-cell table:formula="of:=IF([.C336]=16;1;[.C336]+1)" office:value-type="float" office:value="1" calcext:value-type="float">
            <text:p>1</text:p>
          </table:table-cell>
          <table:table-cell table:formula="of:=IF([.C337]=1;IF([.D336]=6;1;[.D336]+1);[.D336])" office:value-type="float" office:value="4" calcext:value-type="float">
            <text:p>4</text:p>
          </table:table-cell>
          <table:table-cell table:formula="of:=IF(AND([.C337]=1;[.D337]=1);[.E336]+1;[.E336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377121552325164" calcext:value-type="float">
            <text:p>-0.377121552325164</text:p>
          </table:table-cell>
          <table:table-cell table:formula="of:=(RAND()*2-1)" office:value-type="float" office:value="-0.0815475298718128" calcext:value-type="float">
            <text:p>-0.081547529871813</text:p>
          </table:table-cell>
          <table:table-cell table:formula="of:=IF([.C337]=16;1;[.C337]+1)" office:value-type="float" office:value="2" calcext:value-type="float">
            <text:p>2</text:p>
          </table:table-cell>
          <table:table-cell table:formula="of:=IF([.C338]=1;IF([.D337]=6;1;[.D337]+1);[.D337])" office:value-type="float" office:value="4" calcext:value-type="float">
            <text:p>4</text:p>
          </table:table-cell>
          <table:table-cell table:formula="of:=IF(AND([.C338]=1;[.D338]=1);[.E337]+1;[.E337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72957204548974" calcext:value-type="float">
            <text:p>-0.72957204548974</text:p>
          </table:table-cell>
          <table:table-cell table:formula="of:=(RAND()*2-1)" office:value-type="float" office:value="0.372942586305264" calcext:value-type="float">
            <text:p>0.372942586305264</text:p>
          </table:table-cell>
          <table:table-cell table:formula="of:=IF([.C338]=16;1;[.C338]+1)" office:value-type="float" office:value="3" calcext:value-type="float">
            <text:p>3</text:p>
          </table:table-cell>
          <table:table-cell table:formula="of:=IF([.C339]=1;IF([.D338]=6;1;[.D338]+1);[.D338])" office:value-type="float" office:value="4" calcext:value-type="float">
            <text:p>4</text:p>
          </table:table-cell>
          <table:table-cell table:formula="of:=IF(AND([.C339]=1;[.D339]=1);[.E338]+1;[.E338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309389437419945" calcext:value-type="float">
            <text:p>-0.309389437419945</text:p>
          </table:table-cell>
          <table:table-cell table:formula="of:=(RAND()*2-1)" office:value-type="float" office:value="0.801967063703152" calcext:value-type="float">
            <text:p>0.801967063703152</text:p>
          </table:table-cell>
          <table:table-cell table:formula="of:=IF([.C339]=16;1;[.C339]+1)" office:value-type="float" office:value="4" calcext:value-type="float">
            <text:p>4</text:p>
          </table:table-cell>
          <table:table-cell table:formula="of:=IF([.C340]=1;IF([.D339]=6;1;[.D339]+1);[.D339])" office:value-type="float" office:value="4" calcext:value-type="float">
            <text:p>4</text:p>
          </table:table-cell>
          <table:table-cell table:formula="of:=IF(AND([.C340]=1;[.D340]=1);[.E339]+1;[.E339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768949620151898" calcext:value-type="float">
            <text:p>0.768949620151898</text:p>
          </table:table-cell>
          <table:table-cell table:formula="of:=(RAND()*2-1)" office:value-type="float" office:value="0.998921891792095" calcext:value-type="float">
            <text:p>0.998921891792095</text:p>
          </table:table-cell>
          <table:table-cell table:formula="of:=IF([.C340]=16;1;[.C340]+1)" office:value-type="float" office:value="5" calcext:value-type="float">
            <text:p>5</text:p>
          </table:table-cell>
          <table:table-cell table:formula="of:=IF([.C341]=1;IF([.D340]=6;1;[.D340]+1);[.D340])" office:value-type="float" office:value="4" calcext:value-type="float">
            <text:p>4</text:p>
          </table:table-cell>
          <table:table-cell table:formula="of:=IF(AND([.C341]=1;[.D341]=1);[.E340]+1;[.E340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651483474841622" calcext:value-type="float">
            <text:p>-0.651483474841622</text:p>
          </table:table-cell>
          <table:table-cell table:formula="of:=(RAND()*2-1)" office:value-type="float" office:value="0.891851273848664" calcext:value-type="float">
            <text:p>0.891851273848664</text:p>
          </table:table-cell>
          <table:table-cell table:formula="of:=IF([.C341]=16;1;[.C341]+1)" office:value-type="float" office:value="6" calcext:value-type="float">
            <text:p>6</text:p>
          </table:table-cell>
          <table:table-cell table:formula="of:=IF([.C342]=1;IF([.D341]=6;1;[.D341]+1);[.D341])" office:value-type="float" office:value="4" calcext:value-type="float">
            <text:p>4</text:p>
          </table:table-cell>
          <table:table-cell table:formula="of:=IF(AND([.C342]=1;[.D342]=1);[.E341]+1;[.E341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340093009825952" calcext:value-type="float">
            <text:p>0.340093009825952</text:p>
          </table:table-cell>
          <table:table-cell table:formula="of:=(RAND()*2-1)" office:value-type="float" office:value="-0.220849561213936" calcext:value-type="float">
            <text:p>-0.220849561213936</text:p>
          </table:table-cell>
          <table:table-cell table:formula="of:=IF([.C342]=16;1;[.C342]+1)" office:value-type="float" office:value="7" calcext:value-type="float">
            <text:p>7</text:p>
          </table:table-cell>
          <table:table-cell table:formula="of:=IF([.C343]=1;IF([.D342]=6;1;[.D342]+1);[.D342])" office:value-type="float" office:value="4" calcext:value-type="float">
            <text:p>4</text:p>
          </table:table-cell>
          <table:table-cell table:formula="of:=IF(AND([.C343]=1;[.D343]=1);[.E342]+1;[.E342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516362216008564" calcext:value-type="float">
            <text:p>-0.516362216008564</text:p>
          </table:table-cell>
          <table:table-cell table:formula="of:=(RAND()*2-1)" office:value-type="float" office:value="0.258555209190609" calcext:value-type="float">
            <text:p>0.258555209190609</text:p>
          </table:table-cell>
          <table:table-cell table:formula="of:=IF([.C343]=16;1;[.C343]+1)" office:value-type="float" office:value="8" calcext:value-type="float">
            <text:p>8</text:p>
          </table:table-cell>
          <table:table-cell table:formula="of:=IF([.C344]=1;IF([.D343]=6;1;[.D343]+1);[.D343])" office:value-type="float" office:value="4" calcext:value-type="float">
            <text:p>4</text:p>
          </table:table-cell>
          <table:table-cell table:formula="of:=IF(AND([.C344]=1;[.D344]=1);[.E343]+1;[.E343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558908442204665" calcext:value-type="float">
            <text:p>-0.558908442204665</text:p>
          </table:table-cell>
          <table:table-cell table:formula="of:=(RAND()*2-1)" office:value-type="float" office:value="0.630816427949279" calcext:value-type="float">
            <text:p>0.630816427949279</text:p>
          </table:table-cell>
          <table:table-cell table:formula="of:=IF([.C344]=16;1;[.C344]+1)" office:value-type="float" office:value="9" calcext:value-type="float">
            <text:p>9</text:p>
          </table:table-cell>
          <table:table-cell table:formula="of:=IF([.C345]=1;IF([.D344]=6;1;[.D344]+1);[.D344])" office:value-type="float" office:value="4" calcext:value-type="float">
            <text:p>4</text:p>
          </table:table-cell>
          <table:table-cell table:formula="of:=IF(AND([.C345]=1;[.D345]=1);[.E344]+1;[.E344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979279612967537" calcext:value-type="float">
            <text:p>-0.979279612967537</text:p>
          </table:table-cell>
          <table:table-cell table:formula="of:=(RAND()*2-1)" office:value-type="float" office:value="0.942297647923905" calcext:value-type="float">
            <text:p>0.942297647923905</text:p>
          </table:table-cell>
          <table:table-cell table:formula="of:=IF([.C345]=16;1;[.C345]+1)" office:value-type="float" office:value="10" calcext:value-type="float">
            <text:p>10</text:p>
          </table:table-cell>
          <table:table-cell table:formula="of:=IF([.C346]=1;IF([.D345]=6;1;[.D345]+1);[.D345])" office:value-type="float" office:value="4" calcext:value-type="float">
            <text:p>4</text:p>
          </table:table-cell>
          <table:table-cell table:formula="of:=IF(AND([.C346]=1;[.D346]=1);[.E345]+1;[.E345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000620890220164316" calcext:value-type="float">
            <text:p>0.000620890220164</text:p>
          </table:table-cell>
          <table:table-cell table:formula="of:=(RAND()*2-1)" office:value-type="float" office:value="0.78364940018511" calcext:value-type="float">
            <text:p>0.78364940018511</text:p>
          </table:table-cell>
          <table:table-cell table:formula="of:=IF([.C346]=16;1;[.C346]+1)" office:value-type="float" office:value="11" calcext:value-type="float">
            <text:p>11</text:p>
          </table:table-cell>
          <table:table-cell table:formula="of:=IF([.C347]=1;IF([.D346]=6;1;[.D346]+1);[.D346])" office:value-type="float" office:value="4" calcext:value-type="float">
            <text:p>4</text:p>
          </table:table-cell>
          <table:table-cell table:formula="of:=IF(AND([.C347]=1;[.D347]=1);[.E346]+1;[.E346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0323011865305636" calcext:value-type="float">
            <text:p>0.032301186530564</text:p>
          </table:table-cell>
          <table:table-cell table:formula="of:=(RAND()*2-1)" office:value-type="float" office:value="-0.990602854536925" calcext:value-type="float">
            <text:p>-0.990602854536925</text:p>
          </table:table-cell>
          <table:table-cell table:formula="of:=IF([.C347]=16;1;[.C347]+1)" office:value-type="float" office:value="12" calcext:value-type="float">
            <text:p>12</text:p>
          </table:table-cell>
          <table:table-cell table:formula="of:=IF([.C348]=1;IF([.D347]=6;1;[.D347]+1);[.D347])" office:value-type="float" office:value="4" calcext:value-type="float">
            <text:p>4</text:p>
          </table:table-cell>
          <table:table-cell table:formula="of:=IF(AND([.C348]=1;[.D348]=1);[.E347]+1;[.E347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0871240304470049" calcext:value-type="float">
            <text:p>0.087124030447005</text:p>
          </table:table-cell>
          <table:table-cell table:formula="of:=(RAND()*2-1)" office:value-type="float" office:value="-0.461480262923662" calcext:value-type="float">
            <text:p>-0.461480262923662</text:p>
          </table:table-cell>
          <table:table-cell table:formula="of:=IF([.C348]=16;1;[.C348]+1)" office:value-type="float" office:value="13" calcext:value-type="float">
            <text:p>13</text:p>
          </table:table-cell>
          <table:table-cell table:formula="of:=IF([.C349]=1;IF([.D348]=6;1;[.D348]+1);[.D348])" office:value-type="float" office:value="4" calcext:value-type="float">
            <text:p>4</text:p>
          </table:table-cell>
          <table:table-cell table:formula="of:=IF(AND([.C349]=1;[.D349]=1);[.E348]+1;[.E348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771312336654152" calcext:value-type="float">
            <text:p>-0.771312336654152</text:p>
          </table:table-cell>
          <table:table-cell table:formula="of:=(RAND()*2-1)" office:value-type="float" office:value="-0.168557148522706" calcext:value-type="float">
            <text:p>-0.168557148522706</text:p>
          </table:table-cell>
          <table:table-cell table:formula="of:=IF([.C349]=16;1;[.C349]+1)" office:value-type="float" office:value="14" calcext:value-type="float">
            <text:p>14</text:p>
          </table:table-cell>
          <table:table-cell table:formula="of:=IF([.C350]=1;IF([.D349]=6;1;[.D349]+1);[.D349])" office:value-type="float" office:value="4" calcext:value-type="float">
            <text:p>4</text:p>
          </table:table-cell>
          <table:table-cell table:formula="of:=IF(AND([.C350]=1;[.D350]=1);[.E349]+1;[.E349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999446426958285" calcext:value-type="float">
            <text:p>-0.999446426958285</text:p>
          </table:table-cell>
          <table:table-cell table:formula="of:=(RAND()*2-1)" office:value-type="float" office:value="-0.171560921983041" calcext:value-type="float">
            <text:p>-0.171560921983041</text:p>
          </table:table-cell>
          <table:table-cell table:formula="of:=IF([.C350]=16;1;[.C350]+1)" office:value-type="float" office:value="15" calcext:value-type="float">
            <text:p>15</text:p>
          </table:table-cell>
          <table:table-cell table:formula="of:=IF([.C351]=1;IF([.D350]=6;1;[.D350]+1);[.D350])" office:value-type="float" office:value="4" calcext:value-type="float">
            <text:p>4</text:p>
          </table:table-cell>
          <table:table-cell table:formula="of:=IF(AND([.C351]=1;[.D351]=1);[.E350]+1;[.E350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853941601027612" calcext:value-type="float">
            <text:p>0.853941601027612</text:p>
          </table:table-cell>
          <table:table-cell table:formula="of:=(RAND()*2-1)" office:value-type="float" office:value="-0.302352895210056" calcext:value-type="float">
            <text:p>-0.302352895210056</text:p>
          </table:table-cell>
          <table:table-cell table:formula="of:=IF([.C351]=16;1;[.C351]+1)" office:value-type="float" office:value="16" calcext:value-type="float">
            <text:p>16</text:p>
          </table:table-cell>
          <table:table-cell table:formula="of:=IF([.C352]=1;IF([.D351]=6;1;[.D351]+1);[.D351])" office:value-type="float" office:value="4" calcext:value-type="float">
            <text:p>4</text:p>
          </table:table-cell>
          <table:table-cell table:formula="of:=IF(AND([.C352]=1;[.D352]=1);[.E351]+1;[.E351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0310410827582872" calcext:value-type="float">
            <text:p>0.031041082758287</text:p>
          </table:table-cell>
          <table:table-cell table:formula="of:=(RAND()*2-1)" office:value-type="float" office:value="0.345316713974522" calcext:value-type="float">
            <text:p>0.345316713974522</text:p>
          </table:table-cell>
          <table:table-cell table:formula="of:=IF([.C352]=16;1;[.C352]+1)" office:value-type="float" office:value="1" calcext:value-type="float">
            <text:p>1</text:p>
          </table:table-cell>
          <table:table-cell table:formula="of:=IF([.C353]=1;IF([.D352]=6;1;[.D352]+1);[.D352])" office:value-type="float" office:value="5" calcext:value-type="float">
            <text:p>5</text:p>
          </table:table-cell>
          <table:table-cell table:formula="of:=IF(AND([.C353]=1;[.D353]=1);[.E352]+1;[.E352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565402479865844" calcext:value-type="float">
            <text:p>0.565402479865844</text:p>
          </table:table-cell>
          <table:table-cell table:formula="of:=(RAND()*2-1)" office:value-type="float" office:value="-0.666068755613181" calcext:value-type="float">
            <text:p>-0.666068755613181</text:p>
          </table:table-cell>
          <table:table-cell table:formula="of:=IF([.C353]=16;1;[.C353]+1)" office:value-type="float" office:value="2" calcext:value-type="float">
            <text:p>2</text:p>
          </table:table-cell>
          <table:table-cell table:formula="of:=IF([.C354]=1;IF([.D353]=6;1;[.D353]+1);[.D353])" office:value-type="float" office:value="5" calcext:value-type="float">
            <text:p>5</text:p>
          </table:table-cell>
          <table:table-cell table:formula="of:=IF(AND([.C354]=1;[.D354]=1);[.E353]+1;[.E353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222998391534611" calcext:value-type="float">
            <text:p>-0.222998391534611</text:p>
          </table:table-cell>
          <table:table-cell table:formula="of:=(RAND()*2-1)" office:value-type="float" office:value="-0.847453572120465" calcext:value-type="float">
            <text:p>-0.847453572120465</text:p>
          </table:table-cell>
          <table:table-cell table:formula="of:=IF([.C354]=16;1;[.C354]+1)" office:value-type="float" office:value="3" calcext:value-type="float">
            <text:p>3</text:p>
          </table:table-cell>
          <table:table-cell table:formula="of:=IF([.C355]=1;IF([.D354]=6;1;[.D354]+1);[.D354])" office:value-type="float" office:value="5" calcext:value-type="float">
            <text:p>5</text:p>
          </table:table-cell>
          <table:table-cell table:formula="of:=IF(AND([.C355]=1;[.D355]=1);[.E354]+1;[.E354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618805580025748" calcext:value-type="float">
            <text:p>0.618805580025748</text:p>
          </table:table-cell>
          <table:table-cell table:formula="of:=(RAND()*2-1)" office:value-type="float" office:value="0.385788208976158" calcext:value-type="float">
            <text:p>0.385788208976158</text:p>
          </table:table-cell>
          <table:table-cell table:formula="of:=IF([.C355]=16;1;[.C355]+1)" office:value-type="float" office:value="4" calcext:value-type="float">
            <text:p>4</text:p>
          </table:table-cell>
          <table:table-cell table:formula="of:=IF([.C356]=1;IF([.D355]=6;1;[.D355]+1);[.D355])" office:value-type="float" office:value="5" calcext:value-type="float">
            <text:p>5</text:p>
          </table:table-cell>
          <table:table-cell table:formula="of:=IF(AND([.C356]=1;[.D356]=1);[.E355]+1;[.E355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728545689840041" calcext:value-type="float">
            <text:p>0.728545689840041</text:p>
          </table:table-cell>
          <table:table-cell table:formula="of:=(RAND()*2-1)" office:value-type="float" office:value="0.060169999665673" calcext:value-type="float">
            <text:p>0.060169999665673</text:p>
          </table:table-cell>
          <table:table-cell table:formula="of:=IF([.C356]=16;1;[.C356]+1)" office:value-type="float" office:value="5" calcext:value-type="float">
            <text:p>5</text:p>
          </table:table-cell>
          <table:table-cell table:formula="of:=IF([.C357]=1;IF([.D356]=6;1;[.D356]+1);[.D356])" office:value-type="float" office:value="5" calcext:value-type="float">
            <text:p>5</text:p>
          </table:table-cell>
          <table:table-cell table:formula="of:=IF(AND([.C357]=1;[.D357]=1);[.E356]+1;[.E356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127578598537949" calcext:value-type="float">
            <text:p>-0.127578598537949</text:p>
          </table:table-cell>
          <table:table-cell table:formula="of:=(RAND()*2-1)" office:value-type="float" office:value="0.555495927384923" calcext:value-type="float">
            <text:p>0.555495927384923</text:p>
          </table:table-cell>
          <table:table-cell table:formula="of:=IF([.C357]=16;1;[.C357]+1)" office:value-type="float" office:value="6" calcext:value-type="float">
            <text:p>6</text:p>
          </table:table-cell>
          <table:table-cell table:formula="of:=IF([.C358]=1;IF([.D357]=6;1;[.D357]+1);[.D357])" office:value-type="float" office:value="5" calcext:value-type="float">
            <text:p>5</text:p>
          </table:table-cell>
          <table:table-cell table:formula="of:=IF(AND([.C358]=1;[.D358]=1);[.E357]+1;[.E357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0186988758510365" calcext:value-type="float">
            <text:p>0.018698875851037</text:p>
          </table:table-cell>
          <table:table-cell table:formula="of:=(RAND()*2-1)" office:value-type="float" office:value="-0.35182992337241" calcext:value-type="float">
            <text:p>-0.35182992337241</text:p>
          </table:table-cell>
          <table:table-cell table:formula="of:=IF([.C358]=16;1;[.C358]+1)" office:value-type="float" office:value="7" calcext:value-type="float">
            <text:p>7</text:p>
          </table:table-cell>
          <table:table-cell table:formula="of:=IF([.C359]=1;IF([.D358]=6;1;[.D358]+1);[.D358])" office:value-type="float" office:value="5" calcext:value-type="float">
            <text:p>5</text:p>
          </table:table-cell>
          <table:table-cell table:formula="of:=IF(AND([.C359]=1;[.D359]=1);[.E358]+1;[.E358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664664093453714" calcext:value-type="float">
            <text:p>-0.664664093453714</text:p>
          </table:table-cell>
          <table:table-cell table:formula="of:=(RAND()*2-1)" office:value-type="float" office:value="0.100157875936745" calcext:value-type="float">
            <text:p>0.100157875936745</text:p>
          </table:table-cell>
          <table:table-cell table:formula="of:=IF([.C359]=16;1;[.C359]+1)" office:value-type="float" office:value="8" calcext:value-type="float">
            <text:p>8</text:p>
          </table:table-cell>
          <table:table-cell table:formula="of:=IF([.C360]=1;IF([.D359]=6;1;[.D359]+1);[.D359])" office:value-type="float" office:value="5" calcext:value-type="float">
            <text:p>5</text:p>
          </table:table-cell>
          <table:table-cell table:formula="of:=IF(AND([.C360]=1;[.D360]=1);[.E359]+1;[.E359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214378896525114" calcext:value-type="float">
            <text:p>-0.214378896525114</text:p>
          </table:table-cell>
          <table:table-cell table:formula="of:=(RAND()*2-1)" office:value-type="float" office:value="0.870865490076625" calcext:value-type="float">
            <text:p>0.870865490076625</text:p>
          </table:table-cell>
          <table:table-cell table:formula="of:=IF([.C360]=16;1;[.C360]+1)" office:value-type="float" office:value="9" calcext:value-type="float">
            <text:p>9</text:p>
          </table:table-cell>
          <table:table-cell table:formula="of:=IF([.C361]=1;IF([.D360]=6;1;[.D360]+1);[.D360])" office:value-type="float" office:value="5" calcext:value-type="float">
            <text:p>5</text:p>
          </table:table-cell>
          <table:table-cell table:formula="of:=IF(AND([.C361]=1;[.D361]=1);[.E360]+1;[.E360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175418260070604" calcext:value-type="float">
            <text:p>0.175418260070604</text:p>
          </table:table-cell>
          <table:table-cell table:formula="of:=(RAND()*2-1)" office:value-type="float" office:value="-0.929801367665194" calcext:value-type="float">
            <text:p>-0.929801367665194</text:p>
          </table:table-cell>
          <table:table-cell table:formula="of:=IF([.C361]=16;1;[.C361]+1)" office:value-type="float" office:value="10" calcext:value-type="float">
            <text:p>10</text:p>
          </table:table-cell>
          <table:table-cell table:formula="of:=IF([.C362]=1;IF([.D361]=6;1;[.D361]+1);[.D361])" office:value-type="float" office:value="5" calcext:value-type="float">
            <text:p>5</text:p>
          </table:table-cell>
          <table:table-cell table:formula="of:=IF(AND([.C362]=1;[.D362]=1);[.E361]+1;[.E361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942158597180091" calcext:value-type="float">
            <text:p>0.942158597180091</text:p>
          </table:table-cell>
          <table:table-cell table:formula="of:=(RAND()*2-1)" office:value-type="float" office:value="0.656446813349961" calcext:value-type="float">
            <text:p>0.656446813349961</text:p>
          </table:table-cell>
          <table:table-cell table:formula="of:=IF([.C362]=16;1;[.C362]+1)" office:value-type="float" office:value="11" calcext:value-type="float">
            <text:p>11</text:p>
          </table:table-cell>
          <table:table-cell table:formula="of:=IF([.C363]=1;IF([.D362]=6;1;[.D362]+1);[.D362])" office:value-type="float" office:value="5" calcext:value-type="float">
            <text:p>5</text:p>
          </table:table-cell>
          <table:table-cell table:formula="of:=IF(AND([.C363]=1;[.D363]=1);[.E362]+1;[.E362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816478111452695" calcext:value-type="float">
            <text:p>0.816478111452695</text:p>
          </table:table-cell>
          <table:table-cell table:formula="of:=(RAND()*2-1)" office:value-type="float" office:value="-0.628992664719783" calcext:value-type="float">
            <text:p>-0.628992664719783</text:p>
          </table:table-cell>
          <table:table-cell table:formula="of:=IF([.C363]=16;1;[.C363]+1)" office:value-type="float" office:value="12" calcext:value-type="float">
            <text:p>12</text:p>
          </table:table-cell>
          <table:table-cell table:formula="of:=IF([.C364]=1;IF([.D363]=6;1;[.D363]+1);[.D363])" office:value-type="float" office:value="5" calcext:value-type="float">
            <text:p>5</text:p>
          </table:table-cell>
          <table:table-cell table:formula="of:=IF(AND([.C364]=1;[.D364]=1);[.E363]+1;[.E363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689278997137819" calcext:value-type="float">
            <text:p>0.689278997137819</text:p>
          </table:table-cell>
          <table:table-cell table:formula="of:=(RAND()*2-1)" office:value-type="float" office:value="-0.643127642519476" calcext:value-type="float">
            <text:p>-0.643127642519476</text:p>
          </table:table-cell>
          <table:table-cell table:formula="of:=IF([.C364]=16;1;[.C364]+1)" office:value-type="float" office:value="13" calcext:value-type="float">
            <text:p>13</text:p>
          </table:table-cell>
          <table:table-cell table:formula="of:=IF([.C365]=1;IF([.D364]=6;1;[.D364]+1);[.D364])" office:value-type="float" office:value="5" calcext:value-type="float">
            <text:p>5</text:p>
          </table:table-cell>
          <table:table-cell table:formula="of:=IF(AND([.C365]=1;[.D365]=1);[.E364]+1;[.E364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682885874099373" calcext:value-type="float">
            <text:p>-0.682885874099373</text:p>
          </table:table-cell>
          <table:table-cell table:formula="of:=(RAND()*2-1)" office:value-type="float" office:value="0.123992024067838" calcext:value-type="float">
            <text:p>0.123992024067838</text:p>
          </table:table-cell>
          <table:table-cell table:formula="of:=IF([.C365]=16;1;[.C365]+1)" office:value-type="float" office:value="14" calcext:value-type="float">
            <text:p>14</text:p>
          </table:table-cell>
          <table:table-cell table:formula="of:=IF([.C366]=1;IF([.D365]=6;1;[.D365]+1);[.D365])" office:value-type="float" office:value="5" calcext:value-type="float">
            <text:p>5</text:p>
          </table:table-cell>
          <table:table-cell table:formula="of:=IF(AND([.C366]=1;[.D366]=1);[.E365]+1;[.E365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718842937879924" calcext:value-type="float">
            <text:p>0.718842937879924</text:p>
          </table:table-cell>
          <table:table-cell table:formula="of:=(RAND()*2-1)" office:value-type="float" office:value="0.951319476652381" calcext:value-type="float">
            <text:p>0.951319476652381</text:p>
          </table:table-cell>
          <table:table-cell table:formula="of:=IF([.C366]=16;1;[.C366]+1)" office:value-type="float" office:value="15" calcext:value-type="float">
            <text:p>15</text:p>
          </table:table-cell>
          <table:table-cell table:formula="of:=IF([.C367]=1;IF([.D366]=6;1;[.D366]+1);[.D366])" office:value-type="float" office:value="5" calcext:value-type="float">
            <text:p>5</text:p>
          </table:table-cell>
          <table:table-cell table:formula="of:=IF(AND([.C367]=1;[.D367]=1);[.E366]+1;[.E366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10868613679629" calcext:value-type="float">
            <text:p>0.10868613679629</text:p>
          </table:table-cell>
          <table:table-cell table:formula="of:=(RAND()*2-1)" office:value-type="float" office:value="-0.618702264851738" calcext:value-type="float">
            <text:p>-0.618702264851738</text:p>
          </table:table-cell>
          <table:table-cell table:formula="of:=IF([.C367]=16;1;[.C367]+1)" office:value-type="float" office:value="16" calcext:value-type="float">
            <text:p>16</text:p>
          </table:table-cell>
          <table:table-cell table:formula="of:=IF([.C368]=1;IF([.D367]=6;1;[.D367]+1);[.D367])" office:value-type="float" office:value="5" calcext:value-type="float">
            <text:p>5</text:p>
          </table:table-cell>
          <table:table-cell table:formula="of:=IF(AND([.C368]=1;[.D368]=1);[.E367]+1;[.E367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285021676341616" calcext:value-type="float">
            <text:p>-0.285021676341616</text:p>
          </table:table-cell>
          <table:table-cell table:formula="of:=(RAND()*2-1)" office:value-type="float" office:value="-0.815450356362614" calcext:value-type="float">
            <text:p>-0.815450356362614</text:p>
          </table:table-cell>
          <table:table-cell table:formula="of:=IF([.C368]=16;1;[.C368]+1)" office:value-type="float" office:value="1" calcext:value-type="float">
            <text:p>1</text:p>
          </table:table-cell>
          <table:table-cell table:formula="of:=IF([.C369]=1;IF([.D368]=6;1;[.D368]+1);[.D368])" office:value-type="float" office:value="6" calcext:value-type="float">
            <text:p>6</text:p>
          </table:table-cell>
          <table:table-cell table:formula="of:=IF(AND([.C369]=1;[.D369]=1);[.E368]+1;[.E368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657955081063433" calcext:value-type="float">
            <text:p>-0.657955081063433</text:p>
          </table:table-cell>
          <table:table-cell table:formula="of:=(RAND()*2-1)" office:value-type="float" office:value="0.990504491404773" calcext:value-type="float">
            <text:p>0.990504491404773</text:p>
          </table:table-cell>
          <table:table-cell table:formula="of:=IF([.C369]=16;1;[.C369]+1)" office:value-type="float" office:value="2" calcext:value-type="float">
            <text:p>2</text:p>
          </table:table-cell>
          <table:table-cell table:formula="of:=IF([.C370]=1;IF([.D369]=6;1;[.D369]+1);[.D369])" office:value-type="float" office:value="6" calcext:value-type="float">
            <text:p>6</text:p>
          </table:table-cell>
          <table:table-cell table:formula="of:=IF(AND([.C370]=1;[.D370]=1);[.E369]+1;[.E369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729612550427949" calcext:value-type="float">
            <text:p>0.729612550427949</text:p>
          </table:table-cell>
          <table:table-cell table:formula="of:=(RAND()*2-1)" office:value-type="float" office:value="0.0242359027746046" calcext:value-type="float">
            <text:p>0.024235902774605</text:p>
          </table:table-cell>
          <table:table-cell table:formula="of:=IF([.C370]=16;1;[.C370]+1)" office:value-type="float" office:value="3" calcext:value-type="float">
            <text:p>3</text:p>
          </table:table-cell>
          <table:table-cell table:formula="of:=IF([.C371]=1;IF([.D370]=6;1;[.D370]+1);[.D370])" office:value-type="float" office:value="6" calcext:value-type="float">
            <text:p>6</text:p>
          </table:table-cell>
          <table:table-cell table:formula="of:=IF(AND([.C371]=1;[.D371]=1);[.E370]+1;[.E370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682190897714776" calcext:value-type="float">
            <text:p>-0.682190897714776</text:p>
          </table:table-cell>
          <table:table-cell table:formula="of:=(RAND()*2-1)" office:value-type="float" office:value="-0.200638753950655" calcext:value-type="float">
            <text:p>-0.200638753950655</text:p>
          </table:table-cell>
          <table:table-cell table:formula="of:=IF([.C371]=16;1;[.C371]+1)" office:value-type="float" office:value="4" calcext:value-type="float">
            <text:p>4</text:p>
          </table:table-cell>
          <table:table-cell table:formula="of:=IF([.C372]=1;IF([.D371]=6;1;[.D371]+1);[.D371])" office:value-type="float" office:value="6" calcext:value-type="float">
            <text:p>6</text:p>
          </table:table-cell>
          <table:table-cell table:formula="of:=IF(AND([.C372]=1;[.D372]=1);[.E371]+1;[.E371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356077407856467" calcext:value-type="float">
            <text:p>-0.356077407856467</text:p>
          </table:table-cell>
          <table:table-cell table:formula="of:=(RAND()*2-1)" office:value-type="float" office:value="-0.524166817020516" calcext:value-type="float">
            <text:p>-0.524166817020516</text:p>
          </table:table-cell>
          <table:table-cell table:formula="of:=IF([.C372]=16;1;[.C372]+1)" office:value-type="float" office:value="5" calcext:value-type="float">
            <text:p>5</text:p>
          </table:table-cell>
          <table:table-cell table:formula="of:=IF([.C373]=1;IF([.D372]=6;1;[.D372]+1);[.D372])" office:value-type="float" office:value="6" calcext:value-type="float">
            <text:p>6</text:p>
          </table:table-cell>
          <table:table-cell table:formula="of:=IF(AND([.C373]=1;[.D373]=1);[.E372]+1;[.E372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241115852797023" calcext:value-type="float">
            <text:p>-0.241115852797023</text:p>
          </table:table-cell>
          <table:table-cell table:formula="of:=(RAND()*2-1)" office:value-type="float" office:value="0.336743563086606" calcext:value-type="float">
            <text:p>0.336743563086606</text:p>
          </table:table-cell>
          <table:table-cell table:formula="of:=IF([.C373]=16;1;[.C373]+1)" office:value-type="float" office:value="6" calcext:value-type="float">
            <text:p>6</text:p>
          </table:table-cell>
          <table:table-cell table:formula="of:=IF([.C374]=1;IF([.D373]=6;1;[.D373]+1);[.D373])" office:value-type="float" office:value="6" calcext:value-type="float">
            <text:p>6</text:p>
          </table:table-cell>
          <table:table-cell table:formula="of:=IF(AND([.C374]=1;[.D374]=1);[.E373]+1;[.E373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188622545446474" calcext:value-type="float">
            <text:p>0.188622545446474</text:p>
          </table:table-cell>
          <table:table-cell table:formula="of:=(RAND()*2-1)" office:value-type="float" office:value="0.250760231307253" calcext:value-type="float">
            <text:p>0.250760231307253</text:p>
          </table:table-cell>
          <table:table-cell table:formula="of:=IF([.C374]=16;1;[.C374]+1)" office:value-type="float" office:value="7" calcext:value-type="float">
            <text:p>7</text:p>
          </table:table-cell>
          <table:table-cell table:formula="of:=IF([.C375]=1;IF([.D374]=6;1;[.D374]+1);[.D374])" office:value-type="float" office:value="6" calcext:value-type="float">
            <text:p>6</text:p>
          </table:table-cell>
          <table:table-cell table:formula="of:=IF(AND([.C375]=1;[.D375]=1);[.E374]+1;[.E374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285580763615538" calcext:value-type="float">
            <text:p>0.285580763615538</text:p>
          </table:table-cell>
          <table:table-cell table:formula="of:=(RAND()*2-1)" office:value-type="float" office:value="0.791365061813436" calcext:value-type="float">
            <text:p>0.791365061813436</text:p>
          </table:table-cell>
          <table:table-cell table:formula="of:=IF([.C375]=16;1;[.C375]+1)" office:value-type="float" office:value="8" calcext:value-type="float">
            <text:p>8</text:p>
          </table:table-cell>
          <table:table-cell table:formula="of:=IF([.C376]=1;IF([.D375]=6;1;[.D375]+1);[.D375])" office:value-type="float" office:value="6" calcext:value-type="float">
            <text:p>6</text:p>
          </table:table-cell>
          <table:table-cell table:formula="of:=IF(AND([.C376]=1;[.D376]=1);[.E375]+1;[.E375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421636773287961" calcext:value-type="float">
            <text:p>-0.421636773287961</text:p>
          </table:table-cell>
          <table:table-cell table:formula="of:=(RAND()*2-1)" office:value-type="float" office:value="-0.930913228268602" calcext:value-type="float">
            <text:p>-0.930913228268602</text:p>
          </table:table-cell>
          <table:table-cell table:formula="of:=IF([.C376]=16;1;[.C376]+1)" office:value-type="float" office:value="9" calcext:value-type="float">
            <text:p>9</text:p>
          </table:table-cell>
          <table:table-cell table:formula="of:=IF([.C377]=1;IF([.D376]=6;1;[.D376]+1);[.D376])" office:value-type="float" office:value="6" calcext:value-type="float">
            <text:p>6</text:p>
          </table:table-cell>
          <table:table-cell table:formula="of:=IF(AND([.C377]=1;[.D377]=1);[.E376]+1;[.E376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134765065238164" calcext:value-type="float">
            <text:p>0.134765065238164</text:p>
          </table:table-cell>
          <table:table-cell table:formula="of:=(RAND()*2-1)" office:value-type="float" office:value="0.767276531507994" calcext:value-type="float">
            <text:p>0.767276531507994</text:p>
          </table:table-cell>
          <table:table-cell table:formula="of:=IF([.C377]=16;1;[.C377]+1)" office:value-type="float" office:value="10" calcext:value-type="float">
            <text:p>10</text:p>
          </table:table-cell>
          <table:table-cell table:formula="of:=IF([.C378]=1;IF([.D377]=6;1;[.D377]+1);[.D377])" office:value-type="float" office:value="6" calcext:value-type="float">
            <text:p>6</text:p>
          </table:table-cell>
          <table:table-cell table:formula="of:=IF(AND([.C378]=1;[.D378]=1);[.E377]+1;[.E377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711245809644541" calcext:value-type="float">
            <text:p>0.711245809644541</text:p>
          </table:table-cell>
          <table:table-cell table:formula="of:=(RAND()*2-1)" office:value-type="float" office:value="-0.73238559628257" calcext:value-type="float">
            <text:p>-0.73238559628257</text:p>
          </table:table-cell>
          <table:table-cell table:formula="of:=IF([.C378]=16;1;[.C378]+1)" office:value-type="float" office:value="11" calcext:value-type="float">
            <text:p>11</text:p>
          </table:table-cell>
          <table:table-cell table:formula="of:=IF([.C379]=1;IF([.D378]=6;1;[.D378]+1);[.D378])" office:value-type="float" office:value="6" calcext:value-type="float">
            <text:p>6</text:p>
          </table:table-cell>
          <table:table-cell table:formula="of:=IF(AND([.C379]=1;[.D379]=1);[.E378]+1;[.E378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137774738259926" calcext:value-type="float">
            <text:p>0.137774738259926</text:p>
          </table:table-cell>
          <table:table-cell table:formula="of:=(RAND()*2-1)" office:value-type="float" office:value="-0.419067817265066" calcext:value-type="float">
            <text:p>-0.419067817265066</text:p>
          </table:table-cell>
          <table:table-cell table:formula="of:=IF([.C379]=16;1;[.C379]+1)" office:value-type="float" office:value="12" calcext:value-type="float">
            <text:p>12</text:p>
          </table:table-cell>
          <table:table-cell table:formula="of:=IF([.C380]=1;IF([.D379]=6;1;[.D379]+1);[.D379])" office:value-type="float" office:value="6" calcext:value-type="float">
            <text:p>6</text:p>
          </table:table-cell>
          <table:table-cell table:formula="of:=IF(AND([.C380]=1;[.D380]=1);[.E379]+1;[.E379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371089192239001" calcext:value-type="float">
            <text:p>-0.371089192239001</text:p>
          </table:table-cell>
          <table:table-cell table:formula="of:=(RAND()*2-1)" office:value-type="float" office:value="0.225531561292772" calcext:value-type="float">
            <text:p>0.225531561292772</text:p>
          </table:table-cell>
          <table:table-cell table:formula="of:=IF([.C380]=16;1;[.C380]+1)" office:value-type="float" office:value="13" calcext:value-type="float">
            <text:p>13</text:p>
          </table:table-cell>
          <table:table-cell table:formula="of:=IF([.C381]=1;IF([.D380]=6;1;[.D380]+1);[.D380])" office:value-type="float" office:value="6" calcext:value-type="float">
            <text:p>6</text:p>
          </table:table-cell>
          <table:table-cell table:formula="of:=IF(AND([.C381]=1;[.D381]=1);[.E380]+1;[.E380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57199418348" calcext:value-type="float">
            <text:p>-0.57199418348</text:p>
          </table:table-cell>
          <table:table-cell table:formula="of:=(RAND()*2-1)" office:value-type="float" office:value="0.965495296366438" calcext:value-type="float">
            <text:p>0.965495296366438</text:p>
          </table:table-cell>
          <table:table-cell table:formula="of:=IF([.C381]=16;1;[.C381]+1)" office:value-type="float" office:value="14" calcext:value-type="float">
            <text:p>14</text:p>
          </table:table-cell>
          <table:table-cell table:formula="of:=IF([.C382]=1;IF([.D381]=6;1;[.D381]+1);[.D381])" office:value-type="float" office:value="6" calcext:value-type="float">
            <text:p>6</text:p>
          </table:table-cell>
          <table:table-cell table:formula="of:=IF(AND([.C382]=1;[.D382]=1);[.E381]+1;[.E381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397320236795621" calcext:value-type="float">
            <text:p>-0.397320236795621</text:p>
          </table:table-cell>
          <table:table-cell table:formula="of:=(RAND()*2-1)" office:value-type="float" office:value="-0.726748694037616" calcext:value-type="float">
            <text:p>-0.726748694037616</text:p>
          </table:table-cell>
          <table:table-cell table:formula="of:=IF([.C382]=16;1;[.C382]+1)" office:value-type="float" office:value="15" calcext:value-type="float">
            <text:p>15</text:p>
          </table:table-cell>
          <table:table-cell table:formula="of:=IF([.C383]=1;IF([.D382]=6;1;[.D382]+1);[.D382])" office:value-type="float" office:value="6" calcext:value-type="float">
            <text:p>6</text:p>
          </table:table-cell>
          <table:table-cell table:formula="of:=IF(AND([.C383]=1;[.D383]=1);[.E382]+1;[.E382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-0.117127968150567" calcext:value-type="float">
            <text:p>-0.117127968150567</text:p>
          </table:table-cell>
          <table:table-cell table:formula="of:=(RAND()*2-1)" office:value-type="float" office:value="-0.3772042282227" calcext:value-type="float">
            <text:p>-0.3772042282227</text:p>
          </table:table-cell>
          <table:table-cell table:formula="of:=IF([.C383]=16;1;[.C383]+1)" office:value-type="float" office:value="16" calcext:value-type="float">
            <text:p>16</text:p>
          </table:table-cell>
          <table:table-cell table:formula="of:=IF([.C384]=1;IF([.D383]=6;1;[.D383]+1);[.D383])" office:value-type="float" office:value="6" calcext:value-type="float">
            <text:p>6</text:p>
          </table:table-cell>
          <table:table-cell table:formula="of:=IF(AND([.C384]=1;[.D384]=1);[.E383]+1;[.E383])" office:value-type="float" office:value="4" calcext:value-type="float">
            <text:p>4</text:p>
          </table:table-cell>
        </table:table-row>
        <table:table-row table:style-name="ro1">
          <table:table-cell table:formula="of:=(RAND()*2-1)" office:value-type="float" office:value="0.99714946114874" calcext:value-type="float">
            <text:p>0.99714946114874</text:p>
          </table:table-cell>
          <table:table-cell table:formula="of:=(RAND()*2-1)" office:value-type="float" office:value="-0.0907109446933947" calcext:value-type="float">
            <text:p>-0.090710944693395</text:p>
          </table:table-cell>
          <table:table-cell table:formula="of:=IF([.C384]=16;1;[.C384]+1)" office:value-type="float" office:value="1" calcext:value-type="float">
            <text:p>1</text:p>
          </table:table-cell>
          <table:table-cell table:formula="of:=IF([.C385]=1;IF([.D384]=6;1;[.D384]+1);[.D384])" office:value-type="float" office:value="1" calcext:value-type="float">
            <text:p>1</text:p>
          </table:table-cell>
          <table:table-cell table:formula="of:=IF(AND([.C385]=1;[.D385]=1);[.E384]+1;[.E384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0380694592767565" calcext:value-type="float">
            <text:p>0.038069459276757</text:p>
          </table:table-cell>
          <table:table-cell table:formula="of:=(RAND()*2-1)" office:value-type="float" office:value="-0.807574549845846" calcext:value-type="float">
            <text:p>-0.807574549845846</text:p>
          </table:table-cell>
          <table:table-cell table:formula="of:=IF([.C385]=16;1;[.C385]+1)" office:value-type="float" office:value="2" calcext:value-type="float">
            <text:p>2</text:p>
          </table:table-cell>
          <table:table-cell table:formula="of:=IF([.C386]=1;IF([.D385]=6;1;[.D385]+1);[.D385])" office:value-type="float" office:value="1" calcext:value-type="float">
            <text:p>1</text:p>
          </table:table-cell>
          <table:table-cell table:formula="of:=IF(AND([.C386]=1;[.D386]=1);[.E385]+1;[.E385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276173227050579" calcext:value-type="float">
            <text:p>-0.276173227050579</text:p>
          </table:table-cell>
          <table:table-cell table:formula="of:=(RAND()*2-1)" office:value-type="float" office:value="-0.594851747205936" calcext:value-type="float">
            <text:p>-0.594851747205936</text:p>
          </table:table-cell>
          <table:table-cell table:formula="of:=IF([.C386]=16;1;[.C386]+1)" office:value-type="float" office:value="3" calcext:value-type="float">
            <text:p>3</text:p>
          </table:table-cell>
          <table:table-cell table:formula="of:=IF([.C387]=1;IF([.D386]=6;1;[.D386]+1);[.D386])" office:value-type="float" office:value="1" calcext:value-type="float">
            <text:p>1</text:p>
          </table:table-cell>
          <table:table-cell table:formula="of:=IF(AND([.C387]=1;[.D387]=1);[.E386]+1;[.E386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23007013394606" calcext:value-type="float">
            <text:p>0.23007013394606</text:p>
          </table:table-cell>
          <table:table-cell table:formula="of:=(RAND()*2-1)" office:value-type="float" office:value="0.327240344358219" calcext:value-type="float">
            <text:p>0.327240344358219</text:p>
          </table:table-cell>
          <table:table-cell table:formula="of:=IF([.C387]=16;1;[.C387]+1)" office:value-type="float" office:value="4" calcext:value-type="float">
            <text:p>4</text:p>
          </table:table-cell>
          <table:table-cell table:formula="of:=IF([.C388]=1;IF([.D387]=6;1;[.D387]+1);[.D387])" office:value-type="float" office:value="1" calcext:value-type="float">
            <text:p>1</text:p>
          </table:table-cell>
          <table:table-cell table:formula="of:=IF(AND([.C388]=1;[.D388]=1);[.E387]+1;[.E387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990521783341532" calcext:value-type="float">
            <text:p>0.990521783341532</text:p>
          </table:table-cell>
          <table:table-cell table:formula="of:=(RAND()*2-1)" office:value-type="float" office:value="-0.439646198184529" calcext:value-type="float">
            <text:p>-0.439646198184529</text:p>
          </table:table-cell>
          <table:table-cell table:formula="of:=IF([.C388]=16;1;[.C388]+1)" office:value-type="float" office:value="5" calcext:value-type="float">
            <text:p>5</text:p>
          </table:table-cell>
          <table:table-cell table:formula="of:=IF([.C389]=1;IF([.D388]=6;1;[.D388]+1);[.D388])" office:value-type="float" office:value="1" calcext:value-type="float">
            <text:p>1</text:p>
          </table:table-cell>
          <table:table-cell table:formula="of:=IF(AND([.C389]=1;[.D389]=1);[.E388]+1;[.E388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497321731518908" calcext:value-type="float">
            <text:p>-0.497321731518908</text:p>
          </table:table-cell>
          <table:table-cell table:formula="of:=(RAND()*2-1)" office:value-type="float" office:value="0.907670434672527" calcext:value-type="float">
            <text:p>0.907670434672527</text:p>
          </table:table-cell>
          <table:table-cell table:formula="of:=IF([.C389]=16;1;[.C389]+1)" office:value-type="float" office:value="6" calcext:value-type="float">
            <text:p>6</text:p>
          </table:table-cell>
          <table:table-cell table:formula="of:=IF([.C390]=1;IF([.D389]=6;1;[.D389]+1);[.D389])" office:value-type="float" office:value="1" calcext:value-type="float">
            <text:p>1</text:p>
          </table:table-cell>
          <table:table-cell table:formula="of:=IF(AND([.C390]=1;[.D390]=1);[.E389]+1;[.E389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243066567340798" calcext:value-type="float">
            <text:p>-0.243066567340798</text:p>
          </table:table-cell>
          <table:table-cell table:formula="of:=(RAND()*2-1)" office:value-type="float" office:value="-0.536688082778648" calcext:value-type="float">
            <text:p>-0.536688082778648</text:p>
          </table:table-cell>
          <table:table-cell table:formula="of:=IF([.C390]=16;1;[.C390]+1)" office:value-type="float" office:value="7" calcext:value-type="float">
            <text:p>7</text:p>
          </table:table-cell>
          <table:table-cell table:formula="of:=IF([.C391]=1;IF([.D390]=6;1;[.D390]+1);[.D390])" office:value-type="float" office:value="1" calcext:value-type="float">
            <text:p>1</text:p>
          </table:table-cell>
          <table:table-cell table:formula="of:=IF(AND([.C391]=1;[.D391]=1);[.E390]+1;[.E390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434002595205486" calcext:value-type="float">
            <text:p>-0.434002595205486</text:p>
          </table:table-cell>
          <table:table-cell table:formula="of:=(RAND()*2-1)" office:value-type="float" office:value="-0.0339710042257921" calcext:value-type="float">
            <text:p>-0.033971004225792</text:p>
          </table:table-cell>
          <table:table-cell table:formula="of:=IF([.C391]=16;1;[.C391]+1)" office:value-type="float" office:value="8" calcext:value-type="float">
            <text:p>8</text:p>
          </table:table-cell>
          <table:table-cell table:formula="of:=IF([.C392]=1;IF([.D391]=6;1;[.D391]+1);[.D391])" office:value-type="float" office:value="1" calcext:value-type="float">
            <text:p>1</text:p>
          </table:table-cell>
          <table:table-cell table:formula="of:=IF(AND([.C392]=1;[.D392]=1);[.E391]+1;[.E391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668530617662168" calcext:value-type="float">
            <text:p>-0.668530617662168</text:p>
          </table:table-cell>
          <table:table-cell table:formula="of:=(RAND()*2-1)" office:value-type="float" office:value="-0.217452193953666" calcext:value-type="float">
            <text:p>-0.217452193953666</text:p>
          </table:table-cell>
          <table:table-cell table:formula="of:=IF([.C392]=16;1;[.C392]+1)" office:value-type="float" office:value="9" calcext:value-type="float">
            <text:p>9</text:p>
          </table:table-cell>
          <table:table-cell table:formula="of:=IF([.C393]=1;IF([.D392]=6;1;[.D392]+1);[.D392])" office:value-type="float" office:value="1" calcext:value-type="float">
            <text:p>1</text:p>
          </table:table-cell>
          <table:table-cell table:formula="of:=IF(AND([.C393]=1;[.D393]=1);[.E392]+1;[.E392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2586874609972" calcext:value-type="float">
            <text:p>0.2586874609972</text:p>
          </table:table-cell>
          <table:table-cell table:formula="of:=(RAND()*2-1)" office:value-type="float" office:value="-0.632392449810329" calcext:value-type="float">
            <text:p>-0.632392449810329</text:p>
          </table:table-cell>
          <table:table-cell table:formula="of:=IF([.C393]=16;1;[.C393]+1)" office:value-type="float" office:value="10" calcext:value-type="float">
            <text:p>10</text:p>
          </table:table-cell>
          <table:table-cell table:formula="of:=IF([.C394]=1;IF([.D393]=6;1;[.D393]+1);[.D393])" office:value-type="float" office:value="1" calcext:value-type="float">
            <text:p>1</text:p>
          </table:table-cell>
          <table:table-cell table:formula="of:=IF(AND([.C394]=1;[.D394]=1);[.E393]+1;[.E393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638681864170202" calcext:value-type="float">
            <text:p>-0.638681864170202</text:p>
          </table:table-cell>
          <table:table-cell table:formula="of:=(RAND()*2-1)" office:value-type="float" office:value="0.117667495490666" calcext:value-type="float">
            <text:p>0.117667495490666</text:p>
          </table:table-cell>
          <table:table-cell table:formula="of:=IF([.C394]=16;1;[.C394]+1)" office:value-type="float" office:value="11" calcext:value-type="float">
            <text:p>11</text:p>
          </table:table-cell>
          <table:table-cell table:formula="of:=IF([.C395]=1;IF([.D394]=6;1;[.D394]+1);[.D394])" office:value-type="float" office:value="1" calcext:value-type="float">
            <text:p>1</text:p>
          </table:table-cell>
          <table:table-cell table:formula="of:=IF(AND([.C395]=1;[.D395]=1);[.E394]+1;[.E394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109402099939323" calcext:value-type="float">
            <text:p>-0.109402099939323</text:p>
          </table:table-cell>
          <table:table-cell table:formula="of:=(RAND()*2-1)" office:value-type="float" office:value="0.375865569564249" calcext:value-type="float">
            <text:p>0.375865569564249</text:p>
          </table:table-cell>
          <table:table-cell table:formula="of:=IF([.C395]=16;1;[.C395]+1)" office:value-type="float" office:value="12" calcext:value-type="float">
            <text:p>12</text:p>
          </table:table-cell>
          <table:table-cell table:formula="of:=IF([.C396]=1;IF([.D395]=6;1;[.D395]+1);[.D395])" office:value-type="float" office:value="1" calcext:value-type="float">
            <text:p>1</text:p>
          </table:table-cell>
          <table:table-cell table:formula="of:=IF(AND([.C396]=1;[.D396]=1);[.E395]+1;[.E395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484083363474368" calcext:value-type="float">
            <text:p>-0.484083363474368</text:p>
          </table:table-cell>
          <table:table-cell table:formula="of:=(RAND()*2-1)" office:value-type="float" office:value="0.169243959214051" calcext:value-type="float">
            <text:p>0.169243959214051</text:p>
          </table:table-cell>
          <table:table-cell table:formula="of:=IF([.C396]=16;1;[.C396]+1)" office:value-type="float" office:value="13" calcext:value-type="float">
            <text:p>13</text:p>
          </table:table-cell>
          <table:table-cell table:formula="of:=IF([.C397]=1;IF([.D396]=6;1;[.D396]+1);[.D396])" office:value-type="float" office:value="1" calcext:value-type="float">
            <text:p>1</text:p>
          </table:table-cell>
          <table:table-cell table:formula="of:=IF(AND([.C397]=1;[.D397]=1);[.E396]+1;[.E396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150236287250045" calcext:value-type="float">
            <text:p>-0.150236287250045</text:p>
          </table:table-cell>
          <table:table-cell table:formula="of:=(RAND()*2-1)" office:value-type="float" office:value="0.487500000745541" calcext:value-type="float">
            <text:p>0.487500000745541</text:p>
          </table:table-cell>
          <table:table-cell table:formula="of:=IF([.C397]=16;1;[.C397]+1)" office:value-type="float" office:value="14" calcext:value-type="float">
            <text:p>14</text:p>
          </table:table-cell>
          <table:table-cell table:formula="of:=IF([.C398]=1;IF([.D397]=6;1;[.D397]+1);[.D397])" office:value-type="float" office:value="1" calcext:value-type="float">
            <text:p>1</text:p>
          </table:table-cell>
          <table:table-cell table:formula="of:=IF(AND([.C398]=1;[.D398]=1);[.E397]+1;[.E397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391124715042237" calcext:value-type="float">
            <text:p>-0.391124715042237</text:p>
          </table:table-cell>
          <table:table-cell table:formula="of:=(RAND()*2-1)" office:value-type="float" office:value="-0.587696302439627" calcext:value-type="float">
            <text:p>-0.587696302439627</text:p>
          </table:table-cell>
          <table:table-cell table:formula="of:=IF([.C398]=16;1;[.C398]+1)" office:value-type="float" office:value="15" calcext:value-type="float">
            <text:p>15</text:p>
          </table:table-cell>
          <table:table-cell table:formula="of:=IF([.C399]=1;IF([.D398]=6;1;[.D398]+1);[.D398])" office:value-type="float" office:value="1" calcext:value-type="float">
            <text:p>1</text:p>
          </table:table-cell>
          <table:table-cell table:formula="of:=IF(AND([.C399]=1;[.D399]=1);[.E398]+1;[.E398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418983722642715" calcext:value-type="float">
            <text:p>0.418983722642715</text:p>
          </table:table-cell>
          <table:table-cell table:formula="of:=(RAND()*2-1)" office:value-type="float" office:value="-0.829140967027419" calcext:value-type="float">
            <text:p>-0.829140967027419</text:p>
          </table:table-cell>
          <table:table-cell table:formula="of:=IF([.C399]=16;1;[.C399]+1)" office:value-type="float" office:value="16" calcext:value-type="float">
            <text:p>16</text:p>
          </table:table-cell>
          <table:table-cell table:formula="of:=IF([.C400]=1;IF([.D399]=6;1;[.D399]+1);[.D399])" office:value-type="float" office:value="1" calcext:value-type="float">
            <text:p>1</text:p>
          </table:table-cell>
          <table:table-cell table:formula="of:=IF(AND([.C400]=1;[.D400]=1);[.E399]+1;[.E399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500043303261534" calcext:value-type="float">
            <text:p>-0.500043303261534</text:p>
          </table:table-cell>
          <table:table-cell table:formula="of:=(RAND()*2-1)" office:value-type="float" office:value="0.310626674533633" calcext:value-type="float">
            <text:p>0.310626674533633</text:p>
          </table:table-cell>
          <table:table-cell table:formula="of:=IF([.C400]=16;1;[.C400]+1)" office:value-type="float" office:value="1" calcext:value-type="float">
            <text:p>1</text:p>
          </table:table-cell>
          <table:table-cell table:formula="of:=IF([.C401]=1;IF([.D400]=6;1;[.D400]+1);[.D400])" office:value-type="float" office:value="2" calcext:value-type="float">
            <text:p>2</text:p>
          </table:table-cell>
          <table:table-cell table:formula="of:=IF(AND([.C401]=1;[.D401]=1);[.E400]+1;[.E400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265672242661223" calcext:value-type="float">
            <text:p>0.265672242661223</text:p>
          </table:table-cell>
          <table:table-cell table:formula="of:=(RAND()*2-1)" office:value-type="float" office:value="-0.814700102638541" calcext:value-type="float">
            <text:p>-0.814700102638541</text:p>
          </table:table-cell>
          <table:table-cell table:formula="of:=IF([.C401]=16;1;[.C401]+1)" office:value-type="float" office:value="2" calcext:value-type="float">
            <text:p>2</text:p>
          </table:table-cell>
          <table:table-cell table:formula="of:=IF([.C402]=1;IF([.D401]=6;1;[.D401]+1);[.D401])" office:value-type="float" office:value="2" calcext:value-type="float">
            <text:p>2</text:p>
          </table:table-cell>
          <table:table-cell table:formula="of:=IF(AND([.C402]=1;[.D402]=1);[.E401]+1;[.E401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0587617624638652" calcext:value-type="float">
            <text:p>-0.058761762463865</text:p>
          </table:table-cell>
          <table:table-cell table:formula="of:=(RAND()*2-1)" office:value-type="float" office:value="-0.955199971007512" calcext:value-type="float">
            <text:p>-0.955199971007512</text:p>
          </table:table-cell>
          <table:table-cell table:formula="of:=IF([.C402]=16;1;[.C402]+1)" office:value-type="float" office:value="3" calcext:value-type="float">
            <text:p>3</text:p>
          </table:table-cell>
          <table:table-cell table:formula="of:=IF([.C403]=1;IF([.D402]=6;1;[.D402]+1);[.D402])" office:value-type="float" office:value="2" calcext:value-type="float">
            <text:p>2</text:p>
          </table:table-cell>
          <table:table-cell table:formula="of:=IF(AND([.C403]=1;[.D403]=1);[.E402]+1;[.E402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517137413450699" calcext:value-type="float">
            <text:p>0.517137413450699</text:p>
          </table:table-cell>
          <table:table-cell table:formula="of:=(RAND()*2-1)" office:value-type="float" office:value="-0.48194738007688" calcext:value-type="float">
            <text:p>-0.48194738007688</text:p>
          </table:table-cell>
          <table:table-cell table:formula="of:=IF([.C403]=16;1;[.C403]+1)" office:value-type="float" office:value="4" calcext:value-type="float">
            <text:p>4</text:p>
          </table:table-cell>
          <table:table-cell table:formula="of:=IF([.C404]=1;IF([.D403]=6;1;[.D403]+1);[.D403])" office:value-type="float" office:value="2" calcext:value-type="float">
            <text:p>2</text:p>
          </table:table-cell>
          <table:table-cell table:formula="of:=IF(AND([.C404]=1;[.D404]=1);[.E403]+1;[.E403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532786767844502" calcext:value-type="float">
            <text:p>0.532786767844502</text:p>
          </table:table-cell>
          <table:table-cell table:formula="of:=(RAND()*2-1)" office:value-type="float" office:value="0.196263108579188" calcext:value-type="float">
            <text:p>0.196263108579188</text:p>
          </table:table-cell>
          <table:table-cell table:formula="of:=IF([.C404]=16;1;[.C404]+1)" office:value-type="float" office:value="5" calcext:value-type="float">
            <text:p>5</text:p>
          </table:table-cell>
          <table:table-cell table:formula="of:=IF([.C405]=1;IF([.D404]=6;1;[.D404]+1);[.D404])" office:value-type="float" office:value="2" calcext:value-type="float">
            <text:p>2</text:p>
          </table:table-cell>
          <table:table-cell table:formula="of:=IF(AND([.C405]=1;[.D405]=1);[.E404]+1;[.E404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812580096875392" calcext:value-type="float">
            <text:p>-0.812580096875392</text:p>
          </table:table-cell>
          <table:table-cell table:formula="of:=(RAND()*2-1)" office:value-type="float" office:value="0.584988334461835" calcext:value-type="float">
            <text:p>0.584988334461835</text:p>
          </table:table-cell>
          <table:table-cell table:formula="of:=IF([.C405]=16;1;[.C405]+1)" office:value-type="float" office:value="6" calcext:value-type="float">
            <text:p>6</text:p>
          </table:table-cell>
          <table:table-cell table:formula="of:=IF([.C406]=1;IF([.D405]=6;1;[.D405]+1);[.D405])" office:value-type="float" office:value="2" calcext:value-type="float">
            <text:p>2</text:p>
          </table:table-cell>
          <table:table-cell table:formula="of:=IF(AND([.C406]=1;[.D406]=1);[.E405]+1;[.E405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768744671188711" calcext:value-type="float">
            <text:p>-0.768744671188711</text:p>
          </table:table-cell>
          <table:table-cell table:formula="of:=(RAND()*2-1)" office:value-type="float" office:value="0.196008122536133" calcext:value-type="float">
            <text:p>0.196008122536133</text:p>
          </table:table-cell>
          <table:table-cell table:formula="of:=IF([.C406]=16;1;[.C406]+1)" office:value-type="float" office:value="7" calcext:value-type="float">
            <text:p>7</text:p>
          </table:table-cell>
          <table:table-cell table:formula="of:=IF([.C407]=1;IF([.D406]=6;1;[.D406]+1);[.D406])" office:value-type="float" office:value="2" calcext:value-type="float">
            <text:p>2</text:p>
          </table:table-cell>
          <table:table-cell table:formula="of:=IF(AND([.C407]=1;[.D407]=1);[.E406]+1;[.E406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377900323663174" calcext:value-type="float">
            <text:p>-0.377900323663174</text:p>
          </table:table-cell>
          <table:table-cell table:formula="of:=(RAND()*2-1)" office:value-type="float" office:value="0.843972241207317" calcext:value-type="float">
            <text:p>0.843972241207317</text:p>
          </table:table-cell>
          <table:table-cell table:formula="of:=IF([.C407]=16;1;[.C407]+1)" office:value-type="float" office:value="8" calcext:value-type="float">
            <text:p>8</text:p>
          </table:table-cell>
          <table:table-cell table:formula="of:=IF([.C408]=1;IF([.D407]=6;1;[.D407]+1);[.D407])" office:value-type="float" office:value="2" calcext:value-type="float">
            <text:p>2</text:p>
          </table:table-cell>
          <table:table-cell table:formula="of:=IF(AND([.C408]=1;[.D408]=1);[.E407]+1;[.E407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385637876170646" calcext:value-type="float">
            <text:p>0.385637876170646</text:p>
          </table:table-cell>
          <table:table-cell table:formula="of:=(RAND()*2-1)" office:value-type="float" office:value="0.199255352332915" calcext:value-type="float">
            <text:p>0.199255352332915</text:p>
          </table:table-cell>
          <table:table-cell table:formula="of:=IF([.C408]=16;1;[.C408]+1)" office:value-type="float" office:value="9" calcext:value-type="float">
            <text:p>9</text:p>
          </table:table-cell>
          <table:table-cell table:formula="of:=IF([.C409]=1;IF([.D408]=6;1;[.D408]+1);[.D408])" office:value-type="float" office:value="2" calcext:value-type="float">
            <text:p>2</text:p>
          </table:table-cell>
          <table:table-cell table:formula="of:=IF(AND([.C409]=1;[.D409]=1);[.E408]+1;[.E408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654510945999996" calcext:value-type="float">
            <text:p>0.654510945999996</text:p>
          </table:table-cell>
          <table:table-cell table:formula="of:=(RAND()*2-1)" office:value-type="float" office:value="-0.926549711643774" calcext:value-type="float">
            <text:p>-0.926549711643774</text:p>
          </table:table-cell>
          <table:table-cell table:formula="of:=IF([.C409]=16;1;[.C409]+1)" office:value-type="float" office:value="10" calcext:value-type="float">
            <text:p>10</text:p>
          </table:table-cell>
          <table:table-cell table:formula="of:=IF([.C410]=1;IF([.D409]=6;1;[.D409]+1);[.D409])" office:value-type="float" office:value="2" calcext:value-type="float">
            <text:p>2</text:p>
          </table:table-cell>
          <table:table-cell table:formula="of:=IF(AND([.C410]=1;[.D410]=1);[.E409]+1;[.E409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687309061771988" calcext:value-type="float">
            <text:p>0.687309061771988</text:p>
          </table:table-cell>
          <table:table-cell table:formula="of:=(RAND()*2-1)" office:value-type="float" office:value="-0.58620722312172" calcext:value-type="float">
            <text:p>-0.58620722312172</text:p>
          </table:table-cell>
          <table:table-cell table:formula="of:=IF([.C410]=16;1;[.C410]+1)" office:value-type="float" office:value="11" calcext:value-type="float">
            <text:p>11</text:p>
          </table:table-cell>
          <table:table-cell table:formula="of:=IF([.C411]=1;IF([.D410]=6;1;[.D410]+1);[.D410])" office:value-type="float" office:value="2" calcext:value-type="float">
            <text:p>2</text:p>
          </table:table-cell>
          <table:table-cell table:formula="of:=IF(AND([.C411]=1;[.D411]=1);[.E410]+1;[.E410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689199089231048" calcext:value-type="float">
            <text:p>0.689199089231048</text:p>
          </table:table-cell>
          <table:table-cell table:formula="of:=(RAND()*2-1)" office:value-type="float" office:value="-0.0824397357812762" calcext:value-type="float">
            <text:p>-0.082439735781276</text:p>
          </table:table-cell>
          <table:table-cell table:formula="of:=IF([.C411]=16;1;[.C411]+1)" office:value-type="float" office:value="12" calcext:value-type="float">
            <text:p>12</text:p>
          </table:table-cell>
          <table:table-cell table:formula="of:=IF([.C412]=1;IF([.D411]=6;1;[.D411]+1);[.D411])" office:value-type="float" office:value="2" calcext:value-type="float">
            <text:p>2</text:p>
          </table:table-cell>
          <table:table-cell table:formula="of:=IF(AND([.C412]=1;[.D412]=1);[.E411]+1;[.E411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67593217409734" calcext:value-type="float">
            <text:p>0.67593217409734</text:p>
          </table:table-cell>
          <table:table-cell table:formula="of:=(RAND()*2-1)" office:value-type="float" office:value="0.935213853754179" calcext:value-type="float">
            <text:p>0.935213853754179</text:p>
          </table:table-cell>
          <table:table-cell table:formula="of:=IF([.C412]=16;1;[.C412]+1)" office:value-type="float" office:value="13" calcext:value-type="float">
            <text:p>13</text:p>
          </table:table-cell>
          <table:table-cell table:formula="of:=IF([.C413]=1;IF([.D412]=6;1;[.D412]+1);[.D412])" office:value-type="float" office:value="2" calcext:value-type="float">
            <text:p>2</text:p>
          </table:table-cell>
          <table:table-cell table:formula="of:=IF(AND([.C413]=1;[.D413]=1);[.E412]+1;[.E412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246863626617735" calcext:value-type="float">
            <text:p>-0.246863626617735</text:p>
          </table:table-cell>
          <table:table-cell table:formula="of:=(RAND()*2-1)" office:value-type="float" office:value="-0.108824212877998" calcext:value-type="float">
            <text:p>-0.108824212877998</text:p>
          </table:table-cell>
          <table:table-cell table:formula="of:=IF([.C413]=16;1;[.C413]+1)" office:value-type="float" office:value="14" calcext:value-type="float">
            <text:p>14</text:p>
          </table:table-cell>
          <table:table-cell table:formula="of:=IF([.C414]=1;IF([.D413]=6;1;[.D413]+1);[.D413])" office:value-type="float" office:value="2" calcext:value-type="float">
            <text:p>2</text:p>
          </table:table-cell>
          <table:table-cell table:formula="of:=IF(AND([.C414]=1;[.D414]=1);[.E413]+1;[.E413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528957583828968" calcext:value-type="float">
            <text:p>-0.528957583828968</text:p>
          </table:table-cell>
          <table:table-cell table:formula="of:=(RAND()*2-1)" office:value-type="float" office:value="0.461361264815154" calcext:value-type="float">
            <text:p>0.461361264815154</text:p>
          </table:table-cell>
          <table:table-cell table:formula="of:=IF([.C414]=16;1;[.C414]+1)" office:value-type="float" office:value="15" calcext:value-type="float">
            <text:p>15</text:p>
          </table:table-cell>
          <table:table-cell table:formula="of:=IF([.C415]=1;IF([.D414]=6;1;[.D414]+1);[.D414])" office:value-type="float" office:value="2" calcext:value-type="float">
            <text:p>2</text:p>
          </table:table-cell>
          <table:table-cell table:formula="of:=IF(AND([.C415]=1;[.D415]=1);[.E414]+1;[.E414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248557695122513" calcext:value-type="float">
            <text:p>-0.248557695122513</text:p>
          </table:table-cell>
          <table:table-cell table:formula="of:=(RAND()*2-1)" office:value-type="float" office:value="-0.0963646898716945" calcext:value-type="float">
            <text:p>-0.096364689871695</text:p>
          </table:table-cell>
          <table:table-cell table:formula="of:=IF([.C415]=16;1;[.C415]+1)" office:value-type="float" office:value="16" calcext:value-type="float">
            <text:p>16</text:p>
          </table:table-cell>
          <table:table-cell table:formula="of:=IF([.C416]=1;IF([.D415]=6;1;[.D415]+1);[.D415])" office:value-type="float" office:value="2" calcext:value-type="float">
            <text:p>2</text:p>
          </table:table-cell>
          <table:table-cell table:formula="of:=IF(AND([.C416]=1;[.D416]=1);[.E415]+1;[.E415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341043633498095" calcext:value-type="float">
            <text:p>-0.341043633498095</text:p>
          </table:table-cell>
          <table:table-cell table:formula="of:=(RAND()*2-1)" office:value-type="float" office:value="0.278502693405025" calcext:value-type="float">
            <text:p>0.278502693405025</text:p>
          </table:table-cell>
          <table:table-cell table:formula="of:=IF([.C416]=16;1;[.C416]+1)" office:value-type="float" office:value="1" calcext:value-type="float">
            <text:p>1</text:p>
          </table:table-cell>
          <table:table-cell table:formula="of:=IF([.C417]=1;IF([.D416]=6;1;[.D416]+1);[.D416])" office:value-type="float" office:value="3" calcext:value-type="float">
            <text:p>3</text:p>
          </table:table-cell>
          <table:table-cell table:formula="of:=IF(AND([.C417]=1;[.D417]=1);[.E416]+1;[.E416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0347975889069085" calcext:value-type="float">
            <text:p>0.034797588906909</text:p>
          </table:table-cell>
          <table:table-cell table:formula="of:=(RAND()*2-1)" office:value-type="float" office:value="-0.0719117575550551" calcext:value-type="float">
            <text:p>-0.071911757555055</text:p>
          </table:table-cell>
          <table:table-cell table:formula="of:=IF([.C417]=16;1;[.C417]+1)" office:value-type="float" office:value="2" calcext:value-type="float">
            <text:p>2</text:p>
          </table:table-cell>
          <table:table-cell table:formula="of:=IF([.C418]=1;IF([.D417]=6;1;[.D417]+1);[.D417])" office:value-type="float" office:value="3" calcext:value-type="float">
            <text:p>3</text:p>
          </table:table-cell>
          <table:table-cell table:formula="of:=IF(AND([.C418]=1;[.D418]=1);[.E417]+1;[.E417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12582200386499" calcext:value-type="float">
            <text:p>0.12582200386499</text:p>
          </table:table-cell>
          <table:table-cell table:formula="of:=(RAND()*2-1)" office:value-type="float" office:value="0.483081115089329" calcext:value-type="float">
            <text:p>0.483081115089329</text:p>
          </table:table-cell>
          <table:table-cell table:formula="of:=IF([.C418]=16;1;[.C418]+1)" office:value-type="float" office:value="3" calcext:value-type="float">
            <text:p>3</text:p>
          </table:table-cell>
          <table:table-cell table:formula="of:=IF([.C419]=1;IF([.D418]=6;1;[.D418]+1);[.D418])" office:value-type="float" office:value="3" calcext:value-type="float">
            <text:p>3</text:p>
          </table:table-cell>
          <table:table-cell table:formula="of:=IF(AND([.C419]=1;[.D419]=1);[.E418]+1;[.E418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484278442624727" calcext:value-type="float">
            <text:p>-0.484278442624727</text:p>
          </table:table-cell>
          <table:table-cell table:formula="of:=(RAND()*2-1)" office:value-type="float" office:value="-0.417109408850499" calcext:value-type="float">
            <text:p>-0.417109408850499</text:p>
          </table:table-cell>
          <table:table-cell table:formula="of:=IF([.C419]=16;1;[.C419]+1)" office:value-type="float" office:value="4" calcext:value-type="float">
            <text:p>4</text:p>
          </table:table-cell>
          <table:table-cell table:formula="of:=IF([.C420]=1;IF([.D419]=6;1;[.D419]+1);[.D419])" office:value-type="float" office:value="3" calcext:value-type="float">
            <text:p>3</text:p>
          </table:table-cell>
          <table:table-cell table:formula="of:=IF(AND([.C420]=1;[.D420]=1);[.E419]+1;[.E419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719201451590479" calcext:value-type="float">
            <text:p>-0.719201451590479</text:p>
          </table:table-cell>
          <table:table-cell table:formula="of:=(RAND()*2-1)" office:value-type="float" office:value="-0.696059688383035" calcext:value-type="float">
            <text:p>-0.696059688383035</text:p>
          </table:table-cell>
          <table:table-cell table:formula="of:=IF([.C420]=16;1;[.C420]+1)" office:value-type="float" office:value="5" calcext:value-type="float">
            <text:p>5</text:p>
          </table:table-cell>
          <table:table-cell table:formula="of:=IF([.C421]=1;IF([.D420]=6;1;[.D420]+1);[.D420])" office:value-type="float" office:value="3" calcext:value-type="float">
            <text:p>3</text:p>
          </table:table-cell>
          <table:table-cell table:formula="of:=IF(AND([.C421]=1;[.D421]=1);[.E420]+1;[.E420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690344111446717" calcext:value-type="float">
            <text:p>0.690344111446717</text:p>
          </table:table-cell>
          <table:table-cell table:formula="of:=(RAND()*2-1)" office:value-type="float" office:value="-0.184968828568618" calcext:value-type="float">
            <text:p>-0.184968828568618</text:p>
          </table:table-cell>
          <table:table-cell table:formula="of:=IF([.C421]=16;1;[.C421]+1)" office:value-type="float" office:value="6" calcext:value-type="float">
            <text:p>6</text:p>
          </table:table-cell>
          <table:table-cell table:formula="of:=IF([.C422]=1;IF([.D421]=6;1;[.D421]+1);[.D421])" office:value-type="float" office:value="3" calcext:value-type="float">
            <text:p>3</text:p>
          </table:table-cell>
          <table:table-cell table:formula="of:=IF(AND([.C422]=1;[.D422]=1);[.E421]+1;[.E421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819624996894826" calcext:value-type="float">
            <text:p>-0.819624996894826</text:p>
          </table:table-cell>
          <table:table-cell table:formula="of:=(RAND()*2-1)" office:value-type="float" office:value="0.624354529084898" calcext:value-type="float">
            <text:p>0.624354529084898</text:p>
          </table:table-cell>
          <table:table-cell table:formula="of:=IF([.C422]=16;1;[.C422]+1)" office:value-type="float" office:value="7" calcext:value-type="float">
            <text:p>7</text:p>
          </table:table-cell>
          <table:table-cell table:formula="of:=IF([.C423]=1;IF([.D422]=6;1;[.D422]+1);[.D422])" office:value-type="float" office:value="3" calcext:value-type="float">
            <text:p>3</text:p>
          </table:table-cell>
          <table:table-cell table:formula="of:=IF(AND([.C423]=1;[.D423]=1);[.E422]+1;[.E422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76115681586303" calcext:value-type="float">
            <text:p>0.76115681586303</text:p>
          </table:table-cell>
          <table:table-cell table:formula="of:=(RAND()*2-1)" office:value-type="float" office:value="0.0876782553837916" calcext:value-type="float">
            <text:p>0.087678255383792</text:p>
          </table:table-cell>
          <table:table-cell table:formula="of:=IF([.C423]=16;1;[.C423]+1)" office:value-type="float" office:value="8" calcext:value-type="float">
            <text:p>8</text:p>
          </table:table-cell>
          <table:table-cell table:formula="of:=IF([.C424]=1;IF([.D423]=6;1;[.D423]+1);[.D423])" office:value-type="float" office:value="3" calcext:value-type="float">
            <text:p>3</text:p>
          </table:table-cell>
          <table:table-cell table:formula="of:=IF(AND([.C424]=1;[.D424]=1);[.E423]+1;[.E423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394430819933779" calcext:value-type="float">
            <text:p>0.394430819933779</text:p>
          </table:table-cell>
          <table:table-cell table:formula="of:=(RAND()*2-1)" office:value-type="float" office:value="0.741899552162273" calcext:value-type="float">
            <text:p>0.741899552162273</text:p>
          </table:table-cell>
          <table:table-cell table:formula="of:=IF([.C424]=16;1;[.C424]+1)" office:value-type="float" office:value="9" calcext:value-type="float">
            <text:p>9</text:p>
          </table:table-cell>
          <table:table-cell table:formula="of:=IF([.C425]=1;IF([.D424]=6;1;[.D424]+1);[.D424])" office:value-type="float" office:value="3" calcext:value-type="float">
            <text:p>3</text:p>
          </table:table-cell>
          <table:table-cell table:formula="of:=IF(AND([.C425]=1;[.D425]=1);[.E424]+1;[.E424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204970522020434" calcext:value-type="float">
            <text:p>-0.204970522020434</text:p>
          </table:table-cell>
          <table:table-cell table:formula="of:=(RAND()*2-1)" office:value-type="float" office:value="-0.521692986690129" calcext:value-type="float">
            <text:p>-0.521692986690129</text:p>
          </table:table-cell>
          <table:table-cell table:formula="of:=IF([.C425]=16;1;[.C425]+1)" office:value-type="float" office:value="10" calcext:value-type="float">
            <text:p>10</text:p>
          </table:table-cell>
          <table:table-cell table:formula="of:=IF([.C426]=1;IF([.D425]=6;1;[.D425]+1);[.D425])" office:value-type="float" office:value="3" calcext:value-type="float">
            <text:p>3</text:p>
          </table:table-cell>
          <table:table-cell table:formula="of:=IF(AND([.C426]=1;[.D426]=1);[.E425]+1;[.E425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608071897797945" calcext:value-type="float">
            <text:p>-0.608071897797945</text:p>
          </table:table-cell>
          <table:table-cell table:formula="of:=(RAND()*2-1)" office:value-type="float" office:value="0.589764045100152" calcext:value-type="float">
            <text:p>0.589764045100152</text:p>
          </table:table-cell>
          <table:table-cell table:formula="of:=IF([.C426]=16;1;[.C426]+1)" office:value-type="float" office:value="11" calcext:value-type="float">
            <text:p>11</text:p>
          </table:table-cell>
          <table:table-cell table:formula="of:=IF([.C427]=1;IF([.D426]=6;1;[.D426]+1);[.D426])" office:value-type="float" office:value="3" calcext:value-type="float">
            <text:p>3</text:p>
          </table:table-cell>
          <table:table-cell table:formula="of:=IF(AND([.C427]=1;[.D427]=1);[.E426]+1;[.E426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548245932938146" calcext:value-type="float">
            <text:p>0.548245932938146</text:p>
          </table:table-cell>
          <table:table-cell table:formula="of:=(RAND()*2-1)" office:value-type="float" office:value="-0.0800266594535965" calcext:value-type="float">
            <text:p>-0.080026659453597</text:p>
          </table:table-cell>
          <table:table-cell table:formula="of:=IF([.C427]=16;1;[.C427]+1)" office:value-type="float" office:value="12" calcext:value-type="float">
            <text:p>12</text:p>
          </table:table-cell>
          <table:table-cell table:formula="of:=IF([.C428]=1;IF([.D427]=6;1;[.D427]+1);[.D427])" office:value-type="float" office:value="3" calcext:value-type="float">
            <text:p>3</text:p>
          </table:table-cell>
          <table:table-cell table:formula="of:=IF(AND([.C428]=1;[.D428]=1);[.E427]+1;[.E427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376688311814493" calcext:value-type="float">
            <text:p>0.376688311814493</text:p>
          </table:table-cell>
          <table:table-cell table:formula="of:=(RAND()*2-1)" office:value-type="float" office:value="-0.872795693896182" calcext:value-type="float">
            <text:p>-0.872795693896182</text:p>
          </table:table-cell>
          <table:table-cell table:formula="of:=IF([.C428]=16;1;[.C428]+1)" office:value-type="float" office:value="13" calcext:value-type="float">
            <text:p>13</text:p>
          </table:table-cell>
          <table:table-cell table:formula="of:=IF([.C429]=1;IF([.D428]=6;1;[.D428]+1);[.D428])" office:value-type="float" office:value="3" calcext:value-type="float">
            <text:p>3</text:p>
          </table:table-cell>
          <table:table-cell table:formula="of:=IF(AND([.C429]=1;[.D429]=1);[.E428]+1;[.E428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847383375023845" calcext:value-type="float">
            <text:p>-0.847383375023845</text:p>
          </table:table-cell>
          <table:table-cell table:formula="of:=(RAND()*2-1)" office:value-type="float" office:value="-0.821666168917443" calcext:value-type="float">
            <text:p>-0.821666168917443</text:p>
          </table:table-cell>
          <table:table-cell table:formula="of:=IF([.C429]=16;1;[.C429]+1)" office:value-type="float" office:value="14" calcext:value-type="float">
            <text:p>14</text:p>
          </table:table-cell>
          <table:table-cell table:formula="of:=IF([.C430]=1;IF([.D429]=6;1;[.D429]+1);[.D429])" office:value-type="float" office:value="3" calcext:value-type="float">
            <text:p>3</text:p>
          </table:table-cell>
          <table:table-cell table:formula="of:=IF(AND([.C430]=1;[.D430]=1);[.E429]+1;[.E429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348793926345564" calcext:value-type="float">
            <text:p>-0.348793926345564</text:p>
          </table:table-cell>
          <table:table-cell table:formula="of:=(RAND()*2-1)" office:value-type="float" office:value="-0.787395903327927" calcext:value-type="float">
            <text:p>-0.787395903327927</text:p>
          </table:table-cell>
          <table:table-cell table:formula="of:=IF([.C430]=16;1;[.C430]+1)" office:value-type="float" office:value="15" calcext:value-type="float">
            <text:p>15</text:p>
          </table:table-cell>
          <table:table-cell table:formula="of:=IF([.C431]=1;IF([.D430]=6;1;[.D430]+1);[.D430])" office:value-type="float" office:value="3" calcext:value-type="float">
            <text:p>3</text:p>
          </table:table-cell>
          <table:table-cell table:formula="of:=IF(AND([.C431]=1;[.D431]=1);[.E430]+1;[.E430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762477298481761" calcext:value-type="float">
            <text:p>-0.762477298481761</text:p>
          </table:table-cell>
          <table:table-cell table:formula="of:=(RAND()*2-1)" office:value-type="float" office:value="-0.501538892780093" calcext:value-type="float">
            <text:p>-0.501538892780093</text:p>
          </table:table-cell>
          <table:table-cell table:formula="of:=IF([.C431]=16;1;[.C431]+1)" office:value-type="float" office:value="16" calcext:value-type="float">
            <text:p>16</text:p>
          </table:table-cell>
          <table:table-cell table:formula="of:=IF([.C432]=1;IF([.D431]=6;1;[.D431]+1);[.D431])" office:value-type="float" office:value="3" calcext:value-type="float">
            <text:p>3</text:p>
          </table:table-cell>
          <table:table-cell table:formula="of:=IF(AND([.C432]=1;[.D432]=1);[.E431]+1;[.E431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159102017062455" calcext:value-type="float">
            <text:p>0.159102017062455</text:p>
          </table:table-cell>
          <table:table-cell table:formula="of:=(RAND()*2-1)" office:value-type="float" office:value="0.440441989241394" calcext:value-type="float">
            <text:p>0.440441989241394</text:p>
          </table:table-cell>
          <table:table-cell table:formula="of:=IF([.C432]=16;1;[.C432]+1)" office:value-type="float" office:value="1" calcext:value-type="float">
            <text:p>1</text:p>
          </table:table-cell>
          <table:table-cell table:formula="of:=IF([.C433]=1;IF([.D432]=6;1;[.D432]+1);[.D432])" office:value-type="float" office:value="4" calcext:value-type="float">
            <text:p>4</text:p>
          </table:table-cell>
          <table:table-cell table:formula="of:=IF(AND([.C433]=1;[.D433]=1);[.E432]+1;[.E432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346031637210023" calcext:value-type="float">
            <text:p>0.346031637210023</text:p>
          </table:table-cell>
          <table:table-cell table:formula="of:=(RAND()*2-1)" office:value-type="float" office:value="0.152303120582769" calcext:value-type="float">
            <text:p>0.152303120582769</text:p>
          </table:table-cell>
          <table:table-cell table:formula="of:=IF([.C433]=16;1;[.C433]+1)" office:value-type="float" office:value="2" calcext:value-type="float">
            <text:p>2</text:p>
          </table:table-cell>
          <table:table-cell table:formula="of:=IF([.C434]=1;IF([.D433]=6;1;[.D433]+1);[.D433])" office:value-type="float" office:value="4" calcext:value-type="float">
            <text:p>4</text:p>
          </table:table-cell>
          <table:table-cell table:formula="of:=IF(AND([.C434]=1;[.D434]=1);[.E433]+1;[.E433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549707351090973" calcext:value-type="float">
            <text:p>-0.549707351090973</text:p>
          </table:table-cell>
          <table:table-cell table:formula="of:=(RAND()*2-1)" office:value-type="float" office:value="-0.613108864929695" calcext:value-type="float">
            <text:p>-0.613108864929695</text:p>
          </table:table-cell>
          <table:table-cell table:formula="of:=IF([.C434]=16;1;[.C434]+1)" office:value-type="float" office:value="3" calcext:value-type="float">
            <text:p>3</text:p>
          </table:table-cell>
          <table:table-cell table:formula="of:=IF([.C435]=1;IF([.D434]=6;1;[.D434]+1);[.D434])" office:value-type="float" office:value="4" calcext:value-type="float">
            <text:p>4</text:p>
          </table:table-cell>
          <table:table-cell table:formula="of:=IF(AND([.C435]=1;[.D435]=1);[.E434]+1;[.E434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399933550077813" calcext:value-type="float">
            <text:p>0.399933550077813</text:p>
          </table:table-cell>
          <table:table-cell table:formula="of:=(RAND()*2-1)" office:value-type="float" office:value="-0.600325272380853" calcext:value-type="float">
            <text:p>-0.600325272380853</text:p>
          </table:table-cell>
          <table:table-cell table:formula="of:=IF([.C435]=16;1;[.C435]+1)" office:value-type="float" office:value="4" calcext:value-type="float">
            <text:p>4</text:p>
          </table:table-cell>
          <table:table-cell table:formula="of:=IF([.C436]=1;IF([.D435]=6;1;[.D435]+1);[.D435])" office:value-type="float" office:value="4" calcext:value-type="float">
            <text:p>4</text:p>
          </table:table-cell>
          <table:table-cell table:formula="of:=IF(AND([.C436]=1;[.D436]=1);[.E435]+1;[.E435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250946922576688" calcext:value-type="float">
            <text:p>-0.250946922576688</text:p>
          </table:table-cell>
          <table:table-cell table:formula="of:=(RAND()*2-1)" office:value-type="float" office:value="-0.774487994295261" calcext:value-type="float">
            <text:p>-0.774487994295261</text:p>
          </table:table-cell>
          <table:table-cell table:formula="of:=IF([.C436]=16;1;[.C436]+1)" office:value-type="float" office:value="5" calcext:value-type="float">
            <text:p>5</text:p>
          </table:table-cell>
          <table:table-cell table:formula="of:=IF([.C437]=1;IF([.D436]=6;1;[.D436]+1);[.D436])" office:value-type="float" office:value="4" calcext:value-type="float">
            <text:p>4</text:p>
          </table:table-cell>
          <table:table-cell table:formula="of:=IF(AND([.C437]=1;[.D437]=1);[.E436]+1;[.E436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489257301470428" calcext:value-type="float">
            <text:p>0.489257301470428</text:p>
          </table:table-cell>
          <table:table-cell table:formula="of:=(RAND()*2-1)" office:value-type="float" office:value="0.252895830561679" calcext:value-type="float">
            <text:p>0.252895830561679</text:p>
          </table:table-cell>
          <table:table-cell table:formula="of:=IF([.C437]=16;1;[.C437]+1)" office:value-type="float" office:value="6" calcext:value-type="float">
            <text:p>6</text:p>
          </table:table-cell>
          <table:table-cell table:formula="of:=IF([.C438]=1;IF([.D437]=6;1;[.D437]+1);[.D437])" office:value-type="float" office:value="4" calcext:value-type="float">
            <text:p>4</text:p>
          </table:table-cell>
          <table:table-cell table:formula="of:=IF(AND([.C438]=1;[.D438]=1);[.E437]+1;[.E437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654937846106463" calcext:value-type="float">
            <text:p>0.654937846106463</text:p>
          </table:table-cell>
          <table:table-cell table:formula="of:=(RAND()*2-1)" office:value-type="float" office:value="-0.0596351189639256" calcext:value-type="float">
            <text:p>-0.059635118963926</text:p>
          </table:table-cell>
          <table:table-cell table:formula="of:=IF([.C438]=16;1;[.C438]+1)" office:value-type="float" office:value="7" calcext:value-type="float">
            <text:p>7</text:p>
          </table:table-cell>
          <table:table-cell table:formula="of:=IF([.C439]=1;IF([.D438]=6;1;[.D438]+1);[.D438])" office:value-type="float" office:value="4" calcext:value-type="float">
            <text:p>4</text:p>
          </table:table-cell>
          <table:table-cell table:formula="of:=IF(AND([.C439]=1;[.D439]=1);[.E438]+1;[.E438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858774095621278" calcext:value-type="float">
            <text:p>-0.858774095621278</text:p>
          </table:table-cell>
          <table:table-cell table:formula="of:=(RAND()*2-1)" office:value-type="float" office:value="-0.0233178786951149" calcext:value-type="float">
            <text:p>-0.023317878695115</text:p>
          </table:table-cell>
          <table:table-cell table:formula="of:=IF([.C439]=16;1;[.C439]+1)" office:value-type="float" office:value="8" calcext:value-type="float">
            <text:p>8</text:p>
          </table:table-cell>
          <table:table-cell table:formula="of:=IF([.C440]=1;IF([.D439]=6;1;[.D439]+1);[.D439])" office:value-type="float" office:value="4" calcext:value-type="float">
            <text:p>4</text:p>
          </table:table-cell>
          <table:table-cell table:formula="of:=IF(AND([.C440]=1;[.D440]=1);[.E439]+1;[.E439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219658475350958" calcext:value-type="float">
            <text:p>0.219658475350958</text:p>
          </table:table-cell>
          <table:table-cell table:formula="of:=(RAND()*2-1)" office:value-type="float" office:value="0.0750252231760018" calcext:value-type="float">
            <text:p>0.075025223176002</text:p>
          </table:table-cell>
          <table:table-cell table:formula="of:=IF([.C440]=16;1;[.C440]+1)" office:value-type="float" office:value="9" calcext:value-type="float">
            <text:p>9</text:p>
          </table:table-cell>
          <table:table-cell table:formula="of:=IF([.C441]=1;IF([.D440]=6;1;[.D440]+1);[.D440])" office:value-type="float" office:value="4" calcext:value-type="float">
            <text:p>4</text:p>
          </table:table-cell>
          <table:table-cell table:formula="of:=IF(AND([.C441]=1;[.D441]=1);[.E440]+1;[.E440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791583093700095" calcext:value-type="float">
            <text:p>0.791583093700095</text:p>
          </table:table-cell>
          <table:table-cell table:formula="of:=(RAND()*2-1)" office:value-type="float" office:value="0.181003699081835" calcext:value-type="float">
            <text:p>0.181003699081835</text:p>
          </table:table-cell>
          <table:table-cell table:formula="of:=IF([.C441]=16;1;[.C441]+1)" office:value-type="float" office:value="10" calcext:value-type="float">
            <text:p>10</text:p>
          </table:table-cell>
          <table:table-cell table:formula="of:=IF([.C442]=1;IF([.D441]=6;1;[.D441]+1);[.D441])" office:value-type="float" office:value="4" calcext:value-type="float">
            <text:p>4</text:p>
          </table:table-cell>
          <table:table-cell table:formula="of:=IF(AND([.C442]=1;[.D442]=1);[.E441]+1;[.E441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0646231720735164" calcext:value-type="float">
            <text:p>0.064623172073517</text:p>
          </table:table-cell>
          <table:table-cell table:formula="of:=(RAND()*2-1)" office:value-type="float" office:value="-0.655582156615291" calcext:value-type="float">
            <text:p>-0.655582156615291</text:p>
          </table:table-cell>
          <table:table-cell table:formula="of:=IF([.C442]=16;1;[.C442]+1)" office:value-type="float" office:value="11" calcext:value-type="float">
            <text:p>11</text:p>
          </table:table-cell>
          <table:table-cell table:formula="of:=IF([.C443]=1;IF([.D442]=6;1;[.D442]+1);[.D442])" office:value-type="float" office:value="4" calcext:value-type="float">
            <text:p>4</text:p>
          </table:table-cell>
          <table:table-cell table:formula="of:=IF(AND([.C443]=1;[.D443]=1);[.E442]+1;[.E442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42978775871612" calcext:value-type="float">
            <text:p>0.42978775871612</text:p>
          </table:table-cell>
          <table:table-cell table:formula="of:=(RAND()*2-1)" office:value-type="float" office:value="-0.737651247468427" calcext:value-type="float">
            <text:p>-0.737651247468427</text:p>
          </table:table-cell>
          <table:table-cell table:formula="of:=IF([.C443]=16;1;[.C443]+1)" office:value-type="float" office:value="12" calcext:value-type="float">
            <text:p>12</text:p>
          </table:table-cell>
          <table:table-cell table:formula="of:=IF([.C444]=1;IF([.D443]=6;1;[.D443]+1);[.D443])" office:value-type="float" office:value="4" calcext:value-type="float">
            <text:p>4</text:p>
          </table:table-cell>
          <table:table-cell table:formula="of:=IF(AND([.C444]=1;[.D444]=1);[.E443]+1;[.E443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830423319994872" calcext:value-type="float">
            <text:p>-0.830423319994872</text:p>
          </table:table-cell>
          <table:table-cell table:formula="of:=(RAND()*2-1)" office:value-type="float" office:value="0.418367141170721" calcext:value-type="float">
            <text:p>0.418367141170721</text:p>
          </table:table-cell>
          <table:table-cell table:formula="of:=IF([.C444]=16;1;[.C444]+1)" office:value-type="float" office:value="13" calcext:value-type="float">
            <text:p>13</text:p>
          </table:table-cell>
          <table:table-cell table:formula="of:=IF([.C445]=1;IF([.D444]=6;1;[.D444]+1);[.D444])" office:value-type="float" office:value="4" calcext:value-type="float">
            <text:p>4</text:p>
          </table:table-cell>
          <table:table-cell table:formula="of:=IF(AND([.C445]=1;[.D445]=1);[.E444]+1;[.E444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211922144318111" calcext:value-type="float">
            <text:p>-0.211922144318111</text:p>
          </table:table-cell>
          <table:table-cell table:formula="of:=(RAND()*2-1)" office:value-type="float" office:value="-0.962494116198424" calcext:value-type="float">
            <text:p>-0.962494116198424</text:p>
          </table:table-cell>
          <table:table-cell table:formula="of:=IF([.C445]=16;1;[.C445]+1)" office:value-type="float" office:value="14" calcext:value-type="float">
            <text:p>14</text:p>
          </table:table-cell>
          <table:table-cell table:formula="of:=IF([.C446]=1;IF([.D445]=6;1;[.D445]+1);[.D445])" office:value-type="float" office:value="4" calcext:value-type="float">
            <text:p>4</text:p>
          </table:table-cell>
          <table:table-cell table:formula="of:=IF(AND([.C446]=1;[.D446]=1);[.E445]+1;[.E445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237227291413904" calcext:value-type="float">
            <text:p>-0.237227291413904</text:p>
          </table:table-cell>
          <table:table-cell table:formula="of:=(RAND()*2-1)" office:value-type="float" office:value="-0.113034161408497" calcext:value-type="float">
            <text:p>-0.113034161408497</text:p>
          </table:table-cell>
          <table:table-cell table:formula="of:=IF([.C446]=16;1;[.C446]+1)" office:value-type="float" office:value="15" calcext:value-type="float">
            <text:p>15</text:p>
          </table:table-cell>
          <table:table-cell table:formula="of:=IF([.C447]=1;IF([.D446]=6;1;[.D446]+1);[.D446])" office:value-type="float" office:value="4" calcext:value-type="float">
            <text:p>4</text:p>
          </table:table-cell>
          <table:table-cell table:formula="of:=IF(AND([.C447]=1;[.D447]=1);[.E446]+1;[.E446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203286145591239" calcext:value-type="float">
            <text:p>-0.203286145591239</text:p>
          </table:table-cell>
          <table:table-cell table:formula="of:=(RAND()*2-1)" office:value-type="float" office:value="-0.799364985631413" calcext:value-type="float">
            <text:p>-0.799364985631413</text:p>
          </table:table-cell>
          <table:table-cell table:formula="of:=IF([.C447]=16;1;[.C447]+1)" office:value-type="float" office:value="16" calcext:value-type="float">
            <text:p>16</text:p>
          </table:table-cell>
          <table:table-cell table:formula="of:=IF([.C448]=1;IF([.D447]=6;1;[.D447]+1);[.D447])" office:value-type="float" office:value="4" calcext:value-type="float">
            <text:p>4</text:p>
          </table:table-cell>
          <table:table-cell table:formula="of:=IF(AND([.C448]=1;[.D448]=1);[.E447]+1;[.E447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413396649196903" calcext:value-type="float">
            <text:p>0.413396649196903</text:p>
          </table:table-cell>
          <table:table-cell table:formula="of:=(RAND()*2-1)" office:value-type="float" office:value="0.906475449863031" calcext:value-type="float">
            <text:p>0.906475449863031</text:p>
          </table:table-cell>
          <table:table-cell table:formula="of:=IF([.C448]=16;1;[.C448]+1)" office:value-type="float" office:value="1" calcext:value-type="float">
            <text:p>1</text:p>
          </table:table-cell>
          <table:table-cell table:formula="of:=IF([.C449]=1;IF([.D448]=6;1;[.D448]+1);[.D448])" office:value-type="float" office:value="5" calcext:value-type="float">
            <text:p>5</text:p>
          </table:table-cell>
          <table:table-cell table:formula="of:=IF(AND([.C449]=1;[.D449]=1);[.E448]+1;[.E448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791414149008047" calcext:value-type="float">
            <text:p>-0.791414149008047</text:p>
          </table:table-cell>
          <table:table-cell table:formula="of:=(RAND()*2-1)" office:value-type="float" office:value="-0.899437214460825" calcext:value-type="float">
            <text:p>-0.899437214460825</text:p>
          </table:table-cell>
          <table:table-cell table:formula="of:=IF([.C449]=16;1;[.C449]+1)" office:value-type="float" office:value="2" calcext:value-type="float">
            <text:p>2</text:p>
          </table:table-cell>
          <table:table-cell table:formula="of:=IF([.C450]=1;IF([.D449]=6;1;[.D449]+1);[.D449])" office:value-type="float" office:value="5" calcext:value-type="float">
            <text:p>5</text:p>
          </table:table-cell>
          <table:table-cell table:formula="of:=IF(AND([.C450]=1;[.D450]=1);[.E449]+1;[.E449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817568957108667" calcext:value-type="float">
            <text:p>0.817568957108667</text:p>
          </table:table-cell>
          <table:table-cell table:formula="of:=(RAND()*2-1)" office:value-type="float" office:value="-0.933282609799988" calcext:value-type="float">
            <text:p>-0.933282609799988</text:p>
          </table:table-cell>
          <table:table-cell table:formula="of:=IF([.C450]=16;1;[.C450]+1)" office:value-type="float" office:value="3" calcext:value-type="float">
            <text:p>3</text:p>
          </table:table-cell>
          <table:table-cell table:formula="of:=IF([.C451]=1;IF([.D450]=6;1;[.D450]+1);[.D450])" office:value-type="float" office:value="5" calcext:value-type="float">
            <text:p>5</text:p>
          </table:table-cell>
          <table:table-cell table:formula="of:=IF(AND([.C451]=1;[.D451]=1);[.E450]+1;[.E450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42133604351284" calcext:value-type="float">
            <text:p>-0.42133604351284</text:p>
          </table:table-cell>
          <table:table-cell table:formula="of:=(RAND()*2-1)" office:value-type="float" office:value="-0.547200227902921" calcext:value-type="float">
            <text:p>-0.547200227902921</text:p>
          </table:table-cell>
          <table:table-cell table:formula="of:=IF([.C451]=16;1;[.C451]+1)" office:value-type="float" office:value="4" calcext:value-type="float">
            <text:p>4</text:p>
          </table:table-cell>
          <table:table-cell table:formula="of:=IF([.C452]=1;IF([.D451]=6;1;[.D451]+1);[.D451])" office:value-type="float" office:value="5" calcext:value-type="float">
            <text:p>5</text:p>
          </table:table-cell>
          <table:table-cell table:formula="of:=IF(AND([.C452]=1;[.D452]=1);[.E451]+1;[.E451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13754193019551" calcext:value-type="float">
            <text:p>-0.13754193019551</text:p>
          </table:table-cell>
          <table:table-cell table:formula="of:=(RAND()*2-1)" office:value-type="float" office:value="-0.665183609753006" calcext:value-type="float">
            <text:p>-0.665183609753006</text:p>
          </table:table-cell>
          <table:table-cell table:formula="of:=IF([.C452]=16;1;[.C452]+1)" office:value-type="float" office:value="5" calcext:value-type="float">
            <text:p>5</text:p>
          </table:table-cell>
          <table:table-cell table:formula="of:=IF([.C453]=1;IF([.D452]=6;1;[.D452]+1);[.D452])" office:value-type="float" office:value="5" calcext:value-type="float">
            <text:p>5</text:p>
          </table:table-cell>
          <table:table-cell table:formula="of:=IF(AND([.C453]=1;[.D453]=1);[.E452]+1;[.E452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0146165390976909" calcext:value-type="float">
            <text:p>0.014616539097691</text:p>
          </table:table-cell>
          <table:table-cell table:formula="of:=(RAND()*2-1)" office:value-type="float" office:value="-0.895082194561169" calcext:value-type="float">
            <text:p>-0.895082194561169</text:p>
          </table:table-cell>
          <table:table-cell table:formula="of:=IF([.C453]=16;1;[.C453]+1)" office:value-type="float" office:value="6" calcext:value-type="float">
            <text:p>6</text:p>
          </table:table-cell>
          <table:table-cell table:formula="of:=IF([.C454]=1;IF([.D453]=6;1;[.D453]+1);[.D453])" office:value-type="float" office:value="5" calcext:value-type="float">
            <text:p>5</text:p>
          </table:table-cell>
          <table:table-cell table:formula="of:=IF(AND([.C454]=1;[.D454]=1);[.E453]+1;[.E453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359202981307803" calcext:value-type="float">
            <text:p>0.359202981307803</text:p>
          </table:table-cell>
          <table:table-cell table:formula="of:=(RAND()*2-1)" office:value-type="float" office:value="0.0271304272277135" calcext:value-type="float">
            <text:p>0.027130427227714</text:p>
          </table:table-cell>
          <table:table-cell table:formula="of:=IF([.C454]=16;1;[.C454]+1)" office:value-type="float" office:value="7" calcext:value-type="float">
            <text:p>7</text:p>
          </table:table-cell>
          <table:table-cell table:formula="of:=IF([.C455]=1;IF([.D454]=6;1;[.D454]+1);[.D454])" office:value-type="float" office:value="5" calcext:value-type="float">
            <text:p>5</text:p>
          </table:table-cell>
          <table:table-cell table:formula="of:=IF(AND([.C455]=1;[.D455]=1);[.E454]+1;[.E454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739863152555042" calcext:value-type="float">
            <text:p>-0.739863152555042</text:p>
          </table:table-cell>
          <table:table-cell table:formula="of:=(RAND()*2-1)" office:value-type="float" office:value="0.543572953255515" calcext:value-type="float">
            <text:p>0.543572953255515</text:p>
          </table:table-cell>
          <table:table-cell table:formula="of:=IF([.C455]=16;1;[.C455]+1)" office:value-type="float" office:value="8" calcext:value-type="float">
            <text:p>8</text:p>
          </table:table-cell>
          <table:table-cell table:formula="of:=IF([.C456]=1;IF([.D455]=6;1;[.D455]+1);[.D455])" office:value-type="float" office:value="5" calcext:value-type="float">
            <text:p>5</text:p>
          </table:table-cell>
          <table:table-cell table:formula="of:=IF(AND([.C456]=1;[.D456]=1);[.E455]+1;[.E455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419270160339067" calcext:value-type="float">
            <text:p>-0.419270160339067</text:p>
          </table:table-cell>
          <table:table-cell table:formula="of:=(RAND()*2-1)" office:value-type="float" office:value="0.441507083093189" calcext:value-type="float">
            <text:p>0.441507083093189</text:p>
          </table:table-cell>
          <table:table-cell table:formula="of:=IF([.C456]=16;1;[.C456]+1)" office:value-type="float" office:value="9" calcext:value-type="float">
            <text:p>9</text:p>
          </table:table-cell>
          <table:table-cell table:formula="of:=IF([.C457]=1;IF([.D456]=6;1;[.D456]+1);[.D456])" office:value-type="float" office:value="5" calcext:value-type="float">
            <text:p>5</text:p>
          </table:table-cell>
          <table:table-cell table:formula="of:=IF(AND([.C457]=1;[.D457]=1);[.E456]+1;[.E456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588444706978541" calcext:value-type="float">
            <text:p>-0.588444706978541</text:p>
          </table:table-cell>
          <table:table-cell table:formula="of:=(RAND()*2-1)" office:value-type="float" office:value="-0.0327620589938759" calcext:value-type="float">
            <text:p>-0.032762058993876</text:p>
          </table:table-cell>
          <table:table-cell table:formula="of:=IF([.C457]=16;1;[.C457]+1)" office:value-type="float" office:value="10" calcext:value-type="float">
            <text:p>10</text:p>
          </table:table-cell>
          <table:table-cell table:formula="of:=IF([.C458]=1;IF([.D457]=6;1;[.D457]+1);[.D457])" office:value-type="float" office:value="5" calcext:value-type="float">
            <text:p>5</text:p>
          </table:table-cell>
          <table:table-cell table:formula="of:=IF(AND([.C458]=1;[.D458]=1);[.E457]+1;[.E457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267282530729449" calcext:value-type="float">
            <text:p>0.267282530729449</text:p>
          </table:table-cell>
          <table:table-cell table:formula="of:=(RAND()*2-1)" office:value-type="float" office:value="0.465923200819021" calcext:value-type="float">
            <text:p>0.465923200819021</text:p>
          </table:table-cell>
          <table:table-cell table:formula="of:=IF([.C458]=16;1;[.C458]+1)" office:value-type="float" office:value="11" calcext:value-type="float">
            <text:p>11</text:p>
          </table:table-cell>
          <table:table-cell table:formula="of:=IF([.C459]=1;IF([.D458]=6;1;[.D458]+1);[.D458])" office:value-type="float" office:value="5" calcext:value-type="float">
            <text:p>5</text:p>
          </table:table-cell>
          <table:table-cell table:formula="of:=IF(AND([.C459]=1;[.D459]=1);[.E458]+1;[.E458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622746885279558" calcext:value-type="float">
            <text:p>0.622746885279558</text:p>
          </table:table-cell>
          <table:table-cell table:formula="of:=(RAND()*2-1)" office:value-type="float" office:value="-0.23648286153737" calcext:value-type="float">
            <text:p>-0.23648286153737</text:p>
          </table:table-cell>
          <table:table-cell table:formula="of:=IF([.C459]=16;1;[.C459]+1)" office:value-type="float" office:value="12" calcext:value-type="float">
            <text:p>12</text:p>
          </table:table-cell>
          <table:table-cell table:formula="of:=IF([.C460]=1;IF([.D459]=6;1;[.D459]+1);[.D459])" office:value-type="float" office:value="5" calcext:value-type="float">
            <text:p>5</text:p>
          </table:table-cell>
          <table:table-cell table:formula="of:=IF(AND([.C460]=1;[.D460]=1);[.E459]+1;[.E459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479553256488875" calcext:value-type="float">
            <text:p>0.479553256488875</text:p>
          </table:table-cell>
          <table:table-cell table:formula="of:=(RAND()*2-1)" office:value-type="float" office:value="-0.568787885942146" calcext:value-type="float">
            <text:p>-0.568787885942146</text:p>
          </table:table-cell>
          <table:table-cell table:formula="of:=IF([.C460]=16;1;[.C460]+1)" office:value-type="float" office:value="13" calcext:value-type="float">
            <text:p>13</text:p>
          </table:table-cell>
          <table:table-cell table:formula="of:=IF([.C461]=1;IF([.D460]=6;1;[.D460]+1);[.D460])" office:value-type="float" office:value="5" calcext:value-type="float">
            <text:p>5</text:p>
          </table:table-cell>
          <table:table-cell table:formula="of:=IF(AND([.C461]=1;[.D461]=1);[.E460]+1;[.E460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827767599561234" calcext:value-type="float">
            <text:p>0.827767599561234</text:p>
          </table:table-cell>
          <table:table-cell table:formula="of:=(RAND()*2-1)" office:value-type="float" office:value="-0.132310360006297" calcext:value-type="float">
            <text:p>-0.132310360006297</text:p>
          </table:table-cell>
          <table:table-cell table:formula="of:=IF([.C461]=16;1;[.C461]+1)" office:value-type="float" office:value="14" calcext:value-type="float">
            <text:p>14</text:p>
          </table:table-cell>
          <table:table-cell table:formula="of:=IF([.C462]=1;IF([.D461]=6;1;[.D461]+1);[.D461])" office:value-type="float" office:value="5" calcext:value-type="float">
            <text:p>5</text:p>
          </table:table-cell>
          <table:table-cell table:formula="of:=IF(AND([.C462]=1;[.D462]=1);[.E461]+1;[.E461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306713043538974" calcext:value-type="float">
            <text:p>-0.306713043538974</text:p>
          </table:table-cell>
          <table:table-cell table:formula="of:=(RAND()*2-1)" office:value-type="float" office:value="0.560462786242614" calcext:value-type="float">
            <text:p>0.560462786242614</text:p>
          </table:table-cell>
          <table:table-cell table:formula="of:=IF([.C462]=16;1;[.C462]+1)" office:value-type="float" office:value="15" calcext:value-type="float">
            <text:p>15</text:p>
          </table:table-cell>
          <table:table-cell table:formula="of:=IF([.C463]=1;IF([.D462]=6;1;[.D462]+1);[.D462])" office:value-type="float" office:value="5" calcext:value-type="float">
            <text:p>5</text:p>
          </table:table-cell>
          <table:table-cell table:formula="of:=IF(AND([.C463]=1;[.D463]=1);[.E462]+1;[.E462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522584694498565" calcext:value-type="float">
            <text:p>-0.522584694498565</text:p>
          </table:table-cell>
          <table:table-cell table:formula="of:=(RAND()*2-1)" office:value-type="float" office:value="-0.00938703780567707" calcext:value-type="float">
            <text:p>-0.009387037805677</text:p>
          </table:table-cell>
          <table:table-cell table:formula="of:=IF([.C463]=16;1;[.C463]+1)" office:value-type="float" office:value="16" calcext:value-type="float">
            <text:p>16</text:p>
          </table:table-cell>
          <table:table-cell table:formula="of:=IF([.C464]=1;IF([.D463]=6;1;[.D463]+1);[.D463])" office:value-type="float" office:value="5" calcext:value-type="float">
            <text:p>5</text:p>
          </table:table-cell>
          <table:table-cell table:formula="of:=IF(AND([.C464]=1;[.D464]=1);[.E463]+1;[.E463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828091730283762" calcext:value-type="float">
            <text:p>-0.828091730283762</text:p>
          </table:table-cell>
          <table:table-cell table:formula="of:=(RAND()*2-1)" office:value-type="float" office:value="0.873767689268358" calcext:value-type="float">
            <text:p>0.873767689268358</text:p>
          </table:table-cell>
          <table:table-cell table:formula="of:=IF([.C464]=16;1;[.C464]+1)" office:value-type="float" office:value="1" calcext:value-type="float">
            <text:p>1</text:p>
          </table:table-cell>
          <table:table-cell table:formula="of:=IF([.C465]=1;IF([.D464]=6;1;[.D464]+1);[.D464])" office:value-type="float" office:value="6" calcext:value-type="float">
            <text:p>6</text:p>
          </table:table-cell>
          <table:table-cell table:formula="of:=IF(AND([.C465]=1;[.D465]=1);[.E464]+1;[.E464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526714794767544" calcext:value-type="float">
            <text:p>0.526714794767544</text:p>
          </table:table-cell>
          <table:table-cell table:formula="of:=(RAND()*2-1)" office:value-type="float" office:value="0.815611931379041" calcext:value-type="float">
            <text:p>0.815611931379041</text:p>
          </table:table-cell>
          <table:table-cell table:formula="of:=IF([.C465]=16;1;[.C465]+1)" office:value-type="float" office:value="2" calcext:value-type="float">
            <text:p>2</text:p>
          </table:table-cell>
          <table:table-cell table:formula="of:=IF([.C466]=1;IF([.D465]=6;1;[.D465]+1);[.D465])" office:value-type="float" office:value="6" calcext:value-type="float">
            <text:p>6</text:p>
          </table:table-cell>
          <table:table-cell table:formula="of:=IF(AND([.C466]=1;[.D466]=1);[.E465]+1;[.E465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537479982219142" calcext:value-type="float">
            <text:p>-0.537479982219142</text:p>
          </table:table-cell>
          <table:table-cell table:formula="of:=(RAND()*2-1)" office:value-type="float" office:value="-0.0132522397259675" calcext:value-type="float">
            <text:p>-0.013252239725968</text:p>
          </table:table-cell>
          <table:table-cell table:formula="of:=IF([.C466]=16;1;[.C466]+1)" office:value-type="float" office:value="3" calcext:value-type="float">
            <text:p>3</text:p>
          </table:table-cell>
          <table:table-cell table:formula="of:=IF([.C467]=1;IF([.D466]=6;1;[.D466]+1);[.D466])" office:value-type="float" office:value="6" calcext:value-type="float">
            <text:p>6</text:p>
          </table:table-cell>
          <table:table-cell table:formula="of:=IF(AND([.C467]=1;[.D467]=1);[.E466]+1;[.E466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684835593347763" calcext:value-type="float">
            <text:p>0.684835593347763</text:p>
          </table:table-cell>
          <table:table-cell table:formula="of:=(RAND()*2-1)" office:value-type="float" office:value="0.474747016582303" calcext:value-type="float">
            <text:p>0.474747016582303</text:p>
          </table:table-cell>
          <table:table-cell table:formula="of:=IF([.C467]=16;1;[.C467]+1)" office:value-type="float" office:value="4" calcext:value-type="float">
            <text:p>4</text:p>
          </table:table-cell>
          <table:table-cell table:formula="of:=IF([.C468]=1;IF([.D467]=6;1;[.D467]+1);[.D467])" office:value-type="float" office:value="6" calcext:value-type="float">
            <text:p>6</text:p>
          </table:table-cell>
          <table:table-cell table:formula="of:=IF(AND([.C468]=1;[.D468]=1);[.E467]+1;[.E467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340233834827537" calcext:value-type="float">
            <text:p>0.340233834827537</text:p>
          </table:table-cell>
          <table:table-cell table:formula="of:=(RAND()*2-1)" office:value-type="float" office:value="-0.0340804735260163" calcext:value-type="float">
            <text:p>-0.034080473526016</text:p>
          </table:table-cell>
          <table:table-cell table:formula="of:=IF([.C468]=16;1;[.C468]+1)" office:value-type="float" office:value="5" calcext:value-type="float">
            <text:p>5</text:p>
          </table:table-cell>
          <table:table-cell table:formula="of:=IF([.C469]=1;IF([.D468]=6;1;[.D468]+1);[.D468])" office:value-type="float" office:value="6" calcext:value-type="float">
            <text:p>6</text:p>
          </table:table-cell>
          <table:table-cell table:formula="of:=IF(AND([.C469]=1;[.D469]=1);[.E468]+1;[.E468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532613901513705" calcext:value-type="float">
            <text:p>0.532613901513705</text:p>
          </table:table-cell>
          <table:table-cell table:formula="of:=(RAND()*2-1)" office:value-type="float" office:value="-0.72609233341607" calcext:value-type="float">
            <text:p>-0.72609233341607</text:p>
          </table:table-cell>
          <table:table-cell table:formula="of:=IF([.C469]=16;1;[.C469]+1)" office:value-type="float" office:value="6" calcext:value-type="float">
            <text:p>6</text:p>
          </table:table-cell>
          <table:table-cell table:formula="of:=IF([.C470]=1;IF([.D469]=6;1;[.D469]+1);[.D469])" office:value-type="float" office:value="6" calcext:value-type="float">
            <text:p>6</text:p>
          </table:table-cell>
          <table:table-cell table:formula="of:=IF(AND([.C470]=1;[.D470]=1);[.E469]+1;[.E469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346168236473687" calcext:value-type="float">
            <text:p>0.346168236473687</text:p>
          </table:table-cell>
          <table:table-cell table:formula="of:=(RAND()*2-1)" office:value-type="float" office:value="0.00300609689351949" calcext:value-type="float">
            <text:p>0.00300609689352</text:p>
          </table:table-cell>
          <table:table-cell table:formula="of:=IF([.C470]=16;1;[.C470]+1)" office:value-type="float" office:value="7" calcext:value-type="float">
            <text:p>7</text:p>
          </table:table-cell>
          <table:table-cell table:formula="of:=IF([.C471]=1;IF([.D470]=6;1;[.D470]+1);[.D470])" office:value-type="float" office:value="6" calcext:value-type="float">
            <text:p>6</text:p>
          </table:table-cell>
          <table:table-cell table:formula="of:=IF(AND([.C471]=1;[.D471]=1);[.E470]+1;[.E470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18067322777883" calcext:value-type="float">
            <text:p>0.18067322777883</text:p>
          </table:table-cell>
          <table:table-cell table:formula="of:=(RAND()*2-1)" office:value-type="float" office:value="-0.249917131321552" calcext:value-type="float">
            <text:p>-0.249917131321552</text:p>
          </table:table-cell>
          <table:table-cell table:formula="of:=IF([.C471]=16;1;[.C471]+1)" office:value-type="float" office:value="8" calcext:value-type="float">
            <text:p>8</text:p>
          </table:table-cell>
          <table:table-cell table:formula="of:=IF([.C472]=1;IF([.D471]=6;1;[.D471]+1);[.D471])" office:value-type="float" office:value="6" calcext:value-type="float">
            <text:p>6</text:p>
          </table:table-cell>
          <table:table-cell table:formula="of:=IF(AND([.C472]=1;[.D472]=1);[.E471]+1;[.E471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970592929626282" calcext:value-type="float">
            <text:p>0.970592929626282</text:p>
          </table:table-cell>
          <table:table-cell table:formula="of:=(RAND()*2-1)" office:value-type="float" office:value="0.926777753539854" calcext:value-type="float">
            <text:p>0.926777753539854</text:p>
          </table:table-cell>
          <table:table-cell table:formula="of:=IF([.C472]=16;1;[.C472]+1)" office:value-type="float" office:value="9" calcext:value-type="float">
            <text:p>9</text:p>
          </table:table-cell>
          <table:table-cell table:formula="of:=IF([.C473]=1;IF([.D472]=6;1;[.D472]+1);[.D472])" office:value-type="float" office:value="6" calcext:value-type="float">
            <text:p>6</text:p>
          </table:table-cell>
          <table:table-cell table:formula="of:=IF(AND([.C473]=1;[.D473]=1);[.E472]+1;[.E472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438446698655214" calcext:value-type="float">
            <text:p>0.438446698655214</text:p>
          </table:table-cell>
          <table:table-cell table:formula="of:=(RAND()*2-1)" office:value-type="float" office:value="-0.386356859477869" calcext:value-type="float">
            <text:p>-0.386356859477869</text:p>
          </table:table-cell>
          <table:table-cell table:formula="of:=IF([.C473]=16;1;[.C473]+1)" office:value-type="float" office:value="10" calcext:value-type="float">
            <text:p>10</text:p>
          </table:table-cell>
          <table:table-cell table:formula="of:=IF([.C474]=1;IF([.D473]=6;1;[.D473]+1);[.D473])" office:value-type="float" office:value="6" calcext:value-type="float">
            <text:p>6</text:p>
          </table:table-cell>
          <table:table-cell table:formula="of:=IF(AND([.C474]=1;[.D474]=1);[.E473]+1;[.E473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154446277111939" calcext:value-type="float">
            <text:p>-0.154446277111939</text:p>
          </table:table-cell>
          <table:table-cell table:formula="of:=(RAND()*2-1)" office:value-type="float" office:value="-0.174978415079605" calcext:value-type="float">
            <text:p>-0.174978415079605</text:p>
          </table:table-cell>
          <table:table-cell table:formula="of:=IF([.C474]=16;1;[.C474]+1)" office:value-type="float" office:value="11" calcext:value-type="float">
            <text:p>11</text:p>
          </table:table-cell>
          <table:table-cell table:formula="of:=IF([.C475]=1;IF([.D474]=6;1;[.D474]+1);[.D474])" office:value-type="float" office:value="6" calcext:value-type="float">
            <text:p>6</text:p>
          </table:table-cell>
          <table:table-cell table:formula="of:=IF(AND([.C475]=1;[.D475]=1);[.E474]+1;[.E474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521003571250735" calcext:value-type="float">
            <text:p>-0.521003571250735</text:p>
          </table:table-cell>
          <table:table-cell table:formula="of:=(RAND()*2-1)" office:value-type="float" office:value="-0.342473783086707" calcext:value-type="float">
            <text:p>-0.342473783086707</text:p>
          </table:table-cell>
          <table:table-cell table:formula="of:=IF([.C475]=16;1;[.C475]+1)" office:value-type="float" office:value="12" calcext:value-type="float">
            <text:p>12</text:p>
          </table:table-cell>
          <table:table-cell table:formula="of:=IF([.C476]=1;IF([.D475]=6;1;[.D475]+1);[.D475])" office:value-type="float" office:value="6" calcext:value-type="float">
            <text:p>6</text:p>
          </table:table-cell>
          <table:table-cell table:formula="of:=IF(AND([.C476]=1;[.D476]=1);[.E475]+1;[.E475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113333998959345" calcext:value-type="float">
            <text:p>-0.113333998959345</text:p>
          </table:table-cell>
          <table:table-cell table:formula="of:=(RAND()*2-1)" office:value-type="float" office:value="-0.687465452580172" calcext:value-type="float">
            <text:p>-0.687465452580172</text:p>
          </table:table-cell>
          <table:table-cell table:formula="of:=IF([.C476]=16;1;[.C476]+1)" office:value-type="float" office:value="13" calcext:value-type="float">
            <text:p>13</text:p>
          </table:table-cell>
          <table:table-cell table:formula="of:=IF([.C477]=1;IF([.D476]=6;1;[.D476]+1);[.D476])" office:value-type="float" office:value="6" calcext:value-type="float">
            <text:p>6</text:p>
          </table:table-cell>
          <table:table-cell table:formula="of:=IF(AND([.C477]=1;[.D477]=1);[.E476]+1;[.E476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330756117647008" calcext:value-type="float">
            <text:p>0.330756117647008</text:p>
          </table:table-cell>
          <table:table-cell table:formula="of:=(RAND()*2-1)" office:value-type="float" office:value="-0.424399017380833" calcext:value-type="float">
            <text:p>-0.424399017380833</text:p>
          </table:table-cell>
          <table:table-cell table:formula="of:=IF([.C477]=16;1;[.C477]+1)" office:value-type="float" office:value="14" calcext:value-type="float">
            <text:p>14</text:p>
          </table:table-cell>
          <table:table-cell table:formula="of:=IF([.C478]=1;IF([.D477]=6;1;[.D477]+1);[.D477])" office:value-type="float" office:value="6" calcext:value-type="float">
            <text:p>6</text:p>
          </table:table-cell>
          <table:table-cell table:formula="of:=IF(AND([.C478]=1;[.D478]=1);[.E477]+1;[.E477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-0.0864550790667761" calcext:value-type="float">
            <text:p>-0.086455079066776</text:p>
          </table:table-cell>
          <table:table-cell table:formula="of:=(RAND()*2-1)" office:value-type="float" office:value="0.238958612721672" calcext:value-type="float">
            <text:p>0.238958612721672</text:p>
          </table:table-cell>
          <table:table-cell table:formula="of:=IF([.C478]=16;1;[.C478]+1)" office:value-type="float" office:value="15" calcext:value-type="float">
            <text:p>15</text:p>
          </table:table-cell>
          <table:table-cell table:formula="of:=IF([.C479]=1;IF([.D478]=6;1;[.D478]+1);[.D478])" office:value-type="float" office:value="6" calcext:value-type="float">
            <text:p>6</text:p>
          </table:table-cell>
          <table:table-cell table:formula="of:=IF(AND([.C479]=1;[.D479]=1);[.E478]+1;[.E478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851537118566249" calcext:value-type="float">
            <text:p>0.851537118566249</text:p>
          </table:table-cell>
          <table:table-cell table:formula="of:=(RAND()*2-1)" office:value-type="float" office:value="0.633237403606581" calcext:value-type="float">
            <text:p>0.633237403606581</text:p>
          </table:table-cell>
          <table:table-cell table:formula="of:=IF([.C479]=16;1;[.C479]+1)" office:value-type="float" office:value="16" calcext:value-type="float">
            <text:p>16</text:p>
          </table:table-cell>
          <table:table-cell table:formula="of:=IF([.C480]=1;IF([.D479]=6;1;[.D479]+1);[.D479])" office:value-type="float" office:value="6" calcext:value-type="float">
            <text:p>6</text:p>
          </table:table-cell>
          <table:table-cell table:formula="of:=IF(AND([.C480]=1;[.D480]=1);[.E479]+1;[.E479])" office:value-type="float" office:value="5" calcext:value-type="float">
            <text:p>5</text:p>
          </table:table-cell>
        </table:table-row>
        <table:table-row table:style-name="ro1">
          <table:table-cell table:formula="of:=(RAND()*2-1)" office:value-type="float" office:value="0.138109456205448" calcext:value-type="float">
            <text:p>0.138109456205448</text:p>
          </table:table-cell>
          <table:table-cell table:formula="of:=(RAND()*2-1)" office:value-type="float" office:value="0.706517178439699" calcext:value-type="float">
            <text:p>0.706517178439699</text:p>
          </table:table-cell>
          <table:table-cell table:formula="of:=IF([.C480]=16;1;[.C480]+1)" office:value-type="float" office:value="1" calcext:value-type="float">
            <text:p>1</text:p>
          </table:table-cell>
          <table:table-cell table:formula="of:=IF([.C481]=1;IF([.D480]=6;1;[.D480]+1);[.D480])" office:value-type="float" office:value="1" calcext:value-type="float">
            <text:p>1</text:p>
          </table:table-cell>
          <table:table-cell table:formula="of:=IF(AND([.C481]=1;[.D481]=1);[.E480]+1;[.E480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289039225499823" calcext:value-type="float">
            <text:p>-0.289039225499823</text:p>
          </table:table-cell>
          <table:table-cell table:formula="of:=(RAND()*2-1)" office:value-type="float" office:value="-0.583112300851651" calcext:value-type="float">
            <text:p>-0.583112300851651</text:p>
          </table:table-cell>
          <table:table-cell table:formula="of:=IF([.C481]=16;1;[.C481]+1)" office:value-type="float" office:value="2" calcext:value-type="float">
            <text:p>2</text:p>
          </table:table-cell>
          <table:table-cell table:formula="of:=IF([.C482]=1;IF([.D481]=6;1;[.D481]+1);[.D481])" office:value-type="float" office:value="1" calcext:value-type="float">
            <text:p>1</text:p>
          </table:table-cell>
          <table:table-cell table:formula="of:=IF(AND([.C482]=1;[.D482]=1);[.E481]+1;[.E481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318511400445903" calcext:value-type="float">
            <text:p>-0.318511400445903</text:p>
          </table:table-cell>
          <table:table-cell table:formula="of:=(RAND()*2-1)" office:value-type="float" office:value="-0.121547862713051" calcext:value-type="float">
            <text:p>-0.121547862713051</text:p>
          </table:table-cell>
          <table:table-cell table:formula="of:=IF([.C482]=16;1;[.C482]+1)" office:value-type="float" office:value="3" calcext:value-type="float">
            <text:p>3</text:p>
          </table:table-cell>
          <table:table-cell table:formula="of:=IF([.C483]=1;IF([.D482]=6;1;[.D482]+1);[.D482])" office:value-type="float" office:value="1" calcext:value-type="float">
            <text:p>1</text:p>
          </table:table-cell>
          <table:table-cell table:formula="of:=IF(AND([.C483]=1;[.D483]=1);[.E482]+1;[.E482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357016093186148" calcext:value-type="float">
            <text:p>0.357016093186148</text:p>
          </table:table-cell>
          <table:table-cell table:formula="of:=(RAND()*2-1)" office:value-type="float" office:value="0.887532541008087" calcext:value-type="float">
            <text:p>0.887532541008087</text:p>
          </table:table-cell>
          <table:table-cell table:formula="of:=IF([.C483]=16;1;[.C483]+1)" office:value-type="float" office:value="4" calcext:value-type="float">
            <text:p>4</text:p>
          </table:table-cell>
          <table:table-cell table:formula="of:=IF([.C484]=1;IF([.D483]=6;1;[.D483]+1);[.D483])" office:value-type="float" office:value="1" calcext:value-type="float">
            <text:p>1</text:p>
          </table:table-cell>
          <table:table-cell table:formula="of:=IF(AND([.C484]=1;[.D484]=1);[.E483]+1;[.E483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83231960393637" calcext:value-type="float">
            <text:p>0.83231960393637</text:p>
          </table:table-cell>
          <table:table-cell table:formula="of:=(RAND()*2-1)" office:value-type="float" office:value="-0.0453532596631895" calcext:value-type="float">
            <text:p>-0.04535325966319</text:p>
          </table:table-cell>
          <table:table-cell table:formula="of:=IF([.C484]=16;1;[.C484]+1)" office:value-type="float" office:value="5" calcext:value-type="float">
            <text:p>5</text:p>
          </table:table-cell>
          <table:table-cell table:formula="of:=IF([.C485]=1;IF([.D484]=6;1;[.D484]+1);[.D484])" office:value-type="float" office:value="1" calcext:value-type="float">
            <text:p>1</text:p>
          </table:table-cell>
          <table:table-cell table:formula="of:=IF(AND([.C485]=1;[.D485]=1);[.E484]+1;[.E484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902175678495349" calcext:value-type="float">
            <text:p>0.902175678495349</text:p>
          </table:table-cell>
          <table:table-cell table:formula="of:=(RAND()*2-1)" office:value-type="float" office:value="-0.848787162658038" calcext:value-type="float">
            <text:p>-0.848787162658038</text:p>
          </table:table-cell>
          <table:table-cell table:formula="of:=IF([.C485]=16;1;[.C485]+1)" office:value-type="float" office:value="6" calcext:value-type="float">
            <text:p>6</text:p>
          </table:table-cell>
          <table:table-cell table:formula="of:=IF([.C486]=1;IF([.D485]=6;1;[.D485]+1);[.D485])" office:value-type="float" office:value="1" calcext:value-type="float">
            <text:p>1</text:p>
          </table:table-cell>
          <table:table-cell table:formula="of:=IF(AND([.C486]=1;[.D486]=1);[.E485]+1;[.E485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784498046413252" calcext:value-type="float">
            <text:p>-0.784498046413252</text:p>
          </table:table-cell>
          <table:table-cell table:formula="of:=(RAND()*2-1)" office:value-type="float" office:value="0.722076955086947" calcext:value-type="float">
            <text:p>0.722076955086947</text:p>
          </table:table-cell>
          <table:table-cell table:formula="of:=IF([.C486]=16;1;[.C486]+1)" office:value-type="float" office:value="7" calcext:value-type="float">
            <text:p>7</text:p>
          </table:table-cell>
          <table:table-cell table:formula="of:=IF([.C487]=1;IF([.D486]=6;1;[.D486]+1);[.D486])" office:value-type="float" office:value="1" calcext:value-type="float">
            <text:p>1</text:p>
          </table:table-cell>
          <table:table-cell table:formula="of:=IF(AND([.C487]=1;[.D487]=1);[.E486]+1;[.E486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563108009039246" calcext:value-type="float">
            <text:p>-0.563108009039246</text:p>
          </table:table-cell>
          <table:table-cell table:formula="of:=(RAND()*2-1)" office:value-type="float" office:value="-0.943116901800459" calcext:value-type="float">
            <text:p>-0.943116901800459</text:p>
          </table:table-cell>
          <table:table-cell table:formula="of:=IF([.C487]=16;1;[.C487]+1)" office:value-type="float" office:value="8" calcext:value-type="float">
            <text:p>8</text:p>
          </table:table-cell>
          <table:table-cell table:formula="of:=IF([.C488]=1;IF([.D487]=6;1;[.D487]+1);[.D487])" office:value-type="float" office:value="1" calcext:value-type="float">
            <text:p>1</text:p>
          </table:table-cell>
          <table:table-cell table:formula="of:=IF(AND([.C488]=1;[.D488]=1);[.E487]+1;[.E487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426932698403845" calcext:value-type="float">
            <text:p>0.426932698403845</text:p>
          </table:table-cell>
          <table:table-cell table:formula="of:=(RAND()*2-1)" office:value-type="float" office:value="0.718485609934879" calcext:value-type="float">
            <text:p>0.718485609934879</text:p>
          </table:table-cell>
          <table:table-cell table:formula="of:=IF([.C488]=16;1;[.C488]+1)" office:value-type="float" office:value="9" calcext:value-type="float">
            <text:p>9</text:p>
          </table:table-cell>
          <table:table-cell table:formula="of:=IF([.C489]=1;IF([.D488]=6;1;[.D488]+1);[.D488])" office:value-type="float" office:value="1" calcext:value-type="float">
            <text:p>1</text:p>
          </table:table-cell>
          <table:table-cell table:formula="of:=IF(AND([.C489]=1;[.D489]=1);[.E488]+1;[.E488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672935934856665" calcext:value-type="float">
            <text:p>0.672935934856665</text:p>
          </table:table-cell>
          <table:table-cell table:formula="of:=(RAND()*2-1)" office:value-type="float" office:value="0.577783178725433" calcext:value-type="float">
            <text:p>0.577783178725433</text:p>
          </table:table-cell>
          <table:table-cell table:formula="of:=IF([.C489]=16;1;[.C489]+1)" office:value-type="float" office:value="10" calcext:value-type="float">
            <text:p>10</text:p>
          </table:table-cell>
          <table:table-cell table:formula="of:=IF([.C490]=1;IF([.D489]=6;1;[.D489]+1);[.D489])" office:value-type="float" office:value="1" calcext:value-type="float">
            <text:p>1</text:p>
          </table:table-cell>
          <table:table-cell table:formula="of:=IF(AND([.C490]=1;[.D490]=1);[.E489]+1;[.E489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921445665377224" calcext:value-type="float">
            <text:p>-0.921445665377224</text:p>
          </table:table-cell>
          <table:table-cell table:formula="of:=(RAND()*2-1)" office:value-type="float" office:value="-0.837234687942197" calcext:value-type="float">
            <text:p>-0.837234687942197</text:p>
          </table:table-cell>
          <table:table-cell table:formula="of:=IF([.C490]=16;1;[.C490]+1)" office:value-type="float" office:value="11" calcext:value-type="float">
            <text:p>11</text:p>
          </table:table-cell>
          <table:table-cell table:formula="of:=IF([.C491]=1;IF([.D490]=6;1;[.D490]+1);[.D490])" office:value-type="float" office:value="1" calcext:value-type="float">
            <text:p>1</text:p>
          </table:table-cell>
          <table:table-cell table:formula="of:=IF(AND([.C491]=1;[.D491]=1);[.E490]+1;[.E490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67230777180432" calcext:value-type="float">
            <text:p>-0.67230777180432</text:p>
          </table:table-cell>
          <table:table-cell table:formula="of:=(RAND()*2-1)" office:value-type="float" office:value="0.54413946427663" calcext:value-type="float">
            <text:p>0.54413946427663</text:p>
          </table:table-cell>
          <table:table-cell table:formula="of:=IF([.C491]=16;1;[.C491]+1)" office:value-type="float" office:value="12" calcext:value-type="float">
            <text:p>12</text:p>
          </table:table-cell>
          <table:table-cell table:formula="of:=IF([.C492]=1;IF([.D491]=6;1;[.D491]+1);[.D491])" office:value-type="float" office:value="1" calcext:value-type="float">
            <text:p>1</text:p>
          </table:table-cell>
          <table:table-cell table:formula="of:=IF(AND([.C492]=1;[.D492]=1);[.E491]+1;[.E491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828024675496071" calcext:value-type="float">
            <text:p>-0.828024675496071</text:p>
          </table:table-cell>
          <table:table-cell table:formula="of:=(RAND()*2-1)" office:value-type="float" office:value="0.0726240551730628" calcext:value-type="float">
            <text:p>0.072624055173063</text:p>
          </table:table-cell>
          <table:table-cell table:formula="of:=IF([.C492]=16;1;[.C492]+1)" office:value-type="float" office:value="13" calcext:value-type="float">
            <text:p>13</text:p>
          </table:table-cell>
          <table:table-cell table:formula="of:=IF([.C493]=1;IF([.D492]=6;1;[.D492]+1);[.D492])" office:value-type="float" office:value="1" calcext:value-type="float">
            <text:p>1</text:p>
          </table:table-cell>
          <table:table-cell table:formula="of:=IF(AND([.C493]=1;[.D493]=1);[.E492]+1;[.E492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00507479172168579" calcext:value-type="float">
            <text:p>0.005074791721686</text:p>
          </table:table-cell>
          <table:table-cell table:formula="of:=(RAND()*2-1)" office:value-type="float" office:value="-0.322248146174062" calcext:value-type="float">
            <text:p>-0.322248146174062</text:p>
          </table:table-cell>
          <table:table-cell table:formula="of:=IF([.C493]=16;1;[.C493]+1)" office:value-type="float" office:value="14" calcext:value-type="float">
            <text:p>14</text:p>
          </table:table-cell>
          <table:table-cell table:formula="of:=IF([.C494]=1;IF([.D493]=6;1;[.D493]+1);[.D493])" office:value-type="float" office:value="1" calcext:value-type="float">
            <text:p>1</text:p>
          </table:table-cell>
          <table:table-cell table:formula="of:=IF(AND([.C494]=1;[.D494]=1);[.E493]+1;[.E493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444870176764304" calcext:value-type="float">
            <text:p>0.444870176764304</text:p>
          </table:table-cell>
          <table:table-cell table:formula="of:=(RAND()*2-1)" office:value-type="float" office:value="-0.659105507170619" calcext:value-type="float">
            <text:p>-0.659105507170619</text:p>
          </table:table-cell>
          <table:table-cell table:formula="of:=IF([.C494]=16;1;[.C494]+1)" office:value-type="float" office:value="15" calcext:value-type="float">
            <text:p>15</text:p>
          </table:table-cell>
          <table:table-cell table:formula="of:=IF([.C495]=1;IF([.D494]=6;1;[.D494]+1);[.D494])" office:value-type="float" office:value="1" calcext:value-type="float">
            <text:p>1</text:p>
          </table:table-cell>
          <table:table-cell table:formula="of:=IF(AND([.C495]=1;[.D495]=1);[.E494]+1;[.E494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475994926122042" calcext:value-type="float">
            <text:p>-0.475994926122042</text:p>
          </table:table-cell>
          <table:table-cell table:formula="of:=(RAND()*2-1)" office:value-type="float" office:value="0.713640868774968" calcext:value-type="float">
            <text:p>0.713640868774968</text:p>
          </table:table-cell>
          <table:table-cell table:formula="of:=IF([.C495]=16;1;[.C495]+1)" office:value-type="float" office:value="16" calcext:value-type="float">
            <text:p>16</text:p>
          </table:table-cell>
          <table:table-cell table:formula="of:=IF([.C496]=1;IF([.D495]=6;1;[.D495]+1);[.D495])" office:value-type="float" office:value="1" calcext:value-type="float">
            <text:p>1</text:p>
          </table:table-cell>
          <table:table-cell table:formula="of:=IF(AND([.C496]=1;[.D496]=1);[.E495]+1;[.E495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0446924314658715" calcext:value-type="float">
            <text:p>-0.044692431465872</text:p>
          </table:table-cell>
          <table:table-cell table:formula="of:=(RAND()*2-1)" office:value-type="float" office:value="-0.0587305252136763" calcext:value-type="float">
            <text:p>-0.058730525213676</text:p>
          </table:table-cell>
          <table:table-cell table:formula="of:=IF([.C496]=16;1;[.C496]+1)" office:value-type="float" office:value="1" calcext:value-type="float">
            <text:p>1</text:p>
          </table:table-cell>
          <table:table-cell table:formula="of:=IF([.C497]=1;IF([.D496]=6;1;[.D496]+1);[.D496])" office:value-type="float" office:value="2" calcext:value-type="float">
            <text:p>2</text:p>
          </table:table-cell>
          <table:table-cell table:formula="of:=IF(AND([.C497]=1;[.D497]=1);[.E496]+1;[.E496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944922706640822" calcext:value-type="float">
            <text:p>0.944922706640822</text:p>
          </table:table-cell>
          <table:table-cell table:formula="of:=(RAND()*2-1)" office:value-type="float" office:value="0.345737499763294" calcext:value-type="float">
            <text:p>0.345737499763294</text:p>
          </table:table-cell>
          <table:table-cell table:formula="of:=IF([.C497]=16;1;[.C497]+1)" office:value-type="float" office:value="2" calcext:value-type="float">
            <text:p>2</text:p>
          </table:table-cell>
          <table:table-cell table:formula="of:=IF([.C498]=1;IF([.D497]=6;1;[.D497]+1);[.D497])" office:value-type="float" office:value="2" calcext:value-type="float">
            <text:p>2</text:p>
          </table:table-cell>
          <table:table-cell table:formula="of:=IF(AND([.C498]=1;[.D498]=1);[.E497]+1;[.E497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603256928911409" calcext:value-type="float">
            <text:p>0.603256928911409</text:p>
          </table:table-cell>
          <table:table-cell table:formula="of:=(RAND()*2-1)" office:value-type="float" office:value="-0.193645260992134" calcext:value-type="float">
            <text:p>-0.193645260992134</text:p>
          </table:table-cell>
          <table:table-cell table:formula="of:=IF([.C498]=16;1;[.C498]+1)" office:value-type="float" office:value="3" calcext:value-type="float">
            <text:p>3</text:p>
          </table:table-cell>
          <table:table-cell table:formula="of:=IF([.C499]=1;IF([.D498]=6;1;[.D498]+1);[.D498])" office:value-type="float" office:value="2" calcext:value-type="float">
            <text:p>2</text:p>
          </table:table-cell>
          <table:table-cell table:formula="of:=IF(AND([.C499]=1;[.D499]=1);[.E498]+1;[.E498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58863780292212" calcext:value-type="float">
            <text:p>0.58863780292212</text:p>
          </table:table-cell>
          <table:table-cell table:formula="of:=(RAND()*2-1)" office:value-type="float" office:value="-0.994180232245819" calcext:value-type="float">
            <text:p>-0.994180232245819</text:p>
          </table:table-cell>
          <table:table-cell table:formula="of:=IF([.C499]=16;1;[.C499]+1)" office:value-type="float" office:value="4" calcext:value-type="float">
            <text:p>4</text:p>
          </table:table-cell>
          <table:table-cell table:formula="of:=IF([.C500]=1;IF([.D499]=6;1;[.D499]+1);[.D499])" office:value-type="float" office:value="2" calcext:value-type="float">
            <text:p>2</text:p>
          </table:table-cell>
          <table:table-cell table:formula="of:=IF(AND([.C500]=1;[.D500]=1);[.E499]+1;[.E499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843284169090294" calcext:value-type="float">
            <text:p>-0.843284169090294</text:p>
          </table:table-cell>
          <table:table-cell table:formula="of:=(RAND()*2-1)" office:value-type="float" office:value="0.974142933910347" calcext:value-type="float">
            <text:p>0.974142933910347</text:p>
          </table:table-cell>
          <table:table-cell table:formula="of:=IF([.C500]=16;1;[.C500]+1)" office:value-type="float" office:value="5" calcext:value-type="float">
            <text:p>5</text:p>
          </table:table-cell>
          <table:table-cell table:formula="of:=IF([.C501]=1;IF([.D500]=6;1;[.D500]+1);[.D500])" office:value-type="float" office:value="2" calcext:value-type="float">
            <text:p>2</text:p>
          </table:table-cell>
          <table:table-cell table:formula="of:=IF(AND([.C501]=1;[.D501]=1);[.E500]+1;[.E500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438270776464815" calcext:value-type="float">
            <text:p>0.438270776464815</text:p>
          </table:table-cell>
          <table:table-cell table:formula="of:=(RAND()*2-1)" office:value-type="float" office:value="-0.898686594447082" calcext:value-type="float">
            <text:p>-0.898686594447082</text:p>
          </table:table-cell>
          <table:table-cell table:formula="of:=IF([.C501]=16;1;[.C501]+1)" office:value-type="float" office:value="6" calcext:value-type="float">
            <text:p>6</text:p>
          </table:table-cell>
          <table:table-cell table:formula="of:=IF([.C502]=1;IF([.D501]=6;1;[.D501]+1);[.D501])" office:value-type="float" office:value="2" calcext:value-type="float">
            <text:p>2</text:p>
          </table:table-cell>
          <table:table-cell table:formula="of:=IF(AND([.C502]=1;[.D502]=1);[.E501]+1;[.E501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937941033979124" calcext:value-type="float">
            <text:p>0.937941033979124</text:p>
          </table:table-cell>
          <table:table-cell table:formula="of:=(RAND()*2-1)" office:value-type="float" office:value="0.0261079565586386" calcext:value-type="float">
            <text:p>0.026107956558639</text:p>
          </table:table-cell>
          <table:table-cell table:formula="of:=IF([.C502]=16;1;[.C502]+1)" office:value-type="float" office:value="7" calcext:value-type="float">
            <text:p>7</text:p>
          </table:table-cell>
          <table:table-cell table:formula="of:=IF([.C503]=1;IF([.D502]=6;1;[.D502]+1);[.D502])" office:value-type="float" office:value="2" calcext:value-type="float">
            <text:p>2</text:p>
          </table:table-cell>
          <table:table-cell table:formula="of:=IF(AND([.C503]=1;[.D503]=1);[.E502]+1;[.E502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01333706853732" calcext:value-type="float">
            <text:p>0.01333706853732</text:p>
          </table:table-cell>
          <table:table-cell table:formula="of:=(RAND()*2-1)" office:value-type="float" office:value="0.863479061735466" calcext:value-type="float">
            <text:p>0.863479061735466</text:p>
          </table:table-cell>
          <table:table-cell table:formula="of:=IF([.C503]=16;1;[.C503]+1)" office:value-type="float" office:value="8" calcext:value-type="float">
            <text:p>8</text:p>
          </table:table-cell>
          <table:table-cell table:formula="of:=IF([.C504]=1;IF([.D503]=6;1;[.D503]+1);[.D503])" office:value-type="float" office:value="2" calcext:value-type="float">
            <text:p>2</text:p>
          </table:table-cell>
          <table:table-cell table:formula="of:=IF(AND([.C504]=1;[.D504]=1);[.E503]+1;[.E503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785938714098046" calcext:value-type="float">
            <text:p>0.785938714098046</text:p>
          </table:table-cell>
          <table:table-cell table:formula="of:=(RAND()*2-1)" office:value-type="float" office:value="-0.925590202815564" calcext:value-type="float">
            <text:p>-0.925590202815564</text:p>
          </table:table-cell>
          <table:table-cell table:formula="of:=IF([.C504]=16;1;[.C504]+1)" office:value-type="float" office:value="9" calcext:value-type="float">
            <text:p>9</text:p>
          </table:table-cell>
          <table:table-cell table:formula="of:=IF([.C505]=1;IF([.D504]=6;1;[.D504]+1);[.D504])" office:value-type="float" office:value="2" calcext:value-type="float">
            <text:p>2</text:p>
          </table:table-cell>
          <table:table-cell table:formula="of:=IF(AND([.C505]=1;[.D505]=1);[.E504]+1;[.E504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830049211747402" calcext:value-type="float">
            <text:p>-0.830049211747402</text:p>
          </table:table-cell>
          <table:table-cell table:formula="of:=(RAND()*2-1)" office:value-type="float" office:value="0.579719618554305" calcext:value-type="float">
            <text:p>0.579719618554305</text:p>
          </table:table-cell>
          <table:table-cell table:formula="of:=IF([.C505]=16;1;[.C505]+1)" office:value-type="float" office:value="10" calcext:value-type="float">
            <text:p>10</text:p>
          </table:table-cell>
          <table:table-cell table:formula="of:=IF([.C506]=1;IF([.D505]=6;1;[.D505]+1);[.D505])" office:value-type="float" office:value="2" calcext:value-type="float">
            <text:p>2</text:p>
          </table:table-cell>
          <table:table-cell table:formula="of:=IF(AND([.C506]=1;[.D506]=1);[.E505]+1;[.E505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990202267578932" calcext:value-type="float">
            <text:p>-0.990202267578932</text:p>
          </table:table-cell>
          <table:table-cell table:formula="of:=(RAND()*2-1)" office:value-type="float" office:value="-0.734510333190916" calcext:value-type="float">
            <text:p>-0.734510333190916</text:p>
          </table:table-cell>
          <table:table-cell table:formula="of:=IF([.C506]=16;1;[.C506]+1)" office:value-type="float" office:value="11" calcext:value-type="float">
            <text:p>11</text:p>
          </table:table-cell>
          <table:table-cell table:formula="of:=IF([.C507]=1;IF([.D506]=6;1;[.D506]+1);[.D506])" office:value-type="float" office:value="2" calcext:value-type="float">
            <text:p>2</text:p>
          </table:table-cell>
          <table:table-cell table:formula="of:=IF(AND([.C507]=1;[.D507]=1);[.E506]+1;[.E506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192193147524984" calcext:value-type="float">
            <text:p>0.192193147524984</text:p>
          </table:table-cell>
          <table:table-cell table:formula="of:=(RAND()*2-1)" office:value-type="float" office:value="-0.938556327098151" calcext:value-type="float">
            <text:p>-0.938556327098151</text:p>
          </table:table-cell>
          <table:table-cell table:formula="of:=IF([.C507]=16;1;[.C507]+1)" office:value-type="float" office:value="12" calcext:value-type="float">
            <text:p>12</text:p>
          </table:table-cell>
          <table:table-cell table:formula="of:=IF([.C508]=1;IF([.D507]=6;1;[.D507]+1);[.D507])" office:value-type="float" office:value="2" calcext:value-type="float">
            <text:p>2</text:p>
          </table:table-cell>
          <table:table-cell table:formula="of:=IF(AND([.C508]=1;[.D508]=1);[.E507]+1;[.E507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358376422777491" calcext:value-type="float">
            <text:p>-0.358376422777491</text:p>
          </table:table-cell>
          <table:table-cell table:formula="of:=(RAND()*2-1)" office:value-type="float" office:value="0.116760719448884" calcext:value-type="float">
            <text:p>0.116760719448884</text:p>
          </table:table-cell>
          <table:table-cell table:formula="of:=IF([.C508]=16;1;[.C508]+1)" office:value-type="float" office:value="13" calcext:value-type="float">
            <text:p>13</text:p>
          </table:table-cell>
          <table:table-cell table:formula="of:=IF([.C509]=1;IF([.D508]=6;1;[.D508]+1);[.D508])" office:value-type="float" office:value="2" calcext:value-type="float">
            <text:p>2</text:p>
          </table:table-cell>
          <table:table-cell table:formula="of:=IF(AND([.C509]=1;[.D509]=1);[.E508]+1;[.E508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28681922918629" calcext:value-type="float">
            <text:p>-0.28681922918629</text:p>
          </table:table-cell>
          <table:table-cell table:formula="of:=(RAND()*2-1)" office:value-type="float" office:value="0.545913743313314" calcext:value-type="float">
            <text:p>0.545913743313314</text:p>
          </table:table-cell>
          <table:table-cell table:formula="of:=IF([.C509]=16;1;[.C509]+1)" office:value-type="float" office:value="14" calcext:value-type="float">
            <text:p>14</text:p>
          </table:table-cell>
          <table:table-cell table:formula="of:=IF([.C510]=1;IF([.D509]=6;1;[.D509]+1);[.D509])" office:value-type="float" office:value="2" calcext:value-type="float">
            <text:p>2</text:p>
          </table:table-cell>
          <table:table-cell table:formula="of:=IF(AND([.C510]=1;[.D510]=1);[.E509]+1;[.E509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435650453893768" calcext:value-type="float">
            <text:p>-0.435650453893768</text:p>
          </table:table-cell>
          <table:table-cell table:formula="of:=(RAND()*2-1)" office:value-type="float" office:value="-0.549969149549348" calcext:value-type="float">
            <text:p>-0.549969149549348</text:p>
          </table:table-cell>
          <table:table-cell table:formula="of:=IF([.C510]=16;1;[.C510]+1)" office:value-type="float" office:value="15" calcext:value-type="float">
            <text:p>15</text:p>
          </table:table-cell>
          <table:table-cell table:formula="of:=IF([.C511]=1;IF([.D510]=6;1;[.D510]+1);[.D510])" office:value-type="float" office:value="2" calcext:value-type="float">
            <text:p>2</text:p>
          </table:table-cell>
          <table:table-cell table:formula="of:=IF(AND([.C511]=1;[.D511]=1);[.E510]+1;[.E510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016443101224261" calcext:value-type="float">
            <text:p>-0.016443101224261</text:p>
          </table:table-cell>
          <table:table-cell table:formula="of:=(RAND()*2-1)" office:value-type="float" office:value="-0.966993879390359" calcext:value-type="float">
            <text:p>-0.966993879390359</text:p>
          </table:table-cell>
          <table:table-cell table:formula="of:=IF([.C511]=16;1;[.C511]+1)" office:value-type="float" office:value="16" calcext:value-type="float">
            <text:p>16</text:p>
          </table:table-cell>
          <table:table-cell table:formula="of:=IF([.C512]=1;IF([.D511]=6;1;[.D511]+1);[.D511])" office:value-type="float" office:value="2" calcext:value-type="float">
            <text:p>2</text:p>
          </table:table-cell>
          <table:table-cell table:formula="of:=IF(AND([.C512]=1;[.D512]=1);[.E511]+1;[.E511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0890980935381474" calcext:value-type="float">
            <text:p>0.089098093538147</text:p>
          </table:table-cell>
          <table:table-cell table:formula="of:=(RAND()*2-1)" office:value-type="float" office:value="-0.445957739883183" calcext:value-type="float">
            <text:p>-0.445957739883183</text:p>
          </table:table-cell>
          <table:table-cell table:formula="of:=IF([.C512]=16;1;[.C512]+1)" office:value-type="float" office:value="1" calcext:value-type="float">
            <text:p>1</text:p>
          </table:table-cell>
          <table:table-cell table:formula="of:=IF([.C513]=1;IF([.D512]=6;1;[.D512]+1);[.D512])" office:value-type="float" office:value="3" calcext:value-type="float">
            <text:p>3</text:p>
          </table:table-cell>
          <table:table-cell table:formula="of:=IF(AND([.C513]=1;[.D513]=1);[.E512]+1;[.E512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330985509190311" calcext:value-type="float">
            <text:p>-0.330985509190311</text:p>
          </table:table-cell>
          <table:table-cell table:formula="of:=(RAND()*2-1)" office:value-type="float" office:value="-0.0538424734828547" calcext:value-type="float">
            <text:p>-0.053842473482855</text:p>
          </table:table-cell>
          <table:table-cell table:formula="of:=IF([.C513]=16;1;[.C513]+1)" office:value-type="float" office:value="2" calcext:value-type="float">
            <text:p>2</text:p>
          </table:table-cell>
          <table:table-cell table:formula="of:=IF([.C514]=1;IF([.D513]=6;1;[.D513]+1);[.D513])" office:value-type="float" office:value="3" calcext:value-type="float">
            <text:p>3</text:p>
          </table:table-cell>
          <table:table-cell table:formula="of:=IF(AND([.C514]=1;[.D514]=1);[.E513]+1;[.E513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879256742391614" calcext:value-type="float">
            <text:p>0.879256742391614</text:p>
          </table:table-cell>
          <table:table-cell table:formula="of:=(RAND()*2-1)" office:value-type="float" office:value="-0.960766630692861" calcext:value-type="float">
            <text:p>-0.960766630692861</text:p>
          </table:table-cell>
          <table:table-cell table:formula="of:=IF([.C514]=16;1;[.C514]+1)" office:value-type="float" office:value="3" calcext:value-type="float">
            <text:p>3</text:p>
          </table:table-cell>
          <table:table-cell table:formula="of:=IF([.C515]=1;IF([.D514]=6;1;[.D514]+1);[.D514])" office:value-type="float" office:value="3" calcext:value-type="float">
            <text:p>3</text:p>
          </table:table-cell>
          <table:table-cell table:formula="of:=IF(AND([.C515]=1;[.D515]=1);[.E514]+1;[.E514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845291859120569" calcext:value-type="float">
            <text:p>-0.845291859120569</text:p>
          </table:table-cell>
          <table:table-cell table:formula="of:=(RAND()*2-1)" office:value-type="float" office:value="-0.457247788899787" calcext:value-type="float">
            <text:p>-0.457247788899787</text:p>
          </table:table-cell>
          <table:table-cell table:formula="of:=IF([.C515]=16;1;[.C515]+1)" office:value-type="float" office:value="4" calcext:value-type="float">
            <text:p>4</text:p>
          </table:table-cell>
          <table:table-cell table:formula="of:=IF([.C516]=1;IF([.D515]=6;1;[.D515]+1);[.D515])" office:value-type="float" office:value="3" calcext:value-type="float">
            <text:p>3</text:p>
          </table:table-cell>
          <table:table-cell table:formula="of:=IF(AND([.C516]=1;[.D516]=1);[.E515]+1;[.E515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670027277171157" calcext:value-type="float">
            <text:p>0.670027277171157</text:p>
          </table:table-cell>
          <table:table-cell table:formula="of:=(RAND()*2-1)" office:value-type="float" office:value="-0.35651804041464" calcext:value-type="float">
            <text:p>-0.35651804041464</text:p>
          </table:table-cell>
          <table:table-cell table:formula="of:=IF([.C516]=16;1;[.C516]+1)" office:value-type="float" office:value="5" calcext:value-type="float">
            <text:p>5</text:p>
          </table:table-cell>
          <table:table-cell table:formula="of:=IF([.C517]=1;IF([.D516]=6;1;[.D516]+1);[.D516])" office:value-type="float" office:value="3" calcext:value-type="float">
            <text:p>3</text:p>
          </table:table-cell>
          <table:table-cell table:formula="of:=IF(AND([.C517]=1;[.D517]=1);[.E516]+1;[.E516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687583309144955" calcext:value-type="float">
            <text:p>0.687583309144955</text:p>
          </table:table-cell>
          <table:table-cell table:formula="of:=(RAND()*2-1)" office:value-type="float" office:value="0.436266460349624" calcext:value-type="float">
            <text:p>0.436266460349624</text:p>
          </table:table-cell>
          <table:table-cell table:formula="of:=IF([.C517]=16;1;[.C517]+1)" office:value-type="float" office:value="6" calcext:value-type="float">
            <text:p>6</text:p>
          </table:table-cell>
          <table:table-cell table:formula="of:=IF([.C518]=1;IF([.D517]=6;1;[.D517]+1);[.D517])" office:value-type="float" office:value="3" calcext:value-type="float">
            <text:p>3</text:p>
          </table:table-cell>
          <table:table-cell table:formula="of:=IF(AND([.C518]=1;[.D518]=1);[.E517]+1;[.E517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662858859396568" calcext:value-type="float">
            <text:p>0.662858859396568</text:p>
          </table:table-cell>
          <table:table-cell table:formula="of:=(RAND()*2-1)" office:value-type="float" office:value="-0.970889049367075" calcext:value-type="float">
            <text:p>-0.970889049367075</text:p>
          </table:table-cell>
          <table:table-cell table:formula="of:=IF([.C518]=16;1;[.C518]+1)" office:value-type="float" office:value="7" calcext:value-type="float">
            <text:p>7</text:p>
          </table:table-cell>
          <table:table-cell table:formula="of:=IF([.C519]=1;IF([.D518]=6;1;[.D518]+1);[.D518])" office:value-type="float" office:value="3" calcext:value-type="float">
            <text:p>3</text:p>
          </table:table-cell>
          <table:table-cell table:formula="of:=IF(AND([.C519]=1;[.D519]=1);[.E518]+1;[.E518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116117301436216" calcext:value-type="float">
            <text:p>0.116117301436216</text:p>
          </table:table-cell>
          <table:table-cell table:formula="of:=(RAND()*2-1)" office:value-type="float" office:value="0.527922497049575" calcext:value-type="float">
            <text:p>0.527922497049575</text:p>
          </table:table-cell>
          <table:table-cell table:formula="of:=IF([.C519]=16;1;[.C519]+1)" office:value-type="float" office:value="8" calcext:value-type="float">
            <text:p>8</text:p>
          </table:table-cell>
          <table:table-cell table:formula="of:=IF([.C520]=1;IF([.D519]=6;1;[.D519]+1);[.D519])" office:value-type="float" office:value="3" calcext:value-type="float">
            <text:p>3</text:p>
          </table:table-cell>
          <table:table-cell table:formula="of:=IF(AND([.C520]=1;[.D520]=1);[.E519]+1;[.E519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810439123187555" calcext:value-type="float">
            <text:p>-0.810439123187555</text:p>
          </table:table-cell>
          <table:table-cell table:formula="of:=(RAND()*2-1)" office:value-type="float" office:value="-0.63819501454816" calcext:value-type="float">
            <text:p>-0.63819501454816</text:p>
          </table:table-cell>
          <table:table-cell table:formula="of:=IF([.C520]=16;1;[.C520]+1)" office:value-type="float" office:value="9" calcext:value-type="float">
            <text:p>9</text:p>
          </table:table-cell>
          <table:table-cell table:formula="of:=IF([.C521]=1;IF([.D520]=6;1;[.D520]+1);[.D520])" office:value-type="float" office:value="3" calcext:value-type="float">
            <text:p>3</text:p>
          </table:table-cell>
          <table:table-cell table:formula="of:=IF(AND([.C521]=1;[.D521]=1);[.E520]+1;[.E520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137291524010139" calcext:value-type="float">
            <text:p>-0.137291524010139</text:p>
          </table:table-cell>
          <table:table-cell table:formula="of:=(RAND()*2-1)" office:value-type="float" office:value="0.555646288384113" calcext:value-type="float">
            <text:p>0.555646288384113</text:p>
          </table:table-cell>
          <table:table-cell table:formula="of:=IF([.C521]=16;1;[.C521]+1)" office:value-type="float" office:value="10" calcext:value-type="float">
            <text:p>10</text:p>
          </table:table-cell>
          <table:table-cell table:formula="of:=IF([.C522]=1;IF([.D521]=6;1;[.D521]+1);[.D521])" office:value-type="float" office:value="3" calcext:value-type="float">
            <text:p>3</text:p>
          </table:table-cell>
          <table:table-cell table:formula="of:=IF(AND([.C522]=1;[.D522]=1);[.E521]+1;[.E521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00818812459890883" calcext:value-type="float">
            <text:p>0.008188124598909</text:p>
          </table:table-cell>
          <table:table-cell table:formula="of:=(RAND()*2-1)" office:value-type="float" office:value="0.557011063512973" calcext:value-type="float">
            <text:p>0.557011063512973</text:p>
          </table:table-cell>
          <table:table-cell table:formula="of:=IF([.C522]=16;1;[.C522]+1)" office:value-type="float" office:value="11" calcext:value-type="float">
            <text:p>11</text:p>
          </table:table-cell>
          <table:table-cell table:formula="of:=IF([.C523]=1;IF([.D522]=6;1;[.D522]+1);[.D522])" office:value-type="float" office:value="3" calcext:value-type="float">
            <text:p>3</text:p>
          </table:table-cell>
          <table:table-cell table:formula="of:=IF(AND([.C523]=1;[.D523]=1);[.E522]+1;[.E522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801011635965601" calcext:value-type="float">
            <text:p>-0.801011635965601</text:p>
          </table:table-cell>
          <table:table-cell table:formula="of:=(RAND()*2-1)" office:value-type="float" office:value="-0.942188009114331" calcext:value-type="float">
            <text:p>-0.942188009114331</text:p>
          </table:table-cell>
          <table:table-cell table:formula="of:=IF([.C523]=16;1;[.C523]+1)" office:value-type="float" office:value="12" calcext:value-type="float">
            <text:p>12</text:p>
          </table:table-cell>
          <table:table-cell table:formula="of:=IF([.C524]=1;IF([.D523]=6;1;[.D523]+1);[.D523])" office:value-type="float" office:value="3" calcext:value-type="float">
            <text:p>3</text:p>
          </table:table-cell>
          <table:table-cell table:formula="of:=IF(AND([.C524]=1;[.D524]=1);[.E523]+1;[.E523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660489163955865" calcext:value-type="float">
            <text:p>-0.660489163955865</text:p>
          </table:table-cell>
          <table:table-cell table:formula="of:=(RAND()*2-1)" office:value-type="float" office:value="0.831417282742374" calcext:value-type="float">
            <text:p>0.831417282742374</text:p>
          </table:table-cell>
          <table:table-cell table:formula="of:=IF([.C524]=16;1;[.C524]+1)" office:value-type="float" office:value="13" calcext:value-type="float">
            <text:p>13</text:p>
          </table:table-cell>
          <table:table-cell table:formula="of:=IF([.C525]=1;IF([.D524]=6;1;[.D524]+1);[.D524])" office:value-type="float" office:value="3" calcext:value-type="float">
            <text:p>3</text:p>
          </table:table-cell>
          <table:table-cell table:formula="of:=IF(AND([.C525]=1;[.D525]=1);[.E524]+1;[.E524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536746857180339" calcext:value-type="float">
            <text:p>-0.536746857180339</text:p>
          </table:table-cell>
          <table:table-cell table:formula="of:=(RAND()*2-1)" office:value-type="float" office:value="0.956828567196603" calcext:value-type="float">
            <text:p>0.956828567196603</text:p>
          </table:table-cell>
          <table:table-cell table:formula="of:=IF([.C525]=16;1;[.C525]+1)" office:value-type="float" office:value="14" calcext:value-type="float">
            <text:p>14</text:p>
          </table:table-cell>
          <table:table-cell table:formula="of:=IF([.C526]=1;IF([.D525]=6;1;[.D525]+1);[.D525])" office:value-type="float" office:value="3" calcext:value-type="float">
            <text:p>3</text:p>
          </table:table-cell>
          <table:table-cell table:formula="of:=IF(AND([.C526]=1;[.D526]=1);[.E525]+1;[.E525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961247155605967" calcext:value-type="float">
            <text:p>-0.961247155605967</text:p>
          </table:table-cell>
          <table:table-cell table:formula="of:=(RAND()*2-1)" office:value-type="float" office:value="0.84918908054856" calcext:value-type="float">
            <text:p>0.84918908054856</text:p>
          </table:table-cell>
          <table:table-cell table:formula="of:=IF([.C526]=16;1;[.C526]+1)" office:value-type="float" office:value="15" calcext:value-type="float">
            <text:p>15</text:p>
          </table:table-cell>
          <table:table-cell table:formula="of:=IF([.C527]=1;IF([.D526]=6;1;[.D526]+1);[.D526])" office:value-type="float" office:value="3" calcext:value-type="float">
            <text:p>3</text:p>
          </table:table-cell>
          <table:table-cell table:formula="of:=IF(AND([.C527]=1;[.D527]=1);[.E526]+1;[.E526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705747662595092" calcext:value-type="float">
            <text:p>-0.705747662595092</text:p>
          </table:table-cell>
          <table:table-cell table:formula="of:=(RAND()*2-1)" office:value-type="float" office:value="0.908348766341844" calcext:value-type="float">
            <text:p>0.908348766341844</text:p>
          </table:table-cell>
          <table:table-cell table:formula="of:=IF([.C527]=16;1;[.C527]+1)" office:value-type="float" office:value="16" calcext:value-type="float">
            <text:p>16</text:p>
          </table:table-cell>
          <table:table-cell table:formula="of:=IF([.C528]=1;IF([.D527]=6;1;[.D527]+1);[.D527])" office:value-type="float" office:value="3" calcext:value-type="float">
            <text:p>3</text:p>
          </table:table-cell>
          <table:table-cell table:formula="of:=IF(AND([.C528]=1;[.D528]=1);[.E527]+1;[.E527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214992466638104" calcext:value-type="float">
            <text:p>0.214992466638104</text:p>
          </table:table-cell>
          <table:table-cell table:formula="of:=(RAND()*2-1)" office:value-type="float" office:value="-0.999191892699995" calcext:value-type="float">
            <text:p>-0.999191892699995</text:p>
          </table:table-cell>
          <table:table-cell table:formula="of:=IF([.C528]=16;1;[.C528]+1)" office:value-type="float" office:value="1" calcext:value-type="float">
            <text:p>1</text:p>
          </table:table-cell>
          <table:table-cell table:formula="of:=IF([.C529]=1;IF([.D528]=6;1;[.D528]+1);[.D528])" office:value-type="float" office:value="4" calcext:value-type="float">
            <text:p>4</text:p>
          </table:table-cell>
          <table:table-cell table:formula="of:=IF(AND([.C529]=1;[.D529]=1);[.E528]+1;[.E528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290255753224909" calcext:value-type="float">
            <text:p>0.290255753224909</text:p>
          </table:table-cell>
          <table:table-cell table:formula="of:=(RAND()*2-1)" office:value-type="float" office:value="0.152107672034433" calcext:value-type="float">
            <text:p>0.152107672034433</text:p>
          </table:table-cell>
          <table:table-cell table:formula="of:=IF([.C529]=16;1;[.C529]+1)" office:value-type="float" office:value="2" calcext:value-type="float">
            <text:p>2</text:p>
          </table:table-cell>
          <table:table-cell table:formula="of:=IF([.C530]=1;IF([.D529]=6;1;[.D529]+1);[.D529])" office:value-type="float" office:value="4" calcext:value-type="float">
            <text:p>4</text:p>
          </table:table-cell>
          <table:table-cell table:formula="of:=IF(AND([.C530]=1;[.D530]=1);[.E529]+1;[.E529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0238953381045042" calcext:value-type="float">
            <text:p>-0.023895338104504</text:p>
          </table:table-cell>
          <table:table-cell table:formula="of:=(RAND()*2-1)" office:value-type="float" office:value="0.892628319784595" calcext:value-type="float">
            <text:p>0.892628319784595</text:p>
          </table:table-cell>
          <table:table-cell table:formula="of:=IF([.C530]=16;1;[.C530]+1)" office:value-type="float" office:value="3" calcext:value-type="float">
            <text:p>3</text:p>
          </table:table-cell>
          <table:table-cell table:formula="of:=IF([.C531]=1;IF([.D530]=6;1;[.D530]+1);[.D530])" office:value-type="float" office:value="4" calcext:value-type="float">
            <text:p>4</text:p>
          </table:table-cell>
          <table:table-cell table:formula="of:=IF(AND([.C531]=1;[.D531]=1);[.E530]+1;[.E530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737951003936236" calcext:value-type="float">
            <text:p>-0.737951003936236</text:p>
          </table:table-cell>
          <table:table-cell table:formula="of:=(RAND()*2-1)" office:value-type="float" office:value="-0.428557048718912" calcext:value-type="float">
            <text:p>-0.428557048718912</text:p>
          </table:table-cell>
          <table:table-cell table:formula="of:=IF([.C531]=16;1;[.C531]+1)" office:value-type="float" office:value="4" calcext:value-type="float">
            <text:p>4</text:p>
          </table:table-cell>
          <table:table-cell table:formula="of:=IF([.C532]=1;IF([.D531]=6;1;[.D531]+1);[.D531])" office:value-type="float" office:value="4" calcext:value-type="float">
            <text:p>4</text:p>
          </table:table-cell>
          <table:table-cell table:formula="of:=IF(AND([.C532]=1;[.D532]=1);[.E531]+1;[.E531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650298938921501" calcext:value-type="float">
            <text:p>-0.650298938921501</text:p>
          </table:table-cell>
          <table:table-cell table:formula="of:=(RAND()*2-1)" office:value-type="float" office:value="0.19744614666237" calcext:value-type="float">
            <text:p>0.19744614666237</text:p>
          </table:table-cell>
          <table:table-cell table:formula="of:=IF([.C532]=16;1;[.C532]+1)" office:value-type="float" office:value="5" calcext:value-type="float">
            <text:p>5</text:p>
          </table:table-cell>
          <table:table-cell table:formula="of:=IF([.C533]=1;IF([.D532]=6;1;[.D532]+1);[.D532])" office:value-type="float" office:value="4" calcext:value-type="float">
            <text:p>4</text:p>
          </table:table-cell>
          <table:table-cell table:formula="of:=IF(AND([.C533]=1;[.D533]=1);[.E532]+1;[.E532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632659862103206" calcext:value-type="float">
            <text:p>0.632659862103206</text:p>
          </table:table-cell>
          <table:table-cell table:formula="of:=(RAND()*2-1)" office:value-type="float" office:value="0.812507722624901" calcext:value-type="float">
            <text:p>0.812507722624901</text:p>
          </table:table-cell>
          <table:table-cell table:formula="of:=IF([.C533]=16;1;[.C533]+1)" office:value-type="float" office:value="6" calcext:value-type="float">
            <text:p>6</text:p>
          </table:table-cell>
          <table:table-cell table:formula="of:=IF([.C534]=1;IF([.D533]=6;1;[.D533]+1);[.D533])" office:value-type="float" office:value="4" calcext:value-type="float">
            <text:p>4</text:p>
          </table:table-cell>
          <table:table-cell table:formula="of:=IF(AND([.C534]=1;[.D534]=1);[.E533]+1;[.E533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144103605574063" calcext:value-type="float">
            <text:p>-0.144103605574063</text:p>
          </table:table-cell>
          <table:table-cell table:formula="of:=(RAND()*2-1)" office:value-type="float" office:value="-0.431589096902201" calcext:value-type="float">
            <text:p>-0.431589096902201</text:p>
          </table:table-cell>
          <table:table-cell table:formula="of:=IF([.C534]=16;1;[.C534]+1)" office:value-type="float" office:value="7" calcext:value-type="float">
            <text:p>7</text:p>
          </table:table-cell>
          <table:table-cell table:formula="of:=IF([.C535]=1;IF([.D534]=6;1;[.D534]+1);[.D534])" office:value-type="float" office:value="4" calcext:value-type="float">
            <text:p>4</text:p>
          </table:table-cell>
          <table:table-cell table:formula="of:=IF(AND([.C535]=1;[.D535]=1);[.E534]+1;[.E534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614741838553878" calcext:value-type="float">
            <text:p>-0.614741838553878</text:p>
          </table:table-cell>
          <table:table-cell table:formula="of:=(RAND()*2-1)" office:value-type="float" office:value="-0.31606887445056" calcext:value-type="float">
            <text:p>-0.31606887445056</text:p>
          </table:table-cell>
          <table:table-cell table:formula="of:=IF([.C535]=16;1;[.C535]+1)" office:value-type="float" office:value="8" calcext:value-type="float">
            <text:p>8</text:p>
          </table:table-cell>
          <table:table-cell table:formula="of:=IF([.C536]=1;IF([.D535]=6;1;[.D535]+1);[.D535])" office:value-type="float" office:value="4" calcext:value-type="float">
            <text:p>4</text:p>
          </table:table-cell>
          <table:table-cell table:formula="of:=IF(AND([.C536]=1;[.D536]=1);[.E535]+1;[.E535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0473644651459559" calcext:value-type="float">
            <text:p>0.047364465145956</text:p>
          </table:table-cell>
          <table:table-cell table:formula="of:=(RAND()*2-1)" office:value-type="float" office:value="0.520682939710623" calcext:value-type="float">
            <text:p>0.520682939710623</text:p>
          </table:table-cell>
          <table:table-cell table:formula="of:=IF([.C536]=16;1;[.C536]+1)" office:value-type="float" office:value="9" calcext:value-type="float">
            <text:p>9</text:p>
          </table:table-cell>
          <table:table-cell table:formula="of:=IF([.C537]=1;IF([.D536]=6;1;[.D536]+1);[.D536])" office:value-type="float" office:value="4" calcext:value-type="float">
            <text:p>4</text:p>
          </table:table-cell>
          <table:table-cell table:formula="of:=IF(AND([.C537]=1;[.D537]=1);[.E536]+1;[.E536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644057363231936" calcext:value-type="float">
            <text:p>0.644057363231936</text:p>
          </table:table-cell>
          <table:table-cell table:formula="of:=(RAND()*2-1)" office:value-type="float" office:value="0.284704915620971" calcext:value-type="float">
            <text:p>0.284704915620971</text:p>
          </table:table-cell>
          <table:table-cell table:formula="of:=IF([.C537]=16;1;[.C537]+1)" office:value-type="float" office:value="10" calcext:value-type="float">
            <text:p>10</text:p>
          </table:table-cell>
          <table:table-cell table:formula="of:=IF([.C538]=1;IF([.D537]=6;1;[.D537]+1);[.D537])" office:value-type="float" office:value="4" calcext:value-type="float">
            <text:p>4</text:p>
          </table:table-cell>
          <table:table-cell table:formula="of:=IF(AND([.C538]=1;[.D538]=1);[.E537]+1;[.E537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647286359209071" calcext:value-type="float">
            <text:p>0.647286359209071</text:p>
          </table:table-cell>
          <table:table-cell table:formula="of:=(RAND()*2-1)" office:value-type="float" office:value="-0.102562206833018" calcext:value-type="float">
            <text:p>-0.102562206833018</text:p>
          </table:table-cell>
          <table:table-cell table:formula="of:=IF([.C538]=16;1;[.C538]+1)" office:value-type="float" office:value="11" calcext:value-type="float">
            <text:p>11</text:p>
          </table:table-cell>
          <table:table-cell table:formula="of:=IF([.C539]=1;IF([.D538]=6;1;[.D538]+1);[.D538])" office:value-type="float" office:value="4" calcext:value-type="float">
            <text:p>4</text:p>
          </table:table-cell>
          <table:table-cell table:formula="of:=IF(AND([.C539]=1;[.D539]=1);[.E538]+1;[.E538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0977969853002434" calcext:value-type="float">
            <text:p>0.097796985300243</text:p>
          </table:table-cell>
          <table:table-cell table:formula="of:=(RAND()*2-1)" office:value-type="float" office:value="0.822072678557727" calcext:value-type="float">
            <text:p>0.822072678557727</text:p>
          </table:table-cell>
          <table:table-cell table:formula="of:=IF([.C539]=16;1;[.C539]+1)" office:value-type="float" office:value="12" calcext:value-type="float">
            <text:p>12</text:p>
          </table:table-cell>
          <table:table-cell table:formula="of:=IF([.C540]=1;IF([.D539]=6;1;[.D539]+1);[.D539])" office:value-type="float" office:value="4" calcext:value-type="float">
            <text:p>4</text:p>
          </table:table-cell>
          <table:table-cell table:formula="of:=IF(AND([.C540]=1;[.D540]=1);[.E539]+1;[.E539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659833226175699" calcext:value-type="float">
            <text:p>-0.659833226175699</text:p>
          </table:table-cell>
          <table:table-cell table:formula="of:=(RAND()*2-1)" office:value-type="float" office:value="-0.634726742141941" calcext:value-type="float">
            <text:p>-0.634726742141941</text:p>
          </table:table-cell>
          <table:table-cell table:formula="of:=IF([.C540]=16;1;[.C540]+1)" office:value-type="float" office:value="13" calcext:value-type="float">
            <text:p>13</text:p>
          </table:table-cell>
          <table:table-cell table:formula="of:=IF([.C541]=1;IF([.D540]=6;1;[.D540]+1);[.D540])" office:value-type="float" office:value="4" calcext:value-type="float">
            <text:p>4</text:p>
          </table:table-cell>
          <table:table-cell table:formula="of:=IF(AND([.C541]=1;[.D541]=1);[.E540]+1;[.E540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448186744715686" calcext:value-type="float">
            <text:p>0.448186744715686</text:p>
          </table:table-cell>
          <table:table-cell table:formula="of:=(RAND()*2-1)" office:value-type="float" office:value="0.521953875820326" calcext:value-type="float">
            <text:p>0.521953875820326</text:p>
          </table:table-cell>
          <table:table-cell table:formula="of:=IF([.C541]=16;1;[.C541]+1)" office:value-type="float" office:value="14" calcext:value-type="float">
            <text:p>14</text:p>
          </table:table-cell>
          <table:table-cell table:formula="of:=IF([.C542]=1;IF([.D541]=6;1;[.D541]+1);[.D541])" office:value-type="float" office:value="4" calcext:value-type="float">
            <text:p>4</text:p>
          </table:table-cell>
          <table:table-cell table:formula="of:=IF(AND([.C542]=1;[.D542]=1);[.E541]+1;[.E541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718341964297694" calcext:value-type="float">
            <text:p>0.718341964297694</text:p>
          </table:table-cell>
          <table:table-cell table:formula="of:=(RAND()*2-1)" office:value-type="float" office:value="0.389582746536144" calcext:value-type="float">
            <text:p>0.389582746536144</text:p>
          </table:table-cell>
          <table:table-cell table:formula="of:=IF([.C542]=16;1;[.C542]+1)" office:value-type="float" office:value="15" calcext:value-type="float">
            <text:p>15</text:p>
          </table:table-cell>
          <table:table-cell table:formula="of:=IF([.C543]=1;IF([.D542]=6;1;[.D542]+1);[.D542])" office:value-type="float" office:value="4" calcext:value-type="float">
            <text:p>4</text:p>
          </table:table-cell>
          <table:table-cell table:formula="of:=IF(AND([.C543]=1;[.D543]=1);[.E542]+1;[.E542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880692038266413" calcext:value-type="float">
            <text:p>0.880692038266413</text:p>
          </table:table-cell>
          <table:table-cell table:formula="of:=(RAND()*2-1)" office:value-type="float" office:value="-0.237478221503243" calcext:value-type="float">
            <text:p>-0.237478221503243</text:p>
          </table:table-cell>
          <table:table-cell table:formula="of:=IF([.C543]=16;1;[.C543]+1)" office:value-type="float" office:value="16" calcext:value-type="float">
            <text:p>16</text:p>
          </table:table-cell>
          <table:table-cell table:formula="of:=IF([.C544]=1;IF([.D543]=6;1;[.D543]+1);[.D543])" office:value-type="float" office:value="4" calcext:value-type="float">
            <text:p>4</text:p>
          </table:table-cell>
          <table:table-cell table:formula="of:=IF(AND([.C544]=1;[.D544]=1);[.E543]+1;[.E543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00353081624664653" calcext:value-type="float">
            <text:p>0.003530816246647</text:p>
          </table:table-cell>
          <table:table-cell table:formula="of:=(RAND()*2-1)" office:value-type="float" office:value="-0.904988687026708" calcext:value-type="float">
            <text:p>-0.904988687026708</text:p>
          </table:table-cell>
          <table:table-cell table:formula="of:=IF([.C544]=16;1;[.C544]+1)" office:value-type="float" office:value="1" calcext:value-type="float">
            <text:p>1</text:p>
          </table:table-cell>
          <table:table-cell table:formula="of:=IF([.C545]=1;IF([.D544]=6;1;[.D544]+1);[.D544])" office:value-type="float" office:value="5" calcext:value-type="float">
            <text:p>5</text:p>
          </table:table-cell>
          <table:table-cell table:formula="of:=IF(AND([.C545]=1;[.D545]=1);[.E544]+1;[.E544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0346336640237824" calcext:value-type="float">
            <text:p>-0.034633664023783</text:p>
          </table:table-cell>
          <table:table-cell table:formula="of:=(RAND()*2-1)" office:value-type="float" office:value="-0.963925844946193" calcext:value-type="float">
            <text:p>-0.963925844946193</text:p>
          </table:table-cell>
          <table:table-cell table:formula="of:=IF([.C545]=16;1;[.C545]+1)" office:value-type="float" office:value="2" calcext:value-type="float">
            <text:p>2</text:p>
          </table:table-cell>
          <table:table-cell table:formula="of:=IF([.C546]=1;IF([.D545]=6;1;[.D545]+1);[.D545])" office:value-type="float" office:value="5" calcext:value-type="float">
            <text:p>5</text:p>
          </table:table-cell>
          <table:table-cell table:formula="of:=IF(AND([.C546]=1;[.D546]=1);[.E545]+1;[.E545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0276005462099433" calcext:value-type="float">
            <text:p>0.027600546209943</text:p>
          </table:table-cell>
          <table:table-cell table:formula="of:=(RAND()*2-1)" office:value-type="float" office:value="-0.169214966051759" calcext:value-type="float">
            <text:p>-0.169214966051759</text:p>
          </table:table-cell>
          <table:table-cell table:formula="of:=IF([.C546]=16;1;[.C546]+1)" office:value-type="float" office:value="3" calcext:value-type="float">
            <text:p>3</text:p>
          </table:table-cell>
          <table:table-cell table:formula="of:=IF([.C547]=1;IF([.D546]=6;1;[.D546]+1);[.D546])" office:value-type="float" office:value="5" calcext:value-type="float">
            <text:p>5</text:p>
          </table:table-cell>
          <table:table-cell table:formula="of:=IF(AND([.C547]=1;[.D547]=1);[.E546]+1;[.E546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881662419310512" calcext:value-type="float">
            <text:p>-0.881662419310512</text:p>
          </table:table-cell>
          <table:table-cell table:formula="of:=(RAND()*2-1)" office:value-type="float" office:value="-0.67555567348056" calcext:value-type="float">
            <text:p>-0.67555567348056</text:p>
          </table:table-cell>
          <table:table-cell table:formula="of:=IF([.C547]=16;1;[.C547]+1)" office:value-type="float" office:value="4" calcext:value-type="float">
            <text:p>4</text:p>
          </table:table-cell>
          <table:table-cell table:formula="of:=IF([.C548]=1;IF([.D547]=6;1;[.D547]+1);[.D547])" office:value-type="float" office:value="5" calcext:value-type="float">
            <text:p>5</text:p>
          </table:table-cell>
          <table:table-cell table:formula="of:=IF(AND([.C548]=1;[.D548]=1);[.E547]+1;[.E547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408104884853097" calcext:value-type="float">
            <text:p>0.408104884853097</text:p>
          </table:table-cell>
          <table:table-cell table:formula="of:=(RAND()*2-1)" office:value-type="float" office:value="0.923169884496637" calcext:value-type="float">
            <text:p>0.923169884496637</text:p>
          </table:table-cell>
          <table:table-cell table:formula="of:=IF([.C548]=16;1;[.C548]+1)" office:value-type="float" office:value="5" calcext:value-type="float">
            <text:p>5</text:p>
          </table:table-cell>
          <table:table-cell table:formula="of:=IF([.C549]=1;IF([.D548]=6;1;[.D548]+1);[.D548])" office:value-type="float" office:value="5" calcext:value-type="float">
            <text:p>5</text:p>
          </table:table-cell>
          <table:table-cell table:formula="of:=IF(AND([.C549]=1;[.D549]=1);[.E548]+1;[.E548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613011693951965" calcext:value-type="float">
            <text:p>0.613011693951965</text:p>
          </table:table-cell>
          <table:table-cell table:formula="of:=(RAND()*2-1)" office:value-type="float" office:value="-0.132526445107669" calcext:value-type="float">
            <text:p>-0.132526445107669</text:p>
          </table:table-cell>
          <table:table-cell table:formula="of:=IF([.C549]=16;1;[.C549]+1)" office:value-type="float" office:value="6" calcext:value-type="float">
            <text:p>6</text:p>
          </table:table-cell>
          <table:table-cell table:formula="of:=IF([.C550]=1;IF([.D549]=6;1;[.D549]+1);[.D549])" office:value-type="float" office:value="5" calcext:value-type="float">
            <text:p>5</text:p>
          </table:table-cell>
          <table:table-cell table:formula="of:=IF(AND([.C550]=1;[.D550]=1);[.E549]+1;[.E549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743049775874892" calcext:value-type="float">
            <text:p>-0.743049775874892</text:p>
          </table:table-cell>
          <table:table-cell table:formula="of:=(RAND()*2-1)" office:value-type="float" office:value="-0.117453541841094" calcext:value-type="float">
            <text:p>-0.117453541841094</text:p>
          </table:table-cell>
          <table:table-cell table:formula="of:=IF([.C550]=16;1;[.C550]+1)" office:value-type="float" office:value="7" calcext:value-type="float">
            <text:p>7</text:p>
          </table:table-cell>
          <table:table-cell table:formula="of:=IF([.C551]=1;IF([.D550]=6;1;[.D550]+1);[.D550])" office:value-type="float" office:value="5" calcext:value-type="float">
            <text:p>5</text:p>
          </table:table-cell>
          <table:table-cell table:formula="of:=IF(AND([.C551]=1;[.D551]=1);[.E550]+1;[.E550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563755122153527" calcext:value-type="float">
            <text:p>0.563755122153527</text:p>
          </table:table-cell>
          <table:table-cell table:formula="of:=(RAND()*2-1)" office:value-type="float" office:value="0.452756907486817" calcext:value-type="float">
            <text:p>0.452756907486817</text:p>
          </table:table-cell>
          <table:table-cell table:formula="of:=IF([.C551]=16;1;[.C551]+1)" office:value-type="float" office:value="8" calcext:value-type="float">
            <text:p>8</text:p>
          </table:table-cell>
          <table:table-cell table:formula="of:=IF([.C552]=1;IF([.D551]=6;1;[.D551]+1);[.D551])" office:value-type="float" office:value="5" calcext:value-type="float">
            <text:p>5</text:p>
          </table:table-cell>
          <table:table-cell table:formula="of:=IF(AND([.C552]=1;[.D552]=1);[.E551]+1;[.E551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424469083707074" calcext:value-type="float">
            <text:p>-0.424469083707074</text:p>
          </table:table-cell>
          <table:table-cell table:formula="of:=(RAND()*2-1)" office:value-type="float" office:value="0.21061867826375" calcext:value-type="float">
            <text:p>0.21061867826375</text:p>
          </table:table-cell>
          <table:table-cell table:formula="of:=IF([.C552]=16;1;[.C552]+1)" office:value-type="float" office:value="9" calcext:value-type="float">
            <text:p>9</text:p>
          </table:table-cell>
          <table:table-cell table:formula="of:=IF([.C553]=1;IF([.D552]=6;1;[.D552]+1);[.D552])" office:value-type="float" office:value="5" calcext:value-type="float">
            <text:p>5</text:p>
          </table:table-cell>
          <table:table-cell table:formula="of:=IF(AND([.C553]=1;[.D553]=1);[.E552]+1;[.E552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144609631836464" calcext:value-type="float">
            <text:p>-0.144609631836464</text:p>
          </table:table-cell>
          <table:table-cell table:formula="of:=(RAND()*2-1)" office:value-type="float" office:value="0.819343759019743" calcext:value-type="float">
            <text:p>0.819343759019743</text:p>
          </table:table-cell>
          <table:table-cell table:formula="of:=IF([.C553]=16;1;[.C553]+1)" office:value-type="float" office:value="10" calcext:value-type="float">
            <text:p>10</text:p>
          </table:table-cell>
          <table:table-cell table:formula="of:=IF([.C554]=1;IF([.D553]=6;1;[.D553]+1);[.D553])" office:value-type="float" office:value="5" calcext:value-type="float">
            <text:p>5</text:p>
          </table:table-cell>
          <table:table-cell table:formula="of:=IF(AND([.C554]=1;[.D554]=1);[.E553]+1;[.E553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296353154321952" calcext:value-type="float">
            <text:p>0.296353154321952</text:p>
          </table:table-cell>
          <table:table-cell table:formula="of:=(RAND()*2-1)" office:value-type="float" office:value="-0.424065746312076" calcext:value-type="float">
            <text:p>-0.424065746312076</text:p>
          </table:table-cell>
          <table:table-cell table:formula="of:=IF([.C554]=16;1;[.C554]+1)" office:value-type="float" office:value="11" calcext:value-type="float">
            <text:p>11</text:p>
          </table:table-cell>
          <table:table-cell table:formula="of:=IF([.C555]=1;IF([.D554]=6;1;[.D554]+1);[.D554])" office:value-type="float" office:value="5" calcext:value-type="float">
            <text:p>5</text:p>
          </table:table-cell>
          <table:table-cell table:formula="of:=IF(AND([.C555]=1;[.D555]=1);[.E554]+1;[.E554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588078987132201" calcext:value-type="float">
            <text:p>0.588078987132201</text:p>
          </table:table-cell>
          <table:table-cell table:formula="of:=(RAND()*2-1)" office:value-type="float" office:value="-0.0156539295078533" calcext:value-type="float">
            <text:p>-0.015653929507853</text:p>
          </table:table-cell>
          <table:table-cell table:formula="of:=IF([.C555]=16;1;[.C555]+1)" office:value-type="float" office:value="12" calcext:value-type="float">
            <text:p>12</text:p>
          </table:table-cell>
          <table:table-cell table:formula="of:=IF([.C556]=1;IF([.D555]=6;1;[.D555]+1);[.D555])" office:value-type="float" office:value="5" calcext:value-type="float">
            <text:p>5</text:p>
          </table:table-cell>
          <table:table-cell table:formula="of:=IF(AND([.C556]=1;[.D556]=1);[.E555]+1;[.E555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587375281526815" calcext:value-type="float">
            <text:p>-0.587375281526815</text:p>
          </table:table-cell>
          <table:table-cell table:formula="of:=(RAND()*2-1)" office:value-type="float" office:value="-0.215029676959938" calcext:value-type="float">
            <text:p>-0.215029676959938</text:p>
          </table:table-cell>
          <table:table-cell table:formula="of:=IF([.C556]=16;1;[.C556]+1)" office:value-type="float" office:value="13" calcext:value-type="float">
            <text:p>13</text:p>
          </table:table-cell>
          <table:table-cell table:formula="of:=IF([.C557]=1;IF([.D556]=6;1;[.D556]+1);[.D556])" office:value-type="float" office:value="5" calcext:value-type="float">
            <text:p>5</text:p>
          </table:table-cell>
          <table:table-cell table:formula="of:=IF(AND([.C557]=1;[.D557]=1);[.E556]+1;[.E556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905245056802766" calcext:value-type="float">
            <text:p>-0.905245056802766</text:p>
          </table:table-cell>
          <table:table-cell table:formula="of:=(RAND()*2-1)" office:value-type="float" office:value="0.3922763230043" calcext:value-type="float">
            <text:p>0.3922763230043</text:p>
          </table:table-cell>
          <table:table-cell table:formula="of:=IF([.C557]=16;1;[.C557]+1)" office:value-type="float" office:value="14" calcext:value-type="float">
            <text:p>14</text:p>
          </table:table-cell>
          <table:table-cell table:formula="of:=IF([.C558]=1;IF([.D557]=6;1;[.D557]+1);[.D557])" office:value-type="float" office:value="5" calcext:value-type="float">
            <text:p>5</text:p>
          </table:table-cell>
          <table:table-cell table:formula="of:=IF(AND([.C558]=1;[.D558]=1);[.E557]+1;[.E557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0600737512046492" calcext:value-type="float">
            <text:p>-0.060073751204649</text:p>
          </table:table-cell>
          <table:table-cell table:formula="of:=(RAND()*2-1)" office:value-type="float" office:value="-0.50189075842352" calcext:value-type="float">
            <text:p>-0.50189075842352</text:p>
          </table:table-cell>
          <table:table-cell table:formula="of:=IF([.C558]=16;1;[.C558]+1)" office:value-type="float" office:value="15" calcext:value-type="float">
            <text:p>15</text:p>
          </table:table-cell>
          <table:table-cell table:formula="of:=IF([.C559]=1;IF([.D558]=6;1;[.D558]+1);[.D558])" office:value-type="float" office:value="5" calcext:value-type="float">
            <text:p>5</text:p>
          </table:table-cell>
          <table:table-cell table:formula="of:=IF(AND([.C559]=1;[.D559]=1);[.E558]+1;[.E558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061913762240506" calcext:value-type="float">
            <text:p>-0.061913762240506</text:p>
          </table:table-cell>
          <table:table-cell table:formula="of:=(RAND()*2-1)" office:value-type="float" office:value="-0.0927325902617606" calcext:value-type="float">
            <text:p>-0.092732590261761</text:p>
          </table:table-cell>
          <table:table-cell table:formula="of:=IF([.C559]=16;1;[.C559]+1)" office:value-type="float" office:value="16" calcext:value-type="float">
            <text:p>16</text:p>
          </table:table-cell>
          <table:table-cell table:formula="of:=IF([.C560]=1;IF([.D559]=6;1;[.D559]+1);[.D559])" office:value-type="float" office:value="5" calcext:value-type="float">
            <text:p>5</text:p>
          </table:table-cell>
          <table:table-cell table:formula="of:=IF(AND([.C560]=1;[.D560]=1);[.E559]+1;[.E559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730266509154533" calcext:value-type="float">
            <text:p>0.730266509154533</text:p>
          </table:table-cell>
          <table:table-cell table:formula="of:=(RAND()*2-1)" office:value-type="float" office:value="0.197032026855196" calcext:value-type="float">
            <text:p>0.197032026855196</text:p>
          </table:table-cell>
          <table:table-cell table:formula="of:=IF([.C560]=16;1;[.C560]+1)" office:value-type="float" office:value="1" calcext:value-type="float">
            <text:p>1</text:p>
          </table:table-cell>
          <table:table-cell table:formula="of:=IF([.C561]=1;IF([.D560]=6;1;[.D560]+1);[.D560])" office:value-type="float" office:value="6" calcext:value-type="float">
            <text:p>6</text:p>
          </table:table-cell>
          <table:table-cell table:formula="of:=IF(AND([.C561]=1;[.D561]=1);[.E560]+1;[.E560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0672290041806518" calcext:value-type="float">
            <text:p>0.067229004180652</text:p>
          </table:table-cell>
          <table:table-cell table:formula="of:=(RAND()*2-1)" office:value-type="float" office:value="0.312459205557059" calcext:value-type="float">
            <text:p>0.312459205557059</text:p>
          </table:table-cell>
          <table:table-cell table:formula="of:=IF([.C561]=16;1;[.C561]+1)" office:value-type="float" office:value="2" calcext:value-type="float">
            <text:p>2</text:p>
          </table:table-cell>
          <table:table-cell table:formula="of:=IF([.C562]=1;IF([.D561]=6;1;[.D561]+1);[.D561])" office:value-type="float" office:value="6" calcext:value-type="float">
            <text:p>6</text:p>
          </table:table-cell>
          <table:table-cell table:formula="of:=IF(AND([.C562]=1;[.D562]=1);[.E561]+1;[.E561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622075681539186" calcext:value-type="float">
            <text:p>0.622075681539186</text:p>
          </table:table-cell>
          <table:table-cell table:formula="of:=(RAND()*2-1)" office:value-type="float" office:value="-0.493196697992883" calcext:value-type="float">
            <text:p>-0.493196697992883</text:p>
          </table:table-cell>
          <table:table-cell table:formula="of:=IF([.C562]=16;1;[.C562]+1)" office:value-type="float" office:value="3" calcext:value-type="float">
            <text:p>3</text:p>
          </table:table-cell>
          <table:table-cell table:formula="of:=IF([.C563]=1;IF([.D562]=6;1;[.D562]+1);[.D562])" office:value-type="float" office:value="6" calcext:value-type="float">
            <text:p>6</text:p>
          </table:table-cell>
          <table:table-cell table:formula="of:=IF(AND([.C563]=1;[.D563]=1);[.E562]+1;[.E562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424187238249765" calcext:value-type="float">
            <text:p>-0.424187238249765</text:p>
          </table:table-cell>
          <table:table-cell table:formula="of:=(RAND()*2-1)" office:value-type="float" office:value="0.549089883743261" calcext:value-type="float">
            <text:p>0.549089883743261</text:p>
          </table:table-cell>
          <table:table-cell table:formula="of:=IF([.C563]=16;1;[.C563]+1)" office:value-type="float" office:value="4" calcext:value-type="float">
            <text:p>4</text:p>
          </table:table-cell>
          <table:table-cell table:formula="of:=IF([.C564]=1;IF([.D563]=6;1;[.D563]+1);[.D563])" office:value-type="float" office:value="6" calcext:value-type="float">
            <text:p>6</text:p>
          </table:table-cell>
          <table:table-cell table:formula="of:=IF(AND([.C564]=1;[.D564]=1);[.E563]+1;[.E563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910828858446567" calcext:value-type="float">
            <text:p>-0.910828858446567</text:p>
          </table:table-cell>
          <table:table-cell table:formula="of:=(RAND()*2-1)" office:value-type="float" office:value="0.0646665885078208" calcext:value-type="float">
            <text:p>0.064666588507821</text:p>
          </table:table-cell>
          <table:table-cell table:formula="of:=IF([.C564]=16;1;[.C564]+1)" office:value-type="float" office:value="5" calcext:value-type="float">
            <text:p>5</text:p>
          </table:table-cell>
          <table:table-cell table:formula="of:=IF([.C565]=1;IF([.D564]=6;1;[.D564]+1);[.D564])" office:value-type="float" office:value="6" calcext:value-type="float">
            <text:p>6</text:p>
          </table:table-cell>
          <table:table-cell table:formula="of:=IF(AND([.C565]=1;[.D565]=1);[.E564]+1;[.E564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748841594472166" calcext:value-type="float">
            <text:p>0.748841594472166</text:p>
          </table:table-cell>
          <table:table-cell table:formula="of:=(RAND()*2-1)" office:value-type="float" office:value="-0.693805772547684" calcext:value-type="float">
            <text:p>-0.693805772547684</text:p>
          </table:table-cell>
          <table:table-cell table:formula="of:=IF([.C565]=16;1;[.C565]+1)" office:value-type="float" office:value="6" calcext:value-type="float">
            <text:p>6</text:p>
          </table:table-cell>
          <table:table-cell table:formula="of:=IF([.C566]=1;IF([.D565]=6;1;[.D565]+1);[.D565])" office:value-type="float" office:value="6" calcext:value-type="float">
            <text:p>6</text:p>
          </table:table-cell>
          <table:table-cell table:formula="of:=IF(AND([.C566]=1;[.D566]=1);[.E565]+1;[.E565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00820166958880952" calcext:value-type="float">
            <text:p>-0.00820166958881</text:p>
          </table:table-cell>
          <table:table-cell table:formula="of:=(RAND()*2-1)" office:value-type="float" office:value="0.649199024401415" calcext:value-type="float">
            <text:p>0.649199024401415</text:p>
          </table:table-cell>
          <table:table-cell table:formula="of:=IF([.C566]=16;1;[.C566]+1)" office:value-type="float" office:value="7" calcext:value-type="float">
            <text:p>7</text:p>
          </table:table-cell>
          <table:table-cell table:formula="of:=IF([.C567]=1;IF([.D566]=6;1;[.D566]+1);[.D566])" office:value-type="float" office:value="6" calcext:value-type="float">
            <text:p>6</text:p>
          </table:table-cell>
          <table:table-cell table:formula="of:=IF(AND([.C567]=1;[.D567]=1);[.E566]+1;[.E566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110962109610981" calcext:value-type="float">
            <text:p>-0.110962109610981</text:p>
          </table:table-cell>
          <table:table-cell table:formula="of:=(RAND()*2-1)" office:value-type="float" office:value="0.0065015687362795" calcext:value-type="float">
            <text:p>0.00650156873628</text:p>
          </table:table-cell>
          <table:table-cell table:formula="of:=IF([.C567]=16;1;[.C567]+1)" office:value-type="float" office:value="8" calcext:value-type="float">
            <text:p>8</text:p>
          </table:table-cell>
          <table:table-cell table:formula="of:=IF([.C568]=1;IF([.D567]=6;1;[.D567]+1);[.D567])" office:value-type="float" office:value="6" calcext:value-type="float">
            <text:p>6</text:p>
          </table:table-cell>
          <table:table-cell table:formula="of:=IF(AND([.C568]=1;[.D568]=1);[.E567]+1;[.E567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268642530894808" calcext:value-type="float">
            <text:p>0.268642530894808</text:p>
          </table:table-cell>
          <table:table-cell table:formula="of:=(RAND()*2-1)" office:value-type="float" office:value="0.548222825381987" calcext:value-type="float">
            <text:p>0.548222825381987</text:p>
          </table:table-cell>
          <table:table-cell table:formula="of:=IF([.C568]=16;1;[.C568]+1)" office:value-type="float" office:value="9" calcext:value-type="float">
            <text:p>9</text:p>
          </table:table-cell>
          <table:table-cell table:formula="of:=IF([.C569]=1;IF([.D568]=6;1;[.D568]+1);[.D568])" office:value-type="float" office:value="6" calcext:value-type="float">
            <text:p>6</text:p>
          </table:table-cell>
          <table:table-cell table:formula="of:=IF(AND([.C569]=1;[.D569]=1);[.E568]+1;[.E568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586995392266262" calcext:value-type="float">
            <text:p>-0.586995392266262</text:p>
          </table:table-cell>
          <table:table-cell table:formula="of:=(RAND()*2-1)" office:value-type="float" office:value="-0.860292426370404" calcext:value-type="float">
            <text:p>-0.860292426370404</text:p>
          </table:table-cell>
          <table:table-cell table:formula="of:=IF([.C569]=16;1;[.C569]+1)" office:value-type="float" office:value="10" calcext:value-type="float">
            <text:p>10</text:p>
          </table:table-cell>
          <table:table-cell table:formula="of:=IF([.C570]=1;IF([.D569]=6;1;[.D569]+1);[.D569])" office:value-type="float" office:value="6" calcext:value-type="float">
            <text:p>6</text:p>
          </table:table-cell>
          <table:table-cell table:formula="of:=IF(AND([.C570]=1;[.D570]=1);[.E569]+1;[.E569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246195025351443" calcext:value-type="float">
            <text:p>-0.246195025351443</text:p>
          </table:table-cell>
          <table:table-cell table:formula="of:=(RAND()*2-1)" office:value-type="float" office:value="-0.77318690714925" calcext:value-type="float">
            <text:p>-0.77318690714925</text:p>
          </table:table-cell>
          <table:table-cell table:formula="of:=IF([.C570]=16;1;[.C570]+1)" office:value-type="float" office:value="11" calcext:value-type="float">
            <text:p>11</text:p>
          </table:table-cell>
          <table:table-cell table:formula="of:=IF([.C571]=1;IF([.D570]=6;1;[.D570]+1);[.D570])" office:value-type="float" office:value="6" calcext:value-type="float">
            <text:p>6</text:p>
          </table:table-cell>
          <table:table-cell table:formula="of:=IF(AND([.C571]=1;[.D571]=1);[.E570]+1;[.E570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811540457937212" calcext:value-type="float">
            <text:p>-0.811540457937212</text:p>
          </table:table-cell>
          <table:table-cell table:formula="of:=(RAND()*2-1)" office:value-type="float" office:value="0.197847702199313" calcext:value-type="float">
            <text:p>0.197847702199313</text:p>
          </table:table-cell>
          <table:table-cell table:formula="of:=IF([.C571]=16;1;[.C571]+1)" office:value-type="float" office:value="12" calcext:value-type="float">
            <text:p>12</text:p>
          </table:table-cell>
          <table:table-cell table:formula="of:=IF([.C572]=1;IF([.D571]=6;1;[.D571]+1);[.D571])" office:value-type="float" office:value="6" calcext:value-type="float">
            <text:p>6</text:p>
          </table:table-cell>
          <table:table-cell table:formula="of:=IF(AND([.C572]=1;[.D572]=1);[.E571]+1;[.E571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620945083012104" calcext:value-type="float">
            <text:p>-0.620945083012104</text:p>
          </table:table-cell>
          <table:table-cell table:formula="of:=(RAND()*2-1)" office:value-type="float" office:value="0.794928836156253" calcext:value-type="float">
            <text:p>0.794928836156253</text:p>
          </table:table-cell>
          <table:table-cell table:formula="of:=IF([.C572]=16;1;[.C572]+1)" office:value-type="float" office:value="13" calcext:value-type="float">
            <text:p>13</text:p>
          </table:table-cell>
          <table:table-cell table:formula="of:=IF([.C573]=1;IF([.D572]=6;1;[.D572]+1);[.D572])" office:value-type="float" office:value="6" calcext:value-type="float">
            <text:p>6</text:p>
          </table:table-cell>
          <table:table-cell table:formula="of:=IF(AND([.C573]=1;[.D573]=1);[.E572]+1;[.E572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00471334333387552" calcext:value-type="float">
            <text:p>0.004713343333876</text:p>
          </table:table-cell>
          <table:table-cell table:formula="of:=(RAND()*2-1)" office:value-type="float" office:value="-0.695591026029641" calcext:value-type="float">
            <text:p>-0.695591026029641</text:p>
          </table:table-cell>
          <table:table-cell table:formula="of:=IF([.C573]=16;1;[.C573]+1)" office:value-type="float" office:value="14" calcext:value-type="float">
            <text:p>14</text:p>
          </table:table-cell>
          <table:table-cell table:formula="of:=IF([.C574]=1;IF([.D573]=6;1;[.D573]+1);[.D573])" office:value-type="float" office:value="6" calcext:value-type="float">
            <text:p>6</text:p>
          </table:table-cell>
          <table:table-cell table:formula="of:=IF(AND([.C574]=1;[.D574]=1);[.E573]+1;[.E573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-0.423069639779102" calcext:value-type="float">
            <text:p>-0.423069639779102</text:p>
          </table:table-cell>
          <table:table-cell table:formula="of:=(RAND()*2-1)" office:value-type="float" office:value="-0.875068826297938" calcext:value-type="float">
            <text:p>-0.875068826297938</text:p>
          </table:table-cell>
          <table:table-cell table:formula="of:=IF([.C574]=16;1;[.C574]+1)" office:value-type="float" office:value="15" calcext:value-type="float">
            <text:p>15</text:p>
          </table:table-cell>
          <table:table-cell table:formula="of:=IF([.C575]=1;IF([.D574]=6;1;[.D574]+1);[.D574])" office:value-type="float" office:value="6" calcext:value-type="float">
            <text:p>6</text:p>
          </table:table-cell>
          <table:table-cell table:formula="of:=IF(AND([.C575]=1;[.D575]=1);[.E574]+1;[.E574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565051951545871" calcext:value-type="float">
            <text:p>0.565051951545871</text:p>
          </table:table-cell>
          <table:table-cell table:formula="of:=(RAND()*2-1)" office:value-type="float" office:value="0.00776349121129538" calcext:value-type="float">
            <text:p>0.007763491211295</text:p>
          </table:table-cell>
          <table:table-cell table:formula="of:=IF([.C575]=16;1;[.C575]+1)" office:value-type="float" office:value="16" calcext:value-type="float">
            <text:p>16</text:p>
          </table:table-cell>
          <table:table-cell table:formula="of:=IF([.C576]=1;IF([.D575]=6;1;[.D575]+1);[.D575])" office:value-type="float" office:value="6" calcext:value-type="float">
            <text:p>6</text:p>
          </table:table-cell>
          <table:table-cell table:formula="of:=IF(AND([.C576]=1;[.D576]=1);[.E575]+1;[.E575])" office:value-type="float" office:value="6" calcext:value-type="float">
            <text:p>6</text:p>
          </table:table-cell>
        </table:table-row>
        <table:table-row table:style-name="ro1">
          <table:table-cell table:formula="of:=(RAND()*2-1)" office:value-type="float" office:value="0.951730479479044" calcext:value-type="float">
            <text:p>0.951730479479044</text:p>
          </table:table-cell>
          <table:table-cell table:formula="of:=(RAND()*2-1)" office:value-type="float" office:value="-0.659731622285895" calcext:value-type="float">
            <text:p>-0.659731622285895</text:p>
          </table:table-cell>
          <table:table-cell table:formula="of:=IF([.C576]=16;1;[.C576]+1)" office:value-type="float" office:value="1" calcext:value-type="float">
            <text:p>1</text:p>
          </table:table-cell>
          <table:table-cell table:formula="of:=IF([.C577]=1;IF([.D576]=6;1;[.D576]+1);[.D576])" office:value-type="float" office:value="1" calcext:value-type="float">
            <text:p>1</text:p>
          </table:table-cell>
          <table:table-cell table:formula="of:=IF(AND([.C577]=1;[.D577]=1);[.E576]+1;[.E576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0957308603945286" calcext:value-type="float">
            <text:p>0.095730860394529</text:p>
          </table:table-cell>
          <table:table-cell table:formula="of:=(RAND()*2-1)" office:value-type="float" office:value="-0.523922193684051" calcext:value-type="float">
            <text:p>-0.523922193684051</text:p>
          </table:table-cell>
          <table:table-cell table:formula="of:=IF([.C577]=16;1;[.C577]+1)" office:value-type="float" office:value="2" calcext:value-type="float">
            <text:p>2</text:p>
          </table:table-cell>
          <table:table-cell table:formula="of:=IF([.C578]=1;IF([.D577]=6;1;[.D577]+1);[.D577])" office:value-type="float" office:value="1" calcext:value-type="float">
            <text:p>1</text:p>
          </table:table-cell>
          <table:table-cell table:formula="of:=IF(AND([.C578]=1;[.D578]=1);[.E577]+1;[.E577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742284671597994" calcext:value-type="float">
            <text:p>-0.742284671597994</text:p>
          </table:table-cell>
          <table:table-cell table:formula="of:=(RAND()*2-1)" office:value-type="float" office:value="-0.461507051622427" calcext:value-type="float">
            <text:p>-0.461507051622427</text:p>
          </table:table-cell>
          <table:table-cell table:formula="of:=IF([.C578]=16;1;[.C578]+1)" office:value-type="float" office:value="3" calcext:value-type="float">
            <text:p>3</text:p>
          </table:table-cell>
          <table:table-cell table:formula="of:=IF([.C579]=1;IF([.D578]=6;1;[.D578]+1);[.D578])" office:value-type="float" office:value="1" calcext:value-type="float">
            <text:p>1</text:p>
          </table:table-cell>
          <table:table-cell table:formula="of:=IF(AND([.C579]=1;[.D579]=1);[.E578]+1;[.E578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57096920775441" calcext:value-type="float">
            <text:p>0.57096920775441</text:p>
          </table:table-cell>
          <table:table-cell table:formula="of:=(RAND()*2-1)" office:value-type="float" office:value="-0.967943813873532" calcext:value-type="float">
            <text:p>-0.967943813873532</text:p>
          </table:table-cell>
          <table:table-cell table:formula="of:=IF([.C579]=16;1;[.C579]+1)" office:value-type="float" office:value="4" calcext:value-type="float">
            <text:p>4</text:p>
          </table:table-cell>
          <table:table-cell table:formula="of:=IF([.C580]=1;IF([.D579]=6;1;[.D579]+1);[.D579])" office:value-type="float" office:value="1" calcext:value-type="float">
            <text:p>1</text:p>
          </table:table-cell>
          <table:table-cell table:formula="of:=IF(AND([.C580]=1;[.D580]=1);[.E579]+1;[.E579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0348838136535496" calcext:value-type="float">
            <text:p>-0.03488381365355</text:p>
          </table:table-cell>
          <table:table-cell table:formula="of:=(RAND()*2-1)" office:value-type="float" office:value="0.7820496217873" calcext:value-type="float">
            <text:p>0.7820496217873</text:p>
          </table:table-cell>
          <table:table-cell table:formula="of:=IF([.C580]=16;1;[.C580]+1)" office:value-type="float" office:value="5" calcext:value-type="float">
            <text:p>5</text:p>
          </table:table-cell>
          <table:table-cell table:formula="of:=IF([.C581]=1;IF([.D580]=6;1;[.D580]+1);[.D580])" office:value-type="float" office:value="1" calcext:value-type="float">
            <text:p>1</text:p>
          </table:table-cell>
          <table:table-cell table:formula="of:=IF(AND([.C581]=1;[.D581]=1);[.E580]+1;[.E580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670561207760317" calcext:value-type="float">
            <text:p>-0.670561207760317</text:p>
          </table:table-cell>
          <table:table-cell table:formula="of:=(RAND()*2-1)" office:value-type="float" office:value="-0.393838999946126" calcext:value-type="float">
            <text:p>-0.393838999946126</text:p>
          </table:table-cell>
          <table:table-cell table:formula="of:=IF([.C581]=16;1;[.C581]+1)" office:value-type="float" office:value="6" calcext:value-type="float">
            <text:p>6</text:p>
          </table:table-cell>
          <table:table-cell table:formula="of:=IF([.C582]=1;IF([.D581]=6;1;[.D581]+1);[.D581])" office:value-type="float" office:value="1" calcext:value-type="float">
            <text:p>1</text:p>
          </table:table-cell>
          <table:table-cell table:formula="of:=IF(AND([.C582]=1;[.D582]=1);[.E581]+1;[.E581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876532254628044" calcext:value-type="float">
            <text:p>0.876532254628044</text:p>
          </table:table-cell>
          <table:table-cell table:formula="of:=(RAND()*2-1)" office:value-type="float" office:value="0.500791804624063" calcext:value-type="float">
            <text:p>0.500791804624063</text:p>
          </table:table-cell>
          <table:table-cell table:formula="of:=IF([.C582]=16;1;[.C582]+1)" office:value-type="float" office:value="7" calcext:value-type="float">
            <text:p>7</text:p>
          </table:table-cell>
          <table:table-cell table:formula="of:=IF([.C583]=1;IF([.D582]=6;1;[.D582]+1);[.D582])" office:value-type="float" office:value="1" calcext:value-type="float">
            <text:p>1</text:p>
          </table:table-cell>
          <table:table-cell table:formula="of:=IF(AND([.C583]=1;[.D583]=1);[.E582]+1;[.E582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023795509013208" calcext:value-type="float">
            <text:p>0.023795509013208</text:p>
          </table:table-cell>
          <table:table-cell table:formula="of:=(RAND()*2-1)" office:value-type="float" office:value="0.827527006383701" calcext:value-type="float">
            <text:p>0.827527006383701</text:p>
          </table:table-cell>
          <table:table-cell table:formula="of:=IF([.C583]=16;1;[.C583]+1)" office:value-type="float" office:value="8" calcext:value-type="float">
            <text:p>8</text:p>
          </table:table-cell>
          <table:table-cell table:formula="of:=IF([.C584]=1;IF([.D583]=6;1;[.D583]+1);[.D583])" office:value-type="float" office:value="1" calcext:value-type="float">
            <text:p>1</text:p>
          </table:table-cell>
          <table:table-cell table:formula="of:=IF(AND([.C584]=1;[.D584]=1);[.E583]+1;[.E583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0339658027285699" calcext:value-type="float">
            <text:p>-0.03396580272857</text:p>
          </table:table-cell>
          <table:table-cell table:formula="of:=(RAND()*2-1)" office:value-type="float" office:value="-0.124329463711396" calcext:value-type="float">
            <text:p>-0.124329463711396</text:p>
          </table:table-cell>
          <table:table-cell table:formula="of:=IF([.C584]=16;1;[.C584]+1)" office:value-type="float" office:value="9" calcext:value-type="float">
            <text:p>9</text:p>
          </table:table-cell>
          <table:table-cell table:formula="of:=IF([.C585]=1;IF([.D584]=6;1;[.D584]+1);[.D584])" office:value-type="float" office:value="1" calcext:value-type="float">
            <text:p>1</text:p>
          </table:table-cell>
          <table:table-cell table:formula="of:=IF(AND([.C585]=1;[.D585]=1);[.E584]+1;[.E584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457359218623228" calcext:value-type="float">
            <text:p>0.457359218623228</text:p>
          </table:table-cell>
          <table:table-cell table:formula="of:=(RAND()*2-1)" office:value-type="float" office:value="0.625694218250034" calcext:value-type="float">
            <text:p>0.625694218250034</text:p>
          </table:table-cell>
          <table:table-cell table:formula="of:=IF([.C585]=16;1;[.C585]+1)" office:value-type="float" office:value="10" calcext:value-type="float">
            <text:p>10</text:p>
          </table:table-cell>
          <table:table-cell table:formula="of:=IF([.C586]=1;IF([.D585]=6;1;[.D585]+1);[.D585])" office:value-type="float" office:value="1" calcext:value-type="float">
            <text:p>1</text:p>
          </table:table-cell>
          <table:table-cell table:formula="of:=IF(AND([.C586]=1;[.D586]=1);[.E585]+1;[.E585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837755758552463" calcext:value-type="float">
            <text:p>0.837755758552463</text:p>
          </table:table-cell>
          <table:table-cell table:formula="of:=(RAND()*2-1)" office:value-type="float" office:value="-0.124039372127498" calcext:value-type="float">
            <text:p>-0.124039372127498</text:p>
          </table:table-cell>
          <table:table-cell table:formula="of:=IF([.C586]=16;1;[.C586]+1)" office:value-type="float" office:value="11" calcext:value-type="float">
            <text:p>11</text:p>
          </table:table-cell>
          <table:table-cell table:formula="of:=IF([.C587]=1;IF([.D586]=6;1;[.D586]+1);[.D586])" office:value-type="float" office:value="1" calcext:value-type="float">
            <text:p>1</text:p>
          </table:table-cell>
          <table:table-cell table:formula="of:=IF(AND([.C587]=1;[.D587]=1);[.E586]+1;[.E586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185425174671978" calcext:value-type="float">
            <text:p>-0.185425174671978</text:p>
          </table:table-cell>
          <table:table-cell table:formula="of:=(RAND()*2-1)" office:value-type="float" office:value="0.644354418167021" calcext:value-type="float">
            <text:p>0.644354418167021</text:p>
          </table:table-cell>
          <table:table-cell table:formula="of:=IF([.C587]=16;1;[.C587]+1)" office:value-type="float" office:value="12" calcext:value-type="float">
            <text:p>12</text:p>
          </table:table-cell>
          <table:table-cell table:formula="of:=IF([.C588]=1;IF([.D587]=6;1;[.D587]+1);[.D587])" office:value-type="float" office:value="1" calcext:value-type="float">
            <text:p>1</text:p>
          </table:table-cell>
          <table:table-cell table:formula="of:=IF(AND([.C588]=1;[.D588]=1);[.E587]+1;[.E587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182077104883693" calcext:value-type="float">
            <text:p>0.182077104883693</text:p>
          </table:table-cell>
          <table:table-cell table:formula="of:=(RAND()*2-1)" office:value-type="float" office:value="0.675148744088447" calcext:value-type="float">
            <text:p>0.675148744088447</text:p>
          </table:table-cell>
          <table:table-cell table:formula="of:=IF([.C588]=16;1;[.C588]+1)" office:value-type="float" office:value="13" calcext:value-type="float">
            <text:p>13</text:p>
          </table:table-cell>
          <table:table-cell table:formula="of:=IF([.C589]=1;IF([.D588]=6;1;[.D588]+1);[.D588])" office:value-type="float" office:value="1" calcext:value-type="float">
            <text:p>1</text:p>
          </table:table-cell>
          <table:table-cell table:formula="of:=IF(AND([.C589]=1;[.D589]=1);[.E588]+1;[.E588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630465874270061" calcext:value-type="float">
            <text:p>0.630465874270061</text:p>
          </table:table-cell>
          <table:table-cell table:formula="of:=(RAND()*2-1)" office:value-type="float" office:value="0.25212792718928" calcext:value-type="float">
            <text:p>0.25212792718928</text:p>
          </table:table-cell>
          <table:table-cell table:formula="of:=IF([.C589]=16;1;[.C589]+1)" office:value-type="float" office:value="14" calcext:value-type="float">
            <text:p>14</text:p>
          </table:table-cell>
          <table:table-cell table:formula="of:=IF([.C590]=1;IF([.D589]=6;1;[.D589]+1);[.D589])" office:value-type="float" office:value="1" calcext:value-type="float">
            <text:p>1</text:p>
          </table:table-cell>
          <table:table-cell table:formula="of:=IF(AND([.C590]=1;[.D590]=1);[.E589]+1;[.E589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998114171162218" calcext:value-type="float">
            <text:p>0.998114171162218</text:p>
          </table:table-cell>
          <table:table-cell table:formula="of:=(RAND()*2-1)" office:value-type="float" office:value="-0.534269779976272" calcext:value-type="float">
            <text:p>-0.534269779976272</text:p>
          </table:table-cell>
          <table:table-cell table:formula="of:=IF([.C590]=16;1;[.C590]+1)" office:value-type="float" office:value="15" calcext:value-type="float">
            <text:p>15</text:p>
          </table:table-cell>
          <table:table-cell table:formula="of:=IF([.C591]=1;IF([.D590]=6;1;[.D590]+1);[.D590])" office:value-type="float" office:value="1" calcext:value-type="float">
            <text:p>1</text:p>
          </table:table-cell>
          <table:table-cell table:formula="of:=IF(AND([.C591]=1;[.D591]=1);[.E590]+1;[.E590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655400953382754" calcext:value-type="float">
            <text:p>0.655400953382754</text:p>
          </table:table-cell>
          <table:table-cell table:formula="of:=(RAND()*2-1)" office:value-type="float" office:value="-0.329032036692931" calcext:value-type="float">
            <text:p>-0.329032036692931</text:p>
          </table:table-cell>
          <table:table-cell table:formula="of:=IF([.C591]=16;1;[.C591]+1)" office:value-type="float" office:value="16" calcext:value-type="float">
            <text:p>16</text:p>
          </table:table-cell>
          <table:table-cell table:formula="of:=IF([.C592]=1;IF([.D591]=6;1;[.D591]+1);[.D591])" office:value-type="float" office:value="1" calcext:value-type="float">
            <text:p>1</text:p>
          </table:table-cell>
          <table:table-cell table:formula="of:=IF(AND([.C592]=1;[.D592]=1);[.E591]+1;[.E591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600506593968593" calcext:value-type="float">
            <text:p>0.600506593968593</text:p>
          </table:table-cell>
          <table:table-cell table:formula="of:=(RAND()*2-1)" office:value-type="float" office:value="-0.95449607716337" calcext:value-type="float">
            <text:p>-0.95449607716337</text:p>
          </table:table-cell>
          <table:table-cell table:formula="of:=IF([.C592]=16;1;[.C592]+1)" office:value-type="float" office:value="1" calcext:value-type="float">
            <text:p>1</text:p>
          </table:table-cell>
          <table:table-cell table:formula="of:=IF([.C593]=1;IF([.D592]=6;1;[.D592]+1);[.D592])" office:value-type="float" office:value="2" calcext:value-type="float">
            <text:p>2</text:p>
          </table:table-cell>
          <table:table-cell table:formula="of:=IF(AND([.C593]=1;[.D593]=1);[.E592]+1;[.E592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154533488518512" calcext:value-type="float">
            <text:p>-0.154533488518512</text:p>
          </table:table-cell>
          <table:table-cell table:formula="of:=(RAND()*2-1)" office:value-type="float" office:value="-0.0597812498345022" calcext:value-type="float">
            <text:p>-0.059781249834502</text:p>
          </table:table-cell>
          <table:table-cell table:formula="of:=IF([.C593]=16;1;[.C593]+1)" office:value-type="float" office:value="2" calcext:value-type="float">
            <text:p>2</text:p>
          </table:table-cell>
          <table:table-cell table:formula="of:=IF([.C594]=1;IF([.D593]=6;1;[.D593]+1);[.D593])" office:value-type="float" office:value="2" calcext:value-type="float">
            <text:p>2</text:p>
          </table:table-cell>
          <table:table-cell table:formula="of:=IF(AND([.C594]=1;[.D594]=1);[.E593]+1;[.E593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0957370281518692" calcext:value-type="float">
            <text:p>-0.095737028151869</text:p>
          </table:table-cell>
          <table:table-cell table:formula="of:=(RAND()*2-1)" office:value-type="float" office:value="-0.530014708141521" calcext:value-type="float">
            <text:p>-0.530014708141521</text:p>
          </table:table-cell>
          <table:table-cell table:formula="of:=IF([.C594]=16;1;[.C594]+1)" office:value-type="float" office:value="3" calcext:value-type="float">
            <text:p>3</text:p>
          </table:table-cell>
          <table:table-cell table:formula="of:=IF([.C595]=1;IF([.D594]=6;1;[.D594]+1);[.D594])" office:value-type="float" office:value="2" calcext:value-type="float">
            <text:p>2</text:p>
          </table:table-cell>
          <table:table-cell table:formula="of:=IF(AND([.C595]=1;[.D595]=1);[.E594]+1;[.E594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281860813002616" calcext:value-type="float">
            <text:p>-0.281860813002616</text:p>
          </table:table-cell>
          <table:table-cell table:formula="of:=(RAND()*2-1)" office:value-type="float" office:value="0.218825589080194" calcext:value-type="float">
            <text:p>0.218825589080194</text:p>
          </table:table-cell>
          <table:table-cell table:formula="of:=IF([.C595]=16;1;[.C595]+1)" office:value-type="float" office:value="4" calcext:value-type="float">
            <text:p>4</text:p>
          </table:table-cell>
          <table:table-cell table:formula="of:=IF([.C596]=1;IF([.D595]=6;1;[.D595]+1);[.D595])" office:value-type="float" office:value="2" calcext:value-type="float">
            <text:p>2</text:p>
          </table:table-cell>
          <table:table-cell table:formula="of:=IF(AND([.C596]=1;[.D596]=1);[.E595]+1;[.E595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617960142567788" calcext:value-type="float">
            <text:p>0.617960142567788</text:p>
          </table:table-cell>
          <table:table-cell table:formula="of:=(RAND()*2-1)" office:value-type="float" office:value="-0.568421369157625" calcext:value-type="float">
            <text:p>-0.568421369157625</text:p>
          </table:table-cell>
          <table:table-cell table:formula="of:=IF([.C596]=16;1;[.C596]+1)" office:value-type="float" office:value="5" calcext:value-type="float">
            <text:p>5</text:p>
          </table:table-cell>
          <table:table-cell table:formula="of:=IF([.C597]=1;IF([.D596]=6;1;[.D596]+1);[.D596])" office:value-type="float" office:value="2" calcext:value-type="float">
            <text:p>2</text:p>
          </table:table-cell>
          <table:table-cell table:formula="of:=IF(AND([.C597]=1;[.D597]=1);[.E596]+1;[.E596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281319532554222" calcext:value-type="float">
            <text:p>-0.281319532554222</text:p>
          </table:table-cell>
          <table:table-cell table:formula="of:=(RAND()*2-1)" office:value-type="float" office:value="-0.906330408185992" calcext:value-type="float">
            <text:p>-0.906330408185992</text:p>
          </table:table-cell>
          <table:table-cell table:formula="of:=IF([.C597]=16;1;[.C597]+1)" office:value-type="float" office:value="6" calcext:value-type="float">
            <text:p>6</text:p>
          </table:table-cell>
          <table:table-cell table:formula="of:=IF([.C598]=1;IF([.D597]=6;1;[.D597]+1);[.D597])" office:value-type="float" office:value="2" calcext:value-type="float">
            <text:p>2</text:p>
          </table:table-cell>
          <table:table-cell table:formula="of:=IF(AND([.C598]=1;[.D598]=1);[.E597]+1;[.E597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934706875071846" calcext:value-type="float">
            <text:p>0.934706875071846</text:p>
          </table:table-cell>
          <table:table-cell table:formula="of:=(RAND()*2-1)" office:value-type="float" office:value="0.568638031631954" calcext:value-type="float">
            <text:p>0.568638031631954</text:p>
          </table:table-cell>
          <table:table-cell table:formula="of:=IF([.C598]=16;1;[.C598]+1)" office:value-type="float" office:value="7" calcext:value-type="float">
            <text:p>7</text:p>
          </table:table-cell>
          <table:table-cell table:formula="of:=IF([.C599]=1;IF([.D598]=6;1;[.D598]+1);[.D598])" office:value-type="float" office:value="2" calcext:value-type="float">
            <text:p>2</text:p>
          </table:table-cell>
          <table:table-cell table:formula="of:=IF(AND([.C599]=1;[.D599]=1);[.E598]+1;[.E598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567982074087836" calcext:value-type="float">
            <text:p>0.567982074087836</text:p>
          </table:table-cell>
          <table:table-cell table:formula="of:=(RAND()*2-1)" office:value-type="float" office:value="-0.606807992193538" calcext:value-type="float">
            <text:p>-0.606807992193538</text:p>
          </table:table-cell>
          <table:table-cell table:formula="of:=IF([.C599]=16;1;[.C599]+1)" office:value-type="float" office:value="8" calcext:value-type="float">
            <text:p>8</text:p>
          </table:table-cell>
          <table:table-cell table:formula="of:=IF([.C600]=1;IF([.D599]=6;1;[.D599]+1);[.D599])" office:value-type="float" office:value="2" calcext:value-type="float">
            <text:p>2</text:p>
          </table:table-cell>
          <table:table-cell table:formula="of:=IF(AND([.C600]=1;[.D600]=1);[.E599]+1;[.E599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132066120558661" calcext:value-type="float">
            <text:p>-0.132066120558661</text:p>
          </table:table-cell>
          <table:table-cell table:formula="of:=(RAND()*2-1)" office:value-type="float" office:value="0.570992230575483" calcext:value-type="float">
            <text:p>0.570992230575483</text:p>
          </table:table-cell>
          <table:table-cell table:formula="of:=IF([.C600]=16;1;[.C600]+1)" office:value-type="float" office:value="9" calcext:value-type="float">
            <text:p>9</text:p>
          </table:table-cell>
          <table:table-cell table:formula="of:=IF([.C601]=1;IF([.D600]=6;1;[.D600]+1);[.D600])" office:value-type="float" office:value="2" calcext:value-type="float">
            <text:p>2</text:p>
          </table:table-cell>
          <table:table-cell table:formula="of:=IF(AND([.C601]=1;[.D601]=1);[.E600]+1;[.E600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988278972312418" calcext:value-type="float">
            <text:p>-0.988278972312418</text:p>
          </table:table-cell>
          <table:table-cell table:formula="of:=(RAND()*2-1)" office:value-type="float" office:value="0.34499848828569" calcext:value-type="float">
            <text:p>0.34499848828569</text:p>
          </table:table-cell>
          <table:table-cell table:formula="of:=IF([.C601]=16;1;[.C601]+1)" office:value-type="float" office:value="10" calcext:value-type="float">
            <text:p>10</text:p>
          </table:table-cell>
          <table:table-cell table:formula="of:=IF([.C602]=1;IF([.D601]=6;1;[.D601]+1);[.D601])" office:value-type="float" office:value="2" calcext:value-type="float">
            <text:p>2</text:p>
          </table:table-cell>
          <table:table-cell table:formula="of:=IF(AND([.C602]=1;[.D602]=1);[.E601]+1;[.E601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116325703594753" calcext:value-type="float">
            <text:p>0.116325703594753</text:p>
          </table:table-cell>
          <table:table-cell table:formula="of:=(RAND()*2-1)" office:value-type="float" office:value="0.539203589596345" calcext:value-type="float">
            <text:p>0.539203589596345</text:p>
          </table:table-cell>
          <table:table-cell table:formula="of:=IF([.C602]=16;1;[.C602]+1)" office:value-type="float" office:value="11" calcext:value-type="float">
            <text:p>11</text:p>
          </table:table-cell>
          <table:table-cell table:formula="of:=IF([.C603]=1;IF([.D602]=6;1;[.D602]+1);[.D602])" office:value-type="float" office:value="2" calcext:value-type="float">
            <text:p>2</text:p>
          </table:table-cell>
          <table:table-cell table:formula="of:=IF(AND([.C603]=1;[.D603]=1);[.E602]+1;[.E602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583752062555287" calcext:value-type="float">
            <text:p>-0.583752062555287</text:p>
          </table:table-cell>
          <table:table-cell table:formula="of:=(RAND()*2-1)" office:value-type="float" office:value="-0.633518329601346" calcext:value-type="float">
            <text:p>-0.633518329601346</text:p>
          </table:table-cell>
          <table:table-cell table:formula="of:=IF([.C603]=16;1;[.C603]+1)" office:value-type="float" office:value="12" calcext:value-type="float">
            <text:p>12</text:p>
          </table:table-cell>
          <table:table-cell table:formula="of:=IF([.C604]=1;IF([.D603]=6;1;[.D603]+1);[.D603])" office:value-type="float" office:value="2" calcext:value-type="float">
            <text:p>2</text:p>
          </table:table-cell>
          <table:table-cell table:formula="of:=IF(AND([.C604]=1;[.D604]=1);[.E603]+1;[.E603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876155892485751" calcext:value-type="float">
            <text:p>0.876155892485751</text:p>
          </table:table-cell>
          <table:table-cell table:formula="of:=(RAND()*2-1)" office:value-type="float" office:value="0.895951522895588" calcext:value-type="float">
            <text:p>0.895951522895588</text:p>
          </table:table-cell>
          <table:table-cell table:formula="of:=IF([.C604]=16;1;[.C604]+1)" office:value-type="float" office:value="13" calcext:value-type="float">
            <text:p>13</text:p>
          </table:table-cell>
          <table:table-cell table:formula="of:=IF([.C605]=1;IF([.D604]=6;1;[.D604]+1);[.D604])" office:value-type="float" office:value="2" calcext:value-type="float">
            <text:p>2</text:p>
          </table:table-cell>
          <table:table-cell table:formula="of:=IF(AND([.C605]=1;[.D605]=1);[.E604]+1;[.E604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735001368399248" calcext:value-type="float">
            <text:p>0.735001368399248</text:p>
          </table:table-cell>
          <table:table-cell table:formula="of:=(RAND()*2-1)" office:value-type="float" office:value="0.855977322137608" calcext:value-type="float">
            <text:p>0.855977322137608</text:p>
          </table:table-cell>
          <table:table-cell table:formula="of:=IF([.C605]=16;1;[.C605]+1)" office:value-type="float" office:value="14" calcext:value-type="float">
            <text:p>14</text:p>
          </table:table-cell>
          <table:table-cell table:formula="of:=IF([.C606]=1;IF([.D605]=6;1;[.D605]+1);[.D605])" office:value-type="float" office:value="2" calcext:value-type="float">
            <text:p>2</text:p>
          </table:table-cell>
          <table:table-cell table:formula="of:=IF(AND([.C606]=1;[.D606]=1);[.E605]+1;[.E605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500287554047479" calcext:value-type="float">
            <text:p>-0.500287554047479</text:p>
          </table:table-cell>
          <table:table-cell table:formula="of:=(RAND()*2-1)" office:value-type="float" office:value="-0.45448698229129" calcext:value-type="float">
            <text:p>-0.45448698229129</text:p>
          </table:table-cell>
          <table:table-cell table:formula="of:=IF([.C606]=16;1;[.C606]+1)" office:value-type="float" office:value="15" calcext:value-type="float">
            <text:p>15</text:p>
          </table:table-cell>
          <table:table-cell table:formula="of:=IF([.C607]=1;IF([.D606]=6;1;[.D606]+1);[.D606])" office:value-type="float" office:value="2" calcext:value-type="float">
            <text:p>2</text:p>
          </table:table-cell>
          <table:table-cell table:formula="of:=IF(AND([.C607]=1;[.D607]=1);[.E606]+1;[.E606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795427620617368" calcext:value-type="float">
            <text:p>0.795427620617368</text:p>
          </table:table-cell>
          <table:table-cell table:formula="of:=(RAND()*2-1)" office:value-type="float" office:value="0.857356211012337" calcext:value-type="float">
            <text:p>0.857356211012337</text:p>
          </table:table-cell>
          <table:table-cell table:formula="of:=IF([.C607]=16;1;[.C607]+1)" office:value-type="float" office:value="16" calcext:value-type="float">
            <text:p>16</text:p>
          </table:table-cell>
          <table:table-cell table:formula="of:=IF([.C608]=1;IF([.D607]=6;1;[.D607]+1);[.D607])" office:value-type="float" office:value="2" calcext:value-type="float">
            <text:p>2</text:p>
          </table:table-cell>
          <table:table-cell table:formula="of:=IF(AND([.C608]=1;[.D608]=1);[.E607]+1;[.E607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448877756597307" calcext:value-type="float">
            <text:p>-0.448877756597307</text:p>
          </table:table-cell>
          <table:table-cell table:formula="of:=(RAND()*2-1)" office:value-type="float" office:value="-0.586627856985672" calcext:value-type="float">
            <text:p>-0.586627856985672</text:p>
          </table:table-cell>
          <table:table-cell table:formula="of:=IF([.C608]=16;1;[.C608]+1)" office:value-type="float" office:value="1" calcext:value-type="float">
            <text:p>1</text:p>
          </table:table-cell>
          <table:table-cell table:formula="of:=IF([.C609]=1;IF([.D608]=6;1;[.D608]+1);[.D608])" office:value-type="float" office:value="3" calcext:value-type="float">
            <text:p>3</text:p>
          </table:table-cell>
          <table:table-cell table:formula="of:=IF(AND([.C609]=1;[.D609]=1);[.E608]+1;[.E608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270816555220411" calcext:value-type="float">
            <text:p>-0.270816555220411</text:p>
          </table:table-cell>
          <table:table-cell table:formula="of:=(RAND()*2-1)" office:value-type="float" office:value="0.785848014294279" calcext:value-type="float">
            <text:p>0.785848014294279</text:p>
          </table:table-cell>
          <table:table-cell table:formula="of:=IF([.C609]=16;1;[.C609]+1)" office:value-type="float" office:value="2" calcext:value-type="float">
            <text:p>2</text:p>
          </table:table-cell>
          <table:table-cell table:formula="of:=IF([.C610]=1;IF([.D609]=6;1;[.D609]+1);[.D609])" office:value-type="float" office:value="3" calcext:value-type="float">
            <text:p>3</text:p>
          </table:table-cell>
          <table:table-cell table:formula="of:=IF(AND([.C610]=1;[.D610]=1);[.E609]+1;[.E609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960554970806827" calcext:value-type="float">
            <text:p>-0.960554970806827</text:p>
          </table:table-cell>
          <table:table-cell table:formula="of:=(RAND()*2-1)" office:value-type="float" office:value="0.586725124173227" calcext:value-type="float">
            <text:p>0.586725124173227</text:p>
          </table:table-cell>
          <table:table-cell table:formula="of:=IF([.C610]=16;1;[.C610]+1)" office:value-type="float" office:value="3" calcext:value-type="float">
            <text:p>3</text:p>
          </table:table-cell>
          <table:table-cell table:formula="of:=IF([.C611]=1;IF([.D610]=6;1;[.D610]+1);[.D610])" office:value-type="float" office:value="3" calcext:value-type="float">
            <text:p>3</text:p>
          </table:table-cell>
          <table:table-cell table:formula="of:=IF(AND([.C611]=1;[.D611]=1);[.E610]+1;[.E610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176649655983078" calcext:value-type="float">
            <text:p>-0.176649655983078</text:p>
          </table:table-cell>
          <table:table-cell table:formula="of:=(RAND()*2-1)" office:value-type="float" office:value="-0.870709061429223" calcext:value-type="float">
            <text:p>-0.870709061429223</text:p>
          </table:table-cell>
          <table:table-cell table:formula="of:=IF([.C611]=16;1;[.C611]+1)" office:value-type="float" office:value="4" calcext:value-type="float">
            <text:p>4</text:p>
          </table:table-cell>
          <table:table-cell table:formula="of:=IF([.C612]=1;IF([.D611]=6;1;[.D611]+1);[.D611])" office:value-type="float" office:value="3" calcext:value-type="float">
            <text:p>3</text:p>
          </table:table-cell>
          <table:table-cell table:formula="of:=IF(AND([.C612]=1;[.D612]=1);[.E611]+1;[.E611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29425409358008" calcext:value-type="float">
            <text:p>-0.29425409358008</text:p>
          </table:table-cell>
          <table:table-cell table:formula="of:=(RAND()*2-1)" office:value-type="float" office:value="-0.87628366994456" calcext:value-type="float">
            <text:p>-0.87628366994456</text:p>
          </table:table-cell>
          <table:table-cell table:formula="of:=IF([.C612]=16;1;[.C612]+1)" office:value-type="float" office:value="5" calcext:value-type="float">
            <text:p>5</text:p>
          </table:table-cell>
          <table:table-cell table:formula="of:=IF([.C613]=1;IF([.D612]=6;1;[.D612]+1);[.D612])" office:value-type="float" office:value="3" calcext:value-type="float">
            <text:p>3</text:p>
          </table:table-cell>
          <table:table-cell table:formula="of:=IF(AND([.C613]=1;[.D613]=1);[.E612]+1;[.E612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11449917798562" calcext:value-type="float">
            <text:p>-0.11449917798562</text:p>
          </table:table-cell>
          <table:table-cell table:formula="of:=(RAND()*2-1)" office:value-type="float" office:value="0.573100713996839" calcext:value-type="float">
            <text:p>0.573100713996839</text:p>
          </table:table-cell>
          <table:table-cell table:formula="of:=IF([.C613]=16;1;[.C613]+1)" office:value-type="float" office:value="6" calcext:value-type="float">
            <text:p>6</text:p>
          </table:table-cell>
          <table:table-cell table:formula="of:=IF([.C614]=1;IF([.D613]=6;1;[.D613]+1);[.D613])" office:value-type="float" office:value="3" calcext:value-type="float">
            <text:p>3</text:p>
          </table:table-cell>
          <table:table-cell table:formula="of:=IF(AND([.C614]=1;[.D614]=1);[.E613]+1;[.E613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394794902952947" calcext:value-type="float">
            <text:p>-0.394794902952947</text:p>
          </table:table-cell>
          <table:table-cell table:formula="of:=(RAND()*2-1)" office:value-type="float" office:value="-0.640608724831858" calcext:value-type="float">
            <text:p>-0.640608724831858</text:p>
          </table:table-cell>
          <table:table-cell table:formula="of:=IF([.C614]=16;1;[.C614]+1)" office:value-type="float" office:value="7" calcext:value-type="float">
            <text:p>7</text:p>
          </table:table-cell>
          <table:table-cell table:formula="of:=IF([.C615]=1;IF([.D614]=6;1;[.D614]+1);[.D614])" office:value-type="float" office:value="3" calcext:value-type="float">
            <text:p>3</text:p>
          </table:table-cell>
          <table:table-cell table:formula="of:=IF(AND([.C615]=1;[.D615]=1);[.E614]+1;[.E614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045964897582585" calcext:value-type="float">
            <text:p>0.045964897582585</text:p>
          </table:table-cell>
          <table:table-cell table:formula="of:=(RAND()*2-1)" office:value-type="float" office:value="-0.593159055256059" calcext:value-type="float">
            <text:p>-0.593159055256059</text:p>
          </table:table-cell>
          <table:table-cell table:formula="of:=IF([.C615]=16;1;[.C615]+1)" office:value-type="float" office:value="8" calcext:value-type="float">
            <text:p>8</text:p>
          </table:table-cell>
          <table:table-cell table:formula="of:=IF([.C616]=1;IF([.D615]=6;1;[.D615]+1);[.D615])" office:value-type="float" office:value="3" calcext:value-type="float">
            <text:p>3</text:p>
          </table:table-cell>
          <table:table-cell table:formula="of:=IF(AND([.C616]=1;[.D616]=1);[.E615]+1;[.E615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937609354279362" calcext:value-type="float">
            <text:p>0.937609354279362</text:p>
          </table:table-cell>
          <table:table-cell table:formula="of:=(RAND()*2-1)" office:value-type="float" office:value="0.615567653948447" calcext:value-type="float">
            <text:p>0.615567653948447</text:p>
          </table:table-cell>
          <table:table-cell table:formula="of:=IF([.C616]=16;1;[.C616]+1)" office:value-type="float" office:value="9" calcext:value-type="float">
            <text:p>9</text:p>
          </table:table-cell>
          <table:table-cell table:formula="of:=IF([.C617]=1;IF([.D616]=6;1;[.D616]+1);[.D616])" office:value-type="float" office:value="3" calcext:value-type="float">
            <text:p>3</text:p>
          </table:table-cell>
          <table:table-cell table:formula="of:=IF(AND([.C617]=1;[.D617]=1);[.E616]+1;[.E616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624696046945618" calcext:value-type="float">
            <text:p>-0.624696046945618</text:p>
          </table:table-cell>
          <table:table-cell table:formula="of:=(RAND()*2-1)" office:value-type="float" office:value="-0.694820642584084" calcext:value-type="float">
            <text:p>-0.694820642584084</text:p>
          </table:table-cell>
          <table:table-cell table:formula="of:=IF([.C617]=16;1;[.C617]+1)" office:value-type="float" office:value="10" calcext:value-type="float">
            <text:p>10</text:p>
          </table:table-cell>
          <table:table-cell table:formula="of:=IF([.C618]=1;IF([.D617]=6;1;[.D617]+1);[.D617])" office:value-type="float" office:value="3" calcext:value-type="float">
            <text:p>3</text:p>
          </table:table-cell>
          <table:table-cell table:formula="of:=IF(AND([.C618]=1;[.D618]=1);[.E617]+1;[.E617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575565097950752" calcext:value-type="float">
            <text:p>-0.575565097950752</text:p>
          </table:table-cell>
          <table:table-cell table:formula="of:=(RAND()*2-1)" office:value-type="float" office:value="-0.163891522109847" calcext:value-type="float">
            <text:p>-0.163891522109847</text:p>
          </table:table-cell>
          <table:table-cell table:formula="of:=IF([.C618]=16;1;[.C618]+1)" office:value-type="float" office:value="11" calcext:value-type="float">
            <text:p>11</text:p>
          </table:table-cell>
          <table:table-cell table:formula="of:=IF([.C619]=1;IF([.D618]=6;1;[.D618]+1);[.D618])" office:value-type="float" office:value="3" calcext:value-type="float">
            <text:p>3</text:p>
          </table:table-cell>
          <table:table-cell table:formula="of:=IF(AND([.C619]=1;[.D619]=1);[.E618]+1;[.E618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228890775464234" calcext:value-type="float">
            <text:p>0.228890775464234</text:p>
          </table:table-cell>
          <table:table-cell table:formula="of:=(RAND()*2-1)" office:value-type="float" office:value="-0.840300358858402" calcext:value-type="float">
            <text:p>-0.840300358858402</text:p>
          </table:table-cell>
          <table:table-cell table:formula="of:=IF([.C619]=16;1;[.C619]+1)" office:value-type="float" office:value="12" calcext:value-type="float">
            <text:p>12</text:p>
          </table:table-cell>
          <table:table-cell table:formula="of:=IF([.C620]=1;IF([.D619]=6;1;[.D619]+1);[.D619])" office:value-type="float" office:value="3" calcext:value-type="float">
            <text:p>3</text:p>
          </table:table-cell>
          <table:table-cell table:formula="of:=IF(AND([.C620]=1;[.D620]=1);[.E619]+1;[.E619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843296370140395" calcext:value-type="float">
            <text:p>-0.843296370140395</text:p>
          </table:table-cell>
          <table:table-cell table:formula="of:=(RAND()*2-1)" office:value-type="float" office:value="-0.907519377576273" calcext:value-type="float">
            <text:p>-0.907519377576273</text:p>
          </table:table-cell>
          <table:table-cell table:formula="of:=IF([.C620]=16;1;[.C620]+1)" office:value-type="float" office:value="13" calcext:value-type="float">
            <text:p>13</text:p>
          </table:table-cell>
          <table:table-cell table:formula="of:=IF([.C621]=1;IF([.D620]=6;1;[.D620]+1);[.D620])" office:value-type="float" office:value="3" calcext:value-type="float">
            <text:p>3</text:p>
          </table:table-cell>
          <table:table-cell table:formula="of:=IF(AND([.C621]=1;[.D621]=1);[.E620]+1;[.E620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888259173272853" calcext:value-type="float">
            <text:p>0.888259173272853</text:p>
          </table:table-cell>
          <table:table-cell table:formula="of:=(RAND()*2-1)" office:value-type="float" office:value="-0.0985707514584785" calcext:value-type="float">
            <text:p>-0.098570751458479</text:p>
          </table:table-cell>
          <table:table-cell table:formula="of:=IF([.C621]=16;1;[.C621]+1)" office:value-type="float" office:value="14" calcext:value-type="float">
            <text:p>14</text:p>
          </table:table-cell>
          <table:table-cell table:formula="of:=IF([.C622]=1;IF([.D621]=6;1;[.D621]+1);[.D621])" office:value-type="float" office:value="3" calcext:value-type="float">
            <text:p>3</text:p>
          </table:table-cell>
          <table:table-cell table:formula="of:=IF(AND([.C622]=1;[.D622]=1);[.E621]+1;[.E621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96930496799464" calcext:value-type="float">
            <text:p>0.96930496799464</text:p>
          </table:table-cell>
          <table:table-cell table:formula="of:=(RAND()*2-1)" office:value-type="float" office:value="-0.236831955294688" calcext:value-type="float">
            <text:p>-0.236831955294688</text:p>
          </table:table-cell>
          <table:table-cell table:formula="of:=IF([.C622]=16;1;[.C622]+1)" office:value-type="float" office:value="15" calcext:value-type="float">
            <text:p>15</text:p>
          </table:table-cell>
          <table:table-cell table:formula="of:=IF([.C623]=1;IF([.D622]=6;1;[.D622]+1);[.D622])" office:value-type="float" office:value="3" calcext:value-type="float">
            <text:p>3</text:p>
          </table:table-cell>
          <table:table-cell table:formula="of:=IF(AND([.C623]=1;[.D623]=1);[.E622]+1;[.E622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955607975211497" calcext:value-type="float">
            <text:p>0.955607975211497</text:p>
          </table:table-cell>
          <table:table-cell table:formula="of:=(RAND()*2-1)" office:value-type="float" office:value="-0.594192746602047" calcext:value-type="float">
            <text:p>-0.594192746602047</text:p>
          </table:table-cell>
          <table:table-cell table:formula="of:=IF([.C623]=16;1;[.C623]+1)" office:value-type="float" office:value="16" calcext:value-type="float">
            <text:p>16</text:p>
          </table:table-cell>
          <table:table-cell table:formula="of:=IF([.C624]=1;IF([.D623]=6;1;[.D623]+1);[.D623])" office:value-type="float" office:value="3" calcext:value-type="float">
            <text:p>3</text:p>
          </table:table-cell>
          <table:table-cell table:formula="of:=IF(AND([.C624]=1;[.D624]=1);[.E623]+1;[.E623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463106418044142" calcext:value-type="float">
            <text:p>0.463106418044142</text:p>
          </table:table-cell>
          <table:table-cell table:formula="of:=(RAND()*2-1)" office:value-type="float" office:value="-0.303176522278359" calcext:value-type="float">
            <text:p>-0.303176522278359</text:p>
          </table:table-cell>
          <table:table-cell table:formula="of:=IF([.C624]=16;1;[.C624]+1)" office:value-type="float" office:value="1" calcext:value-type="float">
            <text:p>1</text:p>
          </table:table-cell>
          <table:table-cell table:formula="of:=IF([.C625]=1;IF([.D624]=6;1;[.D624]+1);[.D624])" office:value-type="float" office:value="4" calcext:value-type="float">
            <text:p>4</text:p>
          </table:table-cell>
          <table:table-cell table:formula="of:=IF(AND([.C625]=1;[.D625]=1);[.E624]+1;[.E624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109289364936312" calcext:value-type="float">
            <text:p>0.109289364936312</text:p>
          </table:table-cell>
          <table:table-cell table:formula="of:=(RAND()*2-1)" office:value-type="float" office:value="-0.334505516480115" calcext:value-type="float">
            <text:p>-0.334505516480115</text:p>
          </table:table-cell>
          <table:table-cell table:formula="of:=IF([.C625]=16;1;[.C625]+1)" office:value-type="float" office:value="2" calcext:value-type="float">
            <text:p>2</text:p>
          </table:table-cell>
          <table:table-cell table:formula="of:=IF([.C626]=1;IF([.D625]=6;1;[.D625]+1);[.D625])" office:value-type="float" office:value="4" calcext:value-type="float">
            <text:p>4</text:p>
          </table:table-cell>
          <table:table-cell table:formula="of:=IF(AND([.C626]=1;[.D626]=1);[.E625]+1;[.E625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221023548522864" calcext:value-type="float">
            <text:p>0.221023548522864</text:p>
          </table:table-cell>
          <table:table-cell table:formula="of:=(RAND()*2-1)" office:value-type="float" office:value="0.530521802315032" calcext:value-type="float">
            <text:p>0.530521802315032</text:p>
          </table:table-cell>
          <table:table-cell table:formula="of:=IF([.C626]=16;1;[.C626]+1)" office:value-type="float" office:value="3" calcext:value-type="float">
            <text:p>3</text:p>
          </table:table-cell>
          <table:table-cell table:formula="of:=IF([.C627]=1;IF([.D626]=6;1;[.D626]+1);[.D626])" office:value-type="float" office:value="4" calcext:value-type="float">
            <text:p>4</text:p>
          </table:table-cell>
          <table:table-cell table:formula="of:=IF(AND([.C627]=1;[.D627]=1);[.E626]+1;[.E626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599911748586574" calcext:value-type="float">
            <text:p>-0.599911748586574</text:p>
          </table:table-cell>
          <table:table-cell table:formula="of:=(RAND()*2-1)" office:value-type="float" office:value="0.641699073921737" calcext:value-type="float">
            <text:p>0.641699073921737</text:p>
          </table:table-cell>
          <table:table-cell table:formula="of:=IF([.C627]=16;1;[.C627]+1)" office:value-type="float" office:value="4" calcext:value-type="float">
            <text:p>4</text:p>
          </table:table-cell>
          <table:table-cell table:formula="of:=IF([.C628]=1;IF([.D627]=6;1;[.D627]+1);[.D627])" office:value-type="float" office:value="4" calcext:value-type="float">
            <text:p>4</text:p>
          </table:table-cell>
          <table:table-cell table:formula="of:=IF(AND([.C628]=1;[.D628]=1);[.E627]+1;[.E627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394658017324473" calcext:value-type="float">
            <text:p>-0.394658017324473</text:p>
          </table:table-cell>
          <table:table-cell table:formula="of:=(RAND()*2-1)" office:value-type="float" office:value="0.946335752943047" calcext:value-type="float">
            <text:p>0.946335752943047</text:p>
          </table:table-cell>
          <table:table-cell table:formula="of:=IF([.C628]=16;1;[.C628]+1)" office:value-type="float" office:value="5" calcext:value-type="float">
            <text:p>5</text:p>
          </table:table-cell>
          <table:table-cell table:formula="of:=IF([.C629]=1;IF([.D628]=6;1;[.D628]+1);[.D628])" office:value-type="float" office:value="4" calcext:value-type="float">
            <text:p>4</text:p>
          </table:table-cell>
          <table:table-cell table:formula="of:=IF(AND([.C629]=1;[.D629]=1);[.E628]+1;[.E628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0579224365234078" calcext:value-type="float">
            <text:p>-0.057922436523408</text:p>
          </table:table-cell>
          <table:table-cell table:formula="of:=(RAND()*2-1)" office:value-type="float" office:value="0.66089728025084" calcext:value-type="float">
            <text:p>0.66089728025084</text:p>
          </table:table-cell>
          <table:table-cell table:formula="of:=IF([.C629]=16;1;[.C629]+1)" office:value-type="float" office:value="6" calcext:value-type="float">
            <text:p>6</text:p>
          </table:table-cell>
          <table:table-cell table:formula="of:=IF([.C630]=1;IF([.D629]=6;1;[.D629]+1);[.D629])" office:value-type="float" office:value="4" calcext:value-type="float">
            <text:p>4</text:p>
          </table:table-cell>
          <table:table-cell table:formula="of:=IF(AND([.C630]=1;[.D630]=1);[.E629]+1;[.E629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409340575123802" calcext:value-type="float">
            <text:p>-0.409340575123802</text:p>
          </table:table-cell>
          <table:table-cell table:formula="of:=(RAND()*2-1)" office:value-type="float" office:value="0.078677722404092" calcext:value-type="float">
            <text:p>0.078677722404092</text:p>
          </table:table-cell>
          <table:table-cell table:formula="of:=IF([.C630]=16;1;[.C630]+1)" office:value-type="float" office:value="7" calcext:value-type="float">
            <text:p>7</text:p>
          </table:table-cell>
          <table:table-cell table:formula="of:=IF([.C631]=1;IF([.D630]=6;1;[.D630]+1);[.D630])" office:value-type="float" office:value="4" calcext:value-type="float">
            <text:p>4</text:p>
          </table:table-cell>
          <table:table-cell table:formula="of:=IF(AND([.C631]=1;[.D631]=1);[.E630]+1;[.E630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8447688673775" calcext:value-type="float">
            <text:p>0.8447688673775</text:p>
          </table:table-cell>
          <table:table-cell table:formula="of:=(RAND()*2-1)" office:value-type="float" office:value="-0.0908131750157758" calcext:value-type="float">
            <text:p>-0.090813175015776</text:p>
          </table:table-cell>
          <table:table-cell table:formula="of:=IF([.C631]=16;1;[.C631]+1)" office:value-type="float" office:value="8" calcext:value-type="float">
            <text:p>8</text:p>
          </table:table-cell>
          <table:table-cell table:formula="of:=IF([.C632]=1;IF([.D631]=6;1;[.D631]+1);[.D631])" office:value-type="float" office:value="4" calcext:value-type="float">
            <text:p>4</text:p>
          </table:table-cell>
          <table:table-cell table:formula="of:=IF(AND([.C632]=1;[.D632]=1);[.E631]+1;[.E631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886401215573258" calcext:value-type="float">
            <text:p>0.886401215573258</text:p>
          </table:table-cell>
          <table:table-cell table:formula="of:=(RAND()*2-1)" office:value-type="float" office:value="0.386780694168072" calcext:value-type="float">
            <text:p>0.386780694168072</text:p>
          </table:table-cell>
          <table:table-cell table:formula="of:=IF([.C632]=16;1;[.C632]+1)" office:value-type="float" office:value="9" calcext:value-type="float">
            <text:p>9</text:p>
          </table:table-cell>
          <table:table-cell table:formula="of:=IF([.C633]=1;IF([.D632]=6;1;[.D632]+1);[.D632])" office:value-type="float" office:value="4" calcext:value-type="float">
            <text:p>4</text:p>
          </table:table-cell>
          <table:table-cell table:formula="of:=IF(AND([.C633]=1;[.D633]=1);[.E632]+1;[.E632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714712612309794" calcext:value-type="float">
            <text:p>-0.714712612309794</text:p>
          </table:table-cell>
          <table:table-cell table:formula="of:=(RAND()*2-1)" office:value-type="float" office:value="0.0886642317503563" calcext:value-type="float">
            <text:p>0.088664231750356</text:p>
          </table:table-cell>
          <table:table-cell table:formula="of:=IF([.C633]=16;1;[.C633]+1)" office:value-type="float" office:value="10" calcext:value-type="float">
            <text:p>10</text:p>
          </table:table-cell>
          <table:table-cell table:formula="of:=IF([.C634]=1;IF([.D633]=6;1;[.D633]+1);[.D633])" office:value-type="float" office:value="4" calcext:value-type="float">
            <text:p>4</text:p>
          </table:table-cell>
          <table:table-cell table:formula="of:=IF(AND([.C634]=1;[.D634]=1);[.E633]+1;[.E633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00111349180764697" calcext:value-type="float">
            <text:p>0.001113491807647</text:p>
          </table:table-cell>
          <table:table-cell table:formula="of:=(RAND()*2-1)" office:value-type="float" office:value="0.295108958606049" calcext:value-type="float">
            <text:p>0.295108958606049</text:p>
          </table:table-cell>
          <table:table-cell table:formula="of:=IF([.C634]=16;1;[.C634]+1)" office:value-type="float" office:value="11" calcext:value-type="float">
            <text:p>11</text:p>
          </table:table-cell>
          <table:table-cell table:formula="of:=IF([.C635]=1;IF([.D634]=6;1;[.D634]+1);[.D634])" office:value-type="float" office:value="4" calcext:value-type="float">
            <text:p>4</text:p>
          </table:table-cell>
          <table:table-cell table:formula="of:=IF(AND([.C635]=1;[.D635]=1);[.E634]+1;[.E634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528947416025707" calcext:value-type="float">
            <text:p>-0.528947416025707</text:p>
          </table:table-cell>
          <table:table-cell table:formula="of:=(RAND()*2-1)" office:value-type="float" office:value="0.061321819328698" calcext:value-type="float">
            <text:p>0.061321819328698</text:p>
          </table:table-cell>
          <table:table-cell table:formula="of:=IF([.C635]=16;1;[.C635]+1)" office:value-type="float" office:value="12" calcext:value-type="float">
            <text:p>12</text:p>
          </table:table-cell>
          <table:table-cell table:formula="of:=IF([.C636]=1;IF([.D635]=6;1;[.D635]+1);[.D635])" office:value-type="float" office:value="4" calcext:value-type="float">
            <text:p>4</text:p>
          </table:table-cell>
          <table:table-cell table:formula="of:=IF(AND([.C636]=1;[.D636]=1);[.E635]+1;[.E635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899704208538467" calcext:value-type="float">
            <text:p>-0.899704208538467</text:p>
          </table:table-cell>
          <table:table-cell table:formula="of:=(RAND()*2-1)" office:value-type="float" office:value="0.418280034821863" calcext:value-type="float">
            <text:p>0.418280034821863</text:p>
          </table:table-cell>
          <table:table-cell table:formula="of:=IF([.C636]=16;1;[.C636]+1)" office:value-type="float" office:value="13" calcext:value-type="float">
            <text:p>13</text:p>
          </table:table-cell>
          <table:table-cell table:formula="of:=IF([.C637]=1;IF([.D636]=6;1;[.D636]+1);[.D636])" office:value-type="float" office:value="4" calcext:value-type="float">
            <text:p>4</text:p>
          </table:table-cell>
          <table:table-cell table:formula="of:=IF(AND([.C637]=1;[.D637]=1);[.E636]+1;[.E636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628126892877107" calcext:value-type="float">
            <text:p>-0.628126892877107</text:p>
          </table:table-cell>
          <table:table-cell table:formula="of:=(RAND()*2-1)" office:value-type="float" office:value="0.0715962443766482" calcext:value-type="float">
            <text:p>0.071596244376648</text:p>
          </table:table-cell>
          <table:table-cell table:formula="of:=IF([.C637]=16;1;[.C637]+1)" office:value-type="float" office:value="14" calcext:value-type="float">
            <text:p>14</text:p>
          </table:table-cell>
          <table:table-cell table:formula="of:=IF([.C638]=1;IF([.D637]=6;1;[.D637]+1);[.D637])" office:value-type="float" office:value="4" calcext:value-type="float">
            <text:p>4</text:p>
          </table:table-cell>
          <table:table-cell table:formula="of:=IF(AND([.C638]=1;[.D638]=1);[.E637]+1;[.E637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116485113434041" calcext:value-type="float">
            <text:p>-0.116485113434041</text:p>
          </table:table-cell>
          <table:table-cell table:formula="of:=(RAND()*2-1)" office:value-type="float" office:value="-0.769654705327832" calcext:value-type="float">
            <text:p>-0.769654705327832</text:p>
          </table:table-cell>
          <table:table-cell table:formula="of:=IF([.C638]=16;1;[.C638]+1)" office:value-type="float" office:value="15" calcext:value-type="float">
            <text:p>15</text:p>
          </table:table-cell>
          <table:table-cell table:formula="of:=IF([.C639]=1;IF([.D638]=6;1;[.D638]+1);[.D638])" office:value-type="float" office:value="4" calcext:value-type="float">
            <text:p>4</text:p>
          </table:table-cell>
          <table:table-cell table:formula="of:=IF(AND([.C639]=1;[.D639]=1);[.E638]+1;[.E638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993658199129213" calcext:value-type="float">
            <text:p>0.993658199129213</text:p>
          </table:table-cell>
          <table:table-cell table:formula="of:=(RAND()*2-1)" office:value-type="float" office:value="0.56217080528" calcext:value-type="float">
            <text:p>0.56217080528</text:p>
          </table:table-cell>
          <table:table-cell table:formula="of:=IF([.C639]=16;1;[.C639]+1)" office:value-type="float" office:value="16" calcext:value-type="float">
            <text:p>16</text:p>
          </table:table-cell>
          <table:table-cell table:formula="of:=IF([.C640]=1;IF([.D639]=6;1;[.D639]+1);[.D639])" office:value-type="float" office:value="4" calcext:value-type="float">
            <text:p>4</text:p>
          </table:table-cell>
          <table:table-cell table:formula="of:=IF(AND([.C640]=1;[.D640]=1);[.E639]+1;[.E639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816678688784777" calcext:value-type="float">
            <text:p>-0.816678688784777</text:p>
          </table:table-cell>
          <table:table-cell table:formula="of:=(RAND()*2-1)" office:value-type="float" office:value="0.243705067327213" calcext:value-type="float">
            <text:p>0.243705067327213</text:p>
          </table:table-cell>
          <table:table-cell table:formula="of:=IF([.C640]=16;1;[.C640]+1)" office:value-type="float" office:value="1" calcext:value-type="float">
            <text:p>1</text:p>
          </table:table-cell>
          <table:table-cell table:formula="of:=IF([.C641]=1;IF([.D640]=6;1;[.D640]+1);[.D640])" office:value-type="float" office:value="5" calcext:value-type="float">
            <text:p>5</text:p>
          </table:table-cell>
          <table:table-cell table:formula="of:=IF(AND([.C641]=1;[.D641]=1);[.E640]+1;[.E640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0841196272321828" calcext:value-type="float">
            <text:p>-0.084119627232183</text:p>
          </table:table-cell>
          <table:table-cell table:formula="of:=(RAND()*2-1)" office:value-type="float" office:value="0.824160520497019" calcext:value-type="float">
            <text:p>0.824160520497019</text:p>
          </table:table-cell>
          <table:table-cell table:formula="of:=IF([.C641]=16;1;[.C641]+1)" office:value-type="float" office:value="2" calcext:value-type="float">
            <text:p>2</text:p>
          </table:table-cell>
          <table:table-cell table:formula="of:=IF([.C642]=1;IF([.D641]=6;1;[.D641]+1);[.D641])" office:value-type="float" office:value="5" calcext:value-type="float">
            <text:p>5</text:p>
          </table:table-cell>
          <table:table-cell table:formula="of:=IF(AND([.C642]=1;[.D642]=1);[.E641]+1;[.E641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0126038210154926" calcext:value-type="float">
            <text:p>0.012603821015493</text:p>
          </table:table-cell>
          <table:table-cell table:formula="of:=(RAND()*2-1)" office:value-type="float" office:value="0.379810043419665" calcext:value-type="float">
            <text:p>0.379810043419665</text:p>
          </table:table-cell>
          <table:table-cell table:formula="of:=IF([.C642]=16;1;[.C642]+1)" office:value-type="float" office:value="3" calcext:value-type="float">
            <text:p>3</text:p>
          </table:table-cell>
          <table:table-cell table:formula="of:=IF([.C643]=1;IF([.D642]=6;1;[.D642]+1);[.D642])" office:value-type="float" office:value="5" calcext:value-type="float">
            <text:p>5</text:p>
          </table:table-cell>
          <table:table-cell table:formula="of:=IF(AND([.C643]=1;[.D643]=1);[.E642]+1;[.E642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881375898848307" calcext:value-type="float">
            <text:p>-0.881375898848307</text:p>
          </table:table-cell>
          <table:table-cell table:formula="of:=(RAND()*2-1)" office:value-type="float" office:value="0.993808922064943" calcext:value-type="float">
            <text:p>0.993808922064943</text:p>
          </table:table-cell>
          <table:table-cell table:formula="of:=IF([.C643]=16;1;[.C643]+1)" office:value-type="float" office:value="4" calcext:value-type="float">
            <text:p>4</text:p>
          </table:table-cell>
          <table:table-cell table:formula="of:=IF([.C644]=1;IF([.D643]=6;1;[.D643]+1);[.D643])" office:value-type="float" office:value="5" calcext:value-type="float">
            <text:p>5</text:p>
          </table:table-cell>
          <table:table-cell table:formula="of:=IF(AND([.C644]=1;[.D644]=1);[.E643]+1;[.E643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349550685922142" calcext:value-type="float">
            <text:p>0.349550685922142</text:p>
          </table:table-cell>
          <table:table-cell table:formula="of:=(RAND()*2-1)" office:value-type="float" office:value="-0.63013606799611" calcext:value-type="float">
            <text:p>-0.63013606799611</text:p>
          </table:table-cell>
          <table:table-cell table:formula="of:=IF([.C644]=16;1;[.C644]+1)" office:value-type="float" office:value="5" calcext:value-type="float">
            <text:p>5</text:p>
          </table:table-cell>
          <table:table-cell table:formula="of:=IF([.C645]=1;IF([.D644]=6;1;[.D644]+1);[.D644])" office:value-type="float" office:value="5" calcext:value-type="float">
            <text:p>5</text:p>
          </table:table-cell>
          <table:table-cell table:formula="of:=IF(AND([.C645]=1;[.D645]=1);[.E644]+1;[.E644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425788908901426" calcext:value-type="float">
            <text:p>-0.425788908901426</text:p>
          </table:table-cell>
          <table:table-cell table:formula="of:=(RAND()*2-1)" office:value-type="float" office:value="-0.46112724361594" calcext:value-type="float">
            <text:p>-0.46112724361594</text:p>
          </table:table-cell>
          <table:table-cell table:formula="of:=IF([.C645]=16;1;[.C645]+1)" office:value-type="float" office:value="6" calcext:value-type="float">
            <text:p>6</text:p>
          </table:table-cell>
          <table:table-cell table:formula="of:=IF([.C646]=1;IF([.D645]=6;1;[.D645]+1);[.D645])" office:value-type="float" office:value="5" calcext:value-type="float">
            <text:p>5</text:p>
          </table:table-cell>
          <table:table-cell table:formula="of:=IF(AND([.C646]=1;[.D646]=1);[.E645]+1;[.E645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180662150543962" calcext:value-type="float">
            <text:p>-0.180662150543962</text:p>
          </table:table-cell>
          <table:table-cell table:formula="of:=(RAND()*2-1)" office:value-type="float" office:value="-0.185290702906816" calcext:value-type="float">
            <text:p>-0.185290702906816</text:p>
          </table:table-cell>
          <table:table-cell table:formula="of:=IF([.C646]=16;1;[.C646]+1)" office:value-type="float" office:value="7" calcext:value-type="float">
            <text:p>7</text:p>
          </table:table-cell>
          <table:table-cell table:formula="of:=IF([.C647]=1;IF([.D646]=6;1;[.D646]+1);[.D646])" office:value-type="float" office:value="5" calcext:value-type="float">
            <text:p>5</text:p>
          </table:table-cell>
          <table:table-cell table:formula="of:=IF(AND([.C647]=1;[.D647]=1);[.E646]+1;[.E646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590716648503719" calcext:value-type="float">
            <text:p>0.590716648503719</text:p>
          </table:table-cell>
          <table:table-cell table:formula="of:=(RAND()*2-1)" office:value-type="float" office:value="-0.826700689177627" calcext:value-type="float">
            <text:p>-0.826700689177627</text:p>
          </table:table-cell>
          <table:table-cell table:formula="of:=IF([.C647]=16;1;[.C647]+1)" office:value-type="float" office:value="8" calcext:value-type="float">
            <text:p>8</text:p>
          </table:table-cell>
          <table:table-cell table:formula="of:=IF([.C648]=1;IF([.D647]=6;1;[.D647]+1);[.D647])" office:value-type="float" office:value="5" calcext:value-type="float">
            <text:p>5</text:p>
          </table:table-cell>
          <table:table-cell table:formula="of:=IF(AND([.C648]=1;[.D648]=1);[.E647]+1;[.E647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243528925973806" calcext:value-type="float">
            <text:p>-0.243528925973806</text:p>
          </table:table-cell>
          <table:table-cell table:formula="of:=(RAND()*2-1)" office:value-type="float" office:value="0.31705923397837" calcext:value-type="float">
            <text:p>0.31705923397837</text:p>
          </table:table-cell>
          <table:table-cell table:formula="of:=IF([.C648]=16;1;[.C648]+1)" office:value-type="float" office:value="9" calcext:value-type="float">
            <text:p>9</text:p>
          </table:table-cell>
          <table:table-cell table:formula="of:=IF([.C649]=1;IF([.D648]=6;1;[.D648]+1);[.D648])" office:value-type="float" office:value="5" calcext:value-type="float">
            <text:p>5</text:p>
          </table:table-cell>
          <table:table-cell table:formula="of:=IF(AND([.C649]=1;[.D649]=1);[.E648]+1;[.E648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618793477501845" calcext:value-type="float">
            <text:p>-0.618793477501845</text:p>
          </table:table-cell>
          <table:table-cell table:formula="of:=(RAND()*2-1)" office:value-type="float" office:value="-0.662521632156816" calcext:value-type="float">
            <text:p>-0.662521632156816</text:p>
          </table:table-cell>
          <table:table-cell table:formula="of:=IF([.C649]=16;1;[.C649]+1)" office:value-type="float" office:value="10" calcext:value-type="float">
            <text:p>10</text:p>
          </table:table-cell>
          <table:table-cell table:formula="of:=IF([.C650]=1;IF([.D649]=6;1;[.D649]+1);[.D649])" office:value-type="float" office:value="5" calcext:value-type="float">
            <text:p>5</text:p>
          </table:table-cell>
          <table:table-cell table:formula="of:=IF(AND([.C650]=1;[.D650]=1);[.E649]+1;[.E649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90041460032088" calcext:value-type="float">
            <text:p>-0.90041460032088</text:p>
          </table:table-cell>
          <table:table-cell table:formula="of:=(RAND()*2-1)" office:value-type="float" office:value="0.19767696089116" calcext:value-type="float">
            <text:p>0.19767696089116</text:p>
          </table:table-cell>
          <table:table-cell table:formula="of:=IF([.C650]=16;1;[.C650]+1)" office:value-type="float" office:value="11" calcext:value-type="float">
            <text:p>11</text:p>
          </table:table-cell>
          <table:table-cell table:formula="of:=IF([.C651]=1;IF([.D650]=6;1;[.D650]+1);[.D650])" office:value-type="float" office:value="5" calcext:value-type="float">
            <text:p>5</text:p>
          </table:table-cell>
          <table:table-cell table:formula="of:=IF(AND([.C651]=1;[.D651]=1);[.E650]+1;[.E650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889508684137137" calcext:value-type="float">
            <text:p>-0.889508684137137</text:p>
          </table:table-cell>
          <table:table-cell table:formula="of:=(RAND()*2-1)" office:value-type="float" office:value="0.839808231926457" calcext:value-type="float">
            <text:p>0.839808231926457</text:p>
          </table:table-cell>
          <table:table-cell table:formula="of:=IF([.C651]=16;1;[.C651]+1)" office:value-type="float" office:value="12" calcext:value-type="float">
            <text:p>12</text:p>
          </table:table-cell>
          <table:table-cell table:formula="of:=IF([.C652]=1;IF([.D651]=6;1;[.D651]+1);[.D651])" office:value-type="float" office:value="5" calcext:value-type="float">
            <text:p>5</text:p>
          </table:table-cell>
          <table:table-cell table:formula="of:=IF(AND([.C652]=1;[.D652]=1);[.E651]+1;[.E651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205278197374943" calcext:value-type="float">
            <text:p>0.205278197374943</text:p>
          </table:table-cell>
          <table:table-cell table:formula="of:=(RAND()*2-1)" office:value-type="float" office:value="0.0654858919218397" calcext:value-type="float">
            <text:p>0.06548589192184</text:p>
          </table:table-cell>
          <table:table-cell table:formula="of:=IF([.C652]=16;1;[.C652]+1)" office:value-type="float" office:value="13" calcext:value-type="float">
            <text:p>13</text:p>
          </table:table-cell>
          <table:table-cell table:formula="of:=IF([.C653]=1;IF([.D652]=6;1;[.D652]+1);[.D652])" office:value-type="float" office:value="5" calcext:value-type="float">
            <text:p>5</text:p>
          </table:table-cell>
          <table:table-cell table:formula="of:=IF(AND([.C653]=1;[.D653]=1);[.E652]+1;[.E652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479336369028015" calcext:value-type="float">
            <text:p>-0.479336369028015</text:p>
          </table:table-cell>
          <table:table-cell table:formula="of:=(RAND()*2-1)" office:value-type="float" office:value="-0.804005908023762" calcext:value-type="float">
            <text:p>-0.804005908023762</text:p>
          </table:table-cell>
          <table:table-cell table:formula="of:=IF([.C653]=16;1;[.C653]+1)" office:value-type="float" office:value="14" calcext:value-type="float">
            <text:p>14</text:p>
          </table:table-cell>
          <table:table-cell table:formula="of:=IF([.C654]=1;IF([.D653]=6;1;[.D653]+1);[.D653])" office:value-type="float" office:value="5" calcext:value-type="float">
            <text:p>5</text:p>
          </table:table-cell>
          <table:table-cell table:formula="of:=IF(AND([.C654]=1;[.D654]=1);[.E653]+1;[.E653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858958138057007" calcext:value-type="float">
            <text:p>-0.858958138057007</text:p>
          </table:table-cell>
          <table:table-cell table:formula="of:=(RAND()*2-1)" office:value-type="float" office:value="0.141244217312358" calcext:value-type="float">
            <text:p>0.141244217312358</text:p>
          </table:table-cell>
          <table:table-cell table:formula="of:=IF([.C654]=16;1;[.C654]+1)" office:value-type="float" office:value="15" calcext:value-type="float">
            <text:p>15</text:p>
          </table:table-cell>
          <table:table-cell table:formula="of:=IF([.C655]=1;IF([.D654]=6;1;[.D654]+1);[.D654])" office:value-type="float" office:value="5" calcext:value-type="float">
            <text:p>5</text:p>
          </table:table-cell>
          <table:table-cell table:formula="of:=IF(AND([.C655]=1;[.D655]=1);[.E654]+1;[.E654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0647292042173832" calcext:value-type="float">
            <text:p>-0.064729204217383</text:p>
          </table:table-cell>
          <table:table-cell table:formula="of:=(RAND()*2-1)" office:value-type="float" office:value="0.935928523326919" calcext:value-type="float">
            <text:p>0.935928523326919</text:p>
          </table:table-cell>
          <table:table-cell table:formula="of:=IF([.C655]=16;1;[.C655]+1)" office:value-type="float" office:value="16" calcext:value-type="float">
            <text:p>16</text:p>
          </table:table-cell>
          <table:table-cell table:formula="of:=IF([.C656]=1;IF([.D655]=6;1;[.D655]+1);[.D655])" office:value-type="float" office:value="5" calcext:value-type="float">
            <text:p>5</text:p>
          </table:table-cell>
          <table:table-cell table:formula="of:=IF(AND([.C656]=1;[.D656]=1);[.E655]+1;[.E655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291341602583302" calcext:value-type="float">
            <text:p>0.291341602583302</text:p>
          </table:table-cell>
          <table:table-cell table:formula="of:=(RAND()*2-1)" office:value-type="float" office:value="0.114299459669929" calcext:value-type="float">
            <text:p>0.114299459669929</text:p>
          </table:table-cell>
          <table:table-cell table:formula="of:=IF([.C656]=16;1;[.C656]+1)" office:value-type="float" office:value="1" calcext:value-type="float">
            <text:p>1</text:p>
          </table:table-cell>
          <table:table-cell table:formula="of:=IF([.C657]=1;IF([.D656]=6;1;[.D656]+1);[.D656])" office:value-type="float" office:value="6" calcext:value-type="float">
            <text:p>6</text:p>
          </table:table-cell>
          <table:table-cell table:formula="of:=IF(AND([.C657]=1;[.D657]=1);[.E656]+1;[.E656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351407438945802" calcext:value-type="float">
            <text:p>-0.351407438945802</text:p>
          </table:table-cell>
          <table:table-cell table:formula="of:=(RAND()*2-1)" office:value-type="float" office:value="-0.240141428598087" calcext:value-type="float">
            <text:p>-0.240141428598087</text:p>
          </table:table-cell>
          <table:table-cell table:formula="of:=IF([.C657]=16;1;[.C657]+1)" office:value-type="float" office:value="2" calcext:value-type="float">
            <text:p>2</text:p>
          </table:table-cell>
          <table:table-cell table:formula="of:=IF([.C658]=1;IF([.D657]=6;1;[.D657]+1);[.D657])" office:value-type="float" office:value="6" calcext:value-type="float">
            <text:p>6</text:p>
          </table:table-cell>
          <table:table-cell table:formula="of:=IF(AND([.C658]=1;[.D658]=1);[.E657]+1;[.E657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0972373800645665" calcext:value-type="float">
            <text:p>0.097237380064567</text:p>
          </table:table-cell>
          <table:table-cell table:formula="of:=(RAND()*2-1)" office:value-type="float" office:value="0.405236692141826" calcext:value-type="float">
            <text:p>0.405236692141826</text:p>
          </table:table-cell>
          <table:table-cell table:formula="of:=IF([.C658]=16;1;[.C658]+1)" office:value-type="float" office:value="3" calcext:value-type="float">
            <text:p>3</text:p>
          </table:table-cell>
          <table:table-cell table:formula="of:=IF([.C659]=1;IF([.D658]=6;1;[.D658]+1);[.D658])" office:value-type="float" office:value="6" calcext:value-type="float">
            <text:p>6</text:p>
          </table:table-cell>
          <table:table-cell table:formula="of:=IF(AND([.C659]=1;[.D659]=1);[.E658]+1;[.E658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726366489982203" calcext:value-type="float">
            <text:p>0.726366489982203</text:p>
          </table:table-cell>
          <table:table-cell table:formula="of:=(RAND()*2-1)" office:value-type="float" office:value="0.29601464232872" calcext:value-type="float">
            <text:p>0.29601464232872</text:p>
          </table:table-cell>
          <table:table-cell table:formula="of:=IF([.C659]=16;1;[.C659]+1)" office:value-type="float" office:value="4" calcext:value-type="float">
            <text:p>4</text:p>
          </table:table-cell>
          <table:table-cell table:formula="of:=IF([.C660]=1;IF([.D659]=6;1;[.D659]+1);[.D659])" office:value-type="float" office:value="6" calcext:value-type="float">
            <text:p>6</text:p>
          </table:table-cell>
          <table:table-cell table:formula="of:=IF(AND([.C660]=1;[.D660]=1);[.E659]+1;[.E659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117329391201664" calcext:value-type="float">
            <text:p>0.117329391201664</text:p>
          </table:table-cell>
          <table:table-cell table:formula="of:=(RAND()*2-1)" office:value-type="float" office:value="0.0851589916409536" calcext:value-type="float">
            <text:p>0.085158991640954</text:p>
          </table:table-cell>
          <table:table-cell table:formula="of:=IF([.C660]=16;1;[.C660]+1)" office:value-type="float" office:value="5" calcext:value-type="float">
            <text:p>5</text:p>
          </table:table-cell>
          <table:table-cell table:formula="of:=IF([.C661]=1;IF([.D660]=6;1;[.D660]+1);[.D660])" office:value-type="float" office:value="6" calcext:value-type="float">
            <text:p>6</text:p>
          </table:table-cell>
          <table:table-cell table:formula="of:=IF(AND([.C661]=1;[.D661]=1);[.E660]+1;[.E660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826458542206539" calcext:value-type="float">
            <text:p>0.826458542206539</text:p>
          </table:table-cell>
          <table:table-cell table:formula="of:=(RAND()*2-1)" office:value-type="float" office:value="0.54735483369166" calcext:value-type="float">
            <text:p>0.54735483369166</text:p>
          </table:table-cell>
          <table:table-cell table:formula="of:=IF([.C661]=16;1;[.C661]+1)" office:value-type="float" office:value="6" calcext:value-type="float">
            <text:p>6</text:p>
          </table:table-cell>
          <table:table-cell table:formula="of:=IF([.C662]=1;IF([.D661]=6;1;[.D661]+1);[.D661])" office:value-type="float" office:value="6" calcext:value-type="float">
            <text:p>6</text:p>
          </table:table-cell>
          <table:table-cell table:formula="of:=IF(AND([.C662]=1;[.D662]=1);[.E661]+1;[.E661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779147877511291" calcext:value-type="float">
            <text:p>-0.779147877511291</text:p>
          </table:table-cell>
          <table:table-cell table:formula="of:=(RAND()*2-1)" office:value-type="float" office:value="-0.544235292466055" calcext:value-type="float">
            <text:p>-0.544235292466055</text:p>
          </table:table-cell>
          <table:table-cell table:formula="of:=IF([.C662]=16;1;[.C662]+1)" office:value-type="float" office:value="7" calcext:value-type="float">
            <text:p>7</text:p>
          </table:table-cell>
          <table:table-cell table:formula="of:=IF([.C663]=1;IF([.D662]=6;1;[.D662]+1);[.D662])" office:value-type="float" office:value="6" calcext:value-type="float">
            <text:p>6</text:p>
          </table:table-cell>
          <table:table-cell table:formula="of:=IF(AND([.C663]=1;[.D663]=1);[.E662]+1;[.E662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157259555906911" calcext:value-type="float">
            <text:p>-0.157259555906911</text:p>
          </table:table-cell>
          <table:table-cell table:formula="of:=(RAND()*2-1)" office:value-type="float" office:value="0.937772717260005" calcext:value-type="float">
            <text:p>0.937772717260005</text:p>
          </table:table-cell>
          <table:table-cell table:formula="of:=IF([.C663]=16;1;[.C663]+1)" office:value-type="float" office:value="8" calcext:value-type="float">
            <text:p>8</text:p>
          </table:table-cell>
          <table:table-cell table:formula="of:=IF([.C664]=1;IF([.D663]=6;1;[.D663]+1);[.D663])" office:value-type="float" office:value="6" calcext:value-type="float">
            <text:p>6</text:p>
          </table:table-cell>
          <table:table-cell table:formula="of:=IF(AND([.C664]=1;[.D664]=1);[.E663]+1;[.E663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581990627793689" calcext:value-type="float">
            <text:p>-0.581990627793689</text:p>
          </table:table-cell>
          <table:table-cell table:formula="of:=(RAND()*2-1)" office:value-type="float" office:value="-0.320920058551474" calcext:value-type="float">
            <text:p>-0.320920058551474</text:p>
          </table:table-cell>
          <table:table-cell table:formula="of:=IF([.C664]=16;1;[.C664]+1)" office:value-type="float" office:value="9" calcext:value-type="float">
            <text:p>9</text:p>
          </table:table-cell>
          <table:table-cell table:formula="of:=IF([.C665]=1;IF([.D664]=6;1;[.D664]+1);[.D664])" office:value-type="float" office:value="6" calcext:value-type="float">
            <text:p>6</text:p>
          </table:table-cell>
          <table:table-cell table:formula="of:=IF(AND([.C665]=1;[.D665]=1);[.E664]+1;[.E664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702307799238456" calcext:value-type="float">
            <text:p>0.702307799238456</text:p>
          </table:table-cell>
          <table:table-cell table:formula="of:=(RAND()*2-1)" office:value-type="float" office:value="-0.470140535878163" calcext:value-type="float">
            <text:p>-0.470140535878163</text:p>
          </table:table-cell>
          <table:table-cell table:formula="of:=IF([.C665]=16;1;[.C665]+1)" office:value-type="float" office:value="10" calcext:value-type="float">
            <text:p>10</text:p>
          </table:table-cell>
          <table:table-cell table:formula="of:=IF([.C666]=1;IF([.D665]=6;1;[.D665]+1);[.D665])" office:value-type="float" office:value="6" calcext:value-type="float">
            <text:p>6</text:p>
          </table:table-cell>
          <table:table-cell table:formula="of:=IF(AND([.C666]=1;[.D666]=1);[.E665]+1;[.E665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55895437043587" calcext:value-type="float">
            <text:p>0.55895437043587</text:p>
          </table:table-cell>
          <table:table-cell table:formula="of:=(RAND()*2-1)" office:value-type="float" office:value="0.324555577227261" calcext:value-type="float">
            <text:p>0.324555577227261</text:p>
          </table:table-cell>
          <table:table-cell table:formula="of:=IF([.C666]=16;1;[.C666]+1)" office:value-type="float" office:value="11" calcext:value-type="float">
            <text:p>11</text:p>
          </table:table-cell>
          <table:table-cell table:formula="of:=IF([.C667]=1;IF([.D666]=6;1;[.D666]+1);[.D666])" office:value-type="float" office:value="6" calcext:value-type="float">
            <text:p>6</text:p>
          </table:table-cell>
          <table:table-cell table:formula="of:=IF(AND([.C667]=1;[.D667]=1);[.E666]+1;[.E666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572977791686808" calcext:value-type="float">
            <text:p>-0.572977791686808</text:p>
          </table:table-cell>
          <table:table-cell table:formula="of:=(RAND()*2-1)" office:value-type="float" office:value="0.47999085565889" calcext:value-type="float">
            <text:p>0.47999085565889</text:p>
          </table:table-cell>
          <table:table-cell table:formula="of:=IF([.C667]=16;1;[.C667]+1)" office:value-type="float" office:value="12" calcext:value-type="float">
            <text:p>12</text:p>
          </table:table-cell>
          <table:table-cell table:formula="of:=IF([.C668]=1;IF([.D667]=6;1;[.D667]+1);[.D667])" office:value-type="float" office:value="6" calcext:value-type="float">
            <text:p>6</text:p>
          </table:table-cell>
          <table:table-cell table:formula="of:=IF(AND([.C668]=1;[.D668]=1);[.E667]+1;[.E667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750199163287267" calcext:value-type="float">
            <text:p>0.750199163287267</text:p>
          </table:table-cell>
          <table:table-cell table:formula="of:=(RAND()*2-1)" office:value-type="float" office:value="0.345544445661221" calcext:value-type="float">
            <text:p>0.345544445661221</text:p>
          </table:table-cell>
          <table:table-cell table:formula="of:=IF([.C668]=16;1;[.C668]+1)" office:value-type="float" office:value="13" calcext:value-type="float">
            <text:p>13</text:p>
          </table:table-cell>
          <table:table-cell table:formula="of:=IF([.C669]=1;IF([.D668]=6;1;[.D668]+1);[.D668])" office:value-type="float" office:value="6" calcext:value-type="float">
            <text:p>6</text:p>
          </table:table-cell>
          <table:table-cell table:formula="of:=IF(AND([.C669]=1;[.D669]=1);[.E668]+1;[.E668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224851756193135" calcext:value-type="float">
            <text:p>0.224851756193135</text:p>
          </table:table-cell>
          <table:table-cell table:formula="of:=(RAND()*2-1)" office:value-type="float" office:value="0.54622830568698" calcext:value-type="float">
            <text:p>0.54622830568698</text:p>
          </table:table-cell>
          <table:table-cell table:formula="of:=IF([.C669]=16;1;[.C669]+1)" office:value-type="float" office:value="14" calcext:value-type="float">
            <text:p>14</text:p>
          </table:table-cell>
          <table:table-cell table:formula="of:=IF([.C670]=1;IF([.D669]=6;1;[.D669]+1);[.D669])" office:value-type="float" office:value="6" calcext:value-type="float">
            <text:p>6</text:p>
          </table:table-cell>
          <table:table-cell table:formula="of:=IF(AND([.C670]=1;[.D670]=1);[.E669]+1;[.E669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136160451291074" calcext:value-type="float">
            <text:p>-0.136160451291074</text:p>
          </table:table-cell>
          <table:table-cell table:formula="of:=(RAND()*2-1)" office:value-type="float" office:value="-0.847898873441187" calcext:value-type="float">
            <text:p>-0.847898873441187</text:p>
          </table:table-cell>
          <table:table-cell table:formula="of:=IF([.C670]=16;1;[.C670]+1)" office:value-type="float" office:value="15" calcext:value-type="float">
            <text:p>15</text:p>
          </table:table-cell>
          <table:table-cell table:formula="of:=IF([.C671]=1;IF([.D670]=6;1;[.D670]+1);[.D670])" office:value-type="float" office:value="6" calcext:value-type="float">
            <text:p>6</text:p>
          </table:table-cell>
          <table:table-cell table:formula="of:=IF(AND([.C671]=1;[.D671]=1);[.E670]+1;[.E670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0.4360843804992" calcext:value-type="float">
            <text:p>0.4360843804992</text:p>
          </table:table-cell>
          <table:table-cell table:formula="of:=(RAND()*2-1)" office:value-type="float" office:value="0.0969315144156637" calcext:value-type="float">
            <text:p>0.096931514415664</text:p>
          </table:table-cell>
          <table:table-cell table:formula="of:=IF([.C671]=16;1;[.C671]+1)" office:value-type="float" office:value="16" calcext:value-type="float">
            <text:p>16</text:p>
          </table:table-cell>
          <table:table-cell table:formula="of:=IF([.C672]=1;IF([.D671]=6;1;[.D671]+1);[.D671])" office:value-type="float" office:value="6" calcext:value-type="float">
            <text:p>6</text:p>
          </table:table-cell>
          <table:table-cell table:formula="of:=IF(AND([.C672]=1;[.D672]=1);[.E671]+1;[.E671])" office:value-type="float" office:value="7" calcext:value-type="float">
            <text:p>7</text:p>
          </table:table-cell>
        </table:table-row>
        <table:table-row table:style-name="ro1">
          <table:table-cell table:formula="of:=(RAND()*2-1)" office:value-type="float" office:value="-0.789352767227697" calcext:value-type="float">
            <text:p>-0.789352767227697</text:p>
          </table:table-cell>
          <table:table-cell table:formula="of:=(RAND()*2-1)" office:value-type="float" office:value="-0.033796936268811" calcext:value-type="float">
            <text:p>-0.033796936268811</text:p>
          </table:table-cell>
          <table:table-cell table:formula="of:=IF([.C672]=16;1;[.C672]+1)" office:value-type="float" office:value="1" calcext:value-type="float">
            <text:p>1</text:p>
          </table:table-cell>
          <table:table-cell table:formula="of:=IF([.C673]=1;IF([.D672]=6;1;[.D672]+1);[.D672])" office:value-type="float" office:value="1" calcext:value-type="float">
            <text:p>1</text:p>
          </table:table-cell>
          <table:table-cell table:formula="of:=IF(AND([.C673]=1;[.D673]=1);[.E672]+1;[.E672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586726390463032" calcext:value-type="float">
            <text:p>-0.586726390463032</text:p>
          </table:table-cell>
          <table:table-cell table:formula="of:=(RAND()*2-1)" office:value-type="float" office:value="-0.217899756297056" calcext:value-type="float">
            <text:p>-0.217899756297056</text:p>
          </table:table-cell>
          <table:table-cell table:formula="of:=IF([.C673]=16;1;[.C673]+1)" office:value-type="float" office:value="2" calcext:value-type="float">
            <text:p>2</text:p>
          </table:table-cell>
          <table:table-cell table:formula="of:=IF([.C674]=1;IF([.D673]=6;1;[.D673]+1);[.D673])" office:value-type="float" office:value="1" calcext:value-type="float">
            <text:p>1</text:p>
          </table:table-cell>
          <table:table-cell table:formula="of:=IF(AND([.C674]=1;[.D674]=1);[.E673]+1;[.E673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203175323135002" calcext:value-type="float">
            <text:p>-0.203175323135002</text:p>
          </table:table-cell>
          <table:table-cell table:formula="of:=(RAND()*2-1)" office:value-type="float" office:value="0.748109253226281" calcext:value-type="float">
            <text:p>0.748109253226281</text:p>
          </table:table-cell>
          <table:table-cell table:formula="of:=IF([.C674]=16;1;[.C674]+1)" office:value-type="float" office:value="3" calcext:value-type="float">
            <text:p>3</text:p>
          </table:table-cell>
          <table:table-cell table:formula="of:=IF([.C675]=1;IF([.D674]=6;1;[.D674]+1);[.D674])" office:value-type="float" office:value="1" calcext:value-type="float">
            <text:p>1</text:p>
          </table:table-cell>
          <table:table-cell table:formula="of:=IF(AND([.C675]=1;[.D675]=1);[.E674]+1;[.E674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758688441277634" calcext:value-type="float">
            <text:p>-0.758688441277634</text:p>
          </table:table-cell>
          <table:table-cell table:formula="of:=(RAND()*2-1)" office:value-type="float" office:value="0.156970065784627" calcext:value-type="float">
            <text:p>0.156970065784627</text:p>
          </table:table-cell>
          <table:table-cell table:formula="of:=IF([.C675]=16;1;[.C675]+1)" office:value-type="float" office:value="4" calcext:value-type="float">
            <text:p>4</text:p>
          </table:table-cell>
          <table:table-cell table:formula="of:=IF([.C676]=1;IF([.D675]=6;1;[.D675]+1);[.D675])" office:value-type="float" office:value="1" calcext:value-type="float">
            <text:p>1</text:p>
          </table:table-cell>
          <table:table-cell table:formula="of:=IF(AND([.C676]=1;[.D676]=1);[.E675]+1;[.E675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107051883888531" calcext:value-type="float">
            <text:p>0.107051883888531</text:p>
          </table:table-cell>
          <table:table-cell table:formula="of:=(RAND()*2-1)" office:value-type="float" office:value="0.899762954178021" calcext:value-type="float">
            <text:p>0.899762954178021</text:p>
          </table:table-cell>
          <table:table-cell table:formula="of:=IF([.C676]=16;1;[.C676]+1)" office:value-type="float" office:value="5" calcext:value-type="float">
            <text:p>5</text:p>
          </table:table-cell>
          <table:table-cell table:formula="of:=IF([.C677]=1;IF([.D676]=6;1;[.D676]+1);[.D676])" office:value-type="float" office:value="1" calcext:value-type="float">
            <text:p>1</text:p>
          </table:table-cell>
          <table:table-cell table:formula="of:=IF(AND([.C677]=1;[.D677]=1);[.E676]+1;[.E676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412548474141961" calcext:value-type="float">
            <text:p>0.412548474141961</text:p>
          </table:table-cell>
          <table:table-cell table:formula="of:=(RAND()*2-1)" office:value-type="float" office:value="-0.647913378628253" calcext:value-type="float">
            <text:p>-0.647913378628253</text:p>
          </table:table-cell>
          <table:table-cell table:formula="of:=IF([.C677]=16;1;[.C677]+1)" office:value-type="float" office:value="6" calcext:value-type="float">
            <text:p>6</text:p>
          </table:table-cell>
          <table:table-cell table:formula="of:=IF([.C678]=1;IF([.D677]=6;1;[.D677]+1);[.D677])" office:value-type="float" office:value="1" calcext:value-type="float">
            <text:p>1</text:p>
          </table:table-cell>
          <table:table-cell table:formula="of:=IF(AND([.C678]=1;[.D678]=1);[.E677]+1;[.E677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588645595676638" calcext:value-type="float">
            <text:p>-0.588645595676638</text:p>
          </table:table-cell>
          <table:table-cell table:formula="of:=(RAND()*2-1)" office:value-type="float" office:value="0.771012457903558" calcext:value-type="float">
            <text:p>0.771012457903558</text:p>
          </table:table-cell>
          <table:table-cell table:formula="of:=IF([.C678]=16;1;[.C678]+1)" office:value-type="float" office:value="7" calcext:value-type="float">
            <text:p>7</text:p>
          </table:table-cell>
          <table:table-cell table:formula="of:=IF([.C679]=1;IF([.D678]=6;1;[.D678]+1);[.D678])" office:value-type="float" office:value="1" calcext:value-type="float">
            <text:p>1</text:p>
          </table:table-cell>
          <table:table-cell table:formula="of:=IF(AND([.C679]=1;[.D679]=1);[.E678]+1;[.E678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995360604156744" calcext:value-type="float">
            <text:p>-0.995360604156744</text:p>
          </table:table-cell>
          <table:table-cell table:formula="of:=(RAND()*2-1)" office:value-type="float" office:value="0.400723117325147" calcext:value-type="float">
            <text:p>0.400723117325147</text:p>
          </table:table-cell>
          <table:table-cell table:formula="of:=IF([.C679]=16;1;[.C679]+1)" office:value-type="float" office:value="8" calcext:value-type="float">
            <text:p>8</text:p>
          </table:table-cell>
          <table:table-cell table:formula="of:=IF([.C680]=1;IF([.D679]=6;1;[.D679]+1);[.D679])" office:value-type="float" office:value="1" calcext:value-type="float">
            <text:p>1</text:p>
          </table:table-cell>
          <table:table-cell table:formula="of:=IF(AND([.C680]=1;[.D680]=1);[.E679]+1;[.E679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608707320573688" calcext:value-type="float">
            <text:p>-0.608707320573688</text:p>
          </table:table-cell>
          <table:table-cell table:formula="of:=(RAND()*2-1)" office:value-type="float" office:value="0.728264092466351" calcext:value-type="float">
            <text:p>0.728264092466351</text:p>
          </table:table-cell>
          <table:table-cell table:formula="of:=IF([.C680]=16;1;[.C680]+1)" office:value-type="float" office:value="9" calcext:value-type="float">
            <text:p>9</text:p>
          </table:table-cell>
          <table:table-cell table:formula="of:=IF([.C681]=1;IF([.D680]=6;1;[.D680]+1);[.D680])" office:value-type="float" office:value="1" calcext:value-type="float">
            <text:p>1</text:p>
          </table:table-cell>
          <table:table-cell table:formula="of:=IF(AND([.C681]=1;[.D681]=1);[.E680]+1;[.E680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285678279162942" calcext:value-type="float">
            <text:p>-0.285678279162942</text:p>
          </table:table-cell>
          <table:table-cell table:formula="of:=(RAND()*2-1)" office:value-type="float" office:value="0.234473419008906" calcext:value-type="float">
            <text:p>0.234473419008906</text:p>
          </table:table-cell>
          <table:table-cell table:formula="of:=IF([.C681]=16;1;[.C681]+1)" office:value-type="float" office:value="10" calcext:value-type="float">
            <text:p>10</text:p>
          </table:table-cell>
          <table:table-cell table:formula="of:=IF([.C682]=1;IF([.D681]=6;1;[.D681]+1);[.D681])" office:value-type="float" office:value="1" calcext:value-type="float">
            <text:p>1</text:p>
          </table:table-cell>
          <table:table-cell table:formula="of:=IF(AND([.C682]=1;[.D682]=1);[.E681]+1;[.E681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98659534839201" calcext:value-type="float">
            <text:p>-0.98659534839201</text:p>
          </table:table-cell>
          <table:table-cell table:formula="of:=(RAND()*2-1)" office:value-type="float" office:value="-0.795400588565611" calcext:value-type="float">
            <text:p>-0.795400588565611</text:p>
          </table:table-cell>
          <table:table-cell table:formula="of:=IF([.C682]=16;1;[.C682]+1)" office:value-type="float" office:value="11" calcext:value-type="float">
            <text:p>11</text:p>
          </table:table-cell>
          <table:table-cell table:formula="of:=IF([.C683]=1;IF([.D682]=6;1;[.D682]+1);[.D682])" office:value-type="float" office:value="1" calcext:value-type="float">
            <text:p>1</text:p>
          </table:table-cell>
          <table:table-cell table:formula="of:=IF(AND([.C683]=1;[.D683]=1);[.E682]+1;[.E682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944518887426699" calcext:value-type="float">
            <text:p>-0.944518887426699</text:p>
          </table:table-cell>
          <table:table-cell table:formula="of:=(RAND()*2-1)" office:value-type="float" office:value="0.0794816684895179" calcext:value-type="float">
            <text:p>0.079481668489518</text:p>
          </table:table-cell>
          <table:table-cell table:formula="of:=IF([.C683]=16;1;[.C683]+1)" office:value-type="float" office:value="12" calcext:value-type="float">
            <text:p>12</text:p>
          </table:table-cell>
          <table:table-cell table:formula="of:=IF([.C684]=1;IF([.D683]=6;1;[.D683]+1);[.D683])" office:value-type="float" office:value="1" calcext:value-type="float">
            <text:p>1</text:p>
          </table:table-cell>
          <table:table-cell table:formula="of:=IF(AND([.C684]=1;[.D684]=1);[.E683]+1;[.E683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100743071220578" calcext:value-type="float">
            <text:p>-0.100743071220578</text:p>
          </table:table-cell>
          <table:table-cell table:formula="of:=(RAND()*2-1)" office:value-type="float" office:value="-0.561336861747126" calcext:value-type="float">
            <text:p>-0.561336861747126</text:p>
          </table:table-cell>
          <table:table-cell table:formula="of:=IF([.C684]=16;1;[.C684]+1)" office:value-type="float" office:value="13" calcext:value-type="float">
            <text:p>13</text:p>
          </table:table-cell>
          <table:table-cell table:formula="of:=IF([.C685]=1;IF([.D684]=6;1;[.D684]+1);[.D684])" office:value-type="float" office:value="1" calcext:value-type="float">
            <text:p>1</text:p>
          </table:table-cell>
          <table:table-cell table:formula="of:=IF(AND([.C685]=1;[.D685]=1);[.E684]+1;[.E684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201782540983936" calcext:value-type="float">
            <text:p>0.201782540983936</text:p>
          </table:table-cell>
          <table:table-cell table:formula="of:=(RAND()*2-1)" office:value-type="float" office:value="0.192790553585254" calcext:value-type="float">
            <text:p>0.192790553585254</text:p>
          </table:table-cell>
          <table:table-cell table:formula="of:=IF([.C685]=16;1;[.C685]+1)" office:value-type="float" office:value="14" calcext:value-type="float">
            <text:p>14</text:p>
          </table:table-cell>
          <table:table-cell table:formula="of:=IF([.C686]=1;IF([.D685]=6;1;[.D685]+1);[.D685])" office:value-type="float" office:value="1" calcext:value-type="float">
            <text:p>1</text:p>
          </table:table-cell>
          <table:table-cell table:formula="of:=IF(AND([.C686]=1;[.D686]=1);[.E685]+1;[.E685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96359828129333" calcext:value-type="float">
            <text:p>-0.96359828129333</text:p>
          </table:table-cell>
          <table:table-cell table:formula="of:=(RAND()*2-1)" office:value-type="float" office:value="0.7154878170693" calcext:value-type="float">
            <text:p>0.7154878170693</text:p>
          </table:table-cell>
          <table:table-cell table:formula="of:=IF([.C686]=16;1;[.C686]+1)" office:value-type="float" office:value="15" calcext:value-type="float">
            <text:p>15</text:p>
          </table:table-cell>
          <table:table-cell table:formula="of:=IF([.C687]=1;IF([.D686]=6;1;[.D686]+1);[.D686])" office:value-type="float" office:value="1" calcext:value-type="float">
            <text:p>1</text:p>
          </table:table-cell>
          <table:table-cell table:formula="of:=IF(AND([.C687]=1;[.D687]=1);[.E686]+1;[.E686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279645691050739" calcext:value-type="float">
            <text:p>0.279645691050739</text:p>
          </table:table-cell>
          <table:table-cell table:formula="of:=(RAND()*2-1)" office:value-type="float" office:value="-0.372622368175617" calcext:value-type="float">
            <text:p>-0.372622368175617</text:p>
          </table:table-cell>
          <table:table-cell table:formula="of:=IF([.C687]=16;1;[.C687]+1)" office:value-type="float" office:value="16" calcext:value-type="float">
            <text:p>16</text:p>
          </table:table-cell>
          <table:table-cell table:formula="of:=IF([.C688]=1;IF([.D687]=6;1;[.D687]+1);[.D687])" office:value-type="float" office:value="1" calcext:value-type="float">
            <text:p>1</text:p>
          </table:table-cell>
          <table:table-cell table:formula="of:=IF(AND([.C688]=1;[.D688]=1);[.E687]+1;[.E687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338752196903813" calcext:value-type="float">
            <text:p>-0.338752196903813</text:p>
          </table:table-cell>
          <table:table-cell table:formula="of:=(RAND()*2-1)" office:value-type="float" office:value="0.121616092256255" calcext:value-type="float">
            <text:p>0.121616092256255</text:p>
          </table:table-cell>
          <table:table-cell table:formula="of:=IF([.C688]=16;1;[.C688]+1)" office:value-type="float" office:value="1" calcext:value-type="float">
            <text:p>1</text:p>
          </table:table-cell>
          <table:table-cell table:formula="of:=IF([.C689]=1;IF([.D688]=6;1;[.D688]+1);[.D688])" office:value-type="float" office:value="2" calcext:value-type="float">
            <text:p>2</text:p>
          </table:table-cell>
          <table:table-cell table:formula="of:=IF(AND([.C689]=1;[.D689]=1);[.E688]+1;[.E688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855906827064622" calcext:value-type="float">
            <text:p>0.855906827064622</text:p>
          </table:table-cell>
          <table:table-cell table:formula="of:=(RAND()*2-1)" office:value-type="float" office:value="-0.0442506431001403" calcext:value-type="float">
            <text:p>-0.04425064310014</text:p>
          </table:table-cell>
          <table:table-cell table:formula="of:=IF([.C689]=16;1;[.C689]+1)" office:value-type="float" office:value="2" calcext:value-type="float">
            <text:p>2</text:p>
          </table:table-cell>
          <table:table-cell table:formula="of:=IF([.C690]=1;IF([.D689]=6;1;[.D689]+1);[.D689])" office:value-type="float" office:value="2" calcext:value-type="float">
            <text:p>2</text:p>
          </table:table-cell>
          <table:table-cell table:formula="of:=IF(AND([.C690]=1;[.D690]=1);[.E689]+1;[.E689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761507785813111" calcext:value-type="float">
            <text:p>-0.761507785813111</text:p>
          </table:table-cell>
          <table:table-cell table:formula="of:=(RAND()*2-1)" office:value-type="float" office:value="-0.0194673286320584" calcext:value-type="float">
            <text:p>-0.019467328632058</text:p>
          </table:table-cell>
          <table:table-cell table:formula="of:=IF([.C690]=16;1;[.C690]+1)" office:value-type="float" office:value="3" calcext:value-type="float">
            <text:p>3</text:p>
          </table:table-cell>
          <table:table-cell table:formula="of:=IF([.C691]=1;IF([.D690]=6;1;[.D690]+1);[.D690])" office:value-type="float" office:value="2" calcext:value-type="float">
            <text:p>2</text:p>
          </table:table-cell>
          <table:table-cell table:formula="of:=IF(AND([.C691]=1;[.D691]=1);[.E690]+1;[.E690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812162167402632" calcext:value-type="float">
            <text:p>0.812162167402632</text:p>
          </table:table-cell>
          <table:table-cell table:formula="of:=(RAND()*2-1)" office:value-type="float" office:value="-0.737291262102553" calcext:value-type="float">
            <text:p>-0.737291262102553</text:p>
          </table:table-cell>
          <table:table-cell table:formula="of:=IF([.C691]=16;1;[.C691]+1)" office:value-type="float" office:value="4" calcext:value-type="float">
            <text:p>4</text:p>
          </table:table-cell>
          <table:table-cell table:formula="of:=IF([.C692]=1;IF([.D691]=6;1;[.D691]+1);[.D691])" office:value-type="float" office:value="2" calcext:value-type="float">
            <text:p>2</text:p>
          </table:table-cell>
          <table:table-cell table:formula="of:=IF(AND([.C692]=1;[.D692]=1);[.E691]+1;[.E691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675468388865556" calcext:value-type="float">
            <text:p>-0.675468388865556</text:p>
          </table:table-cell>
          <table:table-cell table:formula="of:=(RAND()*2-1)" office:value-type="float" office:value="0.531509510149925" calcext:value-type="float">
            <text:p>0.531509510149925</text:p>
          </table:table-cell>
          <table:table-cell table:formula="of:=IF([.C692]=16;1;[.C692]+1)" office:value-type="float" office:value="5" calcext:value-type="float">
            <text:p>5</text:p>
          </table:table-cell>
          <table:table-cell table:formula="of:=IF([.C693]=1;IF([.D692]=6;1;[.D692]+1);[.D692])" office:value-type="float" office:value="2" calcext:value-type="float">
            <text:p>2</text:p>
          </table:table-cell>
          <table:table-cell table:formula="of:=IF(AND([.C693]=1;[.D693]=1);[.E692]+1;[.E692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681797456832594" calcext:value-type="float">
            <text:p>-0.681797456832594</text:p>
          </table:table-cell>
          <table:table-cell table:formula="of:=(RAND()*2-1)" office:value-type="float" office:value="0.558757436974059" calcext:value-type="float">
            <text:p>0.558757436974059</text:p>
          </table:table-cell>
          <table:table-cell table:formula="of:=IF([.C693]=16;1;[.C693]+1)" office:value-type="float" office:value="6" calcext:value-type="float">
            <text:p>6</text:p>
          </table:table-cell>
          <table:table-cell table:formula="of:=IF([.C694]=1;IF([.D693]=6;1;[.D693]+1);[.D693])" office:value-type="float" office:value="2" calcext:value-type="float">
            <text:p>2</text:p>
          </table:table-cell>
          <table:table-cell table:formula="of:=IF(AND([.C694]=1;[.D694]=1);[.E693]+1;[.E693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950581395216503" calcext:value-type="float">
            <text:p>-0.950581395216503</text:p>
          </table:table-cell>
          <table:table-cell table:formula="of:=(RAND()*2-1)" office:value-type="float" office:value="0.645887942631455" calcext:value-type="float">
            <text:p>0.645887942631455</text:p>
          </table:table-cell>
          <table:table-cell table:formula="of:=IF([.C694]=16;1;[.C694]+1)" office:value-type="float" office:value="7" calcext:value-type="float">
            <text:p>7</text:p>
          </table:table-cell>
          <table:table-cell table:formula="of:=IF([.C695]=1;IF([.D694]=6;1;[.D694]+1);[.D694])" office:value-type="float" office:value="2" calcext:value-type="float">
            <text:p>2</text:p>
          </table:table-cell>
          <table:table-cell table:formula="of:=IF(AND([.C695]=1;[.D695]=1);[.E694]+1;[.E694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133533531190149" calcext:value-type="float">
            <text:p>0.133533531190149</text:p>
          </table:table-cell>
          <table:table-cell table:formula="of:=(RAND()*2-1)" office:value-type="float" office:value="0.152939162480697" calcext:value-type="float">
            <text:p>0.152939162480697</text:p>
          </table:table-cell>
          <table:table-cell table:formula="of:=IF([.C695]=16;1;[.C695]+1)" office:value-type="float" office:value="8" calcext:value-type="float">
            <text:p>8</text:p>
          </table:table-cell>
          <table:table-cell table:formula="of:=IF([.C696]=1;IF([.D695]=6;1;[.D695]+1);[.D695])" office:value-type="float" office:value="2" calcext:value-type="float">
            <text:p>2</text:p>
          </table:table-cell>
          <table:table-cell table:formula="of:=IF(AND([.C696]=1;[.D696]=1);[.E695]+1;[.E695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124413154282542" calcext:value-type="float">
            <text:p>0.124413154282542</text:p>
          </table:table-cell>
          <table:table-cell table:formula="of:=(RAND()*2-1)" office:value-type="float" office:value="-0.782787448674056" calcext:value-type="float">
            <text:p>-0.782787448674056</text:p>
          </table:table-cell>
          <table:table-cell table:formula="of:=IF([.C696]=16;1;[.C696]+1)" office:value-type="float" office:value="9" calcext:value-type="float">
            <text:p>9</text:p>
          </table:table-cell>
          <table:table-cell table:formula="of:=IF([.C697]=1;IF([.D696]=6;1;[.D696]+1);[.D696])" office:value-type="float" office:value="2" calcext:value-type="float">
            <text:p>2</text:p>
          </table:table-cell>
          <table:table-cell table:formula="of:=IF(AND([.C697]=1;[.D697]=1);[.E696]+1;[.E696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89805679166699" calcext:value-type="float">
            <text:p>0.89805679166699</text:p>
          </table:table-cell>
          <table:table-cell table:formula="of:=(RAND()*2-1)" office:value-type="float" office:value="-0.803343897487469" calcext:value-type="float">
            <text:p>-0.803343897487469</text:p>
          </table:table-cell>
          <table:table-cell table:formula="of:=IF([.C697]=16;1;[.C697]+1)" office:value-type="float" office:value="10" calcext:value-type="float">
            <text:p>10</text:p>
          </table:table-cell>
          <table:table-cell table:formula="of:=IF([.C698]=1;IF([.D697]=6;1;[.D697]+1);[.D697])" office:value-type="float" office:value="2" calcext:value-type="float">
            <text:p>2</text:p>
          </table:table-cell>
          <table:table-cell table:formula="of:=IF(AND([.C698]=1;[.D698]=1);[.E697]+1;[.E697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692609855917753" calcext:value-type="float">
            <text:p>0.692609855917753</text:p>
          </table:table-cell>
          <table:table-cell table:formula="of:=(RAND()*2-1)" office:value-type="float" office:value="-0.221937481831812" calcext:value-type="float">
            <text:p>-0.221937481831812</text:p>
          </table:table-cell>
          <table:table-cell table:formula="of:=IF([.C698]=16;1;[.C698]+1)" office:value-type="float" office:value="11" calcext:value-type="float">
            <text:p>11</text:p>
          </table:table-cell>
          <table:table-cell table:formula="of:=IF([.C699]=1;IF([.D698]=6;1;[.D698]+1);[.D698])" office:value-type="float" office:value="2" calcext:value-type="float">
            <text:p>2</text:p>
          </table:table-cell>
          <table:table-cell table:formula="of:=IF(AND([.C699]=1;[.D699]=1);[.E698]+1;[.E698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0888177742956545" calcext:value-type="float">
            <text:p>-0.088817774295655</text:p>
          </table:table-cell>
          <table:table-cell table:formula="of:=(RAND()*2-1)" office:value-type="float" office:value="0.907612301344009" calcext:value-type="float">
            <text:p>0.907612301344009</text:p>
          </table:table-cell>
          <table:table-cell table:formula="of:=IF([.C699]=16;1;[.C699]+1)" office:value-type="float" office:value="12" calcext:value-type="float">
            <text:p>12</text:p>
          </table:table-cell>
          <table:table-cell table:formula="of:=IF([.C700]=1;IF([.D699]=6;1;[.D699]+1);[.D699])" office:value-type="float" office:value="2" calcext:value-type="float">
            <text:p>2</text:p>
          </table:table-cell>
          <table:table-cell table:formula="of:=IF(AND([.C700]=1;[.D700]=1);[.E699]+1;[.E699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115848066140492" calcext:value-type="float">
            <text:p>-0.115848066140492</text:p>
          </table:table-cell>
          <table:table-cell table:formula="of:=(RAND()*2-1)" office:value-type="float" office:value="0.838968031306475" calcext:value-type="float">
            <text:p>0.838968031306475</text:p>
          </table:table-cell>
          <table:table-cell table:formula="of:=IF([.C700]=16;1;[.C700]+1)" office:value-type="float" office:value="13" calcext:value-type="float">
            <text:p>13</text:p>
          </table:table-cell>
          <table:table-cell table:formula="of:=IF([.C701]=1;IF([.D700]=6;1;[.D700]+1);[.D700])" office:value-type="float" office:value="2" calcext:value-type="float">
            <text:p>2</text:p>
          </table:table-cell>
          <table:table-cell table:formula="of:=IF(AND([.C701]=1;[.D701]=1);[.E700]+1;[.E700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784752974846935" calcext:value-type="float">
            <text:p>-0.784752974846935</text:p>
          </table:table-cell>
          <table:table-cell table:formula="of:=(RAND()*2-1)" office:value-type="float" office:value="0.111346560231652" calcext:value-type="float">
            <text:p>0.111346560231652</text:p>
          </table:table-cell>
          <table:table-cell table:formula="of:=IF([.C701]=16;1;[.C701]+1)" office:value-type="float" office:value="14" calcext:value-type="float">
            <text:p>14</text:p>
          </table:table-cell>
          <table:table-cell table:formula="of:=IF([.C702]=1;IF([.D701]=6;1;[.D701]+1);[.D701])" office:value-type="float" office:value="2" calcext:value-type="float">
            <text:p>2</text:p>
          </table:table-cell>
          <table:table-cell table:formula="of:=IF(AND([.C702]=1;[.D702]=1);[.E701]+1;[.E701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0212795509944319" calcext:value-type="float">
            <text:p>-0.021279550994432</text:p>
          </table:table-cell>
          <table:table-cell table:formula="of:=(RAND()*2-1)" office:value-type="float" office:value="-0.0549912734453257" calcext:value-type="float">
            <text:p>-0.054991273445326</text:p>
          </table:table-cell>
          <table:table-cell table:formula="of:=IF([.C702]=16;1;[.C702]+1)" office:value-type="float" office:value="15" calcext:value-type="float">
            <text:p>15</text:p>
          </table:table-cell>
          <table:table-cell table:formula="of:=IF([.C703]=1;IF([.D702]=6;1;[.D702]+1);[.D702])" office:value-type="float" office:value="2" calcext:value-type="float">
            <text:p>2</text:p>
          </table:table-cell>
          <table:table-cell table:formula="of:=IF(AND([.C703]=1;[.D703]=1);[.E702]+1;[.E702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572870806273214" calcext:value-type="float">
            <text:p>-0.572870806273214</text:p>
          </table:table-cell>
          <table:table-cell table:formula="of:=(RAND()*2-1)" office:value-type="float" office:value="-0.481962915720722" calcext:value-type="float">
            <text:p>-0.481962915720722</text:p>
          </table:table-cell>
          <table:table-cell table:formula="of:=IF([.C703]=16;1;[.C703]+1)" office:value-type="float" office:value="16" calcext:value-type="float">
            <text:p>16</text:p>
          </table:table-cell>
          <table:table-cell table:formula="of:=IF([.C704]=1;IF([.D703]=6;1;[.D703]+1);[.D703])" office:value-type="float" office:value="2" calcext:value-type="float">
            <text:p>2</text:p>
          </table:table-cell>
          <table:table-cell table:formula="of:=IF(AND([.C704]=1;[.D704]=1);[.E703]+1;[.E703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105567098186013" calcext:value-type="float">
            <text:p>-0.105567098186013</text:p>
          </table:table-cell>
          <table:table-cell table:formula="of:=(RAND()*2-1)" office:value-type="float" office:value="-0.804679349133192" calcext:value-type="float">
            <text:p>-0.804679349133192</text:p>
          </table:table-cell>
          <table:table-cell table:formula="of:=IF([.C704]=16;1;[.C704]+1)" office:value-type="float" office:value="1" calcext:value-type="float">
            <text:p>1</text:p>
          </table:table-cell>
          <table:table-cell table:formula="of:=IF([.C705]=1;IF([.D704]=6;1;[.D704]+1);[.D704])" office:value-type="float" office:value="3" calcext:value-type="float">
            <text:p>3</text:p>
          </table:table-cell>
          <table:table-cell table:formula="of:=IF(AND([.C705]=1;[.D705]=1);[.E704]+1;[.E704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137934130024132" calcext:value-type="float">
            <text:p>-0.137934130024132</text:p>
          </table:table-cell>
          <table:table-cell table:formula="of:=(RAND()*2-1)" office:value-type="float" office:value="-0.119422723211994" calcext:value-type="float">
            <text:p>-0.119422723211994</text:p>
          </table:table-cell>
          <table:table-cell table:formula="of:=IF([.C705]=16;1;[.C705]+1)" office:value-type="float" office:value="2" calcext:value-type="float">
            <text:p>2</text:p>
          </table:table-cell>
          <table:table-cell table:formula="of:=IF([.C706]=1;IF([.D705]=6;1;[.D705]+1);[.D705])" office:value-type="float" office:value="3" calcext:value-type="float">
            <text:p>3</text:p>
          </table:table-cell>
          <table:table-cell table:formula="of:=IF(AND([.C706]=1;[.D706]=1);[.E705]+1;[.E705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662814128069646" calcext:value-type="float">
            <text:p>0.662814128069646</text:p>
          </table:table-cell>
          <table:table-cell table:formula="of:=(RAND()*2-1)" office:value-type="float" office:value="-0.420199096144948" calcext:value-type="float">
            <text:p>-0.420199096144948</text:p>
          </table:table-cell>
          <table:table-cell table:formula="of:=IF([.C706]=16;1;[.C706]+1)" office:value-type="float" office:value="3" calcext:value-type="float">
            <text:p>3</text:p>
          </table:table-cell>
          <table:table-cell table:formula="of:=IF([.C707]=1;IF([.D706]=6;1;[.D706]+1);[.D706])" office:value-type="float" office:value="3" calcext:value-type="float">
            <text:p>3</text:p>
          </table:table-cell>
          <table:table-cell table:formula="of:=IF(AND([.C707]=1;[.D707]=1);[.E706]+1;[.E706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951425419967451" calcext:value-type="float">
            <text:p>0.951425419967451</text:p>
          </table:table-cell>
          <table:table-cell table:formula="of:=(RAND()*2-1)" office:value-type="float" office:value="0.736314316125975" calcext:value-type="float">
            <text:p>0.736314316125975</text:p>
          </table:table-cell>
          <table:table-cell table:formula="of:=IF([.C707]=16;1;[.C707]+1)" office:value-type="float" office:value="4" calcext:value-type="float">
            <text:p>4</text:p>
          </table:table-cell>
          <table:table-cell table:formula="of:=IF([.C708]=1;IF([.D707]=6;1;[.D707]+1);[.D707])" office:value-type="float" office:value="3" calcext:value-type="float">
            <text:p>3</text:p>
          </table:table-cell>
          <table:table-cell table:formula="of:=IF(AND([.C708]=1;[.D708]=1);[.E707]+1;[.E707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520268249406096" calcext:value-type="float">
            <text:p>0.520268249406096</text:p>
          </table:table-cell>
          <table:table-cell table:formula="of:=(RAND()*2-1)" office:value-type="float" office:value="0.487773824526691" calcext:value-type="float">
            <text:p>0.487773824526691</text:p>
          </table:table-cell>
          <table:table-cell table:formula="of:=IF([.C708]=16;1;[.C708]+1)" office:value-type="float" office:value="5" calcext:value-type="float">
            <text:p>5</text:p>
          </table:table-cell>
          <table:table-cell table:formula="of:=IF([.C709]=1;IF([.D708]=6;1;[.D708]+1);[.D708])" office:value-type="float" office:value="3" calcext:value-type="float">
            <text:p>3</text:p>
          </table:table-cell>
          <table:table-cell table:formula="of:=IF(AND([.C709]=1;[.D709]=1);[.E708]+1;[.E708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451099102873787" calcext:value-type="float">
            <text:p>-0.451099102873787</text:p>
          </table:table-cell>
          <table:table-cell table:formula="of:=(RAND()*2-1)" office:value-type="float" office:value="0.81795494054457" calcext:value-type="float">
            <text:p>0.81795494054457</text:p>
          </table:table-cell>
          <table:table-cell table:formula="of:=IF([.C709]=16;1;[.C709]+1)" office:value-type="float" office:value="6" calcext:value-type="float">
            <text:p>6</text:p>
          </table:table-cell>
          <table:table-cell table:formula="of:=IF([.C710]=1;IF([.D709]=6;1;[.D709]+1);[.D709])" office:value-type="float" office:value="3" calcext:value-type="float">
            <text:p>3</text:p>
          </table:table-cell>
          <table:table-cell table:formula="of:=IF(AND([.C710]=1;[.D710]=1);[.E709]+1;[.E709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786091335332834" calcext:value-type="float">
            <text:p>0.786091335332834</text:p>
          </table:table-cell>
          <table:table-cell table:formula="of:=(RAND()*2-1)" office:value-type="float" office:value="-0.500451245329974" calcext:value-type="float">
            <text:p>-0.500451245329974</text:p>
          </table:table-cell>
          <table:table-cell table:formula="of:=IF([.C710]=16;1;[.C710]+1)" office:value-type="float" office:value="7" calcext:value-type="float">
            <text:p>7</text:p>
          </table:table-cell>
          <table:table-cell table:formula="of:=IF([.C711]=1;IF([.D710]=6;1;[.D710]+1);[.D710])" office:value-type="float" office:value="3" calcext:value-type="float">
            <text:p>3</text:p>
          </table:table-cell>
          <table:table-cell table:formula="of:=IF(AND([.C711]=1;[.D711]=1);[.E710]+1;[.E710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352813379990881" calcext:value-type="float">
            <text:p>0.352813379990881</text:p>
          </table:table-cell>
          <table:table-cell table:formula="of:=(RAND()*2-1)" office:value-type="float" office:value="-0.266051281626626" calcext:value-type="float">
            <text:p>-0.266051281626626</text:p>
          </table:table-cell>
          <table:table-cell table:formula="of:=IF([.C711]=16;1;[.C711]+1)" office:value-type="float" office:value="8" calcext:value-type="float">
            <text:p>8</text:p>
          </table:table-cell>
          <table:table-cell table:formula="of:=IF([.C712]=1;IF([.D711]=6;1;[.D711]+1);[.D711])" office:value-type="float" office:value="3" calcext:value-type="float">
            <text:p>3</text:p>
          </table:table-cell>
          <table:table-cell table:formula="of:=IF(AND([.C712]=1;[.D712]=1);[.E711]+1;[.E711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0611336484207563" calcext:value-type="float">
            <text:p>0.061133648420756</text:p>
          </table:table-cell>
          <table:table-cell table:formula="of:=(RAND()*2-1)" office:value-type="float" office:value="-0.429402570939083" calcext:value-type="float">
            <text:p>-0.429402570939083</text:p>
          </table:table-cell>
          <table:table-cell table:formula="of:=IF([.C712]=16;1;[.C712]+1)" office:value-type="float" office:value="9" calcext:value-type="float">
            <text:p>9</text:p>
          </table:table-cell>
          <table:table-cell table:formula="of:=IF([.C713]=1;IF([.D712]=6;1;[.D712]+1);[.D712])" office:value-type="float" office:value="3" calcext:value-type="float">
            <text:p>3</text:p>
          </table:table-cell>
          <table:table-cell table:formula="of:=IF(AND([.C713]=1;[.D713]=1);[.E712]+1;[.E712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073471988665519" calcext:value-type="float">
            <text:p>-0.073471988665519</text:p>
          </table:table-cell>
          <table:table-cell table:formula="of:=(RAND()*2-1)" office:value-type="float" office:value="0.407497628625286" calcext:value-type="float">
            <text:p>0.407497628625286</text:p>
          </table:table-cell>
          <table:table-cell table:formula="of:=IF([.C713]=16;1;[.C713]+1)" office:value-type="float" office:value="10" calcext:value-type="float">
            <text:p>10</text:p>
          </table:table-cell>
          <table:table-cell table:formula="of:=IF([.C714]=1;IF([.D713]=6;1;[.D713]+1);[.D713])" office:value-type="float" office:value="3" calcext:value-type="float">
            <text:p>3</text:p>
          </table:table-cell>
          <table:table-cell table:formula="of:=IF(AND([.C714]=1;[.D714]=1);[.E713]+1;[.E713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874599092431306" calcext:value-type="float">
            <text:p>-0.874599092431306</text:p>
          </table:table-cell>
          <table:table-cell table:formula="of:=(RAND()*2-1)" office:value-type="float" office:value="-0.352398286101654" calcext:value-type="float">
            <text:p>-0.352398286101654</text:p>
          </table:table-cell>
          <table:table-cell table:formula="of:=IF([.C714]=16;1;[.C714]+1)" office:value-type="float" office:value="11" calcext:value-type="float">
            <text:p>11</text:p>
          </table:table-cell>
          <table:table-cell table:formula="of:=IF([.C715]=1;IF([.D714]=6;1;[.D714]+1);[.D714])" office:value-type="float" office:value="3" calcext:value-type="float">
            <text:p>3</text:p>
          </table:table-cell>
          <table:table-cell table:formula="of:=IF(AND([.C715]=1;[.D715]=1);[.E714]+1;[.E714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990042856284406" calcext:value-type="float">
            <text:p>-0.990042856284406</text:p>
          </table:table-cell>
          <table:table-cell table:formula="of:=(RAND()*2-1)" office:value-type="float" office:value="0.973462318801176" calcext:value-type="float">
            <text:p>0.973462318801176</text:p>
          </table:table-cell>
          <table:table-cell table:formula="of:=IF([.C715]=16;1;[.C715]+1)" office:value-type="float" office:value="12" calcext:value-type="float">
            <text:p>12</text:p>
          </table:table-cell>
          <table:table-cell table:formula="of:=IF([.C716]=1;IF([.D715]=6;1;[.D715]+1);[.D715])" office:value-type="float" office:value="3" calcext:value-type="float">
            <text:p>3</text:p>
          </table:table-cell>
          <table:table-cell table:formula="of:=IF(AND([.C716]=1;[.D716]=1);[.E715]+1;[.E715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636787682312459" calcext:value-type="float">
            <text:p>-0.636787682312459</text:p>
          </table:table-cell>
          <table:table-cell table:formula="of:=(RAND()*2-1)" office:value-type="float" office:value="-0.415064680849717" calcext:value-type="float">
            <text:p>-0.415064680849717</text:p>
          </table:table-cell>
          <table:table-cell table:formula="of:=IF([.C716]=16;1;[.C716]+1)" office:value-type="float" office:value="13" calcext:value-type="float">
            <text:p>13</text:p>
          </table:table-cell>
          <table:table-cell table:formula="of:=IF([.C717]=1;IF([.D716]=6;1;[.D716]+1);[.D716])" office:value-type="float" office:value="3" calcext:value-type="float">
            <text:p>3</text:p>
          </table:table-cell>
          <table:table-cell table:formula="of:=IF(AND([.C717]=1;[.D717]=1);[.E716]+1;[.E716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754275309633326" calcext:value-type="float">
            <text:p>0.754275309633326</text:p>
          </table:table-cell>
          <table:table-cell table:formula="of:=(RAND()*2-1)" office:value-type="float" office:value="0.584684461282898" calcext:value-type="float">
            <text:p>0.584684461282898</text:p>
          </table:table-cell>
          <table:table-cell table:formula="of:=IF([.C717]=16;1;[.C717]+1)" office:value-type="float" office:value="14" calcext:value-type="float">
            <text:p>14</text:p>
          </table:table-cell>
          <table:table-cell table:formula="of:=IF([.C718]=1;IF([.D717]=6;1;[.D717]+1);[.D717])" office:value-type="float" office:value="3" calcext:value-type="float">
            <text:p>3</text:p>
          </table:table-cell>
          <table:table-cell table:formula="of:=IF(AND([.C718]=1;[.D718]=1);[.E717]+1;[.E717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0512613417660134" calcext:value-type="float">
            <text:p>-0.051261341766013</text:p>
          </table:table-cell>
          <table:table-cell table:formula="of:=(RAND()*2-1)" office:value-type="float" office:value="-0.264758815675618" calcext:value-type="float">
            <text:p>-0.264758815675618</text:p>
          </table:table-cell>
          <table:table-cell table:formula="of:=IF([.C718]=16;1;[.C718]+1)" office:value-type="float" office:value="15" calcext:value-type="float">
            <text:p>15</text:p>
          </table:table-cell>
          <table:table-cell table:formula="of:=IF([.C719]=1;IF([.D718]=6;1;[.D718]+1);[.D718])" office:value-type="float" office:value="3" calcext:value-type="float">
            <text:p>3</text:p>
          </table:table-cell>
          <table:table-cell table:formula="of:=IF(AND([.C719]=1;[.D719]=1);[.E718]+1;[.E718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497111170390284" calcext:value-type="float">
            <text:p>-0.497111170390284</text:p>
          </table:table-cell>
          <table:table-cell table:formula="of:=(RAND()*2-1)" office:value-type="float" office:value="-0.25177317391469" calcext:value-type="float">
            <text:p>-0.25177317391469</text:p>
          </table:table-cell>
          <table:table-cell table:formula="of:=IF([.C719]=16;1;[.C719]+1)" office:value-type="float" office:value="16" calcext:value-type="float">
            <text:p>16</text:p>
          </table:table-cell>
          <table:table-cell table:formula="of:=IF([.C720]=1;IF([.D719]=6;1;[.D719]+1);[.D719])" office:value-type="float" office:value="3" calcext:value-type="float">
            <text:p>3</text:p>
          </table:table-cell>
          <table:table-cell table:formula="of:=IF(AND([.C720]=1;[.D720]=1);[.E719]+1;[.E719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87265701975468" calcext:value-type="float">
            <text:p>0.87265701975468</text:p>
          </table:table-cell>
          <table:table-cell table:formula="of:=(RAND()*2-1)" office:value-type="float" office:value="-0.0108762339059847" calcext:value-type="float">
            <text:p>-0.010876233905985</text:p>
          </table:table-cell>
          <table:table-cell table:formula="of:=IF([.C720]=16;1;[.C720]+1)" office:value-type="float" office:value="1" calcext:value-type="float">
            <text:p>1</text:p>
          </table:table-cell>
          <table:table-cell table:formula="of:=IF([.C721]=1;IF([.D720]=6;1;[.D720]+1);[.D720])" office:value-type="float" office:value="4" calcext:value-type="float">
            <text:p>4</text:p>
          </table:table-cell>
          <table:table-cell table:formula="of:=IF(AND([.C721]=1;[.D721]=1);[.E720]+1;[.E720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0336380086319787" calcext:value-type="float">
            <text:p>0.033638008631979</text:p>
          </table:table-cell>
          <table:table-cell table:formula="of:=(RAND()*2-1)" office:value-type="float" office:value="-0.519287171022799" calcext:value-type="float">
            <text:p>-0.519287171022799</text:p>
          </table:table-cell>
          <table:table-cell table:formula="of:=IF([.C721]=16;1;[.C721]+1)" office:value-type="float" office:value="2" calcext:value-type="float">
            <text:p>2</text:p>
          </table:table-cell>
          <table:table-cell table:formula="of:=IF([.C722]=1;IF([.D721]=6;1;[.D721]+1);[.D721])" office:value-type="float" office:value="4" calcext:value-type="float">
            <text:p>4</text:p>
          </table:table-cell>
          <table:table-cell table:formula="of:=IF(AND([.C722]=1;[.D722]=1);[.E721]+1;[.E721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54659333045846" calcext:value-type="float">
            <text:p>-0.54659333045846</text:p>
          </table:table-cell>
          <table:table-cell table:formula="of:=(RAND()*2-1)" office:value-type="float" office:value="-0.615073639230976" calcext:value-type="float">
            <text:p>-0.615073639230976</text:p>
          </table:table-cell>
          <table:table-cell table:formula="of:=IF([.C722]=16;1;[.C722]+1)" office:value-type="float" office:value="3" calcext:value-type="float">
            <text:p>3</text:p>
          </table:table-cell>
          <table:table-cell table:formula="of:=IF([.C723]=1;IF([.D722]=6;1;[.D722]+1);[.D722])" office:value-type="float" office:value="4" calcext:value-type="float">
            <text:p>4</text:p>
          </table:table-cell>
          <table:table-cell table:formula="of:=IF(AND([.C723]=1;[.D723]=1);[.E722]+1;[.E722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940488346255497" calcext:value-type="float">
            <text:p>0.940488346255497</text:p>
          </table:table-cell>
          <table:table-cell table:formula="of:=(RAND()*2-1)" office:value-type="float" office:value="-0.303426644505943" calcext:value-type="float">
            <text:p>-0.303426644505943</text:p>
          </table:table-cell>
          <table:table-cell table:formula="of:=IF([.C723]=16;1;[.C723]+1)" office:value-type="float" office:value="4" calcext:value-type="float">
            <text:p>4</text:p>
          </table:table-cell>
          <table:table-cell table:formula="of:=IF([.C724]=1;IF([.D723]=6;1;[.D723]+1);[.D723])" office:value-type="float" office:value="4" calcext:value-type="float">
            <text:p>4</text:p>
          </table:table-cell>
          <table:table-cell table:formula="of:=IF(AND([.C724]=1;[.D724]=1);[.E723]+1;[.E723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290397680869782" calcext:value-type="float">
            <text:p>-0.290397680869782</text:p>
          </table:table-cell>
          <table:table-cell table:formula="of:=(RAND()*2-1)" office:value-type="float" office:value="-0.330266341710565" calcext:value-type="float">
            <text:p>-0.330266341710565</text:p>
          </table:table-cell>
          <table:table-cell table:formula="of:=IF([.C724]=16;1;[.C724]+1)" office:value-type="float" office:value="5" calcext:value-type="float">
            <text:p>5</text:p>
          </table:table-cell>
          <table:table-cell table:formula="of:=IF([.C725]=1;IF([.D724]=6;1;[.D724]+1);[.D724])" office:value-type="float" office:value="4" calcext:value-type="float">
            <text:p>4</text:p>
          </table:table-cell>
          <table:table-cell table:formula="of:=IF(AND([.C725]=1;[.D725]=1);[.E724]+1;[.E724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135672811128731" calcext:value-type="float">
            <text:p>0.135672811128731</text:p>
          </table:table-cell>
          <table:table-cell table:formula="of:=(RAND()*2-1)" office:value-type="float" office:value="0.296051148449919" calcext:value-type="float">
            <text:p>0.296051148449919</text:p>
          </table:table-cell>
          <table:table-cell table:formula="of:=IF([.C725]=16;1;[.C725]+1)" office:value-type="float" office:value="6" calcext:value-type="float">
            <text:p>6</text:p>
          </table:table-cell>
          <table:table-cell table:formula="of:=IF([.C726]=1;IF([.D725]=6;1;[.D725]+1);[.D725])" office:value-type="float" office:value="4" calcext:value-type="float">
            <text:p>4</text:p>
          </table:table-cell>
          <table:table-cell table:formula="of:=IF(AND([.C726]=1;[.D726]=1);[.E725]+1;[.E725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133659878431475" calcext:value-type="float">
            <text:p>0.133659878431475</text:p>
          </table:table-cell>
          <table:table-cell table:formula="of:=(RAND()*2-1)" office:value-type="float" office:value="-0.927614080813233" calcext:value-type="float">
            <text:p>-0.927614080813233</text:p>
          </table:table-cell>
          <table:table-cell table:formula="of:=IF([.C726]=16;1;[.C726]+1)" office:value-type="float" office:value="7" calcext:value-type="float">
            <text:p>7</text:p>
          </table:table-cell>
          <table:table-cell table:formula="of:=IF([.C727]=1;IF([.D726]=6;1;[.D726]+1);[.D726])" office:value-type="float" office:value="4" calcext:value-type="float">
            <text:p>4</text:p>
          </table:table-cell>
          <table:table-cell table:formula="of:=IF(AND([.C727]=1;[.D727]=1);[.E726]+1;[.E726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386835171958544" calcext:value-type="float">
            <text:p>-0.386835171958544</text:p>
          </table:table-cell>
          <table:table-cell table:formula="of:=(RAND()*2-1)" office:value-type="float" office:value="-0.0970095868338632" calcext:value-type="float">
            <text:p>-0.097009586833863</text:p>
          </table:table-cell>
          <table:table-cell table:formula="of:=IF([.C727]=16;1;[.C727]+1)" office:value-type="float" office:value="8" calcext:value-type="float">
            <text:p>8</text:p>
          </table:table-cell>
          <table:table-cell table:formula="of:=IF([.C728]=1;IF([.D727]=6;1;[.D727]+1);[.D727])" office:value-type="float" office:value="4" calcext:value-type="float">
            <text:p>4</text:p>
          </table:table-cell>
          <table:table-cell table:formula="of:=IF(AND([.C728]=1;[.D728]=1);[.E727]+1;[.E727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786682034083762" calcext:value-type="float">
            <text:p>0.786682034083762</text:p>
          </table:table-cell>
          <table:table-cell table:formula="of:=(RAND()*2-1)" office:value-type="float" office:value="-0.155803620060113" calcext:value-type="float">
            <text:p>-0.155803620060113</text:p>
          </table:table-cell>
          <table:table-cell table:formula="of:=IF([.C728]=16;1;[.C728]+1)" office:value-type="float" office:value="9" calcext:value-type="float">
            <text:p>9</text:p>
          </table:table-cell>
          <table:table-cell table:formula="of:=IF([.C729]=1;IF([.D728]=6;1;[.D728]+1);[.D728])" office:value-type="float" office:value="4" calcext:value-type="float">
            <text:p>4</text:p>
          </table:table-cell>
          <table:table-cell table:formula="of:=IF(AND([.C729]=1;[.D729]=1);[.E728]+1;[.E728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693814267781722" calcext:value-type="float">
            <text:p>-0.693814267781722</text:p>
          </table:table-cell>
          <table:table-cell table:formula="of:=(RAND()*2-1)" office:value-type="float" office:value="0.67067934151781" calcext:value-type="float">
            <text:p>0.67067934151781</text:p>
          </table:table-cell>
          <table:table-cell table:formula="of:=IF([.C729]=16;1;[.C729]+1)" office:value-type="float" office:value="10" calcext:value-type="float">
            <text:p>10</text:p>
          </table:table-cell>
          <table:table-cell table:formula="of:=IF([.C730]=1;IF([.D729]=6;1;[.D729]+1);[.D729])" office:value-type="float" office:value="4" calcext:value-type="float">
            <text:p>4</text:p>
          </table:table-cell>
          <table:table-cell table:formula="of:=IF(AND([.C730]=1;[.D730]=1);[.E729]+1;[.E729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173907241133416" calcext:value-type="float">
            <text:p>0.173907241133416</text:p>
          </table:table-cell>
          <table:table-cell table:formula="of:=(RAND()*2-1)" office:value-type="float" office:value="-0.166662783688233" calcext:value-type="float">
            <text:p>-0.166662783688233</text:p>
          </table:table-cell>
          <table:table-cell table:formula="of:=IF([.C730]=16;1;[.C730]+1)" office:value-type="float" office:value="11" calcext:value-type="float">
            <text:p>11</text:p>
          </table:table-cell>
          <table:table-cell table:formula="of:=IF([.C731]=1;IF([.D730]=6;1;[.D730]+1);[.D730])" office:value-type="float" office:value="4" calcext:value-type="float">
            <text:p>4</text:p>
          </table:table-cell>
          <table:table-cell table:formula="of:=IF(AND([.C731]=1;[.D731]=1);[.E730]+1;[.E730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0977578653568238" calcext:value-type="float">
            <text:p>0.097757865356824</text:p>
          </table:table-cell>
          <table:table-cell table:formula="of:=(RAND()*2-1)" office:value-type="float" office:value="0.328242390602521" calcext:value-type="float">
            <text:p>0.328242390602521</text:p>
          </table:table-cell>
          <table:table-cell table:formula="of:=IF([.C731]=16;1;[.C731]+1)" office:value-type="float" office:value="12" calcext:value-type="float">
            <text:p>12</text:p>
          </table:table-cell>
          <table:table-cell table:formula="of:=IF([.C732]=1;IF([.D731]=6;1;[.D731]+1);[.D731])" office:value-type="float" office:value="4" calcext:value-type="float">
            <text:p>4</text:p>
          </table:table-cell>
          <table:table-cell table:formula="of:=IF(AND([.C732]=1;[.D732]=1);[.E731]+1;[.E731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446422644090447" calcext:value-type="float">
            <text:p>0.446422644090447</text:p>
          </table:table-cell>
          <table:table-cell table:formula="of:=(RAND()*2-1)" office:value-type="float" office:value="-0.129497053075498" calcext:value-type="float">
            <text:p>-0.129497053075498</text:p>
          </table:table-cell>
          <table:table-cell table:formula="of:=IF([.C732]=16;1;[.C732]+1)" office:value-type="float" office:value="13" calcext:value-type="float">
            <text:p>13</text:p>
          </table:table-cell>
          <table:table-cell table:formula="of:=IF([.C733]=1;IF([.D732]=6;1;[.D732]+1);[.D732])" office:value-type="float" office:value="4" calcext:value-type="float">
            <text:p>4</text:p>
          </table:table-cell>
          <table:table-cell table:formula="of:=IF(AND([.C733]=1;[.D733]=1);[.E732]+1;[.E732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0946590096930693" calcext:value-type="float">
            <text:p>-0.094659009693069</text:p>
          </table:table-cell>
          <table:table-cell table:formula="of:=(RAND()*2-1)" office:value-type="float" office:value="-0.00770851626656643" calcext:value-type="float">
            <text:p>-0.007708516266566</text:p>
          </table:table-cell>
          <table:table-cell table:formula="of:=IF([.C733]=16;1;[.C733]+1)" office:value-type="float" office:value="14" calcext:value-type="float">
            <text:p>14</text:p>
          </table:table-cell>
          <table:table-cell table:formula="of:=IF([.C734]=1;IF([.D733]=6;1;[.D733]+1);[.D733])" office:value-type="float" office:value="4" calcext:value-type="float">
            <text:p>4</text:p>
          </table:table-cell>
          <table:table-cell table:formula="of:=IF(AND([.C734]=1;[.D734]=1);[.E733]+1;[.E733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780853936995523" calcext:value-type="float">
            <text:p>0.780853936995523</text:p>
          </table:table-cell>
          <table:table-cell table:formula="of:=(RAND()*2-1)" office:value-type="float" office:value="0.976836371069077" calcext:value-type="float">
            <text:p>0.976836371069077</text:p>
          </table:table-cell>
          <table:table-cell table:formula="of:=IF([.C734]=16;1;[.C734]+1)" office:value-type="float" office:value="15" calcext:value-type="float">
            <text:p>15</text:p>
          </table:table-cell>
          <table:table-cell table:formula="of:=IF([.C735]=1;IF([.D734]=6;1;[.D734]+1);[.D734])" office:value-type="float" office:value="4" calcext:value-type="float">
            <text:p>4</text:p>
          </table:table-cell>
          <table:table-cell table:formula="of:=IF(AND([.C735]=1;[.D735]=1);[.E734]+1;[.E734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18229037430348" calcext:value-type="float">
            <text:p>-0.18229037430348</text:p>
          </table:table-cell>
          <table:table-cell table:formula="of:=(RAND()*2-1)" office:value-type="float" office:value="0.976865112211902" calcext:value-type="float">
            <text:p>0.976865112211902</text:p>
          </table:table-cell>
          <table:table-cell table:formula="of:=IF([.C735]=16;1;[.C735]+1)" office:value-type="float" office:value="16" calcext:value-type="float">
            <text:p>16</text:p>
          </table:table-cell>
          <table:table-cell table:formula="of:=IF([.C736]=1;IF([.D735]=6;1;[.D735]+1);[.D735])" office:value-type="float" office:value="4" calcext:value-type="float">
            <text:p>4</text:p>
          </table:table-cell>
          <table:table-cell table:formula="of:=IF(AND([.C736]=1;[.D736]=1);[.E735]+1;[.E735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599476007591993" calcext:value-type="float">
            <text:p>0.599476007591993</text:p>
          </table:table-cell>
          <table:table-cell table:formula="of:=(RAND()*2-1)" office:value-type="float" office:value="0.2771144248645" calcext:value-type="float">
            <text:p>0.2771144248645</text:p>
          </table:table-cell>
          <table:table-cell table:formula="of:=IF([.C736]=16;1;[.C736]+1)" office:value-type="float" office:value="1" calcext:value-type="float">
            <text:p>1</text:p>
          </table:table-cell>
          <table:table-cell table:formula="of:=IF([.C737]=1;IF([.D736]=6;1;[.D736]+1);[.D736])" office:value-type="float" office:value="5" calcext:value-type="float">
            <text:p>5</text:p>
          </table:table-cell>
          <table:table-cell table:formula="of:=IF(AND([.C737]=1;[.D737]=1);[.E736]+1;[.E736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953949690614245" calcext:value-type="float">
            <text:p>-0.953949690614245</text:p>
          </table:table-cell>
          <table:table-cell table:formula="of:=(RAND()*2-1)" office:value-type="float" office:value="0.0941645141273422" calcext:value-type="float">
            <text:p>0.094164514127342</text:p>
          </table:table-cell>
          <table:table-cell table:formula="of:=IF([.C737]=16;1;[.C737]+1)" office:value-type="float" office:value="2" calcext:value-type="float">
            <text:p>2</text:p>
          </table:table-cell>
          <table:table-cell table:formula="of:=IF([.C738]=1;IF([.D737]=6;1;[.D737]+1);[.D737])" office:value-type="float" office:value="5" calcext:value-type="float">
            <text:p>5</text:p>
          </table:table-cell>
          <table:table-cell table:formula="of:=IF(AND([.C738]=1;[.D738]=1);[.E737]+1;[.E737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475070478712347" calcext:value-type="float">
            <text:p>-0.475070478712347</text:p>
          </table:table-cell>
          <table:table-cell table:formula="of:=(RAND()*2-1)" office:value-type="float" office:value="0.512571119442904" calcext:value-type="float">
            <text:p>0.512571119442904</text:p>
          </table:table-cell>
          <table:table-cell table:formula="of:=IF([.C738]=16;1;[.C738]+1)" office:value-type="float" office:value="3" calcext:value-type="float">
            <text:p>3</text:p>
          </table:table-cell>
          <table:table-cell table:formula="of:=IF([.C739]=1;IF([.D738]=6;1;[.D738]+1);[.D738])" office:value-type="float" office:value="5" calcext:value-type="float">
            <text:p>5</text:p>
          </table:table-cell>
          <table:table-cell table:formula="of:=IF(AND([.C739]=1;[.D739]=1);[.E738]+1;[.E738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364246444978509" calcext:value-type="float">
            <text:p>-0.364246444978509</text:p>
          </table:table-cell>
          <table:table-cell table:formula="of:=(RAND()*2-1)" office:value-type="float" office:value="-0.988689503664333" calcext:value-type="float">
            <text:p>-0.988689503664333</text:p>
          </table:table-cell>
          <table:table-cell table:formula="of:=IF([.C739]=16;1;[.C739]+1)" office:value-type="float" office:value="4" calcext:value-type="float">
            <text:p>4</text:p>
          </table:table-cell>
          <table:table-cell table:formula="of:=IF([.C740]=1;IF([.D739]=6;1;[.D739]+1);[.D739])" office:value-type="float" office:value="5" calcext:value-type="float">
            <text:p>5</text:p>
          </table:table-cell>
          <table:table-cell table:formula="of:=IF(AND([.C740]=1;[.D740]=1);[.E739]+1;[.E739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430727139720863" calcext:value-type="float">
            <text:p>-0.430727139720863</text:p>
          </table:table-cell>
          <table:table-cell table:formula="of:=(RAND()*2-1)" office:value-type="float" office:value="0.00566903690905662" calcext:value-type="float">
            <text:p>0.005669036909057</text:p>
          </table:table-cell>
          <table:table-cell table:formula="of:=IF([.C740]=16;1;[.C740]+1)" office:value-type="float" office:value="5" calcext:value-type="float">
            <text:p>5</text:p>
          </table:table-cell>
          <table:table-cell table:formula="of:=IF([.C741]=1;IF([.D740]=6;1;[.D740]+1);[.D740])" office:value-type="float" office:value="5" calcext:value-type="float">
            <text:p>5</text:p>
          </table:table-cell>
          <table:table-cell table:formula="of:=IF(AND([.C741]=1;[.D741]=1);[.E740]+1;[.E740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457727473552677" calcext:value-type="float">
            <text:p>-0.457727473552677</text:p>
          </table:table-cell>
          <table:table-cell table:formula="of:=(RAND()*2-1)" office:value-type="float" office:value="0.466563013478878" calcext:value-type="float">
            <text:p>0.466563013478878</text:p>
          </table:table-cell>
          <table:table-cell table:formula="of:=IF([.C741]=16;1;[.C741]+1)" office:value-type="float" office:value="6" calcext:value-type="float">
            <text:p>6</text:p>
          </table:table-cell>
          <table:table-cell table:formula="of:=IF([.C742]=1;IF([.D741]=6;1;[.D741]+1);[.D741])" office:value-type="float" office:value="5" calcext:value-type="float">
            <text:p>5</text:p>
          </table:table-cell>
          <table:table-cell table:formula="of:=IF(AND([.C742]=1;[.D742]=1);[.E741]+1;[.E741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759329041397197" calcext:value-type="float">
            <text:p>0.759329041397197</text:p>
          </table:table-cell>
          <table:table-cell table:formula="of:=(RAND()*2-1)" office:value-type="float" office:value="0.889461055874676" calcext:value-type="float">
            <text:p>0.889461055874676</text:p>
          </table:table-cell>
          <table:table-cell table:formula="of:=IF([.C742]=16;1;[.C742]+1)" office:value-type="float" office:value="7" calcext:value-type="float">
            <text:p>7</text:p>
          </table:table-cell>
          <table:table-cell table:formula="of:=IF([.C743]=1;IF([.D742]=6;1;[.D742]+1);[.D742])" office:value-type="float" office:value="5" calcext:value-type="float">
            <text:p>5</text:p>
          </table:table-cell>
          <table:table-cell table:formula="of:=IF(AND([.C743]=1;[.D743]=1);[.E742]+1;[.E742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999486248114645" calcext:value-type="float">
            <text:p>-0.999486248114645</text:p>
          </table:table-cell>
          <table:table-cell table:formula="of:=(RAND()*2-1)" office:value-type="float" office:value="0.309686833988754" calcext:value-type="float">
            <text:p>0.309686833988754</text:p>
          </table:table-cell>
          <table:table-cell table:formula="of:=IF([.C743]=16;1;[.C743]+1)" office:value-type="float" office:value="8" calcext:value-type="float">
            <text:p>8</text:p>
          </table:table-cell>
          <table:table-cell table:formula="of:=IF([.C744]=1;IF([.D743]=6;1;[.D743]+1);[.D743])" office:value-type="float" office:value="5" calcext:value-type="float">
            <text:p>5</text:p>
          </table:table-cell>
          <table:table-cell table:formula="of:=IF(AND([.C744]=1;[.D744]=1);[.E743]+1;[.E743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021592965117508" calcext:value-type="float">
            <text:p>0.021592965117508</text:p>
          </table:table-cell>
          <table:table-cell table:formula="of:=(RAND()*2-1)" office:value-type="float" office:value="0.132472392666473" calcext:value-type="float">
            <text:p>0.132472392666473</text:p>
          </table:table-cell>
          <table:table-cell table:formula="of:=IF([.C744]=16;1;[.C744]+1)" office:value-type="float" office:value="9" calcext:value-type="float">
            <text:p>9</text:p>
          </table:table-cell>
          <table:table-cell table:formula="of:=IF([.C745]=1;IF([.D744]=6;1;[.D744]+1);[.D744])" office:value-type="float" office:value="5" calcext:value-type="float">
            <text:p>5</text:p>
          </table:table-cell>
          <table:table-cell table:formula="of:=IF(AND([.C745]=1;[.D745]=1);[.E744]+1;[.E744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372928804974937" calcext:value-type="float">
            <text:p>0.372928804974937</text:p>
          </table:table-cell>
          <table:table-cell table:formula="of:=(RAND()*2-1)" office:value-type="float" office:value="-0.720961643745807" calcext:value-type="float">
            <text:p>-0.720961643745807</text:p>
          </table:table-cell>
          <table:table-cell table:formula="of:=IF([.C745]=16;1;[.C745]+1)" office:value-type="float" office:value="10" calcext:value-type="float">
            <text:p>10</text:p>
          </table:table-cell>
          <table:table-cell table:formula="of:=IF([.C746]=1;IF([.D745]=6;1;[.D745]+1);[.D745])" office:value-type="float" office:value="5" calcext:value-type="float">
            <text:p>5</text:p>
          </table:table-cell>
          <table:table-cell table:formula="of:=IF(AND([.C746]=1;[.D746]=1);[.E745]+1;[.E745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874160070182233" calcext:value-type="float">
            <text:p>0.874160070182233</text:p>
          </table:table-cell>
          <table:table-cell table:formula="of:=(RAND()*2-1)" office:value-type="float" office:value="-0.617982171011294" calcext:value-type="float">
            <text:p>-0.617982171011294</text:p>
          </table:table-cell>
          <table:table-cell table:formula="of:=IF([.C746]=16;1;[.C746]+1)" office:value-type="float" office:value="11" calcext:value-type="float">
            <text:p>11</text:p>
          </table:table-cell>
          <table:table-cell table:formula="of:=IF([.C747]=1;IF([.D746]=6;1;[.D746]+1);[.D746])" office:value-type="float" office:value="5" calcext:value-type="float">
            <text:p>5</text:p>
          </table:table-cell>
          <table:table-cell table:formula="of:=IF(AND([.C747]=1;[.D747]=1);[.E746]+1;[.E746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824511564646349" calcext:value-type="float">
            <text:p>0.824511564646349</text:p>
          </table:table-cell>
          <table:table-cell table:formula="of:=(RAND()*2-1)" office:value-type="float" office:value="-0.531114701138925" calcext:value-type="float">
            <text:p>-0.531114701138925</text:p>
          </table:table-cell>
          <table:table-cell table:formula="of:=IF([.C747]=16;1;[.C747]+1)" office:value-type="float" office:value="12" calcext:value-type="float">
            <text:p>12</text:p>
          </table:table-cell>
          <table:table-cell table:formula="of:=IF([.C748]=1;IF([.D747]=6;1;[.D747]+1);[.D747])" office:value-type="float" office:value="5" calcext:value-type="float">
            <text:p>5</text:p>
          </table:table-cell>
          <table:table-cell table:formula="of:=IF(AND([.C748]=1;[.D748]=1);[.E747]+1;[.E747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062195522088808" calcext:value-type="float">
            <text:p>0.062195522088808</text:p>
          </table:table-cell>
          <table:table-cell table:formula="of:=(RAND()*2-1)" office:value-type="float" office:value="-0.193847201748906" calcext:value-type="float">
            <text:p>-0.193847201748906</text:p>
          </table:table-cell>
          <table:table-cell table:formula="of:=IF([.C748]=16;1;[.C748]+1)" office:value-type="float" office:value="13" calcext:value-type="float">
            <text:p>13</text:p>
          </table:table-cell>
          <table:table-cell table:formula="of:=IF([.C749]=1;IF([.D748]=6;1;[.D748]+1);[.D748])" office:value-type="float" office:value="5" calcext:value-type="float">
            <text:p>5</text:p>
          </table:table-cell>
          <table:table-cell table:formula="of:=IF(AND([.C749]=1;[.D749]=1);[.E748]+1;[.E748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644900073781277" calcext:value-type="float">
            <text:p>-0.644900073781277</text:p>
          </table:table-cell>
          <table:table-cell table:formula="of:=(RAND()*2-1)" office:value-type="float" office:value="-0.613913091602422" calcext:value-type="float">
            <text:p>-0.613913091602422</text:p>
          </table:table-cell>
          <table:table-cell table:formula="of:=IF([.C749]=16;1;[.C749]+1)" office:value-type="float" office:value="14" calcext:value-type="float">
            <text:p>14</text:p>
          </table:table-cell>
          <table:table-cell table:formula="of:=IF([.C750]=1;IF([.D749]=6;1;[.D749]+1);[.D749])" office:value-type="float" office:value="5" calcext:value-type="float">
            <text:p>5</text:p>
          </table:table-cell>
          <table:table-cell table:formula="of:=IF(AND([.C750]=1;[.D750]=1);[.E749]+1;[.E749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815081396954817" calcext:value-type="float">
            <text:p>0.815081396954817</text:p>
          </table:table-cell>
          <table:table-cell table:formula="of:=(RAND()*2-1)" office:value-type="float" office:value="-0.112565893884775" calcext:value-type="float">
            <text:p>-0.112565893884775</text:p>
          </table:table-cell>
          <table:table-cell table:formula="of:=IF([.C750]=16;1;[.C750]+1)" office:value-type="float" office:value="15" calcext:value-type="float">
            <text:p>15</text:p>
          </table:table-cell>
          <table:table-cell table:formula="of:=IF([.C751]=1;IF([.D750]=6;1;[.D750]+1);[.D750])" office:value-type="float" office:value="5" calcext:value-type="float">
            <text:p>5</text:p>
          </table:table-cell>
          <table:table-cell table:formula="of:=IF(AND([.C751]=1;[.D751]=1);[.E750]+1;[.E750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820820237974604" calcext:value-type="float">
            <text:p>0.820820237974604</text:p>
          </table:table-cell>
          <table:table-cell table:formula="of:=(RAND()*2-1)" office:value-type="float" office:value="0.012716183553485" calcext:value-type="float">
            <text:p>0.012716183553485</text:p>
          </table:table-cell>
          <table:table-cell table:formula="of:=IF([.C751]=16;1;[.C751]+1)" office:value-type="float" office:value="16" calcext:value-type="float">
            <text:p>16</text:p>
          </table:table-cell>
          <table:table-cell table:formula="of:=IF([.C752]=1;IF([.D751]=6;1;[.D751]+1);[.D751])" office:value-type="float" office:value="5" calcext:value-type="float">
            <text:p>5</text:p>
          </table:table-cell>
          <table:table-cell table:formula="of:=IF(AND([.C752]=1;[.D752]=1);[.E751]+1;[.E751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738011589770042" calcext:value-type="float">
            <text:p>0.738011589770042</text:p>
          </table:table-cell>
          <table:table-cell table:formula="of:=(RAND()*2-1)" office:value-type="float" office:value="0.383216357616627" calcext:value-type="float">
            <text:p>0.383216357616627</text:p>
          </table:table-cell>
          <table:table-cell table:formula="of:=IF([.C752]=16;1;[.C752]+1)" office:value-type="float" office:value="1" calcext:value-type="float">
            <text:p>1</text:p>
          </table:table-cell>
          <table:table-cell table:formula="of:=IF([.C753]=1;IF([.D752]=6;1;[.D752]+1);[.D752])" office:value-type="float" office:value="6" calcext:value-type="float">
            <text:p>6</text:p>
          </table:table-cell>
          <table:table-cell table:formula="of:=IF(AND([.C753]=1;[.D753]=1);[.E752]+1;[.E752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676736950458681" calcext:value-type="float">
            <text:p>0.676736950458681</text:p>
          </table:table-cell>
          <table:table-cell table:formula="of:=(RAND()*2-1)" office:value-type="float" office:value="-0.544776793327603" calcext:value-type="float">
            <text:p>-0.544776793327603</text:p>
          </table:table-cell>
          <table:table-cell table:formula="of:=IF([.C753]=16;1;[.C753]+1)" office:value-type="float" office:value="2" calcext:value-type="float">
            <text:p>2</text:p>
          </table:table-cell>
          <table:table-cell table:formula="of:=IF([.C754]=1;IF([.D753]=6;1;[.D753]+1);[.D753])" office:value-type="float" office:value="6" calcext:value-type="float">
            <text:p>6</text:p>
          </table:table-cell>
          <table:table-cell table:formula="of:=IF(AND([.C754]=1;[.D754]=1);[.E753]+1;[.E753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297721784017766" calcext:value-type="float">
            <text:p>-0.297721784017766</text:p>
          </table:table-cell>
          <table:table-cell table:formula="of:=(RAND()*2-1)" office:value-type="float" office:value="0.944746357942685" calcext:value-type="float">
            <text:p>0.944746357942685</text:p>
          </table:table-cell>
          <table:table-cell table:formula="of:=IF([.C754]=16;1;[.C754]+1)" office:value-type="float" office:value="3" calcext:value-type="float">
            <text:p>3</text:p>
          </table:table-cell>
          <table:table-cell table:formula="of:=IF([.C755]=1;IF([.D754]=6;1;[.D754]+1);[.D754])" office:value-type="float" office:value="6" calcext:value-type="float">
            <text:p>6</text:p>
          </table:table-cell>
          <table:table-cell table:formula="of:=IF(AND([.C755]=1;[.D755]=1);[.E754]+1;[.E754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560433293111551" calcext:value-type="float">
            <text:p>-0.560433293111551</text:p>
          </table:table-cell>
          <table:table-cell table:formula="of:=(RAND()*2-1)" office:value-type="float" office:value="-0.447172120269388" calcext:value-type="float">
            <text:p>-0.447172120269388</text:p>
          </table:table-cell>
          <table:table-cell table:formula="of:=IF([.C755]=16;1;[.C755]+1)" office:value-type="float" office:value="4" calcext:value-type="float">
            <text:p>4</text:p>
          </table:table-cell>
          <table:table-cell table:formula="of:=IF([.C756]=1;IF([.D755]=6;1;[.D755]+1);[.D755])" office:value-type="float" office:value="6" calcext:value-type="float">
            <text:p>6</text:p>
          </table:table-cell>
          <table:table-cell table:formula="of:=IF(AND([.C756]=1;[.D756]=1);[.E755]+1;[.E755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483612148258495" calcext:value-type="float">
            <text:p>-0.483612148258495</text:p>
          </table:table-cell>
          <table:table-cell table:formula="of:=(RAND()*2-1)" office:value-type="float" office:value="-0.550494846084707" calcext:value-type="float">
            <text:p>-0.550494846084707</text:p>
          </table:table-cell>
          <table:table-cell table:formula="of:=IF([.C756]=16;1;[.C756]+1)" office:value-type="float" office:value="5" calcext:value-type="float">
            <text:p>5</text:p>
          </table:table-cell>
          <table:table-cell table:formula="of:=IF([.C757]=1;IF([.D756]=6;1;[.D756]+1);[.D756])" office:value-type="float" office:value="6" calcext:value-type="float">
            <text:p>6</text:p>
          </table:table-cell>
          <table:table-cell table:formula="of:=IF(AND([.C757]=1;[.D757]=1);[.E756]+1;[.E756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449088408645656" calcext:value-type="float">
            <text:p>0.449088408645656</text:p>
          </table:table-cell>
          <table:table-cell table:formula="of:=(RAND()*2-1)" office:value-type="float" office:value="-0.970585567692901" calcext:value-type="float">
            <text:p>-0.970585567692901</text:p>
          </table:table-cell>
          <table:table-cell table:formula="of:=IF([.C757]=16;1;[.C757]+1)" office:value-type="float" office:value="6" calcext:value-type="float">
            <text:p>6</text:p>
          </table:table-cell>
          <table:table-cell table:formula="of:=IF([.C758]=1;IF([.D757]=6;1;[.D757]+1);[.D757])" office:value-type="float" office:value="6" calcext:value-type="float">
            <text:p>6</text:p>
          </table:table-cell>
          <table:table-cell table:formula="of:=IF(AND([.C758]=1;[.D758]=1);[.E757]+1;[.E757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385510052831571" calcext:value-type="float">
            <text:p>0.385510052831571</text:p>
          </table:table-cell>
          <table:table-cell table:formula="of:=(RAND()*2-1)" office:value-type="float" office:value="0.731143224288785" calcext:value-type="float">
            <text:p>0.731143224288785</text:p>
          </table:table-cell>
          <table:table-cell table:formula="of:=IF([.C758]=16;1;[.C758]+1)" office:value-type="float" office:value="7" calcext:value-type="float">
            <text:p>7</text:p>
          </table:table-cell>
          <table:table-cell table:formula="of:=IF([.C759]=1;IF([.D758]=6;1;[.D758]+1);[.D758])" office:value-type="float" office:value="6" calcext:value-type="float">
            <text:p>6</text:p>
          </table:table-cell>
          <table:table-cell table:formula="of:=IF(AND([.C759]=1;[.D759]=1);[.E758]+1;[.E758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0611836613455217" calcext:value-type="float">
            <text:p>-0.061183661345522</text:p>
          </table:table-cell>
          <table:table-cell table:formula="of:=(RAND()*2-1)" office:value-type="float" office:value="-0.831269288422093" calcext:value-type="float">
            <text:p>-0.831269288422093</text:p>
          </table:table-cell>
          <table:table-cell table:formula="of:=IF([.C759]=16;1;[.C759]+1)" office:value-type="float" office:value="8" calcext:value-type="float">
            <text:p>8</text:p>
          </table:table-cell>
          <table:table-cell table:formula="of:=IF([.C760]=1;IF([.D759]=6;1;[.D759]+1);[.D759])" office:value-type="float" office:value="6" calcext:value-type="float">
            <text:p>6</text:p>
          </table:table-cell>
          <table:table-cell table:formula="of:=IF(AND([.C760]=1;[.D760]=1);[.E759]+1;[.E759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53597228967768" calcext:value-type="float">
            <text:p>-0.53597228967768</text:p>
          </table:table-cell>
          <table:table-cell table:formula="of:=(RAND()*2-1)" office:value-type="float" office:value="0.826142474150601" calcext:value-type="float">
            <text:p>0.826142474150601</text:p>
          </table:table-cell>
          <table:table-cell table:formula="of:=IF([.C760]=16;1;[.C760]+1)" office:value-type="float" office:value="9" calcext:value-type="float">
            <text:p>9</text:p>
          </table:table-cell>
          <table:table-cell table:formula="of:=IF([.C761]=1;IF([.D760]=6;1;[.D760]+1);[.D760])" office:value-type="float" office:value="6" calcext:value-type="float">
            <text:p>6</text:p>
          </table:table-cell>
          <table:table-cell table:formula="of:=IF(AND([.C761]=1;[.D761]=1);[.E760]+1;[.E760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432168202835934" calcext:value-type="float">
            <text:p>0.432168202835934</text:p>
          </table:table-cell>
          <table:table-cell table:formula="of:=(RAND()*2-1)" office:value-type="float" office:value="-0.384023328960422" calcext:value-type="float">
            <text:p>-0.384023328960422</text:p>
          </table:table-cell>
          <table:table-cell table:formula="of:=IF([.C761]=16;1;[.C761]+1)" office:value-type="float" office:value="10" calcext:value-type="float">
            <text:p>10</text:p>
          </table:table-cell>
          <table:table-cell table:formula="of:=IF([.C762]=1;IF([.D761]=6;1;[.D761]+1);[.D761])" office:value-type="float" office:value="6" calcext:value-type="float">
            <text:p>6</text:p>
          </table:table-cell>
          <table:table-cell table:formula="of:=IF(AND([.C762]=1;[.D762]=1);[.E761]+1;[.E761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285252463799373" calcext:value-type="float">
            <text:p>0.285252463799373</text:p>
          </table:table-cell>
          <table:table-cell table:formula="of:=(RAND()*2-1)" office:value-type="float" office:value="0.598993768147888" calcext:value-type="float">
            <text:p>0.598993768147888</text:p>
          </table:table-cell>
          <table:table-cell table:formula="of:=IF([.C762]=16;1;[.C762]+1)" office:value-type="float" office:value="11" calcext:value-type="float">
            <text:p>11</text:p>
          </table:table-cell>
          <table:table-cell table:formula="of:=IF([.C763]=1;IF([.D762]=6;1;[.D762]+1);[.D762])" office:value-type="float" office:value="6" calcext:value-type="float">
            <text:p>6</text:p>
          </table:table-cell>
          <table:table-cell table:formula="of:=IF(AND([.C763]=1;[.D763]=1);[.E762]+1;[.E762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785535262846292" calcext:value-type="float">
            <text:p>-0.785535262846292</text:p>
          </table:table-cell>
          <table:table-cell table:formula="of:=(RAND()*2-1)" office:value-type="float" office:value="0.241350806574643" calcext:value-type="float">
            <text:p>0.241350806574643</text:p>
          </table:table-cell>
          <table:table-cell table:formula="of:=IF([.C763]=16;1;[.C763]+1)" office:value-type="float" office:value="12" calcext:value-type="float">
            <text:p>12</text:p>
          </table:table-cell>
          <table:table-cell table:formula="of:=IF([.C764]=1;IF([.D763]=6;1;[.D763]+1);[.D763])" office:value-type="float" office:value="6" calcext:value-type="float">
            <text:p>6</text:p>
          </table:table-cell>
          <table:table-cell table:formula="of:=IF(AND([.C764]=1;[.D764]=1);[.E763]+1;[.E763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940999605095158" calcext:value-type="float">
            <text:p>-0.940999605095158</text:p>
          </table:table-cell>
          <table:table-cell table:formula="of:=(RAND()*2-1)" office:value-type="float" office:value="-0.0503847292945971" calcext:value-type="float">
            <text:p>-0.050384729294597</text:p>
          </table:table-cell>
          <table:table-cell table:formula="of:=IF([.C764]=16;1;[.C764]+1)" office:value-type="float" office:value="13" calcext:value-type="float">
            <text:p>13</text:p>
          </table:table-cell>
          <table:table-cell table:formula="of:=IF([.C765]=1;IF([.D764]=6;1;[.D764]+1);[.D764])" office:value-type="float" office:value="6" calcext:value-type="float">
            <text:p>6</text:p>
          </table:table-cell>
          <table:table-cell table:formula="of:=IF(AND([.C765]=1;[.D765]=1);[.E764]+1;[.E764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553725588766335" calcext:value-type="float">
            <text:p>0.553725588766335</text:p>
          </table:table-cell>
          <table:table-cell table:formula="of:=(RAND()*2-1)" office:value-type="float" office:value="-0.412617798093287" calcext:value-type="float">
            <text:p>-0.412617798093287</text:p>
          </table:table-cell>
          <table:table-cell table:formula="of:=IF([.C765]=16;1;[.C765]+1)" office:value-type="float" office:value="14" calcext:value-type="float">
            <text:p>14</text:p>
          </table:table-cell>
          <table:table-cell table:formula="of:=IF([.C766]=1;IF([.D765]=6;1;[.D765]+1);[.D765])" office:value-type="float" office:value="6" calcext:value-type="float">
            <text:p>6</text:p>
          </table:table-cell>
          <table:table-cell table:formula="of:=IF(AND([.C766]=1;[.D766]=1);[.E765]+1;[.E765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-0.274571213828052" calcext:value-type="float">
            <text:p>-0.274571213828052</text:p>
          </table:table-cell>
          <table:table-cell table:formula="of:=(RAND()*2-1)" office:value-type="float" office:value="-0.491505617208362" calcext:value-type="float">
            <text:p>-0.491505617208362</text:p>
          </table:table-cell>
          <table:table-cell table:formula="of:=IF([.C766]=16;1;[.C766]+1)" office:value-type="float" office:value="15" calcext:value-type="float">
            <text:p>15</text:p>
          </table:table-cell>
          <table:table-cell table:formula="of:=IF([.C767]=1;IF([.D766]=6;1;[.D766]+1);[.D766])" office:value-type="float" office:value="6" calcext:value-type="float">
            <text:p>6</text:p>
          </table:table-cell>
          <table:table-cell table:formula="of:=IF(AND([.C767]=1;[.D767]=1);[.E766]+1;[.E766])" office:value-type="float" office:value="8" calcext:value-type="float">
            <text:p>8</text:p>
          </table:table-cell>
        </table:table-row>
        <table:table-row table:style-name="ro1">
          <table:table-cell table:formula="of:=(RAND()*2-1)" office:value-type="float" office:value="0.268624657239776" calcext:value-type="float">
            <text:p>0.268624657239776</text:p>
          </table:table-cell>
          <table:table-cell table:formula="of:=(RAND()*2-1)" office:value-type="float" office:value="-0.531794645620689" calcext:value-type="float">
            <text:p>-0.531794645620689</text:p>
          </table:table-cell>
          <table:table-cell table:formula="of:=IF([.C767]=16;1;[.C767]+1)" office:value-type="float" office:value="16" calcext:value-type="float">
            <text:p>16</text:p>
          </table:table-cell>
          <table:table-cell table:formula="of:=IF([.C768]=1;IF([.D767]=6;1;[.D767]+1);[.D767])" office:value-type="float" office:value="6" calcext:value-type="float">
            <text:p>6</text:p>
          </table:table-cell>
          <table:table-cell table:formula="of:=IF(AND([.C768]=1;[.D768]=1);[.E767]+1;[.E767])"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 style:data-style-name="N2" text:time-value="17:03:31.8164079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6:52:25.853663588</meta:creation-date>
    <dc:date>2018-11-07T17:05:40.928876468</dc:date>
    <meta:editing-duration>PT1H8M35S</meta:editing-duration>
    <meta:editing-cycles>8</meta:editing-cycles>
    <meta:generator>LibreOffice/6.0.6.2$Linux_X86_64 LibreOffice_project/00m0$Build-2</meta:generator>
    <meta:document-statistic meta:table-count="1" meta:cell-count="3840" meta:object-count="0"/>
  </office:meta>
</office:document-meta>
</file>